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209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611in" fo:break-before="auto" style:use-optimal-row-height="true"/>
    </style:style>
    <style:style style:name="ro8" style:family="table-row">
      <style:table-row-properties style:row-height="0.7563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437in" fo:break-before="auto" style:use-optimal-row-height="fals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2189in" fo:break-before="auto" style:use-optimal-row-height="fals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ta1" style:family="table" style:master-page-name="PageStyle_5f_Americium">
      <style:table-properties table:display="true" style:writing-mode="lr-tb"/>
    </style:style>
    <style:style style:name="ta2" style:family="table" style:master-page-name="PageStyle_5f_Plutonium">
      <style:table-properties table:display="true" style:writing-mode="lr-tb"/>
    </style:style>
    <style:style style:name="ta3" style:family="table" style:master-page-name="PageStyle_5f_Uranium">
      <style:table-properties table:display="true" style:writing-mode="lr-tb"/>
    </style:style>
    <style:style style:name="ta4" style:family="table" style:master-page-name="PageStyle_5f_Thorium">
      <style:table-properties table:display="true" style:writing-mode="lr-tb"/>
    </style:style>
    <style:style style:name="ta5" style:family="table" style:master-page-name="PageStyle_5f_Protactinium">
      <style:table-properties table:display="true" style:writing-mode="lr-tb"/>
    </style:style>
    <style:style style:name="ta6" style:family="table" style:master-page-name="PageStyle_5f_Actinium">
      <style:table-properties table:display="true" style:writing-mode="lr-tb"/>
    </style:style>
    <style:style style:name="ta7" style:family="table" style:master-page-name="PageStyle_5f_Radon">
      <style:table-properties table:display="true" style:writing-mode="lr-tb"/>
    </style:style>
    <style:style style:name="ta8" style:family="table" style:master-page-name="PageStyle_5f_Curium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no-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Excel_20_Built-in_20_Normal">
      <style:table-cell-properties fo:background-color="#f9f9f9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Hyperlink" style:data-style-name="N5000">
      <style:table-cell-properties fo:border-bottom="none" fo:background-color="#f9f9f9" style:cell-protect="protected" style:print-content="true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</style:style>
    <style:style style:name="ce9" style:family="table-cell" style:parent-style-name="Excel_20_Built-in_20_Hyperlink" style:data-style-name="N5000">
      <style:table-cell-properties fo:border-bottom="none" fo:background-color="#f9f9f9" style:cell-protect="protected" style:print-content="true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" style:family="table-cell" style:parent-style-name="Excel_20_Built-in_20_Hyperlink" style:data-style-name="N5000">
      <style:table-cell-properties fo:border-bottom="0.0346in solid #aaaaaa" fo:background-color="#f9f9f9" style:cell-protect="protected" style:print-content="true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ackground-color="#f9f9f9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Excel_20_Built-in_20_Hyperlink" style:data-style-name="N500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</style:style>
    <style:style style:name="ce13" style:family="table-cell" style:parent-style-name="Excel_20_Built-in_20_Hyperlink" style:data-style-name="N5000">
      <style:table-cell-properties fo:border-bottom="none" fo:background-color="#f2f2f2" style:cell-protect="protected" style:print-content="true" style:diagonal-bl-tr="none" style:diagonal-tl-br="none" style:text-align-source="value-type" style:repeat-content="false" fo:wrap-option="no-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</style:style>
    <style:style style:name="ce14" style:family="table-cell" style:parent-style-name="Excel_20_Built-in_20_Hyperlink" style:data-style-name="N5000">
      <style:table-cell-properties fo:border-bottom="0.0346in solid #aaaaaa" fo:background-color="#f2f2f2" style:cell-protect="protected" style:print-content="true" style:diagonal-bl-tr="none" style:diagonal-tl-br="none" style:text-align-source="value-type" style:repeat-content="false" fo:wrap-option="no-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</style:style>
    <style:style style:name="ce15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0.0346in solid #aaaaaa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0.0346in solid #aaaaaa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0.0346in solid #aaaaaa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0.0346in solid #aaaaa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0.0346in solid #aaaaaa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Normal">
      <style:table-cell-properties fo:background-color="#f9f9f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no-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no-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Excel_20_Built-in_20_Normal">
      <style:table-cell-properties fo:border-bottom="none" fo:background-color="#f2f2f2" style:diagonal-bl-tr="none" style:diagonal-tl-br="none" style:text-align-source="value-type" style:repeat-content="false" fo:wrap-option="no-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Excel_20_Built-in_20_Hyperlink" style:data-style-name="N5000">
      <style:table-cell-properties fo:background-color="#f9f9f9" style:cell-protect="protected" style:print-content="true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6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37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none" style:rotation-angle="0" style:rotation-align="none" style:shrink-to-fit="false" fo:border-top="0.0346in solid #aaaaaa" style:vertical-align="bottom"/>
      <style:paragraph-properties fo:margin-left="0in" style:writing-mode="page"/>
    </style:style>
    <style:style style:name="ce38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Excel_20_Built-in_20_Normal">
      <style:table-cell-properties fo:border-bottom="none" fo:background-color="#f2f2f2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Excel_20_Built-in_20_Normal">
      <style:table-cell-properties fo:background-color="#f9f9f9" style:diagonal-bl-tr="none" style:diagonal-tl-br="none" style:text-align-source="value-type" style:repeat-content="false" fo:wrap-option="wrap" fo:border="0.0346in solid #aaaaaa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Excel_20_Built-in_20_Hyperlink" style:data-style-name="N5000">
      <style:table-cell-properties fo:background-color="#f9f9f9" style:cell-protect="protected" style:print-content="true" style:diagonal-bl-tr="none" style:diagonal-tl-br="none" style:text-align-source="value-type" style:repeat-content="false" fo:wrap-option="wrap" fo:border="0.0346in solid #aaaaaa" style:direction="ltr" style:rotation-angle="0" style:rotation-align="none" style:shrink-to-fit="false" style:vertical-align="middle"/>
      <style:paragraph-properties fo:margin-left="0in" style:writing-mode="page"/>
    </style:style>
    <style:style style:name="ce45" style:family="table-cell" style:parent-style-name="Excel_20_Built-in_20_Hyperlink" style:data-style-name="N5000">
      <style:table-cell-properties fo:border-bottom="none" fo:background-color="#f9f9f9" style:cell-protect="protected" style:print-content="true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</style:style>
    <style:style style:name="ce46" style:family="table-cell" style:parent-style-name="Excel_20_Built-in_20_Hyperlink" style:data-style-name="N5000">
      <style:table-cell-properties fo:border-bottom="0.0346in solid #aaaaaa" fo:background-color="#f9f9f9" style:cell-protect="protected" style:print-content="true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</style:style>
    <style:style style:name="ce47" style:family="table-cell" style:parent-style-name="Excel_20_Built-in_20_Normal">
      <style:table-cell-properties fo:background-color="#f9f9f9" style:diagonal-bl-tr="none" style:diagonal-tl-br="none" style:text-align-source="value-type" style:repeat-content="false" fo:wrap-option="wrap" fo:border="0.0346in solid #aaaaaa" style:direction="ltr" style:rotation-angle="0" style:rotation-align="none" style:shrink-to-fit="false" style:vertical-align="middle"/>
      <style:paragraph-properties fo:margin-left="0in" style:writing-mode="page"/>
      <style:text-properties fo:color="#0b008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b008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b008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aaaaaa" style:vertical-align="bottom"/>
      <style:paragraph-properties fo:margin-left="0in" style:writing-mode="page"/>
    </style:style>
    <style:style style:name="ce51" style:family="table-cell" style:parent-style-name="Excel_20_Built-in_20_Hyperlink" style:data-style-name="N5000">
      <style:table-cell-properties fo:background-color="#f2f2f2" style:cell-protect="protected" style:print-content="true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2" style:family="table-cell" style:parent-style-name="Excel_20_Built-in_20_Hyperlink" style:data-style-name="N5000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3" style:family="table-cell" style:parent-style-name="Excel_20_Built-in_20_Hyperlink" style:data-style-name="N5000">
      <style:table-cell-properties fo:border-bottom="0.0346in solid #aaaaaa" fo:background-color="#f2f2f2" style:cell-protect="protected" style:print-content="true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" style:family="table-cell" style:parent-style-name="Excel_20_Built-in_20_Normal">
      <style:table-cell-properties fo:background-color="#f9f9f9" style:diagonal-bl-tr="none" style:diagonal-tl-br="none" style:text-align-source="fix" style:repeat-content="false" fo:wrap-option="wrap" fo:border="0.0346in solid #aaaaaa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Excel_20_Built-in_20_Normal">
      <style:table-cell-properties fo:border-bottom="0.0346in solid #aaaaaa" fo:background-color="#f9f9f9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none" fo:background-color="#f9f9f9" style:diagonal-bl-tr="none" style:diagonal-tl-br="none" style:text-align-source="fix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0.0346in solid #aaaaaa" fo:background-color="#f2f2f2" style:diagonal-bl-tr="none" style:diagonal-tl-br="none" style:text-align-source="fix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3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ackground-color="#f9f9f9" style:diagonal-bl-tr="none" style:diagonal-tl-br="none" style:text-align-source="value-type" style:repeat-content="false" fo:wrap-option="wrap" fo:border="0.0346in solid #aaaaaa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65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</style:style>
    <style:style style:name="ce66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bottom"/>
      <style:paragraph-properties fo:margin-left="0in" style:writing-mode="page"/>
    </style:style>
    <style:style style:name="ce67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none" style:vertical-align="bottom"/>
      <style:paragraph-properties fo:margin-left="0in" style:writing-mode="page"/>
    </style:style>
    <style:style style:name="ce68" style:family="table-cell" style:parent-style-name="Excel_20_Built-in_20_Normal">
      <style:table-cell-properties fo:background-color="#f9f9f9" style:diagonal-bl-tr="none" style:diagonal-tl-br="none" style:text-align-source="value-type" style:repeat-content="false" fo:wrap-option="wrap" fo:border="0.0346in solid #aaaaaa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0.0346in solid #aaaaaa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Excel_20_Built-in_20_Normal">
      <style:table-cell-properties fo:background-color="#f9f9f9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Excel_20_Built-in_20_Normal">
      <style:table-cell-properties fo:border-bottom="0.0346in solid #aaaaaa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none" style:direction="ltr" fo:border-right="0.0346in solid #aaaaaa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Excel_20_Built-in_20_Normal">
      <style:table-cell-properties fo:border-bottom="none" fo:background-color="#f9f9f9" style:diagonal-bl-tr="none" style:diagonal-tl-br="none" style:text-align-source="value-type" style:repeat-content="false" fo:wrap-option="wrap" fo:border-left="0.0346in solid #aaaaaa" style:direction="ltr" fo:border-right="0.0346in solid #aaaaaa" style:rotation-angle="0" style:rotation-align="none" style:shrink-to-fit="false" fo:border-top="0.0346in solid #aaaaaa" style:vertical-align="middle"/>
      <style:paragraph-properties fo:margin-left="0in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" style:family="text">
      <style:text-properties fo:color="#000000" style:text-outline="false" style:text-line-through-style="none" style:text-position="super 58%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super 58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" style:family="text">
      <style:text-properties fo:color="#0b0080" style:text-outline="false" style:text-line-through-style="none" style:text-position="super 58%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color="#0b0080" style:text-outline="false" style:text-line-through-style="none" style:text-position="super 58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color="#0b0080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super 58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9" style:family="text">
      <style:text-properties fo:color="#000000" style:text-outline="false" style:text-line-through-style="none" style:text-position="0% 100%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0" style:family="text">
      <style:text-properties fo:color="#000000" style:text-outline="false" style:text-line-through-style="none" style:text-position="super 58%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1" style:family="text">
      <style:text-properties fo:color="#000000" style:text-outline="false" style:text-line-through-style="none" style:text-position="0% 100%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2" style:family="text">
      <style:text-properties fo:color="#000000" style:text-outline="false" style:text-line-through-style="none" style:text-position="sub 58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mericium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nuclide</text:p>
          </table:table-cell>
          <table:table-cell table:style-name="ce12" office:value-type="string">
            <text:p><text:a xlink:href="http://en.wikipedia.org/wiki/Proton">Z(p)</text:a></text:p>
          </table:table-cell>
          <table:table-cell table:style-name="ce12" office:value-type="string">
            <text:p><text:a xlink:href="http://en.wikipedia.org/wiki/Neutron">N(n)</text:a></text:p>
          </table:table-cell>
          <table:table-cell table:style-name="ce1"/>
          <table:table-cell table:style-name="ce33" office:value-type="string">
            <text:p>half-life</text:p>
          </table:table-cell>
          <table:table-cell table:style-name="ce1" office:value-type="string">
            <text:p>decay</text:p>
          </table:table-cell>
          <table:table-cell table:style-name="ce1" office:value-type="string">
            <text:p>daughter</text:p>
          </table:table-cell>
          <table:table-cell table:style-name="ce1" office:value-type="string">
            <text:p>nuclear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symbol</text:p>
          </table:table-cell>
          <table:table-cell table:style-name="ce13" table:number-columns-repeated="2"/>
          <table:table-cell table:style-name="ce2" office:value-type="string">
            <text:p>isotopic mass (u)</text:p>
          </table:table-cell>
          <table:table-cell table:style-name="ce34"/>
          <table:table-cell table:style-name="ce2" office:value-type="string">
            <text:p>mode(s)<text:span text:style-name="T5">[13]</text:span><text:span text:style-name="T5">[n 1]</text:span></text:p>
          </table:table-cell>
          <table:table-cell table:style-name="ce2" office:value-type="string">
            <text:p>isotope(s)</text:p>
          </table:table-cell>
          <table:table-cell table:style-name="ce2" office:value-type="string">
            <text:p>spin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4" table:number-columns-repeated="2"/>
          <table:table-cell table:style-name="ce27"/>
          <table:table-cell table:style-name="ce34"/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3"/>
          <table:table-cell table:style-name="ce15" office:value-type="string">
            <text:p>excitation energy</text:p>
          </table:table-cell>
          <table:table-cell table:style-name="ce22"/>
          <table:table-cell table:style-name="ce28"/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string">
            <text:p><text:span text:style-name="T1">231</text:span><text:span text:style-name="T2">Am</text:span><text:span text:style-name="T1">231</text:span><text:span text:style-name="T2">Am</text:span><text:span text:style-name="T1">2</text:span><text:span text:style-name="T1">31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36">
            <text:p>136</text:p>
          </table:table-cell>
          <table:table-cell table:style-name="ce4" office:value-type="string">
            <text:p>231.04556(32)#</text:p>
          </table:table-cell>
          <table:table-cell table:style-name="ce4" office:value-type="string">
            <text:p>30# s</text:p>
          </table:table-cell>
          <table:table-cell table:style-name="ce35" office:value-type="string">
            <text:p><text:a xlink:href="http://en.wikipedia.org/wiki/Beta_decay">β+</text:a></text:p>
          </table:table-cell>
          <table:table-cell table:style-name="ce7" office:value-type="string">
            <text:p><text:span text:style-name="T1">231</text:span><text:span text:style-name="T2">Pu</text:span><text:span text:style-name="T1">231</text:span><text:span text:style-name="T2">Pu</text:span><text:span text:style-name="T1">231</text:span><text:span text:style-name="T2">Pu</text:span>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35" office:value-type="string">
            <text:p><text:a xlink:href="http://en.wikipedia.org/wiki/Alpha_decay">α (rare)</text:a></text:p>
          </table:table-cell>
          <table:table-cell table:style-name="ce7" office:value-type="string">
            <text:p><text:span text:style-name="T1">227</text:span><text:span text:style-name="T2">Np</text:span><text:span text:style-name="T1">227</text:span><text:span text:style-name="T2">Np</text:span><text:span text:style-name="T1">22</text:span><text:span text:style-name="T1">7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4" office:value-type="string">
            <text:p><text:span text:style-name="T1">232</text:span><text:span text:style-name="T2">Am</text:span><text:span text:style-name="T1">232</text:span><text:span text:style-name="T2">Am</text:span><text:span text:style-name="T1">2</text:span><text:span text:style-name="T1">32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37">
            <text:p>137</text:p>
          </table:table-cell>
          <table:table-cell table:style-name="ce4" office:value-type="string">
            <text:p>232.04659(32)#</text:p>
          </table:table-cell>
          <table:table-cell table:style-name="ce4" office:value-type="string">
            <text:p>79(2) s</text:p>
          </table:table-cell>
          <table:table-cell table:style-name="ce7" office:value-type="string">
            <text:p>β<text:span text:style-name="T1">+</text:span><text:span text:style-name="T2"> (98%)β</text:span><text:span text:style-name="T1">+</text:span><text:span text:style-name="T2"> (</text:span><text:span text:style-name="T2">98%)β</text:span><text:span text:style-name="T1">+</text:span><text:span text:style-name="T2"> (98</text:span><text:span text:style-name="T2">%)</text:span></text:p>
          </table:table-cell>
          <table:table-cell table:style-name="ce7" office:value-type="string">
            <text:p><text:span text:style-name="T1">232</text:span><text:span text:style-name="T2">Pu</text:span><text:span text:style-name="T1">232</text:span><text:span text:style-name="T2">Pu</text:span><text:span text:style-name="T1">232</text:span><text:span text:style-name="T2">Pu</text:span>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6" table:number-columns-repeated="5"/>
          <table:table-cell table:style-name="ce7" office:value-type="string">
            <text:p>α (2%)</text:p>
          </table:table-cell>
          <table:table-cell table:style-name="ce7" office:value-type="string">
            <text:p><text:span text:style-name="T1">228</text:span><text:span text:style-name="T2">Np</text:span><text:span text:style-name="T1">228</text:span><text:span text:style-name="T2">Np</text:span><text:span text:style-name="T1">22</text:span><text:span text:style-name="T1">8</text:span><text:span text:style-name="T2">Np</text:span>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35" office:value-type="string">
            <text:p><text:a xlink:href="http://en.wikipedia.org/wiki/Spontaneous_fission">β+, SF (.069%)</text:a></text:p>
          </table:table-cell>
          <table:table-cell table:style-name="ce7" office:value-type="string">
            <text:p>(various)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>
            <text:p><text:span text:style-name="T1">233</text:span><text:span text:style-name="T2">Am</text:span><text:span text:style-name="T1">233</text:span><text:span text:style-name="T2">Am</text:span><text:span text:style-name="T1">2</text:span><text:span text:style-name="T1">33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38">
            <text:p>138</text:p>
          </table:table-cell>
          <table:table-cell table:style-name="ce4" office:value-type="string">
            <text:p>233.04635(11)#</text:p>
          </table:table-cell>
          <table:table-cell table:style-name="ce4" office:value-type="string">
            <text:p>3.2(8) min</text:p>
          </table:table-cell>
          <table:table-cell table:style-name="ce7" office:value-type="string">
            <text:p>β<text:span text:style-name="T1">+β+β+</text:span></text:p>
          </table:table-cell>
          <table:table-cell table:style-name="ce7" office:value-type="string">
            <text:p><text:span text:style-name="T1">233</text:span><text:span text:style-name="T2">Pu</text:span><text:span text:style-name="T1">233</text:span><text:span text:style-name="T2">Pu</text:span><text:span text:style-name="T1">233</text:span><text:span text:style-name="T2">Pu</text:span>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7" office:value-type="string">
            <text:p>α</text:p>
          </table:table-cell>
          <table:table-cell table:style-name="ce7" office:value-type="string">
            <text:p><text:span text:style-name="T1">229</text:span><text:span text:style-name="T2">Np</text:span><text:span text:style-name="T1">229</text:span><text:span text:style-name="T2">Np</text:span><text:span text:style-name="T1">22</text:span><text:span text:style-name="T1">9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4" office:value-type="string">
            <text:p><text:span text:style-name="T1">234</text:span><text:span text:style-name="T2">Am</text:span><text:span text:style-name="T1">234</text:span><text:span text:style-name="T2">Am</text:span><text:span text:style-name="T1">2</text:span><text:span text:style-name="T1">34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39">
            <text:p>139</text:p>
          </table:table-cell>
          <table:table-cell table:style-name="ce4" office:value-type="string">
            <text:p>234.04781(22)#</text:p>
          </table:table-cell>
          <table:table-cell table:style-name="ce4" office:value-type="string">
            <text:p>2.32(8) min</text:p>
          </table:table-cell>
          <table:table-cell table:style-name="ce7" office:value-type="string">
            <text:p>β<text:span text:style-name="T1">+</text:span><text:span text:style-name="T2"> (99.95%)</text:span><text:span text:style-name="T2">β</text:span><text:span text:style-name="T1">+</text:span><text:span text:style-name="T2"> (99.95%)</text:span><text:span text:style-name="T2">β</text:span><text:span text:style-name="T1">+</text:span><text:span text:style-name="T2"> (99.95%)</text:span></text:p>
          </table:table-cell>
          <table:table-cell table:style-name="ce7" office:value-type="string">
            <text:p><text:span text:style-name="T1">234</text:span><text:span text:style-name="T2">Pu</text:span><text:span text:style-name="T1">234</text:span><text:span text:style-name="T2">Pu</text:span><text:span text:style-name="T1">234</text:span><text:span text:style-name="T2">Pu</text:span>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6" table:number-columns-repeated="5"/>
          <table:table-cell table:style-name="ce7" office:value-type="string">
            <text:p>α (.04%)</text:p>
          </table:table-cell>
          <table:table-cell table:style-name="ce7" office:value-type="string">
            <text:p><text:span text:style-name="T1">230</text:span><text:span text:style-name="T2">Np</text:span><text:span text:style-name="T1">230</text:span><text:span text:style-name="T2">Np</text:span><text:span text:style-name="T1">23</text:span><text:span text:style-name="T1">0</text:span><text:span text:style-name="T2">Np</text:span></text:p>
          </table:table-cell>
          <table:table-cell table:style-name="ce6"/>
          <table:table-cell table:number-columns-repeated="1016"/>
        </table:table-row>
        <table:table-row table:style-name="ro6">
          <table:table-cell table:style-name="ce5" table:number-columns-repeated="5"/>
          <table:table-cell table:style-name="ce7" office:value-type="string">
            <text:p>β<text:span text:style-name="T1">+</text:span><text:span text:style-name="T2">, SF </text:span><text:span text:style-name="T2">(.0066%)β</text:span><text:span text:style-name="T1">+</text:span><text:span text:style-name="T2">, </text:span><text:span text:style-name="T2">SF </text:span><text:span text:style-name="T2">(.0066%)β</text:span><text:span text:style-name="T1">+</text:span><text:span text:style-name="T2">, </text:span><text:span text:style-name="T2">SF (.0066%)</text:span></text:p>
          </table:table-cell>
          <table:table-cell table:style-name="ce7" office:value-type="string">
            <text:p>(various)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>
            <text:p><text:span text:style-name="T1">235</text:span><text:span text:style-name="T2">Am</text:span><text:span text:style-name="T1">235</text:span><text:span text:style-name="T2">Am</text:span><text:span text:style-name="T1">2</text:span><text:span text:style-name="T1">35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0">
            <text:p>140</text:p>
          </table:table-cell>
          <table:table-cell table:style-name="ce4" office:value-type="string">
            <text:p>235.04795(13)#</text:p>
          </table:table-cell>
          <table:table-cell table:style-name="ce4" office:value-type="string">
            <text:p>9.9(5) min</text:p>
          </table:table-cell>
          <table:table-cell table:style-name="ce7" office:value-type="string">
            <text:p>β<text:span text:style-name="T1">+β+β+</text:span></text:p>
          </table:table-cell>
          <table:table-cell table:style-name="ce7" office:value-type="string">
            <text:p><text:span text:style-name="T1">235</text:span><text:span text:style-name="T2">Pu</text:span><text:span text:style-name="T1">235</text:span><text:span text:style-name="T2">Pu</text:span><text:span text:style-name="T1">235</text:span><text:span text:style-name="T2">Pu</text:span></text:p>
          </table:table-cell>
          <table:table-cell table:style-name="ce4" office:value-type="string">
            <text:p>5/2-#</text:p>
          </table:table-cell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7" office:value-type="string">
            <text:p>α (rare)</text:p>
          </table:table-cell>
          <table:table-cell table:style-name="ce7" office:value-type="string">
            <text:p><text:span text:style-name="T1">231</text:span><text:span text:style-name="T2">Np</text:span><text:span text:style-name="T1">231</text:span><text:span text:style-name="T2">Np</text:span><text:span text:style-name="T1">23</text:span><text:span text:style-name="T1">1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>
            <text:p><text:span text:style-name="T1">236</text:span><text:span text:style-name="T2">Am</text:span><text:span text:style-name="T1">236</text:span><text:span text:style-name="T2">Am</text:span><text:span text:style-name="T1">2</text:span><text:span text:style-name="T1">36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1">
            <text:p>141</text:p>
          </table:table-cell>
          <table:table-cell table:style-name="ce4" office:value-type="string">
            <text:p>236.04958(11)#</text:p>
          </table:table-cell>
          <table:table-cell table:style-name="ce4" office:value-type="string">
            <text:p>3.6(1) min</text:p>
          </table:table-cell>
          <table:table-cell table:style-name="ce7" office:value-type="string">
            <text:p>β<text:span text:style-name="T1">+β+β+</text:span></text:p>
          </table:table-cell>
          <table:table-cell table:style-name="ce7" office:value-type="string">
            <text:p><text:span text:style-name="T1">236</text:span><text:span text:style-name="T2">Pu</text:span><text:span text:style-name="T1">236</text:span><text:span text:style-name="T2">Pu</text:span><text:span text:style-name="T1">236</text:span><text:span text:style-name="T2">Pu</text:span>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7" office:value-type="string">
            <text:p>α</text:p>
          </table:table-cell>
          <table:table-cell table:style-name="ce7" office:value-type="string">
            <text:p><text:span text:style-name="T1">232</text:span><text:span text:style-name="T2">Np</text:span><text:span text:style-name="T1">232</text:span><text:span text:style-name="T2">Np</text:span><text:span text:style-name="T1">23</text:span><text:span text:style-name="T1">2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5">
          <table:table-cell table:style-name="ce4" office:value-type="string">
            <text:p><text:span text:style-name="T1">237</text:span><text:span text:style-name="T2">Am</text:span><text:span text:style-name="T1">237</text:span><text:span text:style-name="T2">Am</text:span><text:span text:style-name="T1">2</text:span><text:span text:style-name="T1">37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2">
            <text:p>142</text:p>
          </table:table-cell>
          <table:table-cell table:style-name="ce4" office:value-type="string">
            <text:p>237.05000(6)#</text:p>
          </table:table-cell>
          <table:table-cell table:style-name="ce4" office:value-type="string">
            <text:p>73.0(10) min</text:p>
          </table:table-cell>
          <table:table-cell table:style-name="ce7" office:value-type="string">
            <text:p>β<text:span text:style-name="T1">+</text:span><text:span text:style-name="T2"> (99.97%)</text:span><text:span text:style-name="T2">β</text:span><text:span text:style-name="T1">+</text:span><text:span text:style-name="T2"> (99.97%)</text:span><text:span text:style-name="T2">β</text:span><text:span text:style-name="T1">+</text:span><text:span text:style-name="T2"> (99.97%)</text:span></text:p>
          </table:table-cell>
          <table:table-cell table:style-name="ce7" office:value-type="string">
            <text:p><text:span text:style-name="T1">237</text:span><text:span text:style-name="T2">Pu</text:span><text:span text:style-name="T1">237</text:span><text:span text:style-name="T2">Pu</text:span><text:span text:style-name="T1">237</text:span><text:span text:style-name="T2">Pu</text:span></text:p>
          </table:table-cell>
          <table:table-cell table:style-name="ce4" office:value-type="string">
            <text:p>5/2(-)</text:p>
          </table:table-cell>
          <table:table-cell table:number-columns-repeated="1016"/>
        </table:table-row>
        <table:table-row table:style-name="ro2">
          <table:table-cell table:style-name="ce5" table:number-columns-repeated="5"/>
          <table:table-cell table:style-name="ce7" office:value-type="string">
            <text:p>α (.025%)</text:p>
          </table:table-cell>
          <table:table-cell table:style-name="ce7" office:value-type="string">
            <text:p><text:span text:style-name="T1">233</text:span><text:span text:style-name="T2">Np</text:span><text:span text:style-name="T1">233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4" office:value-type="string">
            <text:p><text:span text:style-name="T1">238</text:span><text:span text:style-name="T2">Am</text:span><text:span text:style-name="T1">238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3">
            <text:p>143</text:p>
          </table:table-cell>
          <table:table-cell table:style-name="ce4" office:value-type="string">
            <text:p>238.05198(5)</text:p>
          </table:table-cell>
          <table:table-cell table:style-name="ce4" office:value-type="string">
            <text:p>98(2) min</text:p>
          </table:table-cell>
          <table:table-cell table:style-name="ce7" office:value-type="string">
            <text:p>β<text:span text:style-name="T1">+β+</text:span></text:p>
          </table:table-cell>
          <table:table-cell table:style-name="ce7" office:value-type="string">
            <text:p><text:span text:style-name="T1">238</text:span><text:span text:style-name="T2">Pu</text:span><text:span text:style-name="T1">238</text:span><text:span text:style-name="T2">Pu</text:span></text:p>
          </table:table-cell>
          <table:table-cell table:style-name="ce4" office:value-type="string">
            <text:p>1+</text:p>
          </table:table-cell>
          <table:table-cell table:number-columns-repeated="1016"/>
        </table:table-row>
        <table:table-row table:style-name="ro4">
          <table:table-cell table:style-name="ce5" table:number-columns-repeated="5"/>
          <table:table-cell table:style-name="ce7" office:value-type="string">
            <text:p>α (10<text:span text:style-name="T1">−4</text:span><text:span text:style-name="T2">%)α </text:span><text:span text:style-name="T2">(10</text:span><text:span text:style-name="T1">−4</text:span><text:span text:style-name="T2">%)</text:span></text:p>
          </table:table-cell>
          <table:table-cell table:style-name="ce7" office:value-type="string">
            <text:p><text:span text:style-name="T1">234</text:span><text:span text:style-name="T2">Np</text:span><text:span text:style-name="T1">234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38m</text:span><text:span text:style-name="T2">Am</text:span><text:span text:style-name="T1">238m</text:span><text:span text:style-name="T2">A</text:span><text:span text:style-name="T2">m</text:span></text:p>
          </table:table-cell>
          <table:table-cell table:style-name="ce16" office:value-type="string">
            <text:p>2500(200)# keV</text:p>
          </table:table-cell>
          <table:table-cell table:style-name="ce23"/>
          <table:table-cell table:style-name="ce29"/>
          <table:table-cell table:style-name="ce7" office:value-type="string">
            <text:p>35(10) µs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<text:span text:style-name="T1">239</text:span><text:span text:style-name="T2">Am</text:span><text:span text:style-name="T1">239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4">
            <text:p>144</text:p>
          </table:table-cell>
          <table:table-cell table:style-name="ce4" office:value-type="string">
            <text:p>239.0530245(26)</text:p>
          </table:table-cell>
          <table:table-cell table:style-name="ce4" office:value-type="string">
            <text:p>11.9(1) h</text:p>
          </table:table-cell>
          <table:table-cell table:style-name="ce35" office:value-type="string">
            <text:p><text:a xlink:href="http://en.wikipedia.org/wiki/Electron_capture">EC (99.99%)</text:a></text:p>
          </table:table-cell>
          <table:table-cell table:style-name="ce7" office:value-type="string">
            <text:p><text:span text:style-name="T1">239</text:span><text:span text:style-name="T2">Pu</text:span><text:span text:style-name="T1">239</text:span><text:span text:style-name="T2">Pu</text:span></text:p>
          </table:table-cell>
          <table:table-cell table:style-name="ce4" office:value-type="string">
            <text:p>(5/2)-</text:p>
          </table:table-cell>
          <table:table-cell table:number-columns-repeated="1016"/>
        </table:table-row>
        <table:table-row table:style-name="ro2">
          <table:table-cell table:style-name="ce5" table:number-columns-repeated="5"/>
          <table:table-cell table:style-name="ce7" office:value-type="string">
            <text:p>α (.01%)</text:p>
          </table:table-cell>
          <table:table-cell table:style-name="ce7" office:value-type="string">
            <text:p><text:span text:style-name="T1">235</text:span><text:span text:style-name="T2">Np</text:span><text:span text:style-name="T1">235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39m</text:span><text:span text:style-name="T2">Am</text:span><text:span text:style-name="T1">239m</text:span><text:span text:style-name="T2">A</text:span><text:span text:style-name="T2">m</text:span></text:p>
          </table:table-cell>
          <table:table-cell table:style-name="ce16" office:value-type="string">
            <text:p>2500(200) keV</text:p>
          </table:table-cell>
          <table:table-cell table:style-name="ce23"/>
          <table:table-cell table:style-name="ce29"/>
          <table:table-cell table:style-name="ce7" office:value-type="string">
            <text:p>163(12) ns</text:p>
          </table:table-cell>
          <table:table-cell table:style-name="ce7" table:number-columns-repeated="2"/>
          <table:table-cell table:style-name="ce7" office:value-type="string">
            <text:p>(7/2+)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<text:span text:style-name="T1">240</text:span><text:span text:style-name="T2">Am</text:span><text:span text:style-name="T1">240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5">
            <text:p>145</text:p>
          </table:table-cell>
          <table:table-cell table:style-name="ce4" office:value-type="string">
            <text:p>240.055300(15)</text:p>
          </table:table-cell>
          <table:table-cell table:style-name="ce4" office:value-type="string">
            <text:p>50.8(3) h</text:p>
          </table:table-cell>
          <table:table-cell table:style-name="ce7" office:value-type="string">
            <text:p>β<text:span text:style-name="T1">+β+</text:span></text:p>
          </table:table-cell>
          <table:table-cell table:style-name="ce7" office:value-type="string">
            <text:p><text:span text:style-name="T1">240</text:span><text:span text:style-name="T2">Pu</text:span><text:span text:style-name="T1">240</text:span><text:span text:style-name="T2">Pu</text:span></text:p>
          </table:table-cell>
          <table:table-cell table:style-name="ce4" office:value-type="string">
            <text:p>(3-)</text:p>
          </table:table-cell>
          <table:table-cell table:number-columns-repeated="1016"/>
        </table:table-row>
        <table:table-row table:style-name="ro7">
          <table:table-cell table:style-name="ce5" table:number-columns-repeated="5"/>
          <table:table-cell table:style-name="ce7" office:value-type="string">
            <text:p>α (1.9×10<text:span text:style-name="T1">−4</text:span><text:span text:style-name="T2">%)</text:span><text:span text:style-name="T2">α </text:span><text:span text:style-name="T2">(1.9×10</text:span><text:span text:style-name="T1">−4</text:span><text:span text:style-name="T2">%)</text:span></text:p>
          </table:table-cell>
          <table:table-cell table:style-name="ce7" office:value-type="string">
            <text:p><text:span text:style-name="T1">236</text:span><text:span text:style-name="T2">Np</text:span><text:span text:style-name="T1">236</text:span><text:span text:style-name="T2">Np</text:span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8" office:value-type="string">
            <text:p><text:a xlink:href="http://en.wikipedia.org/wiki/Americium-247#cite_note-c-15">241Am[n 2]</text:a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6">
            <text:p>146</text:p>
          </table:table-cell>
          <table:table-cell table:style-name="ce4" office:value-type="string">
            <text:p>241.0568291(20)</text:p>
          </table:table-cell>
          <table:table-cell table:style-name="ce4" office:value-type="string">
            <text:p>432.2(7) a</text:p>
          </table:table-cell>
          <table:table-cell table:style-name="ce7" office:value-type="string">
            <text:p>α</text:p>
          </table:table-cell>
          <table:table-cell table:style-name="ce7" office:value-type="string">
            <text:p><text:span text:style-name="T1">237</text:span><text:span text:style-name="T2">Np</text:span><text:span text:style-name="T1">237</text:span><text:span text:style-name="T2">Np</text:span></text:p>
          </table:table-cell>
          <table:table-cell table:style-name="ce4" office:value-type="string">
            <text:p>5/2-</text:p>
          </table:table-cell>
          <table:table-cell table:number-columns-repeated="1016"/>
        </table:table-row>
        <table:table-row table:style-name="ro4">
          <table:table-cell table:style-name="ce9"/>
          <table:table-cell table:style-name="ce6" table:number-columns-repeated="4"/>
          <table:table-cell table:style-name="ce35" office:value-type="string">
            <text:p><text:a xlink:href="http://en.wikipedia.org/wiki/Cluster_decay">CD (7.4×10−10%)</text:a></text:p>
          </table:table-cell>
          <table:table-cell table:style-name="ce7" office:value-type="string">
            <text:p><text:span text:style-name="T1">207</text:span><text:span text:style-name="T2">Tl, </text:span><text:span text:style-name="T1">34</text:span><text:span text:style-name="T2">Si</text:span><text:span text:style-name="T1">207</text:span><text:span text:style-name="T2">T</text:span><text:span text:style-name="T2">l, </text:span><text:span text:style-name="T1">34</text:span><text:span text:style-name="T2">Si</text:span></text:p>
          </table:table-cell>
          <table:table-cell table:style-name="ce6"/>
          <table:table-cell table:number-columns-repeated="1016"/>
        </table:table-row>
        <table:table-row table:style-name="ro8">
          <table:table-cell table:style-name="ce10"/>
          <table:table-cell table:style-name="ce5" table:number-columns-repeated="4"/>
          <table:table-cell table:style-name="ce7" office:value-type="string">
            <text:p>SF (4.3×10<text:span text:style-name="T1">−10</text:span><text:span text:style-name="T2">%</text:span><text:span text:style-name="T2">)SF </text:span><text:span text:style-name="T2">(4.3×10</text:span><text:span text:style-name="T1">−10</text:span><text:span text:style-name="T2">%</text:span><text:span text:style-name="T2">)</text:span></text:p>
          </table:table-cell>
          <table:table-cell table:style-name="ce7" office:value-type="string">
            <text:p>(various)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41m</text:span><text:span text:style-name="T2">Am</text:span><text:span text:style-name="T1">241m</text:span><text:span text:style-name="T2">A</text:span><text:span text:style-name="T2">m</text:span></text:p>
          </table:table-cell>
          <table:table-cell table:style-name="ce16" office:value-type="string">
            <text:p>2200(100) keV</text:p>
          </table:table-cell>
          <table:table-cell table:style-name="ce23"/>
          <table:table-cell table:style-name="ce29"/>
          <table:table-cell table:style-name="ce7" office:value-type="string">
            <text:p>1.2(3) µs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4" office:value-type="string">
            <text:p><text:span text:style-name="T1">242</text:span><text:span text:style-name="T2">Am</text:span><text:span text:style-name="T1">242</text:span><text:span text:style-name="T2">Am</text:span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7">
            <text:p>147</text:p>
          </table:table-cell>
          <table:table-cell table:style-name="ce4" office:value-type="string">
            <text:p>242.0595492(20)</text:p>
          </table:table-cell>
          <table:table-cell table:style-name="ce4" office:value-type="string">
            <text:p>16.02(2) h</text:p>
          </table:table-cell>
          <table:table-cell table:style-name="ce7" office:value-type="string">
            <text:p>β<text:span text:style-name="T1">-</text:span><text:span text:style-name="T2"> (82.7%)β</text:span><text:span text:style-name="T1">-</text:span><text:span text:style-name="T2"> (82.7%)</text:span></text:p>
          </table:table-cell>
          <table:table-cell table:style-name="ce7" office:value-type="string">
            <text:p><text:span text:style-name="T1">242</text:span><text:span text:style-name="T2">Cm</text:span><text:span text:style-name="T1">242</text:span><text:span text:style-name="T2">Cm</text:span></text:p>
          </table:table-cell>
          <table:table-cell table:style-name="ce4" office:value-type="string">
            <text:p>1-</text:p>
          </table:table-cell>
          <table:table-cell table:number-columns-repeated="1016"/>
        </table:table-row>
        <table:table-row table:style-name="ro2">
          <table:table-cell table:style-name="ce5" table:number-columns-repeated="5"/>
          <table:table-cell table:style-name="ce7" office:value-type="string">
            <text:p>EC (17.3%)</text:p>
          </table:table-cell>
          <table:table-cell table:style-name="ce7" office:value-type="string">
            <text:p><text:span text:style-name="T1">242</text:span><text:span text:style-name="T2">Pu</text:span><text:span text:style-name="T1">242</text:span><text:span text:style-name="T2">Pu</text:span>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>
            <text:p><text:span text:style-name="T1">242m1</text:span><text:span text:style-name="T2">Am</text:span><text:span text:style-name="T1">242m1</text:span><text:span text:style-name="T2">Am</text:span></text:p>
          </table:table-cell>
          <table:table-cell table:style-name="ce17" office:value-type="string">
            <text:p>48.60(5) keV</text:p>
          </table:table-cell>
          <table:table-cell table:style-name="ce24"/>
          <table:table-cell table:style-name="ce30"/>
          <table:table-cell table:style-name="ce4" office:value-type="string">
            <text:p>141(2) a</text:p>
          </table:table-cell>
          <table:table-cell table:style-name="ce35" office:value-type="string">
            <text:p><text:a xlink:href="http://en.wikipedia.org/wiki/Isomeric_transition">IT (99.54%)</text:a></text:p>
          </table:table-cell>
          <table:table-cell table:style-name="ce7" office:value-type="string">
            <text:p><text:span text:style-name="T1">242</text:span><text:span text:style-name="T2">Am</text:span><text:span text:style-name="T1">242</text:span><text:span text:style-name="T2">Am</text:span></text:p>
          </table:table-cell>
          <table:table-cell table:style-name="ce4" office:value-type="string">
            <text:p>5-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18"/>
          <table:table-cell table:style-name="ce25"/>
          <table:table-cell table:style-name="ce31"/>
          <table:table-cell table:style-name="ce6"/>
          <table:table-cell table:style-name="ce7" office:value-type="string">
            <text:p>α (.46%)</text:p>
          </table:table-cell>
          <table:table-cell table:style-name="ce7" office:value-type="string">
            <text:p><text:span text:style-name="T1">238</text:span><text:span text:style-name="T2">Np</text:span></text:p>
          </table:table-cell>
          <table:table-cell table:style-name="ce6"/>
          <table:table-cell table:number-columns-repeated="1016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32"/>
          <table:table-cell table:style-name="ce5"/>
          <table:table-cell table:style-name="ce7" office:value-type="string">
            <text:p>SF (1.5×10<text:span text:style-name="T1">−8</text:span><text:span text:style-name="T2">%)</text:span></text:p>
          </table:table-cell>
          <table:table-cell table:style-name="ce7" office:value-type="string">
            <text:p>(various)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42m2</text:span><text:span text:style-name="T2">Am</text:span></text:p>
          </table:table-cell>
          <table:table-cell table:style-name="ce16" office:value-type="string">
            <text:p>2200(80) keV</text:p>
          </table:table-cell>
          <table:table-cell table:style-name="ce23"/>
          <table:table-cell table:style-name="ce29"/>
          <table:table-cell table:style-name="ce7" office:value-type="string">
            <text:p>14.0(10) ms</text:p>
          </table:table-cell>
          <table:table-cell table:style-name="ce7" table:number-columns-repeated="2"/>
          <table:table-cell table:style-name="ce7" office:value-type="string">
            <text:p>(2+,3-)</text:p>
          </table:table-cell>
          <table:table-cell table:number-columns-repeated="1016"/>
        </table:table-row>
        <table:table-row table:style-name="ro3">
          <table:table-cell table:style-name="ce8" office:value-type="string">
            <text:p><text:a xlink:href="http://en.wikipedia.org/wiki/Americium-247#cite_note-c-15">243Am[n 2]</text:a>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148">
            <text:p>148</text:p>
          </table:table-cell>
          <table:table-cell table:style-name="ce4" office:value-type="string">
            <text:p>243.0613811(25)</text:p>
          </table:table-cell>
          <table:table-cell table:style-name="ce4" office:value-type="string">
            <text:p>7,370(40) a</text:p>
          </table:table-cell>
          <table:table-cell table:style-name="ce7" office:value-type="string">
            <text:p>α</text:p>
          </table:table-cell>
          <table:table-cell table:style-name="ce7" office:value-type="string">
            <text:p><text:span text:style-name="T1">239</text:span><text:span text:style-name="T2">Np</text:span></text:p>
          </table:table-cell>
          <table:table-cell table:style-name="ce4" office:value-type="string">
            <text:p>5/2-</text:p>
          </table:table-cell>
          <table:table-cell table:number-columns-repeated="1016"/>
        </table:table-row>
        <table:table-row table:style-name="ro3">
          <table:table-cell table:style-name="ce10"/>
          <table:table-cell table:style-name="ce5" table:number-columns-repeated="4"/>
          <table:table-cell table:style-name="ce7" office:value-type="string">
            <text:p>SF (3.7×10<text:span text:style-name="T1">−9</text:span><text:span text:style-name="T2">%)</text:span></text:p>
          </table:table-cell>
          <table:table-cell table:style-name="ce7" office:value-type="string">
            <text:p>(various)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44</text:span><text:span text:style-name="T2">Am</text:span>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149">
            <text:p>149</text:p>
          </table:table-cell>
          <table:table-cell table:style-name="ce7" office:value-type="string">
            <text:p>244.0642848(22)</text:p>
          </table:table-cell>
          <table:table-cell table:style-name="ce7" office:value-type="string">
            <text:p>10.1(1) h</text:p>
          </table:table-cell>
          <table:table-cell table:style-name="ce7" office:value-type="string">
            <text:p>β<text:span text:style-name="T1">-</text:span></text:p>
          </table:table-cell>
          <table:table-cell table:style-name="ce7" office:value-type="string">
            <text:p><text:span text:style-name="T1">244</text:span><text:span text:style-name="T2">Cm</text:span></text:p>
          </table:table-cell>
          <table:table-cell table:style-name="ce7" office:value-type="string">
            <text:p>(6-)#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<text:span text:style-name="T1">244m</text:span><text:span text:style-name="T2">Am</text:span></text:p>
          </table:table-cell>
          <table:table-cell table:style-name="ce17" office:value-type="string">
            <text:p>86.1(10) keV</text:p>
          </table:table-cell>
          <table:table-cell table:style-name="ce24"/>
          <table:table-cell table:style-name="ce30"/>
          <table:table-cell table:style-name="ce4" office:value-type="string">
            <text:p>26(1) min</text:p>
          </table:table-cell>
          <table:table-cell table:style-name="ce7" office:value-type="string">
            <text:p>β<text:span text:style-name="T1">-</text:span><text:span text:style-name="T2"> (99.96%)</text:span></text:p>
          </table:table-cell>
          <table:table-cell table:style-name="ce7" office:value-type="string">
            <text:p><text:span text:style-name="T1">244</text:span><text:span text:style-name="T2">Cm</text:span></text:p>
          </table:table-cell>
          <table:table-cell table:style-name="ce4" office:value-type="string">
            <text:p>1+</text:p>
          </table:table-cell>
          <table:table-cell table:number-columns-repeated="1016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32"/>
          <table:table-cell table:style-name="ce5"/>
          <table:table-cell table:style-name="ce7" office:value-type="string">
            <text:p>EC (.0361%)</text:p>
          </table:table-cell>
          <table:table-cell table:style-name="ce7" office:value-type="string">
            <text:p><text:span text:style-name="T1">244</text:span><text:span text:style-name="T2">Pu</text:span></text:p>
          </table:table-cell>
          <table:table-cell table:style-name="ce5"/>
          <table:table-cell table:number-columns-repeated="1016"/>
        </table:table-row>
        <table:table-row table:style-name="ro3">
          <table:table-cell table:style-name="ce7" office:value-type="string">
            <text:p><text:span text:style-name="T1">245</text:span><text:span text:style-name="T2">Am</text:span>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150">
            <text:p>150</text:p>
          </table:table-cell>
          <table:table-cell table:style-name="ce7" office:value-type="string">
            <text:p>245.066452(4)</text:p>
          </table:table-cell>
          <table:table-cell table:style-name="ce7" office:value-type="string">
            <text:p>2.05(1) h</text:p>
          </table:table-cell>
          <table:table-cell table:style-name="ce7" office:value-type="string">
            <text:p>β<text:span text:style-name="T1">-</text:span></text:p>
          </table:table-cell>
          <table:table-cell table:style-name="ce7" office:value-type="string">
            <text:p><text:span text:style-name="T1">245</text:span><text:span text:style-name="T2">Cm</text:span></text:p>
          </table:table-cell>
          <table:table-cell table:style-name="ce7" office:value-type="string">
            <text:p>(5/2)+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<text:span text:style-name="T1">246</text:span><text:span text:style-name="T2">Am</text:span>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151">
            <text:p>151</text:p>
          </table:table-cell>
          <table:table-cell table:style-name="ce7" office:value-type="string">
            <text:p>246.069775(20)</text:p>
          </table:table-cell>
          <table:table-cell table:style-name="ce7" office:value-type="string">
            <text:p>39(3) min</text:p>
          </table:table-cell>
          <table:table-cell table:style-name="ce7" office:value-type="string">
            <text:p>β<text:span text:style-name="T1">-</text:span></text:p>
          </table:table-cell>
          <table:table-cell table:style-name="ce7" office:value-type="string">
            <text:p><text:span text:style-name="T1">246</text:span><text:span text:style-name="T2">Cm</text:span></text:p>
          </table:table-cell>
          <table:table-cell table:style-name="ce7" office:value-type="string">
            <text:p>(7-)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<text:span text:style-name="T1">246m1</text:span><text:span text:style-name="T2">Am</text:span></text:p>
          </table:table-cell>
          <table:table-cell table:style-name="ce17" office:value-type="string">
            <text:p>30(10) keV</text:p>
          </table:table-cell>
          <table:table-cell table:style-name="ce24"/>
          <table:table-cell table:style-name="ce30"/>
          <table:table-cell table:style-name="ce4" office:value-type="string">
            <text:p>25.0(2) min</text:p>
          </table:table-cell>
          <table:table-cell table:style-name="ce7" office:value-type="string">
            <text:p>β<text:span text:style-name="T1">-</text:span><text:span text:style-name="T2"> (99.99%)</text:span></text:p>
          </table:table-cell>
          <table:table-cell table:style-name="ce7" office:value-type="string">
            <text:p><text:span text:style-name="T1">246</text:span><text:span text:style-name="T2">Cm</text:span></text:p>
          </table:table-cell>
          <table:table-cell table:style-name="ce4" office:value-type="string">
            <text:p>2(-)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9"/>
          <table:table-cell table:style-name="ce26"/>
          <table:table-cell table:style-name="ce32"/>
          <table:table-cell table:style-name="ce5"/>
          <table:table-cell table:style-name="ce7" office:value-type="string">
            <text:p>IT (.01%)</text:p>
          </table:table-cell>
          <table:table-cell table:style-name="ce7" office:value-type="string">
            <text:p><text:span text:style-name="T1">246</text:span><text:span text:style-name="T2">Am</text:span>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7" office:value-type="string">
            <text:p><text:span text:style-name="T1">246m2</text:span><text:span text:style-name="T2">Am</text:span></text:p>
          </table:table-cell>
          <table:table-cell table:style-name="ce16" office:value-type="string">
            <text:p>~2000 keV</text:p>
          </table:table-cell>
          <table:table-cell table:style-name="ce23"/>
          <table:table-cell table:style-name="ce29"/>
          <table:table-cell table:style-name="ce7" office:value-type="string">
            <text:p>73(10) µs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 table:style-name="ce7" office:value-type="string">
            <text:p><text:span text:style-name="T1">247</text:span><text:span text:style-name="T2">Am</text:span>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152">
            <text:p>152</text:p>
          </table:table-cell>
          <table:table-cell table:style-name="ce7" office:value-type="string">
            <text:p>247.07209(11)#</text:p>
          </table:table-cell>
          <table:table-cell table:style-name="ce7" office:value-type="string">
            <text:p>23.0(13) min</text:p>
          </table:table-cell>
          <table:table-cell table:style-name="ce7" office:value-type="string">
            <text:p>β<text:span text:style-name="T1">-</text:span></text:p>
          </table:table-cell>
          <table:table-cell table:style-name="ce7" office:value-type="string">
            <text:p><text:span text:style-name="T1">247</text:span><text:span text:style-name="T2">Cm</text:span></text:p>
          </table:table-cell>
          <table:table-cell table:style-name="ce7" office:value-type="string">
            <text:p>(5/2)#</text:p>
          </table:table-cell>
          <table:table-cell table:number-columns-repeated="1016"/>
        </table:table-row>
        <table:table-row table:style-name="ro3">
          <table:table-cell table:style-name="ce7" office:value-type="string">
            <text:p><text:span text:style-name="T1">248</text:span><text:span text:style-name="T2">Am</text:span>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153">
            <text:p>153</text:p>
          </table:table-cell>
          <table:table-cell table:style-name="ce7" office:value-type="string">
            <text:p>248.07575(22)#</text:p>
          </table:table-cell>
          <table:table-cell table:style-name="ce7" office:value-type="string">
            <text:p>3# min</text:p>
          </table:table-cell>
          <table:table-cell table:style-name="ce7" office:value-type="string">
            <text:p>β<text:span text:style-name="T1">-</text:span></text:p>
          </table:table-cell>
          <table:table-cell table:style-name="ce7" office:value-type="string">
            <text:p><text:span text:style-name="T1">248</text:span><text:span text:style-name="T2">Cm</text:span></text:p>
          </table:table-cell>
          <table:table-cell table:style-name="ce7"/>
          <table:table-cell table:number-columns-repeated="1016"/>
        </table:table-row>
        <table:table-row table:style-name="ro9">
          <table:table-cell table:style-name="ce11" office:value-type="string">
            <text:p><text:span text:style-name="T3">249</text:span><text:span text:style-name="T4">Am</text:span>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54">
            <text:p>154</text:p>
          </table:table-cell>
          <table:table-cell table:style-name="ce11" office:value-type="string">
            <text:p>249.07848(32)#</text:p>
          </table:table-cell>
          <table:table-cell table:style-name="ce11" office:value-type="string">
            <text:p>1# min</text:p>
          </table:table-cell>
          <table:table-cell table:style-name="ce11" office:value-type="string">
            <text:p>β<text:span text:style-name="T3">-</text:span></text:p>
          </table:table-cell>
          <table:table-cell table:style-name="ce11" office:value-type="string">
            <text:p><text:span text:style-name="T3">249</text:span><text:span text:style-name="T4">Cm</text:span></text:p>
          </table:table-cell>
          <table:table-cell table:style-name="ce36"/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20" office:value-type="string" table:number-columns-spanned="12" table:number-rows-spanned="2">
            <text:p>Americium 242 has a thermal cross section of 5,700 Barns!!!! Largest Cross Section of Thermal Neutrons ever. </text:p>
          </table:table-cell>
          <table:covered-table-cell table:number-columns-repeated="11" table:style-name="ce21"/>
          <table:table-cell table:number-columns-repeated="1011"/>
        </table:table-row>
        <table:table-row table:style-name="ro2">
          <table:table-cell/>
          <table:covered-table-cell table:number-columns-repeated="12" table:style-name="ce21"/>
          <table:table-cell table:number-columns-repeated="101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utonium" table:style-name="ta2" table:print="false">
        <table:table-column table:style-name="co1" table:number-columns-repeated="1024" table:default-cell-style-name="Excel_20_Built-in_20_Normal"/>
        <table:table-row table:style-name="ro2">
          <table:table-cell table:style-name="ce37"/>
          <table:table-cell table:style-name="ce50" table:number-columns-repeated="8"/>
          <table:table-cell table:style-name="ce66"/>
          <table:table-cell table:number-columns-repeated="1014"/>
        </table:table-row>
        <table:table-row table:style-name="ro9">
          <table:table-cell table:style-name="ce38" office:value-type="string">
            <text:p>nuclide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4" office:value-type="string" table:number-columns-spanned="1" table:number-rows-spanned="4">
            <text:p>half-life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4"/>
        </table:table-row>
        <table:table-row table:style-name="ro10">
          <table:table-cell table:style-name="ce39" office:value-type="string">
            <text:p>symbol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39"/>
          <table:table-cell table:style-name="ce39" office:value-type="string">
            <text:p>mode(s)<text:span text:style-name="T6">[9]</text:span><text:span text:style-name="T6">[n 1]mode(s)[9][n </text:span><text:span text:style-name="T6">1]mode(s)[9][n </text:span><text:span text:style-name="T6">1]mode(s)[9][n 1]</text:span></text:p>
          </table:table-cell>
          <table:table-cell table:style-name="ce52" office:value-type="string">
            <text:p><text:a xlink:href="http://en.wikipedia.org/wiki/Isotopes_of_plutonium#cite_note-11">isotopes[n 2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4"/>
        </table:table-row>
        <table:table-row table:style-name="ro9">
          <table:table-cell table:style-name="ce39"/>
          <table:covered-table-cell table:number-columns-repeated="2" table:style-name="ce53"/>
          <table:table-cell table:style-name="ce40"/>
          <table:covered-table-cell table:style-name="ce39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4"/>
        </table:table-row>
        <table:table-row table:style-name="ro11">
          <table:table-cell table:style-name="ce40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40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28</text:span><text:span text:style-name="T4">Pu</text:span><text:span text:style-name="T3">228</text:span><text:span text:style-name="T4">Pu</text:span><text:span text:style-name="T3">2</text:span><text:span text:style-name="T3">28</text:span><text:span text:style-name="T4">Pu</text:span><text:span text:style-name="T3">228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34" table:number-columns-spanned="1" table:number-rows-spanned="2">
            <text:p>134</text:p>
          </table:table-cell>
          <table:table-cell table:style-name="ce41" office:value-type="string" table:number-columns-spanned="1" table:number-rows-spanned="2">
            <text:p>228.03874(3)</text:p>
          </table:table-cell>
          <table:table-cell table:style-name="ce41" office:value-type="string" table:number-columns-spanned="1" table:number-rows-spanned="2">
            <text:p>1.1(+20-5) s</text:p>
          </table:table-cell>
          <table:table-cell table:style-name="ce41" office:value-type="string">
            <text:p>α (99.9%)</text:p>
          </table:table-cell>
          <table:table-cell table:style-name="ce41" office:value-type="string">
            <text:p><text:span text:style-name="T3">224</text:span><text:span text:style-name="T4">U</text:span><text:span text:style-name="T3">224</text:span><text:span text:style-name="T4">U</text:span><text:span text:style-name="T3">224</text:span><text:span text:style-name="T4">U</text:span><text:span text:style-name="T3">224</text:span><text:span text:style-name="T4">U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Beta_decay">β+ (.1%)</text:a></text:p>
          </table:table-cell>
          <table:table-cell table:style-name="ce41" office:value-type="string">
            <text:p><text:span text:style-name="T3">228</text:span><text:span text:style-name="T4">Np</text:span><text:span text:style-name="T3">228</text:span><text:span text:style-name="T4">Np</text:span><text:span text:style-name="T3">2</text:span><text:span text:style-name="T3">28</text:span><text:span text:style-name="T4">Np</text:span><text:span text:style-name="T3">228</text:span><text:span text:style-name="T4">Np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29</text:span><text:span text:style-name="T4">Pu</text:span><text:span text:style-name="T3">229</text:span><text:span text:style-name="T4">Pu</text:span><text:span text:style-name="T3">2</text:span><text:span text:style-name="T3">29</text:span><text:span text:style-name="T4">Pu</text:span><text:span text:style-name="T3">229</text:span><text:span text:style-name="T4">Pu</text:span></text:p>
          </table:table-cell>
          <table:table-cell table:style-name="ce55" office:value-type="float" office:value="94">
            <text:p>94</text:p>
          </table:table-cell>
          <table:table-cell table:style-name="ce55" office:value-type="float" office:value="135">
            <text:p>135</text:p>
          </table:table-cell>
          <table:table-cell table:style-name="ce41" office:value-type="string">
            <text:p>229.04015(6)</text:p>
          </table:table-cell>
          <table:table-cell table:style-name="ce41" office:value-type="string">
            <text:p>120(50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5</text:span><text:span text:style-name="T4">U</text:span><text:span text:style-name="T3">225</text:span><text:span text:style-name="T4">U</text:span><text:span text:style-name="T3">225</text:span><text:span text:style-name="T4">U</text:span><text:span text:style-name="T3">225</text:span><text:span text:style-name="T4">U</text:span></text:p>
          </table:table-cell>
          <table:table-cell table:style-name="ce41" office:value-type="string">
            <text:p>3/2+#</text:p>
          </table:table-cell>
          <table:table-cell table:style-name="ce41" table:number-columns-repeated="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30</text:span><text:span text:style-name="T4">Pu</text:span><text:span text:style-name="T3">230</text:span><text:span text:style-name="T4">Pu</text:span><text:span text:style-name="T3">2</text:span><text:span text:style-name="T3">30</text:span><text:span text:style-name="T4">Pu</text:span><text:span text:style-name="T3">230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36" table:number-columns-spanned="1" table:number-rows-spanned="2">
            <text:p>136</text:p>
          </table:table-cell>
          <table:table-cell table:style-name="ce41" office:value-type="string" table:number-columns-spanned="1" table:number-rows-spanned="2">
            <text:p>230.039650(16)</text:p>
          </table:table-cell>
          <table:table-cell table:style-name="ce41" office:value-type="string" table:number-columns-spanned="1" table:number-rows-spanned="2">
            <text:p>1.70(17) min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6</text:span><text:span text:style-name="T4">U</text:span><text:span text:style-name="T3">226</text:span><text:span text:style-name="T4">U</text:span><text:span text:style-name="T3">226</text:span><text:span text:style-name="T4">U</text:span><text:span text:style-name="T3">226</text:span><text:span text:style-name="T4">U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10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</text:span></text:p>
          </table:table-cell>
          <table:table-cell table:style-name="ce41" office:value-type="string">
            <text:p><text:span text:style-name="T3">230</text:span><text:span text:style-name="T4">Np</text:span><text:span text:style-name="T3">230</text:span><text:span text:style-name="T4">Np</text:span><text:span text:style-name="T3">2</text:span><text:span text:style-name="T3">30</text:span><text:span text:style-name="T4">Np</text:span><text:span text:style-name="T3">230</text:span><text:span text:style-name="T4">Np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31</text:span><text:span text:style-name="T4">Pu</text:span><text:span text:style-name="T3">231</text:span><text:span text:style-name="T4">Pu</text:span><text:span text:style-name="T3">2</text:span><text:span text:style-name="T3">31</text:span><text:span text:style-name="T4">Pu</text:span><text:span text:style-name="T3">231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37" table:number-columns-spanned="1" table:number-rows-spanned="2">
            <text:p>137</text:p>
          </table:table-cell>
          <table:table-cell table:style-name="ce41" office:value-type="string" table:number-columns-spanned="1" table:number-rows-spanned="2">
            <text:p>231.041101(28)</text:p>
          </table:table-cell>
          <table:table-cell table:style-name="ce41" office:value-type="string" table:number-columns-spanned="1" table:number-rows-spanned="2">
            <text:p>8.6(5) min</text:p>
          </table:table-cell>
          <table:table-cell table:style-name="ce41" office:value-type="string">
            <text:p>β<text:span text:style-name="T3">+β+β+β+</text:span></text:p>
          </table:table-cell>
          <table:table-cell table:style-name="ce41" office:value-type="string">
            <text:p><text:span text:style-name="T3">231</text:span><text:span text:style-name="T4">Np</text:span><text:span text:style-name="T3">231</text:span><text:span text:style-name="T4">Np</text:span><text:span text:style-name="T3">2</text:span><text:span text:style-name="T3">31</text:span><text:span text:style-name="T4">Np</text:span><text:span text:style-name="T3">231</text:span><text:span text:style-name="T4">Np</text:span></text:p>
          </table:table-cell>
          <table:table-cell table:style-name="ce41" office:value-type="string" table:number-columns-spanned="1" table:number-rows-spanned="2">
            <text:p>3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rare)</text:p>
          </table:table-cell>
          <table:table-cell table:style-name="ce41" office:value-type="string">
            <text:p><text:span text:style-name="T3">227</text:span><text:span text:style-name="T4">U</text:span><text:span text:style-name="T3">227</text:span><text:span text:style-name="T4">U</text:span><text:span text:style-name="T3">227</text:span><text:span text:style-name="T4">U</text:span><text:span text:style-name="T3">227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32</text:span><text:span text:style-name="T4">Pu</text:span><text:span text:style-name="T3">232</text:span><text:span text:style-name="T4">Pu</text:span><text:span text:style-name="T3">2</text:span><text:span text:style-name="T3">32</text:span><text:span text:style-name="T4">Pu</text:span><text:span text:style-name="T3">232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38" table:number-columns-spanned="1" table:number-rows-spanned="2">
            <text:p>138</text:p>
          </table:table-cell>
          <table:table-cell table:style-name="ce41" office:value-type="string" table:number-columns-spanned="1" table:number-rows-spanned="2">
            <text:p>232.041187(19)</text:p>
          </table:table-cell>
          <table:table-cell table:style-name="ce41" office:value-type="string" table:number-columns-spanned="1" table:number-rows-spanned="2">
            <text:p>33.7(5) min</text:p>
          </table:table-cell>
          <table:table-cell table:style-name="ce44" office:value-type="string">
            <text:p><text:a xlink:href="http://en.wikipedia.org/wiki/Electron_capture">EC (89%)</text:a></text:p>
          </table:table-cell>
          <table:table-cell table:style-name="ce41" office:value-type="string">
            <text:p><text:span text:style-name="T3">232</text:span><text:span text:style-name="T4">Np</text:span><text:span text:style-name="T3">232</text:span><text:span text:style-name="T4">Np</text:span><text:span text:style-name="T3">2</text:span><text:span text:style-name="T3">32</text:span><text:span text:style-name="T4">Np</text:span><text:span text:style-name="T3">232</text:span><text:span text:style-name="T4">Np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1%)</text:p>
          </table:table-cell>
          <table:table-cell table:style-name="ce41" office:value-type="string">
            <text:p><text:span text:style-name="T3">228</text:span><text:span text:style-name="T4">U</text:span><text:span text:style-name="T3">228</text:span><text:span text:style-name="T4">U</text:span><text:span text:style-name="T3">228</text:span><text:span text:style-name="T4">U</text:span><text:span text:style-name="T3">228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12">
          <table:table-cell table:style-name="ce41" office:value-type="string" table:number-columns-spanned="1" table:number-rows-spanned="2">
            <text:p><text:span text:style-name="T3">233</text:span><text:span text:style-name="T4">Pu</text:span><text:span text:style-name="T3">233</text:span><text:span text:style-name="T4">Pu</text:span><text:span text:style-name="T3">2</text:span><text:span text:style-name="T3">33</text:span><text:span text:style-name="T4">Pu</text:span><text:span text:style-name="T3">233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39" table:number-columns-spanned="1" table:number-rows-spanned="2">
            <text:p>139</text:p>
          </table:table-cell>
          <table:table-cell table:style-name="ce41" office:value-type="string" table:number-columns-spanned="1" table:number-rows-spanned="2">
            <text:p>233.04300(5)</text:p>
          </table:table-cell>
          <table:table-cell table:style-name="ce41" office:value-type="string" table:number-columns-spanned="1" table:number-rows-spanned="2">
            <text:p>20.9(4) min</text:p>
          </table:table-cell>
          <table:table-cell table:style-name="ce41" office:value-type="string">
            <text:p>β<text:span text:style-name="T3">+</text:span><text:span text:style-name="T4"> (99.88</text:span><text:span text:style-name="T4">%)β</text:span><text:span text:style-name="T3">+</text:span><text:span text:style-name="T4"> (99.8</text:span><text:span text:style-name="T4">8%)β</text:span><text:span text:style-name="T3">+</text:span><text:span text:style-name="T4"> (99.</text:span><text:span text:style-name="T4">88%)β</text:span><text:span text:style-name="T3">+</text:span><text:span text:style-name="T4"> (9</text:span><text:span text:style-name="T4">9.88%)</text:span></text:p>
          </table:table-cell>
          <table:table-cell table:style-name="ce41" office:value-type="string">
            <text:p><text:span text:style-name="T3">233</text:span><text:span text:style-name="T4">Np</text:span><text:span text:style-name="T3">233</text:span><text:span text:style-name="T4">Np</text:span><text:span text:style-name="T3">2</text:span><text:span text:style-name="T3">33</text:span><text:span text:style-name="T4">Np</text:span><text:span text:style-name="T3">233</text:span><text:span text:style-name="T4">Np</text:span></text:p>
          </table:table-cell>
          <table:table-cell table:style-name="ce41" office:value-type="string" table:number-columns-spanned="1" table:number-rows-spanned="2">
            <text:p>5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12%)</text:p>
          </table:table-cell>
          <table:table-cell table:style-name="ce41" office:value-type="string">
            <text:p><text:span text:style-name="T3">229</text:span><text:span text:style-name="T4">U</text:span><text:span text:style-name="T3">229</text:span><text:span text:style-name="T4">U</text:span><text:span text:style-name="T3">229</text:span><text:span text:style-name="T4">U</text:span><text:span text:style-name="T3">229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34</text:span><text:span text:style-name="T4">Pu</text:span><text:span text:style-name="T3">234</text:span><text:span text:style-name="T4">Pu</text:span><text:span text:style-name="T3">2</text:span><text:span text:style-name="T3">34</text:span><text:span text:style-name="T4">Pu</text:span><text:span text:style-name="T3">234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40" table:number-columns-spanned="1" table:number-rows-spanned="2">
            <text:p>140</text:p>
          </table:table-cell>
          <table:table-cell table:style-name="ce41" office:value-type="string" table:number-columns-spanned="1" table:number-rows-spanned="2">
            <text:p>234.043317(7)</text:p>
          </table:table-cell>
          <table:table-cell table:style-name="ce41" office:value-type="string" table:number-columns-spanned="1" table:number-rows-spanned="2">
            <text:p>8.8(1) h</text:p>
          </table:table-cell>
          <table:table-cell table:style-name="ce41" office:value-type="string">
            <text:p>EC (94%)</text:p>
          </table:table-cell>
          <table:table-cell table:style-name="ce41" office:value-type="string">
            <text:p><text:span text:style-name="T3">234</text:span><text:span text:style-name="T4">Np</text:span><text:span text:style-name="T3">234</text:span><text:span text:style-name="T4">Np</text:span><text:span text:style-name="T3">2</text:span><text:span text:style-name="T3">34</text:span><text:span text:style-name="T4">Np</text:span><text:span text:style-name="T3">234</text:span><text:span text:style-name="T4">Np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6%)</text:p>
          </table:table-cell>
          <table:table-cell table:style-name="ce41" office:value-type="string">
            <text:p><text:span text:style-name="T3">230</text:span><text:span text:style-name="T4">U</text:span><text:span text:style-name="T3">230</text:span><text:span text:style-name="T4">U</text:span><text:span text:style-name="T3">230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10">
          <table:table-cell table:style-name="ce41" office:value-type="string" table:number-columns-spanned="1" table:number-rows-spanned="2">
            <text:p><text:span text:style-name="T3">235</text:span><text:span text:style-name="T4">Pu</text:span><text:span text:style-name="T3">235</text:span><text:span text:style-name="T4">Pu</text:span><text:span text:style-name="T3">2</text:span><text:span text:style-name="T3">35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41" table:number-columns-spanned="1" table:number-rows-spanned="2">
            <text:p>141</text:p>
          </table:table-cell>
          <table:table-cell table:style-name="ce41" office:value-type="string" table:number-columns-spanned="1" table:number-rows-spanned="2">
            <text:p>235.045286(22)</text:p>
          </table:table-cell>
          <table:table-cell table:style-name="ce41" office:value-type="string" table:number-columns-spanned="1" table:number-rows-spanned="2">
            <text:p>25.3(5) min</text:p>
          </table:table-cell>
          <table:table-cell table:style-name="ce41" office:value-type="string">
            <text:p>β<text:span text:style-name="T3">+</text:span><text:span text:style-name="T4"> (99.99</text:span><text:span text:style-name="T4">%)β</text:span><text:span text:style-name="T3">+</text:span><text:span text:style-name="T4"> (99.9</text:span><text:span text:style-name="T4">9%)β</text:span><text:span text:style-name="T3">+</text:span><text:span text:style-name="T4"> (99.</text:span><text:span text:style-name="T4">99%)</text:span></text:p>
          </table:table-cell>
          <table:table-cell table:style-name="ce41" office:value-type="string">
            <text:p><text:span text:style-name="T3">235</text:span><text:span text:style-name="T4">Np</text:span><text:span text:style-name="T3">235</text:span><text:span text:style-name="T4">Np</text:span><text:span text:style-name="T3">2</text:span><text:span text:style-name="T3">35</text:span><text:span text:style-name="T4">Np</text:span></text:p>
          </table:table-cell>
          <table:table-cell table:style-name="ce41" office:value-type="string" table:number-columns-spanned="1" table:number-rows-spanned="2">
            <text:p>(5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0027%)</text:p>
          </table:table-cell>
          <table:table-cell table:style-name="ce41" office:value-type="string">
            <text:p><text:span text:style-name="T3">231</text:span><text:span text:style-name="T4">U</text:span><text:span text:style-name="T3">231</text:span><text:span text:style-name="T4">U</text:span><text:span text:style-name="T3">231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5">
            <text:p><text:span text:style-name="T3">236</text:span><text:span text:style-name="T4">Pu</text:span><text:span text:style-name="T3">236</text:span><text:span text:style-name="T4">Pu</text:span><text:span text:style-name="T3">2</text:span><text:span text:style-name="T3">36</text:span><text:span text:style-name="T4">Pu</text:span></text:p>
          </table:table-cell>
          <table:table-cell table:style-name="ce55" office:value-type="float" office:value="94" table:number-columns-spanned="1" table:number-rows-spanned="5">
            <text:p>94</text:p>
          </table:table-cell>
          <table:table-cell table:style-name="ce55" office:value-type="float" office:value="142" table:number-columns-spanned="1" table:number-rows-spanned="5">
            <text:p>142</text:p>
          </table:table-cell>
          <table:table-cell table:style-name="ce41" office:value-type="string" table:number-columns-spanned="1" table:number-rows-spanned="5">
            <text:p>236.0460580(24)</text:p>
          </table:table-cell>
          <table:table-cell table:style-name="ce41" office:value-type="string" table:number-columns-spanned="1" table:number-rows-spanned="5">
            <text:p>2.858(8) a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2</text:span><text:span text:style-name="T4">U</text:span><text:span text:style-name="T3">232</text:span><text:span text:style-name="T4">U</text:span><text:span text:style-name="T3">232</text:span><text:span text:style-name="T4">U</text:span></text:p>
          </table:table-cell>
          <table:table-cell table:style-name="ce41" office:value-type="string" table:number-columns-spanned="1" table:number-rows-spanned="5">
            <text:p>0+</text:p>
          </table:table-cell>
          <table:table-cell table:style-name="ce41" table:number-columns-spanned="1" table:number-rows-spanned="5"/>
          <table:table-cell table:style-name="ce41" table:number-columns-spanned="1" table:number-rows-spanned="5"/>
          <table:table-cell table:number-columns-repeated="1014"/>
        </table:table-row>
        <table:table-row table:style-name="ro1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>
            <text:p><text:a xlink:href="http://en.wikipedia.org/wiki/Spontaneous_fission">SF (1.37×10−7%)</text:a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4"/>
        </table:table-row>
        <table:table-row table:style-name="ro9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2×10−12%)</text:a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text:span text:style-name="T8">2</text:span><text:span text:style-name="T8">08</text:span><text:span text:style-name="T9">Pb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9">
          <table:covered-table-cell table:style-name="ce43"/>
          <table:covered-table-cell table:number-columns-repeated="2" table:style-name="ce57"/>
          <table:covered-table-cell table:number-columns-repeated="2" table:style-name="ce43"/>
          <table:covered-table-cell table:style-name="ce46"/>
          <table:table-cell table:style-name="ce42" office:value-type="string">
            <text:p><text:span text:style-name="T3">28</text:span><text:span text:style-name="T4">Mg</text:span><text:span text:style-name="T3">28</text:span><text:span text:style-name="T4">Mg</text:span><text:span text:style-name="T3">28</text:span><text:span text:style-name="T4">Mg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13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36</text:span><text:span text:style-name="T4">U</text:span><text:span text:style-name="T3">236</text:span><text:span text:style-name="T4">U</text:span><text:span text:style-name="T3">236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 table:number-columns-spanned="1" table:number-rows-spanned="2">
            <text:p><text:span text:style-name="T3">237</text:span><text:span text:style-name="T4">Pu</text:span><text:span text:style-name="T3">237</text:span><text:span text:style-name="T4">Pu</text:span><text:span text:style-name="T3">2</text:span><text:span text:style-name="T3">37</text:span><text:span text:style-name="T4">Pu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43" table:number-columns-spanned="1" table:number-rows-spanned="2">
            <text:p>143</text:p>
          </table:table-cell>
          <table:table-cell table:style-name="ce41" office:value-type="string" table:number-columns-spanned="1" table:number-rows-spanned="2">
            <text:p>237.0484097(24)</text:p>
          </table:table-cell>
          <table:table-cell table:style-name="ce41" office:value-type="string" table:number-columns-spanned="1" table:number-rows-spanned="2">
            <text:p>45.2(1) d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<text:span text:style-name="T3">237</text:span><text:span text:style-name="T4">Np</text:span><text:span text:style-name="T3">237</text:span><text:span text:style-name="T4">Np</text:span><text:span text:style-name="T3">2</text:span><text:span text:style-name="T3">37</text:span><text:span text:style-name="T4">Np</text:span></text:p>
          </table:table-cell>
          <table:table-cell table:style-name="ce41" office:value-type="string" table:number-columns-spanned="1" table:number-rows-spanned="2">
            <text:p>7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0042%)</text:p>
          </table:table-cell>
          <table:table-cell table:style-name="ce41" office:value-type="string">
            <text:p><text:span text:style-name="T3">233</text:span><text:span text:style-name="T4">U</text:span><text:span text:style-name="T3">233</text:span><text:span text:style-name="T4">U</text:span><text:span text:style-name="T3">233</text:span><text:span text:style-name="T4">U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37m1</text:span><text:span text:style-name="T4">Pu</text:span><text:span text:style-name="T3">237m1</text:span><text:span text:style-name="T4">Pu</text:span><text:span text:style-name="T3">237m1</text:span><text:span text:style-name="T4">Pu</text:span></text:p>
          </table:table-cell>
          <table:table-cell table:style-name="ce41" office:value-type="string" table:number-columns-spanned="3" table:number-rows-spanned="1">
            <text:p>145.544(10) keV</text:p>
          </table:table-cell>
          <table:covered-table-cell table:style-name="ce59"/>
          <table:covered-table-cell table:style-name="ce61"/>
          <table:table-cell table:style-name="ce41" office:value-type="string">
            <text:p>180(20) ms</text:p>
          </table:table-cell>
          <table:table-cell table:style-name="ce44" office:value-type="string">
            <text:p><text:a xlink:href="http://en.wikipedia.org/wiki/Isomeric_transition">IT</text:a></text:p>
          </table:table-cell>
          <table:table-cell table:style-name="ce41" office:value-type="string">
            <text:p><text:span text:style-name="T3">237</text:span><text:span text:style-name="T4">Pu</text:span><text:span text:style-name="T3">237</text:span><text:span text:style-name="T4">Pu</text:span><text:span text:style-name="T3">2</text:span><text:span text:style-name="T3">37</text:span><text:span text:style-name="T4">Pu</text:span></text:p>
          </table:table-cell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37m2</text:span><text:span text:style-name="T4">Pu</text:span><text:span text:style-name="T3">237m2</text:span><text:span text:style-name="T4">Pu</text:span><text:span text:style-name="T3">237m2</text:span><text:span text:style-name="T4">Pu</text:span></text:p>
          </table:table-cell>
          <table:table-cell table:style-name="ce41" office:value-type="string" table:number-columns-spanned="3" table:number-rows-spanned="1">
            <text:p>2900(250) keV</text:p>
          </table:table-cell>
          <table:covered-table-cell table:style-name="ce59"/>
          <table:covered-table-cell table:style-name="ce61"/>
          <table:table-cell table:style-name="ce41" office:value-type="string">
            <text:p>1.1(1) µs</text:p>
          </table:table-cell>
          <table:table-cell table:style-name="ce41" table:number-columns-repeated="5"/>
          <table:table-cell table:number-columns-repeated="1014"/>
        </table:table-row>
        <table:table-row table:style-name="ro9">
          <table:table-cell table:style-name="ce44" office:value-type="string" table:number-columns-spanned="1" table:number-rows-spanned="7">
            <text:p><text:a xlink:href="http://en.wikipedia.org/wiki/Plutonium-238">238Pu</text:a></text:p>
          </table:table-cell>
          <table:table-cell table:style-name="ce55" office:value-type="float" office:value="94" table:number-columns-spanned="1" table:number-rows-spanned="7">
            <text:p>94</text:p>
          </table:table-cell>
          <table:table-cell table:style-name="ce55" office:value-type="float" office:value="144" table:number-columns-spanned="1" table:number-rows-spanned="7">
            <text:p>144</text:p>
          </table:table-cell>
          <table:table-cell table:style-name="ce41" office:value-type="string" table:number-columns-spanned="1" table:number-rows-spanned="7">
            <text:p>238.0495599(20)</text:p>
          </table:table-cell>
          <table:table-cell table:style-name="ce41" office:value-type="string" table:number-columns-spanned="1" table:number-rows-spanned="7">
            <text:p>87.7(1) a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4</text:span><text:span text:style-name="T4">U</text:span><text:span text:style-name="T3">234</text:span><text:span text:style-name="T4">U</text:span><text:span text:style-name="T3">234</text:span><text:span text:style-name="T4">U</text:span></text:p>
          </table:table-cell>
          <table:table-cell table:style-name="ce41" office:value-type="string" table:number-columns-spanned="1" table:number-rows-spanned="7">
            <text:p>0+</text:p>
          </table:table-cell>
          <table:table-cell table:style-name="ce41" table:number-columns-spanned="1" table:number-rows-spanned="7"/>
          <table:table-cell table:style-name="ce41" table:number-columns-spanned="1" table:number-rows-spanned="7"/>
          <table:table-cell table:number-columns-repeated="1014"/>
        </table:table-row>
        <table:table-row table:style-name="ro14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1.9×10<text:span text:style-name="T3">−7</text:span><text:span text:style-name="T4">%)SF </text:span><text:span text:style-name="T4">(1.9×10</text:span><text:span text:style-name="T3">−7</text:span><text:span text:style-name="T4">%)SF </text:span><text:span text:style-name="T4">(1.9×10</text:span><text:span text:style-name="T3">−7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4"/>
        </table:table-row>
        <table:table-row table:style-name="ro9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1.4×10<text:span text:style-name="T3">−14</text:span><text:span text:style-name="T4">%)CD </text:span><text:span text:style-name="T4">(1.4×10</text:span><text:span text:style-name="T3">−14</text:span><text:span text:style-name="T4">%)CD </text:span><text:span text:style-name="T4">(1.4×10</text:span><text:span text:style-name="T3">−14</text:span><text:span text:style-name="T4">%)</text:span></text:p>
          </table:table-cell>
          <table:table-cell table:style-name="ce63" office:value-type="string">
            <text:p><text:span text:style-name="T3">206</text:span><text:span text:style-name="T4">Hg</text:span><text:span text:style-name="T3">206</text:span><text:span text:style-name="T4">Hg</text:span><text:span text:style-name="T3">2</text:span><text:span text:style-name="T3">06</text:span><text:span text:style-name="T4">Hg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5"/>
          <table:covered-table-cell table:number-columns-repeated="2" table:style-name="ce57"/>
          <table:covered-table-cell table:number-columns-repeated="2" table:style-name="ce43"/>
          <table:covered-table-cell table:style-name="ce42"/>
          <table:table-cell table:style-name="ce42" office:value-type="string">
            <text:p><text:span text:style-name="T3">32</text:span><text:span text:style-name="T4">Si</text:span><text:span text:style-name="T3">32</text:span><text:span text:style-name="T4">Si</text:span><text:span text:style-name="T3">32</text:span><text:span text:style-name="T4">Si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3">
            <text:p>CD (6×10<text:span text:style-name="T3">−15</text:span><text:span text:style-name="T4">%)</text:span><text:span text:style-name="T4">CD </text:span><text:span text:style-name="T4">(6×10</text:span><text:span text:style-name="T3">−15</text:span><text:span text:style-name="T4">%)</text:span></text:p>
          </table:table-cell>
          <table:table-cell table:style-name="ce63" office:value-type="string">
            <text:p><text:span text:style-name="T3">180</text:span><text:span text:style-name="T4">Yb</text:span><text:span text:style-name="T3">180</text:span><text:span text:style-name="T4">Yb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5"/>
          <table:covered-table-cell table:number-columns-repeated="2" table:style-name="ce57"/>
          <table:covered-table-cell table:number-columns-repeated="3" table:style-name="ce43"/>
          <table:table-cell table:style-name="ce43" office:value-type="string">
            <text:p><text:span text:style-name="T3">30</text:span><text:span text:style-name="T4">Mg</text:span><text:span text:style-name="T3">30</text:span><text:span text:style-name="T4">Mg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6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28</text:span><text:span text:style-name="T4">Mg</text:span><text:span text:style-name="T3">28</text:span><text:span text:style-name="T4">Mg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2">
          <table:table-cell table:style-name="ce47" office:value-type="string" table:number-columns-spanned="1" table:number-rows-spanned="2">
            <text:p><text:span text:style-name="T6">239</text:span><text:span text:style-name="T7">Pu</text:span><text:span text:style-name="T6">[n 3][n </text:span><text:span text:style-name="T6">4]239</text:span><text:span text:style-name="T7">Pu</text:span><text:span text:style-name="T6">[n 3][n </text:span><text:span text:style-name="T6">4]</text:span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45" table:number-columns-spanned="1" table:number-rows-spanned="2">
            <text:p>145</text:p>
          </table:table-cell>
          <table:table-cell table:style-name="ce41" office:value-type="string" table:number-columns-spanned="1" table:number-rows-spanned="2">
            <text:p>239.0521634(20)</text:p>
          </table:table-cell>
          <table:table-cell table:style-name="ce41" office:value-type="string" table:number-columns-spanned="1" table:number-rows-spanned="2">
            <text:p>2.411(3)×10<text:span text:style-name="T3">4</text:span><text:span text:style-name="T4"> a2.411</text:span><text:span text:style-name="T4">(3)×10</text:span><text:span text:style-name="T3">4</text:span><text:span text:style-name="T4"> a</text:span></text:p>
          </table:table-cell>
          <table:table-cell table:style-name="ce41" office:value-type="string">
            <text:p>α</text:p>
          </table:table-cell>
          <table:table-cell table:style-name="ce64" office:value-type="string">
            <text:p><text:span text:style-name="T10">235</text:span><text:span text:style-name="T11">U</text:span><text:span text:style-name="T10">235</text:span><text:span text:style-name="T11">U</text:span></text:p>
          </table:table-cell>
          <table:table-cell table:style-name="ce41" office:value-type="string" table:number-columns-spanned="1" table:number-rows-spanned="2">
            <text:p>1/2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12">
          <table:covered-table-cell table:style-name="ce48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3.1×10<text:span text:style-name="T3">−10</text:span><text:span text:style-name="T4">%)SF </text:span><text:span text:style-name="T4">(3.1×10</text:span><text:span text:style-name="T3">−10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4"/>
        </table:table-row>
        <table:table-row table:style-name="ro15">
          <table:table-cell table:style-name="ce41" office:value-type="string">
            <text:p><text:span text:style-name="T3">239m1</text:span><text:span text:style-name="T4">Pu</text:span><text:span text:style-name="T3">239m1</text:span><text:span text:style-name="T4">Pu</text:span></text:p>
          </table:table-cell>
          <table:table-cell table:style-name="ce41" office:value-type="string" table:number-columns-spanned="3" table:number-rows-spanned="1">
            <text:p>391.584(3) keV</text:p>
          </table:table-cell>
          <table:covered-table-cell table:style-name="ce59"/>
          <table:covered-table-cell table:style-name="ce61"/>
          <table:table-cell table:style-name="ce41" office:value-type="string">
            <text:p>193(4) ns</text:p>
          </table:table-cell>
          <table:table-cell table:style-name="ce41" table:number-columns-repeated="2"/>
          <table:table-cell table:style-name="ce41" office:value-type="string">
            <text:p>7/2-</text:p>
          </table:table-cell>
          <table:table-cell table:style-name="ce41" table:number-columns-repeated="2"/>
          <table:table-cell table:number-columns-repeated="1014"/>
        </table:table-row>
        <table:table-row table:style-name="ro15">
          <table:table-cell table:style-name="ce41" office:value-type="string">
            <text:p><text:span text:style-name="T3">239m2</text:span><text:span text:style-name="T4">Pu</text:span><text:span text:style-name="T3">239m2</text:span><text:span text:style-name="T4">Pu</text:span></text:p>
          </table:table-cell>
          <table:table-cell table:style-name="ce41" office:value-type="string" table:number-columns-spanned="3" table:number-rows-spanned="1">
            <text:p>3100(200) keV</text:p>
          </table:table-cell>
          <table:covered-table-cell table:style-name="ce59"/>
          <table:covered-table-cell table:style-name="ce61"/>
          <table:table-cell table:style-name="ce41" office:value-type="string">
            <text:p>7.5(10) µs</text:p>
          </table:table-cell>
          <table:table-cell table:style-name="ce41" table:number-columns-repeated="2"/>
          <table:table-cell table:style-name="ce41" office:value-type="string">
            <text:p>(5/2+)</text:p>
          </table:table-cell>
          <table:table-cell table:style-name="ce41" table:number-columns-repeated="2"/>
          <table:table-cell table:number-columns-repeated="1014"/>
        </table:table-row>
        <table:table-row table:style-name="ro2">
          <table:table-cell table:style-name="ce44" office:value-type="string" table:number-columns-spanned="1" table:number-rows-spanned="4">
            <text:p><text:a xlink:href="http://en.wikipedia.org/wiki/Plutonium-240">240Pu</text:a></text:p>
          </table:table-cell>
          <table:table-cell table:style-name="ce55" office:value-type="float" office:value="94" table:number-columns-spanned="1" table:number-rows-spanned="4">
            <text:p>94</text:p>
          </table:table-cell>
          <table:table-cell table:style-name="ce55" office:value-type="float" office:value="146" table:number-columns-spanned="1" table:number-rows-spanned="4">
            <text:p>146</text:p>
          </table:table-cell>
          <table:table-cell table:style-name="ce41" office:value-type="string" table:number-columns-spanned="1" table:number-rows-spanned="4">
            <text:p>240.0538135(20)</text:p>
          </table:table-cell>
          <table:table-cell table:style-name="ce41" office:value-type="string" table:number-columns-spanned="1" table:number-rows-spanned="4">
            <text:p>6,561(7) a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6</text:span><text:span text:style-name="T4">U</text:span><text:span text:style-name="T3">236</text:span><text:span text:style-name="T4">U</text:span></text:p>
          </table:table-cell>
          <table:table-cell table:style-name="ce41" office:value-type="string" table:number-columns-spanned="1" table:number-rows-spanned="4">
            <text:p>0+</text:p>
          </table:table-cell>
          <table:table-cell table:style-name="ce41" table:number-columns-spanned="1" table:number-rows-spanned="4"/>
          <table:table-cell table:style-name="ce41" table:number-columns-spanned="1" table:number-rows-spanned="4"/>
          <table:table-cell table:number-columns-repeated="1014"/>
        </table:table-row>
        <table:table-row table:style-name="ro12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5.7×10<text:span text:style-name="T3">−6</text:span><text:span text:style-name="T4">%)SF </text:span><text:span text:style-name="T4">(5.7×10</text:span><text:span text:style-name="T3">−6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1.3×10<text:span text:style-name="T3">−13</text:span><text:span text:style-name="T4">%)CD </text:span><text:span text:style-name="T4">(1.3×10</text:span><text:span text:style-name="T3">−13</text:span><text:span text:style-name="T4">%)</text:span></text:p>
          </table:table-cell>
          <table:table-cell table:style-name="ce63" office:value-type="string">
            <text:p><text:span text:style-name="T3">206</text:span><text:span text:style-name="T4">Hg</text:span><text:span text:style-name="T3">206</text:span><text:span text:style-name="T4">Hg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2">
          <table:covered-table-cell table:style-name="ce46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34</text:span><text:span text:style-name="T4">Si</text:span><text:span text:style-name="T3">34</text:span><text:span text:style-name="T4">Si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13">
          <table:table-cell table:style-name="ce47" office:value-type="string" table:number-columns-spanned="1" table:number-rows-spanned="3">
            <text:p><text:span text:style-name="T6">241</text:span><text:span text:style-name="T7">Pu</text:span><text:span text:style-name="T6">[n </text:span><text:span text:style-name="T6">3]241</text:span><text:span text:style-name="T7">Pu</text:span><text:span text:style-name="T6">[n 3]</text:span></text:p>
          </table:table-cell>
          <table:table-cell table:style-name="ce55" office:value-type="float" office:value="94" table:number-columns-spanned="1" table:number-rows-spanned="3">
            <text:p>94</text:p>
          </table:table-cell>
          <table:table-cell table:style-name="ce55" office:value-type="float" office:value="147" table:number-columns-spanned="1" table:number-rows-spanned="3">
            <text:p>147</text:p>
          </table:table-cell>
          <table:table-cell table:style-name="ce41" office:value-type="string" table:number-columns-spanned="1" table:number-rows-spanned="3">
            <text:p>241.0568515(20)</text:p>
          </table:table-cell>
          <table:table-cell table:style-name="ce41" office:value-type="string" table:number-columns-spanned="1" table:number-rows-spanned="3">
            <text:p>14.290(6) a</text:p>
          </table:table-cell>
          <table:table-cell table:style-name="ce41" office:value-type="string">
            <text:p>β<text:span text:style-name="T3">-</text:span><text:span text:style-name="T4"> (99.99%</text:span><text:span text:style-name="T4">)β</text:span><text:span text:style-name="T3">-</text:span><text:span text:style-name="T4"> (99.99</text:span><text:span text:style-name="T4">%)</text:span></text:p>
          </table:table-cell>
          <table:table-cell table:style-name="ce41" office:value-type="string">
            <text:p><text:span text:style-name="T3">241</text:span><text:span text:style-name="T4">Am</text:span><text:span text:style-name="T3">241</text:span><text:span text:style-name="T4">A</text:span><text:span text:style-name="T4">m</text:span></text:p>
          </table:table-cell>
          <table:table-cell table:style-name="ce41" office:value-type="string" table:number-columns-spanned="1" table:number-rows-spanned="3">
            <text:p>5/2+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4"/>
        </table:table-row>
        <table:table-row table:style-name="ro9">
          <table:covered-table-cell table:style-name="ce49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α (.00245%)</text:p>
          </table:table-cell>
          <table:table-cell table:style-name="ce41" office:value-type="string">
            <text:p><text:span text:style-name="T3">237</text:span><text:span text:style-name="T4">U</text:span><text:span text:style-name="T3">237</text:span><text:span text:style-name="T4">U</text:span></text:p>
          </table:table-cell>
          <table:covered-table-cell table:number-columns-repeated="3" table:style-name="ce43"/>
          <table:table-cell table:number-columns-repeated="1014"/>
        </table:table-row>
        <table:table-row table:style-name="ro12">
          <table:covered-table-cell table:style-name="ce48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2.4×10<text:span text:style-name="T3">−14</text:span><text:span text:style-name="T4">%)SF </text:span><text:span text:style-name="T4">(2.4×10</text:span><text:span text:style-name="T3">−14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4"/>
        </table:table-row>
        <table:table-row table:style-name="ro15">
          <table:table-cell table:style-name="ce41" office:value-type="string">
            <text:p><text:span text:style-name="T3">241m1</text:span><text:span text:style-name="T4">Pu</text:span><text:span text:style-name="T3">241m1</text:span><text:span text:style-name="T4">Pu</text:span></text:p>
          </table:table-cell>
          <table:table-cell table:style-name="ce41" office:value-type="string" table:number-columns-spanned="3" table:number-rows-spanned="1">
            <text:p>161.6(1) keV</text:p>
          </table:table-cell>
          <table:covered-table-cell table:style-name="ce59"/>
          <table:covered-table-cell table:style-name="ce61"/>
          <table:table-cell table:style-name="ce41" office:value-type="string">
            <text:p>0.88(5) µs</text:p>
          </table:table-cell>
          <table:table-cell table:style-name="ce41" table:number-columns-repeated="2"/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4"/>
        </table:table-row>
        <table:table-row table:style-name="ro15">
          <table:table-cell table:style-name="ce41" office:value-type="string">
            <text:p><text:span text:style-name="T3">241m2</text:span><text:span text:style-name="T4">Pu</text:span><text:span text:style-name="T3">241m2</text:span><text:span text:style-name="T4">Pu</text:span></text:p>
          </table:table-cell>
          <table:table-cell table:style-name="ce41" office:value-type="string" table:number-columns-spanned="3" table:number-rows-spanned="1">
            <text:p>2200(200) keV</text:p>
          </table:table-cell>
          <table:covered-table-cell table:style-name="ce59"/>
          <table:covered-table-cell table:style-name="ce61"/>
          <table:table-cell table:style-name="ce41" office:value-type="string">
            <text:p>21(3) µs</text:p>
          </table:table-cell>
          <table:table-cell table:style-name="ce41" table:number-columns-repeated="5"/>
          <table:table-cell table:number-columns-repeated="1014"/>
        </table:table-row>
        <table:table-row table:style-name="ro2">
          <table:table-cell table:style-name="ce44" office:value-type="string" table:number-columns-spanned="1" table:number-rows-spanned="2">
            <text:p><text:a xlink:href="http://en.wikipedia.org/wiki/Plutonium-242">242Pu</text:a></text:p>
          </table:table-cell>
          <table:table-cell table:style-name="ce55" office:value-type="float" office:value="94" table:number-columns-spanned="1" table:number-rows-spanned="2">
            <text:p>94</text:p>
          </table:table-cell>
          <table:table-cell table:style-name="ce55" office:value-type="float" office:value="148" table:number-columns-spanned="1" table:number-rows-spanned="2">
            <text:p>148</text:p>
          </table:table-cell>
          <table:table-cell table:style-name="ce41" office:value-type="string" table:number-columns-spanned="1" table:number-rows-spanned="2">
            <text:p>242.0587426(20)</text:p>
          </table:table-cell>
          <table:table-cell table:style-name="ce41" office:value-type="string" table:number-columns-spanned="1" table:number-rows-spanned="2">
            <text:p>3.75(2)×10<text:span text:style-name="T3">5</text:span><text:span text:style-name="T4"> a</text:span></text:p>
          </table:table-cell>
          <table:table-cell table:style-name="ce41" office:value-type="string">
            <text:p>α</text:p>
          </table:table-cell>
          <table:table-cell table:style-name="ce64" office:value-type="string">
            <text:p><text:span text:style-name="T10">238</text:span><text:span text:style-name="T11">U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4"/>
        </table:table-row>
        <table:table-row table:style-name="ro13">
          <table:covered-table-cell table:style-name="ce46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5.5×10<text:span text:style-name="T3">−4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4" office:value-type="string">
            <text:p><text:a xlink:href="http://en.wikipedia.org/wiki/Isotopes_of_plutonium#cite_note-f-12">243Pu[n 3]</text:a></text:p>
          </table:table-cell>
          <table:table-cell table:style-name="ce55" office:value-type="float" office:value="94">
            <text:p>94</text:p>
          </table:table-cell>
          <table:table-cell table:style-name="ce55" office:value-type="float" office:value="149">
            <text:p>149</text:p>
          </table:table-cell>
          <table:table-cell table:style-name="ce41" office:value-type="string">
            <text:p>243.062003(3)</text:p>
          </table:table-cell>
          <table:table-cell table:style-name="ce41" office:value-type="string">
            <text:p>4.956(3) h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3</text:span><text:span text:style-name="T4">Am</text:span></text:p>
          </table:table-cell>
          <table:table-cell table:style-name="ce41" office:value-type="string">
            <text:p>7/2+</text:p>
          </table:table-cell>
          <table:table-cell table:style-name="ce41" table:number-columns-repeated="2"/>
          <table:table-cell table:number-columns-repeated="1014"/>
        </table:table-row>
        <table:table-row table:style-name="ro11">
          <table:table-cell table:style-name="ce41" office:value-type="string">
            <text:p><text:span text:style-name="T3">243m</text:span><text:span text:style-name="T4">Pu</text:span></text:p>
          </table:table-cell>
          <table:table-cell table:style-name="ce41" office:value-type="string" table:number-columns-spanned="3" table:number-rows-spanned="1">
            <text:p>383.6(4) keV</text:p>
          </table:table-cell>
          <table:covered-table-cell table:style-name="ce59"/>
          <table:covered-table-cell table:style-name="ce61"/>
          <table:table-cell table:style-name="ce41" office:value-type="string">
            <text:p>330(30) ns</text:p>
          </table:table-cell>
          <table:table-cell table:style-name="ce41" table:number-columns-repeated="2"/>
          <table:table-cell table:style-name="ce41" office:value-type="string">
            <text:p>(1/2+)</text:p>
          </table:table-cell>
          <table:table-cell table:style-name="ce41" table:number-columns-repeated="2"/>
          <table:table-cell table:number-columns-repeated="1014"/>
        </table:table-row>
        <table:table-row table:style-name="ro9">
          <table:table-cell table:style-name="ce47" office:value-type="string" table:number-columns-spanned="1" table:number-rows-spanned="3">
            <text:p><text:span text:style-name="T6">244</text:span><text:span text:style-name="T7">Pu</text:span><text:span text:style-name="T6">[n 5]</text:span></text:p>
          </table:table-cell>
          <table:table-cell table:style-name="ce55" office:value-type="float" office:value="94" table:number-columns-spanned="1" table:number-rows-spanned="3">
            <text:p>94</text:p>
          </table:table-cell>
          <table:table-cell table:style-name="ce55" office:value-type="float" office:value="150" table:number-columns-spanned="1" table:number-rows-spanned="3">
            <text:p>150</text:p>
          </table:table-cell>
          <table:table-cell table:style-name="ce41" office:value-type="string" table:number-columns-spanned="1" table:number-rows-spanned="3">
            <text:p>244.064204(5)</text:p>
          </table:table-cell>
          <table:table-cell table:style-name="ce41" office:value-type="string" table:number-columns-spanned="1" table:number-rows-spanned="3">
            <text:p>8.00(9)×10<text:span text:style-name="T3">7</text:span><text:span text:style-name="T4"> a</text:span></text:p>
          </table:table-cell>
          <table:table-cell table:style-name="ce41" office:value-type="string">
            <text:p>α (99.88%)</text:p>
          </table:table-cell>
          <table:table-cell table:style-name="ce41" office:value-type="string">
            <text:p><text:span text:style-name="T3">240</text:span><text:span text:style-name="T4">U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1" office:value-type="string" table:number-columns-spanned="1" table:number-rows-spanned="3">
            <text:p>Trace</text:p>
          </table:table-cell>
          <table:table-cell table:style-name="ce41" table:number-columns-spanned="1" table:number-rows-spanned="3"/>
          <table:table-cell table:number-columns-repeated="1014"/>
        </table:table-row>
        <table:table-row table:style-name="ro9">
          <table:covered-table-cell table:style-name="ce49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.123%)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4"/>
        </table:table-row>
        <table:table-row table:style-name="ro13">
          <table:covered-table-cell table:style-name="ce48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β</text:span><text:span text:style-name="T3">-</text:span><text:span text:style-name="T4"> (7.3×10</text:span><text:span text:style-name="T3">−</text:span><text:span text:style-name="T3">9</text:span><text:span text:style-name="T4">%)</text:span></text:p>
          </table:table-cell>
          <table:table-cell table:style-name="ce41" office:value-type="string">
            <text:p><text:span text:style-name="T3">244</text:span><text:span text:style-name="T4">Cm</text:span></text:p>
          </table:table-cell>
          <table:covered-table-cell table:number-columns-repeated="3" table:style-name="ce4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45</text:span><text:span text:style-name="T4">Pu</text:span></text:p>
          </table:table-cell>
          <table:table-cell table:style-name="ce55" office:value-type="float" office:value="94">
            <text:p>94</text:p>
          </table:table-cell>
          <table:table-cell table:style-name="ce55" office:value-type="float" office:value="151">
            <text:p>151</text:p>
          </table:table-cell>
          <table:table-cell table:style-name="ce41" office:value-type="string">
            <text:p>245.067747(15)</text:p>
          </table:table-cell>
          <table:table-cell table:style-name="ce41" office:value-type="string">
            <text:p>10.5(1) h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5</text:span><text:span text:style-name="T4">Am</text:span></text:p>
          </table:table-cell>
          <table:table-cell table:style-name="ce41" office:value-type="string">
            <text:p>(9/2-)</text:p>
          </table:table-cell>
          <table:table-cell table:style-name="ce41" table:number-columns-repeated="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46</text:span><text:span text:style-name="T4">Pu</text:span></text:p>
          </table:table-cell>
          <table:table-cell table:style-name="ce55" office:value-type="float" office:value="94">
            <text:p>94</text:p>
          </table:table-cell>
          <table:table-cell table:style-name="ce55" office:value-type="float" office:value="152">
            <text:p>152</text:p>
          </table:table-cell>
          <table:table-cell table:style-name="ce41" office:value-type="string">
            <text:p>246.070205(16)</text:p>
          </table:table-cell>
          <table:table-cell table:style-name="ce41" office:value-type="string">
            <text:p>10.84(2) d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6m</text:span><text:span text:style-name="T4">Am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4"/>
        </table:table-row>
        <table:table-row table:style-name="ro9">
          <table:table-cell table:style-name="ce41" office:value-type="string">
            <text:p><text:span text:style-name="T3">247</text:span><text:span text:style-name="T4">Pu</text:span></text:p>
          </table:table-cell>
          <table:table-cell table:style-name="ce55" office:value-type="float" office:value="94">
            <text:p>94</text:p>
          </table:table-cell>
          <table:table-cell table:style-name="ce55" office:value-type="float" office:value="153">
            <text:p>153</text:p>
          </table:table-cell>
          <table:table-cell table:style-name="ce41" office:value-type="string">
            <text:p>247.07407(32)#</text:p>
          </table:table-cell>
          <table:table-cell table:style-name="ce41" office:value-type="string">
            <text:p>2.27(23) d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7</text:span><text:span text:style-name="T4">Am</text:span></text:p>
          </table:table-cell>
          <table:table-cell table:style-name="ce41" office:value-type="string">
            <text:p>1/2+#</text:p>
          </table:table-cell>
          <table:table-cell table:style-name="ce65"/>
          <table:table-cell table:style-name="ce67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ranium" table:style-name="ta3" table:print="false">
        <table:table-column table:style-name="co1" table:number-columns-repeated="1024" table:default-cell-style-name="Excel_20_Built-in_20_Normal"/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historic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4" office:value-type="string" table:number-columns-spanned="1" table:number-rows-spanned="4">
            <text:p>half-life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3"/>
        </table:table-row>
        <table:table-row table:style-name="ro12">
          <table:table-cell table:style-name="ce39" office:value-type="string">
            <text:p>symbol</text:p>
          </table:table-cell>
          <table:table-cell table:style-name="ce39" office:value-type="string">
            <text:p>name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39"/>
          <table:table-cell table:style-name="ce39" office:value-type="string">
            <text:p>mode(s)<text:span text:style-name="T6">[7]</text:span><text:span text:style-name="T6">[n 1]mode(s)[7][n </text:span><text:span text:style-name="T6">1]mode(s)[7][n </text:span><text:span text:style-name="T6">1]mode(s)[7][n </text:span><text:span text:style-name="T6">1]mode(s)[7][n 1]</text:span></text:p>
          </table:table-cell>
          <table:table-cell table:style-name="ce52" office:value-type="string">
            <text:p><text:a xlink:href="http://en.wikipedia.org/wiki/Isotopes_of_uranium#cite_note-9">isotope(s)[n 2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3"/>
        </table:table-row>
        <table:table-row table:style-name="ro9">
          <table:table-cell table:style-name="ce39" table:number-columns-repeated="2"/>
          <table:covered-table-cell table:number-columns-repeated="2" table:style-name="ce53"/>
          <table:table-cell table:style-name="ce40"/>
          <table:covered-table-cell table:style-name="ce39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3"/>
        </table:table-row>
        <table:table-row table:style-name="ro11">
          <table:table-cell table:style-name="ce40" table:number-columns-repeated="2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40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17</text:span><text:span text:style-name="T4">U</text:span><text:span text:style-name="T3">217</text:span><text:span text:style-name="T4">U</text:span><text:span text:style-name="T3">217</text:span><text:span text:style-name="T4">U</text:span><text:span text:style-name="T3">217</text:span><text:span text:style-name="T4">U</text:span><text:span text:style-name="T3">217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25" table:number-columns-spanned="1" table:number-rows-spanned="2">
            <text:p>125</text:p>
          </table:table-cell>
          <table:table-cell table:style-name="ce41" office:value-type="string" table:number-columns-spanned="1" table:number-rows-spanned="2">
            <text:p>217.02437(9)</text:p>
          </table:table-cell>
          <table:table-cell table:style-name="ce63" office:value-type="string">
            <text:p>26(14) ms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office:value-type="string" table:number-columns-spanned="1" table:number-rows-spanned="2">
            <text:p>1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16(+21-6) ms]</text:p>
          </table:table-cell>
          <table:covered-table-cell table:number-columns-repeated="5" table:style-name="ce42"/>
          <table:table-cell table:number-columns-repeated="1013"/>
        </table:table-row>
        <table:table-row table:style-name="ro13">
          <table:table-cell table:style-name="ce41" office:value-type="string">
            <text:p><text:span text:style-name="T3">218</text:span><text:span text:style-name="T4">U</text:span><text:span text:style-name="T3">218</text:span><text:span text:style-name="T4">U</text:span><text:span text:style-name="T3">218</text:span><text:span text:style-name="T4">U</text:span><text:span text:style-name="T3">218</text:span><text:span text:style-name="T4">U</text:span><text:span text:style-name="T3">218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26">
            <text:p>126</text:p>
          </table:table-cell>
          <table:table-cell table:style-name="ce41" office:value-type="string">
            <text:p>218.02354(3)</text:p>
          </table:table-cell>
          <table:table-cell table:style-name="ce41" office:value-type="string">
            <text:p>6(5) ms</text:p>
          </table:table-cell>
          <table:table-cell table:style-name="ce44" office:value-type="string">
            <text:p><text:a xlink:href="http://en.wikipedia.org/wiki/Alpha_decay">α</text:a></text:p>
          </table:table-cell>
          <table:table-cell table:style-name="ce41" office:value-type="string">
            <text:p><text:span text:style-name="T3">214</text:span><text:span text:style-name="T4">Th</text:span><text:span text:style-name="T3">214</text:span><text:span text:style-name="T4">Th</text:span><text:span text:style-name="T3">2</text:span><text:span text:style-name="T3">14</text:span><text:span text:style-name="T4">Th</text:span><text:span text:style-name="T3">214</text:span><text:span text:style-name="T4">Th</text:span><text:span text:style-name="T3">21</text:span><text:span text:style-name="T3">4</text:span><text:span text:style-name="T4">Th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19</text:span><text:span text:style-name="T4">U</text:span><text:span text:style-name="T3">219</text:span><text:span text:style-name="T4">U</text:span><text:span text:style-name="T3">219</text:span><text:span text:style-name="T4">U</text:span><text:span text:style-name="T3">219</text:span><text:span text:style-name="T4">U</text:span><text:span text:style-name="T3">219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27" table:number-columns-spanned="1" table:number-rows-spanned="2">
            <text:p>127</text:p>
          </table:table-cell>
          <table:table-cell table:style-name="ce41" office:value-type="string" table:number-columns-spanned="1" table:number-rows-spanned="2">
            <text:p>219.02492(6)</text:p>
          </table:table-cell>
          <table:table-cell table:style-name="ce63" office:value-type="string">
            <text:p>55(25) ms</text:p>
          </table:table-cell>
          <table:table-cell table:style-name="ce41" office:value-type="string" table:number-columns-spanned="1" table:number-rows-spanned="2">
            <text:p>α</text:p>
          </table:table-cell>
          <table:table-cell table:style-name="ce41" office:value-type="string" table:number-columns-spanned="1" table:number-rows-spanned="2">
            <text:p><text:span text:style-name="T3">215</text:span><text:span text:style-name="T4">Th</text:span><text:span text:style-name="T3">215</text:span><text:span text:style-name="T4">Th</text:span><text:span text:style-name="T3">2</text:span><text:span text:style-name="T3">15</text:span><text:span text:style-name="T4">Th</text:span><text:span text:style-name="T3">215</text:span><text:span text:style-name="T4">Th</text:span><text:span text:style-name="T3">21</text:span><text:span text:style-name="T3">5</text:span><text:span text:style-name="T4">Th</text:span></text:p>
          </table:table-cell>
          <table:table-cell table:style-name="ce41" office:value-type="string" table:number-columns-spanned="1" table:number-rows-spanned="2">
            <text:p>9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42(+34-13) ms]</text:p>
          </table:table-cell>
          <table:covered-table-cell table:number-columns-repeated="5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20</text:span><text:span text:style-name="T4">U</text:span><text:span text:style-name="T3">220</text:span><text:span text:style-name="T4">U</text:span><text:span text:style-name="T3">220</text:span><text:span text:style-name="T4">U</text:span><text:span text:style-name="T3">220</text:span><text:span text:style-name="T4">U</text:span><text:span text:style-name="T3">220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28" table:number-columns-spanned="1" table:number-rows-spanned="2">
            <text:p>128</text:p>
          </table:table-cell>
          <table:table-cell table:style-name="ce41" office:value-type="string" table:number-columns-spanned="1" table:number-rows-spanned="2">
            <text:p>220.02472(22)#</text:p>
          </table:table-cell>
          <table:table-cell table:style-name="ce41" office:value-type="string" table:number-columns-spanned="1" table:number-rows-spanned="2">
            <text:p>60#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6</text:span><text:span text:style-name="T4">Th</text:span><text:span text:style-name="T3">216</text:span><text:span text:style-name="T4">Th</text:span><text:span text:style-name="T3">2</text:span><text:span text:style-name="T3">16</text:span><text:span text:style-name="T4">Th</text:span><text:span text:style-name="T3">216</text:span><text:span text:style-name="T4">Th</text:span><text:span text:style-name="T3">21</text:span><text:span text:style-name="T3">6</text:span><text:span text:style-name="T4">Th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20</text:span><text:span text:style-name="T4">Pa</text:span><text:span text:style-name="T3">220</text:span><text:span text:style-name="T4">Pa</text:span><text:span text:style-name="T3">2</text:span><text:span text:style-name="T3">20</text:span><text:span text:style-name="T4">Pa</text:span><text:span text:style-name="T3">220</text:span><text:span text:style-name="T4">Pa</text:span><text:span text:style-name="T3">22</text:span><text:span text:style-name="T3">0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21</text:span><text:span text:style-name="T4">U</text:span><text:span text:style-name="T3">221</text:span><text:span text:style-name="T4">U</text:span><text:span text:style-name="T3">221</text:span><text:span text:style-name="T4">U</text:span><text:span text:style-name="T3">221</text:span><text:span text:style-name="T4">U</text:span><text:span text:style-name="T3">221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29" table:number-columns-spanned="1" table:number-rows-spanned="2">
            <text:p>129</text:p>
          </table:table-cell>
          <table:table-cell table:style-name="ce41" office:value-type="string" table:number-columns-spanned="1" table:number-rows-spanned="2">
            <text:p>221.02640(11)#</text:p>
          </table:table-cell>
          <table:table-cell table:style-name="ce41" office:value-type="string" table:number-columns-spanned="1" table:number-rows-spanned="2">
            <text:p>700#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7</text:span><text:span text:style-name="T4">Th</text:span><text:span text:style-name="T3">217</text:span><text:span text:style-name="T4">Th</text:span><text:span text:style-name="T3">2</text:span><text:span text:style-name="T3">17</text:span><text:span text:style-name="T4">Th</text:span><text:span text:style-name="T3">217</text:span><text:span text:style-name="T4">Th</text:span><text:span text:style-name="T3">21</text:span><text:span text:style-name="T3">7</text:span><text:span text:style-name="T4">Th</text:span></text:p>
          </table:table-cell>
          <table:table-cell table:style-name="ce41" office:value-type="string" table:number-columns-spanned="1" table:number-rows-spanned="2">
            <text:p>9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21</text:span><text:span text:style-name="T4">Pa</text:span><text:span text:style-name="T3">221</text:span><text:span text:style-name="T4">Pa</text:span><text:span text:style-name="T3">2</text:span><text:span text:style-name="T3">21</text:span><text:span text:style-name="T4">Pa</text:span><text:span text:style-name="T3">221</text:span><text:span text:style-name="T4">Pa</text:span><text:span text:style-name="T3">22</text:span><text:span text:style-name="T3">1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22</text:span><text:span text:style-name="T4">U</text:span><text:span text:style-name="T3">222</text:span><text:span text:style-name="T4">U</text:span><text:span text:style-name="T3">222</text:span><text:span text:style-name="T4">U</text:span><text:span text:style-name="T3">222</text:span><text:span text:style-name="T4">U</text:span><text:span text:style-name="T3">222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0" table:number-columns-spanned="1" table:number-rows-spanned="2">
            <text:p>130</text:p>
          </table:table-cell>
          <table:table-cell table:style-name="ce41" office:value-type="string" table:number-columns-spanned="1" table:number-rows-spanned="2">
            <text:p>222.02609(11)#</text:p>
          </table:table-cell>
          <table:table-cell table:style-name="ce63" office:value-type="string">
            <text:p>1.4(7) u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8</text:span><text:span text:style-name="T4">Th</text:span><text:span text:style-name="T3">218</text:span><text:span text:style-name="T4">Th</text:span><text:span text:style-name="T3">2</text:span><text:span text:style-name="T3">18</text:span><text:span text:style-name="T4">Th</text:span><text:span text:style-name="T3">218</text:span><text:span text:style-name="T4">Th</text:span><text:span text:style-name="T3">21</text:span><text:span text:style-name="T3">8</text:span><text:span text:style-name="T4">Th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2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1.0(+10-4) us]</text:p>
          </table:table-cell>
          <table:table-cell table:style-name="ce41" office:value-type="string">
            <text:p>β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/text:p>
          </table:table-cell>
          <table:table-cell table:style-name="ce41" office:value-type="string">
            <text:p><text:span text:style-name="T3">222</text:span><text:span text:style-name="T4">Pa</text:span><text:span text:style-name="T3">222</text:span><text:span text:style-name="T4">Pa</text:span><text:span text:style-name="T3">2</text:span><text:span text:style-name="T3">22</text:span><text:span text:style-name="T4">Pa</text:span><text:span text:style-name="T3">222</text:span><text:span text:style-name="T4">Pa</text:span><text:span text:style-name="T3">22</text:span><text:span text:style-name="T3">2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23</text:span><text:span text:style-name="T4">U</text:span><text:span text:style-name="T3">223</text:span><text:span text:style-name="T4">U</text:span><text:span text:style-name="T3">223</text:span><text:span text:style-name="T4">U</text:span><text:span text:style-name="T3">223</text:span><text:span text:style-name="T4">U</text:span><text:span text:style-name="T3">223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1" table:number-columns-spanned="1" table:number-rows-spanned="2">
            <text:p>131</text:p>
          </table:table-cell>
          <table:table-cell table:style-name="ce41" office:value-type="string" table:number-columns-spanned="1" table:number-rows-spanned="2">
            <text:p>223.02774(8)</text:p>
          </table:table-cell>
          <table:table-cell table:style-name="ce63" office:value-type="string">
            <text:p>21(8) us</text:p>
          </table:table-cell>
          <table:table-cell table:style-name="ce41" office:value-type="string" table:number-columns-spanned="1" table:number-rows-spanned="2">
            <text:p>α</text:p>
          </table:table-cell>
          <table:table-cell table:style-name="ce41" office:value-type="string" table:number-columns-spanned="1" table:number-rows-spanned="2">
            <text:p><text:span text:style-name="T3">219</text:span><text:span text:style-name="T4">Th</text:span><text:span text:style-name="T3">219</text:span><text:span text:style-name="T4">Th</text:span><text:span text:style-name="T3">2</text:span><text:span text:style-name="T3">19</text:span><text:span text:style-name="T4">Th</text:span><text:span text:style-name="T3">219</text:span><text:span text:style-name="T4">Th</text:span><text:span text:style-name="T3">21</text:span><text:span text:style-name="T3">9</text:span><text:span text:style-name="T4">Th</text:span></text:p>
          </table:table-cell>
          <table:table-cell table:style-name="ce41" office:value-type="string" table:number-columns-spanned="1" table:number-rows-spanned="2">
            <text:p>7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18(+10-5) us]</text:p>
          </table:table-cell>
          <table:covered-table-cell table:number-columns-repeated="5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4</text:span><text:span text:style-name="T4">U</text:span><text:span text:style-name="T3">224</text:span><text:span text:style-name="T4">U</text:span><text:span text:style-name="T3">224</text:span><text:span text:style-name="T4">U</text:span><text:span text:style-name="T3">224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32">
            <text:p>132</text:p>
          </table:table-cell>
          <table:table-cell table:style-name="ce41" office:value-type="string">
            <text:p>224.027605(27)</text:p>
          </table:table-cell>
          <table:table-cell table:style-name="ce41" office:value-type="string">
            <text:p>940(270) u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0</text:span><text:span text:style-name="T4">Th</text:span><text:span text:style-name="T3">220</text:span><text:span text:style-name="T4">Th</text:span><text:span text:style-name="T3">2</text:span><text:span text:style-name="T3">20</text:span><text:span text:style-name="T4">Th</text:span><text:span text:style-name="T3">220</text:span><text:span text:style-name="T4">Th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5</text:span><text:span text:style-name="T4">U</text:span><text:span text:style-name="T3">225</text:span><text:span text:style-name="T4">U</text:span><text:span text:style-name="T3">225</text:span><text:span text:style-name="T4">U</text:span><text:span text:style-name="T3">225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33">
            <text:p>133</text:p>
          </table:table-cell>
          <table:table-cell table:style-name="ce41" office:value-type="string">
            <text:p>225.02939#</text:p>
          </table:table-cell>
          <table:table-cell table:style-name="ce41" office:value-type="string">
            <text:p>61(4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1</text:span><text:span text:style-name="T4">Th</text:span><text:span text:style-name="T3">221</text:span><text:span text:style-name="T4">Th</text:span><text:span text:style-name="T3">2</text:span><text:span text:style-name="T3">21</text:span><text:span text:style-name="T4">Th</text:span><text:span text:style-name="T3">221</text:span><text:span text:style-name="T4">Th</text:span></text:p>
          </table:table-cell>
          <table:table-cell table:style-name="ce41" office:value-type="string">
            <text:p>(5/2+)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6</text:span><text:span text:style-name="T4">U</text:span><text:span text:style-name="T3">226</text:span><text:span text:style-name="T4">U</text:span><text:span text:style-name="T3">226</text:span><text:span text:style-name="T4">U</text:span><text:span text:style-name="T3">226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34">
            <text:p>134</text:p>
          </table:table-cell>
          <table:table-cell table:style-name="ce41" office:value-type="string">
            <text:p>226.029339(14)</text:p>
          </table:table-cell>
          <table:table-cell table:style-name="ce41" office:value-type="string">
            <text:p>269(6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2</text:span><text:span text:style-name="T4">Th</text:span><text:span text:style-name="T3">222</text:span><text:span text:style-name="T4">Th</text:span><text:span text:style-name="T3">2</text:span><text:span text:style-name="T3">22</text:span><text:span text:style-name="T4">Th</text:span><text:span text:style-name="T3">222</text:span><text:span text:style-name="T4">Th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7</text:span><text:span text:style-name="T4">U</text:span><text:span text:style-name="T3">227</text:span><text:span text:style-name="T4">U</text:span><text:span text:style-name="T3">227</text:span><text:span text:style-name="T4">U</text:span><text:span text:style-name="T3">227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5" table:number-columns-spanned="1" table:number-rows-spanned="2">
            <text:p>135</text:p>
          </table:table-cell>
          <table:table-cell table:style-name="ce41" office:value-type="string" table:number-columns-spanned="1" table:number-rows-spanned="2">
            <text:p>227.031156(18)</text:p>
          </table:table-cell>
          <table:table-cell table:style-name="ce41" office:value-type="string" table:number-columns-spanned="1" table:number-rows-spanned="2">
            <text:p>1.1(1) min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3</text:span><text:span text:style-name="T4">Th</text:span><text:span text:style-name="T3">223</text:span><text:span text:style-name="T4">Th</text:span><text:span text:style-name="T3">2</text:span><text:span text:style-name="T3">23</text:span><text:span text:style-name="T4">Th</text:span><text:span text:style-name="T3">223</text:span><text:span text:style-name="T4">Th</text:span></text:p>
          </table:table-cell>
          <table:table-cell table:style-name="ce41" office:value-type="string" table:number-columns-spanned="1" table:number-rows-spanned="2">
            <text:p>(3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001%)</text:span><text:span text:style-name="T4">β</text:span><text:span text:style-name="T3">+</text:span><text:span text:style-name="T4"> (.001%)</text:span><text:span text:style-name="T4">β</text:span><text:span text:style-name="T3">+</text:span><text:span text:style-name="T4"> (.001%)</text:span><text:span text:style-name="T4">β</text:span><text:span text:style-name="T3">+</text:span><text:span text:style-name="T4"> (.001%)</text:span></text:p>
          </table:table-cell>
          <table:table-cell table:style-name="ce41" office:value-type="string">
            <text:p><text:span text:style-name="T3">227</text:span><text:span text:style-name="T4">Pa</text:span><text:span text:style-name="T3">227</text:span><text:span text:style-name="T4">Pa</text:span><text:span text:style-name="T3">2</text:span><text:span text:style-name="T3">27</text:span><text:span text:style-name="T4">Pa</text:span><text:span text:style-name="T3">227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8</text:span><text:span text:style-name="T4">U</text:span><text:span text:style-name="T3">228</text:span><text:span text:style-name="T4">U</text:span><text:span text:style-name="T3">228</text:span><text:span text:style-name="T4">U</text:span><text:span text:style-name="T3">228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6" table:number-columns-spanned="1" table:number-rows-spanned="2">
            <text:p>136</text:p>
          </table:table-cell>
          <table:table-cell table:style-name="ce41" office:value-type="string" table:number-columns-spanned="1" table:number-rows-spanned="2">
            <text:p>228.031374(16)</text:p>
          </table:table-cell>
          <table:table-cell table:style-name="ce41" office:value-type="string" table:number-columns-spanned="1" table:number-rows-spanned="2">
            <text:p>9.1(2) min</text:p>
          </table:table-cell>
          <table:table-cell table:style-name="ce41" office:value-type="string">
            <text:p>α (95%)</text:p>
          </table:table-cell>
          <table:table-cell table:style-name="ce41" office:value-type="string">
            <text:p><text:span text:style-name="T3">224</text:span><text:span text:style-name="T4">Th</text:span><text:span text:style-name="T3">224</text:span><text:span text:style-name="T4">Th</text:span><text:span text:style-name="T3">2</text:span><text:span text:style-name="T3">24</text:span><text:span text:style-name="T4">Th</text:span><text:span text:style-name="T3">224</text:span><text:span text:style-name="T4">Th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Electron_capture">EC (5%)</text:a></text:p>
          </table:table-cell>
          <table:table-cell table:style-name="ce41" office:value-type="string">
            <text:p><text:span text:style-name="T3">228</text:span><text:span text:style-name="T4">Pa</text:span><text:span text:style-name="T3">228</text:span><text:span text:style-name="T4">Pa</text:span><text:span text:style-name="T3">2</text:span><text:span text:style-name="T3">28</text:span><text:span text:style-name="T4">Pa</text:span><text:span text:style-name="T3">228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0">
          <table:table-cell table:style-name="ce41" office:value-type="string" table:number-columns-spanned="1" table:number-rows-spanned="2">
            <text:p><text:span text:style-name="T3">229</text:span><text:span text:style-name="T4">U</text:span><text:span text:style-name="T3">229</text:span><text:span text:style-name="T4">U</text:span><text:span text:style-name="T3">229</text:span><text:span text:style-name="T4">U</text:span><text:span text:style-name="T3">229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7" table:number-columns-spanned="1" table:number-rows-spanned="2">
            <text:p>137</text:p>
          </table:table-cell>
          <table:table-cell table:style-name="ce41" office:value-type="string" table:number-columns-spanned="1" table:number-rows-spanned="2">
            <text:p>229.033506(6)</text:p>
          </table:table-cell>
          <table:table-cell table:style-name="ce41" office:value-type="string" table:number-columns-spanned="1" table:number-rows-spanned="2">
            <text:p>58(3) min</text:p>
          </table:table-cell>
          <table:table-cell table:style-name="ce41" office:value-type="string">
            <text:p>β<text:span text:style-name="T3">+</text:span><text:span text:style-name="T4"> (80%)β</text:span><text:span text:style-name="T3">+</text:span><text:span text:style-name="T4"> (80%)β</text:span><text:span text:style-name="T3">+</text:span><text:span text:style-name="T4"> (</text:span><text:span text:style-name="T4">80%)β</text:span><text:span text:style-name="T3">+</text:span><text:span text:style-name="T4"> (8</text:span><text:span text:style-name="T4">0%)</text:span></text:p>
          </table:table-cell>
          <table:table-cell table:style-name="ce41" office:value-type="string">
            <text:p><text:span text:style-name="T3">229</text:span><text:span text:style-name="T4">Pa</text:span><text:span text:style-name="T3">229</text:span><text:span text:style-name="T4">Pa</text:span><text:span text:style-name="T3">2</text:span><text:span text:style-name="T3">29</text:span><text:span text:style-name="T4">Pa</text:span><text:span text:style-name="T3">229</text:span><text:span text:style-name="T4">Pa</text:span></text:p>
          </table:table-cell>
          <table:table-cell table:style-name="ce41" office:value-type="string" table:number-columns-spanned="1" table:number-rows-spanned="2">
            <text:p>(3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20%)</text:p>
          </table:table-cell>
          <table:table-cell table:style-name="ce41" office:value-type="string">
            <text:p><text:span text:style-name="T3">225</text:span><text:span text:style-name="T4">Th</text:span><text:span text:style-name="T3">225</text:span><text:span text:style-name="T4">Th</text:span><text:span text:style-name="T3">2</text:span><text:span text:style-name="T3">25</text:span><text:span text:style-name="T4">Th</text:span><text:span text:style-name="T3">225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30</text:span><text:span text:style-name="T4">U</text:span><text:span text:style-name="T3">230</text:span><text:span text:style-name="T4">U</text:span><text:span text:style-name="T3">230</text:span><text:span text:style-name="T4">U</text:span><text:span text:style-name="T3">230</text:span><text:span text:style-name="T4">U</text:span></text:p>
          </table:table-cell>
          <table:table-cell table:style-name="ce41" table:number-columns-spanned="1" table:number-rows-spanned="3"/>
          <table:table-cell table:style-name="ce55" office:value-type="float" office:value="92" table:number-columns-spanned="1" table:number-rows-spanned="3">
            <text:p>92</text:p>
          </table:table-cell>
          <table:table-cell table:style-name="ce55" office:value-type="float" office:value="138" table:number-columns-spanned="1" table:number-rows-spanned="3">
            <text:p>138</text:p>
          </table:table-cell>
          <table:table-cell table:style-name="ce41" office:value-type="string" table:number-columns-spanned="1" table:number-rows-spanned="3">
            <text:p>230.033940(5)</text:p>
          </table:table-cell>
          <table:table-cell table:style-name="ce41" office:value-type="string" table:number-columns-spanned="1" table:number-rows-spanned="3">
            <text:p>20.8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6</text:span><text:span text:style-name="T4">Th</text:span><text:span text:style-name="T3">226</text:span><text:span text:style-name="T4">Th</text:span><text:span text:style-name="T3">2</text:span><text:span text:style-name="T3">26</text:span><text:span text:style-name="T4">Th</text:span><text:span text:style-name="T3">226</text:span><text:span text:style-name="T4">Th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1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>
            <text:p><text:a xlink:href="http://en.wikipedia.org/wiki/Spontaneous_fission">SF (1.4×10−10%)</text:a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30</text:span><text:span text:style-name="T4">Th</text:span><text:span text:style-name="T3">230</text:span><text:span text:style-name="T4">Th</text:span><text:span text:style-name="T3">2</text:span><text:span text:style-name="T3">30</text:span><text:span text:style-name="T4">Th</text:span><text:span text:style-name="T3">230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31</text:span><text:span text:style-name="T4">U</text:span><text:span text:style-name="T3">231</text:span><text:span text:style-name="T4">U</text:span><text:span text:style-name="T3">231</text:span><text:span text:style-name="T4">U</text:span><text:span text:style-name="T3">231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39" table:number-columns-spanned="1" table:number-rows-spanned="2">
            <text:p>139</text:p>
          </table:table-cell>
          <table:table-cell table:style-name="ce41" office:value-type="string" table:number-columns-spanned="1" table:number-rows-spanned="2">
            <text:p>231.036294(3)</text:p>
          </table:table-cell>
          <table:table-cell table:style-name="ce41" office:value-type="string" table:number-columns-spanned="1" table:number-rows-spanned="2">
            <text:p>4.2(1) d</text:p>
          </table:table-cell>
          <table:table-cell table:style-name="ce41" office:value-type="string">
            <text:p>EC</text:p>
          </table:table-cell>
          <table:table-cell table:style-name="ce41" office:value-type="string">
            <text:p><text:span text:style-name="T3">231</text:span><text:span text:style-name="T4">Pa</text:span><text:span text:style-name="T3">231</text:span><text:span text:style-name="T4">Pa</text:span><text:span text:style-name="T3">2</text:span><text:span text:style-name="T3">31</text:span><text:span text:style-name="T4">Pa</text:span><text:span text:style-name="T3">231</text:span><text:span text:style-name="T4">Pa</text:span></text:p>
          </table:table-cell>
          <table:table-cell table:style-name="ce41" office:value-type="string" table:number-columns-spanned="1" table:number-rows-spanned="2">
            <text:p>(5/2)(+#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004%)</text:p>
          </table:table-cell>
          <table:table-cell table:style-name="ce41" office:value-type="string">
            <text:p><text:span text:style-name="T3">227</text:span><text:span text:style-name="T4">Th</text:span><text:span text:style-name="T3">227</text:span><text:span text:style-name="T4">Th</text:span><text:span text:style-name="T3">2</text:span><text:span text:style-name="T3">27</text:span><text:span text:style-name="T4">Th</text:span><text:span text:style-name="T3">227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6">
            <text:p><text:span text:style-name="T3">232</text:span><text:span text:style-name="T4">U</text:span><text:span text:style-name="T3">232</text:span><text:span text:style-name="T4">U</text:span><text:span text:style-name="T3">232</text:span><text:span text:style-name="T4">U</text:span><text:span text:style-name="T3">232</text:span><text:span text:style-name="T4">U</text:span></text:p>
          </table:table-cell>
          <table:table-cell table:style-name="ce41" table:number-columns-spanned="1" table:number-rows-spanned="6"/>
          <table:table-cell table:style-name="ce55" office:value-type="float" office:value="92" table:number-columns-spanned="1" table:number-rows-spanned="6">
            <text:p>92</text:p>
          </table:table-cell>
          <table:table-cell table:style-name="ce55" office:value-type="float" office:value="140" table:number-columns-spanned="1" table:number-rows-spanned="6">
            <text:p>140</text:p>
          </table:table-cell>
          <table:table-cell table:style-name="ce41" office:value-type="string" table:number-columns-spanned="1" table:number-rows-spanned="6">
            <text:p>232.0371562(24)</text:p>
          </table:table-cell>
          <table:table-cell table:style-name="ce41" office:value-type="string" table:number-columns-spanned="1" table:number-rows-spanned="6">
            <text:p>68.9(4) y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8</text:span><text:span text:style-name="T4">Th</text:span><text:span text:style-name="T3">228</text:span><text:span text:style-name="T4">Th</text:span><text:span text:style-name="T3">2</text:span><text:span text:style-name="T3">28</text:span><text:span text:style-name="T4">Th</text:span><text:span text:style-name="T3">228</text:span><text:span text:style-name="T4">Th</text:span></text:p>
          </table:table-cell>
          <table:table-cell table:style-name="ce41" office:value-type="string" table:number-columns-spanned="1" table:number-rows-spanned="6">
            <text:p>0+</text:p>
          </table:table-cell>
          <table:table-cell table:style-name="ce41" table:number-columns-spanned="1" table:number-rows-spanned="6"/>
          <table:table-cell table:style-name="ce41" table:number-columns-spanned="1" table:number-rows-spanned="6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8.9×10−10%)</text:a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text:span text:style-name="T8">2</text:span><text:span text:style-name="T8">08</text:span><text:span text:style-name="T9">Pb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covered-table-cell table:style-name="ce46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text:span text:style-name="T3">24</text:span><text:span text:style-name="T4">Ne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5×10<text:span text:style-name="T3">−12</text:span><text:span text:style-name="T4">%)</text:span><text:span text:style-name="T4">CD </text:span><text:span text:style-name="T4">(5×10</text:span><text:span text:style-name="T3">−12</text:span><text:span text:style-name="T4">%)</text:span><text:span text:style-name="T4">CD </text:span><text:span text:style-name="T4">(5×10</text:span><text:span text:style-name="T3">−12</text:span><text:span text:style-name="T4">%)</text:span></text:p>
          </table:table-cell>
          <table:table-cell table:style-name="ce62" office:value-type="string">
            <text:p><text:span text:style-name="T8">204</text:span><text:span text:style-name="T9">Hg</text:span><text:span text:style-name="T8">204</text:span><text:span text:style-name="T9">Hg</text:span><text:span text:style-name="T8">204</text:span><text:span text:style-name="T9">Hg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covered-table-cell table:style-name="ce42"/>
          <table:table-cell table:style-name="ce42" office:value-type="string">
            <text:p><text:span text:style-name="T3">28</text:span><text:span text:style-name="T4">Mg</text:span><text:span text:style-name="T3">28</text:span><text:span text:style-name="T4">Mg</text:span><text:span text:style-name="T3">28</text:span><text:span text:style-name="T4">Mg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10<text:span text:style-name="T3">−12</text:span><text:span text:style-name="T4">%)S</text:span><text:span text:style-name="T4">F </text:span><text:span text:style-name="T4">(10</text:span><text:span text:style-name="T3">−12</text:span><text:span text:style-name="T4">%)S</text:span><text:span text:style-name="T4">F (10</text:span><text:span text:style-name="T3">−12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4" office:value-type="string" table:number-columns-spanned="1" table:number-rows-spanned="6">
            <text:p><text:a xlink:href="http://en.wikipedia.org/wiki/Uranium-233">233U</text:a></text:p>
          </table:table-cell>
          <table:table-cell table:style-name="ce41" table:number-columns-spanned="1" table:number-rows-spanned="6"/>
          <table:table-cell table:style-name="ce55" office:value-type="float" office:value="92" table:number-columns-spanned="1" table:number-rows-spanned="6">
            <text:p>92</text:p>
          </table:table-cell>
          <table:table-cell table:style-name="ce55" office:value-type="float" office:value="141" table:number-columns-spanned="1" table:number-rows-spanned="6">
            <text:p>141</text:p>
          </table:table-cell>
          <table:table-cell table:style-name="ce41" office:value-type="string" table:number-columns-spanned="1" table:number-rows-spanned="6">
            <text:p>233.0396352(29)</text:p>
          </table:table-cell>
          <table:table-cell table:style-name="ce41" office:value-type="string" table:number-columns-spanned="1" table:number-rows-spanned="6">
            <text:p>1.592(2)×10<text:span text:style-name="T3">5</text:span><text:span text:style-name="T4"> y1.592</text:span><text:span text:style-name="T4">(2)×10</text:span><text:span text:style-name="T3">5</text:span><text:span text:style-name="T4"> y1</text:span><text:span text:style-name="T4">.592(2)×1</text:span><text:span text:style-name="T4">0</text:span><text:span text:style-name="T3">5</text:span><text:span text:style-name="T4"> y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9</text:span><text:span text:style-name="T4">Th</text:span><text:span text:style-name="T3">229</text:span><text:span text:style-name="T4">Th</text:span><text:span text:style-name="T3">2</text:span><text:span text:style-name="T3">29</text:span><text:span text:style-name="T4">Th</text:span></text:p>
          </table:table-cell>
          <table:table-cell table:style-name="ce41" office:value-type="string" table:number-columns-spanned="1" table:number-rows-spanned="6">
            <text:p>5/2+</text:p>
          </table:table-cell>
          <table:table-cell table:style-name="ce41" table:number-columns-spanned="1" table:number-rows-spanned="6"/>
          <table:table-cell table:style-name="ce41" table:number-columns-spanned="1" table:number-rows-spanned="6"/>
          <table:table-cell table:number-columns-repeated="1013"/>
        </table:table-row>
        <table:table-row table:style-name="ro16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6×10<text:span text:style-name="T3">−9</text:span><text:span text:style-name="T4">%)</text:span><text:span text:style-name="T4">SF </text:span><text:span text:style-name="T4">(6×10</text:span><text:span text:style-name="T3">−9</text:span><text:span text:style-name="T4">%)</text:span><text:span text:style-name="T4">SF </text:span><text:span text:style-name="T4">(6×10</text:span><text:span text:style-name="T3">−9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7.2×10<text:span text:style-name="T3">−11</text:span><text:span text:style-name="T4">%)CD </text:span><text:span text:style-name="T4">(7.2×10</text:span><text:span text:style-name="T3">−11</text:span><text:span text:style-name="T4">%)CD </text:span><text:span text:style-name="T4">(7.2×10</text:span><text:span text:style-name="T3">−11</text:span><text:span text:style-name="T4">%)</text:span></text:p>
          </table:table-cell>
          <table:table-cell table:style-name="ce63" office:value-type="string">
            <text:p><text:span text:style-name="T3">209</text:span><text:span text:style-name="T4">Pb</text:span><text:span text:style-name="T3">209</text:span><text:span text:style-name="T4">Pb</text:span><text:span text:style-name="T3">2</text:span><text:span text:style-name="T3">09</text:span><text:span text:style-name="T4">Pb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covered-table-cell table:style-name="ce42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text:span text:style-name="T3">24</text:span><text:span text:style-name="T4">Ne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1.3×10<text:span text:style-name="T3">−13</text:span><text:span text:style-name="T4">%)CD </text:span><text:span text:style-name="T4">(1.3×10</text:span><text:span text:style-name="T3">−13</text:span><text:span text:style-name="T4">%)CD </text:span><text:span text:style-name="T4">(1.3×10</text:span><text:span text:style-name="T3">−13</text:span><text:span text:style-name="T4">%)</text:span></text:p>
          </table:table-cell>
          <table:table-cell table:style-name="ce63" office:value-type="string">
            <text:p><text:span text:style-name="T3">205</text:span><text:span text:style-name="T4">Hg</text:span><text:span text:style-name="T3">205</text:span><text:span text:style-name="T4">Hg</text:span><text:span text:style-name="T3">2</text:span><text:span text:style-name="T3">05</text:span><text:span text:style-name="T4">Hg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style-name="ce46"/>
          <table:covered-table-cell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28</text:span><text:span text:style-name="T4">Mg</text:span><text:span text:style-name="T3">28</text:span><text:span text:style-name="T4">Mg</text:span><text:span text:style-name="T3">28</text:span><text:span text:style-name="T4">Mg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7" office:value-type="string" table:number-columns-spanned="1" table:number-rows-spanned="7">
            <text:p><text:span text:style-name="T6">234</text:span><text:span text:style-name="T7">U</text:span><text:span text:style-name="T6">[n 3][n </text:span><text:span text:style-name="T6">4]234</text:span><text:span text:style-name="T7">U</text:span><text:span text:style-name="T6">[n 3][n </text:span><text:span text:style-name="T6">4]234</text:span><text:span text:style-name="T7">U</text:span><text:span text:style-name="T6">[n 3][n 4]</text:span></text:p>
          </table:table-cell>
          <table:table-cell table:style-name="ce41" office:value-type="string" table:number-columns-spanned="1" table:number-rows-spanned="7">
            <text:p>Uranium II</text:p>
          </table:table-cell>
          <table:table-cell table:style-name="ce55" office:value-type="float" office:value="92" table:number-columns-spanned="1" table:number-rows-spanned="7">
            <text:p>92</text:p>
          </table:table-cell>
          <table:table-cell table:style-name="ce55" office:value-type="float" office:value="142" table:number-columns-spanned="1" table:number-rows-spanned="7">
            <text:p>142</text:p>
          </table:table-cell>
          <table:table-cell table:style-name="ce41" office:value-type="string" table:number-columns-spanned="1" table:number-rows-spanned="7">
            <text:p>234.0409521(20)</text:p>
          </table:table-cell>
          <table:table-cell table:style-name="ce41" office:value-type="string" table:number-columns-spanned="1" table:number-rows-spanned="7">
            <text:p>2.455(6)×10<text:span text:style-name="T3">5</text:span><text:span text:style-name="T4"> y2.455</text:span><text:span text:style-name="T4">(6)×10</text:span><text:span text:style-name="T3">5</text:span><text:span text:style-name="T4"> y2</text:span><text:span text:style-name="T4">.455(6)×1</text:span><text:span text:style-name="T4">0</text:span><text:span text:style-name="T3">5</text:span><text:span text:style-name="T4"> y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0</text:span><text:span text:style-name="T4">Th</text:span><text:span text:style-name="T3">230</text:span><text:span text:style-name="T4">Th</text:span><text:span text:style-name="T3">2</text:span><text:span text:style-name="T3">30</text:span><text:span text:style-name="T4">Th</text:span></text:p>
          </table:table-cell>
          <table:table-cell table:style-name="ce41" office:value-type="string" table:number-columns-spanned="1" table:number-rows-spanned="7">
            <text:p>0+</text:p>
          </table:table-cell>
          <table:table-cell table:style-name="ce44" office:value-type="string" table:number-columns-spanned="1" table:number-rows-spanned="7">
            <text:p><text:a xlink:href="http://en.wikipedia.org/wiki/Isotopes_of_uranium#cite_note-12">[0.000054(5)][n 5]</text:a></text:p>
          </table:table-cell>
          <table:table-cell table:style-name="ce63" office:value-type="string">
            <text:p>0.000050-</text:p>
          </table:table-cell>
          <table:table-cell table:number-columns-repeated="1013"/>
        </table:table-row>
        <table:table-row table:style-name="ro14">
          <table:covered-table-cell table:style-name="ce49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1.73×10<text:span text:style-name="T3">−9</text:span><text:span text:style-name="T4">%)SF </text:span><text:span text:style-name="T4">(1.73×10</text:span><text:span text:style-name="T3">−9</text:span><text:span text:style-name="T4">%)SF </text:span><text:span text:style-name="T4">(1.73×10</text:span><text:span text:style-name="T3">−9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3"/>
          <table:covered-table-cell table:style-name="ce45"/>
          <table:table-cell table:style-name="ce43" office:value-type="float" office:value="0.000059">
            <text:p>0.000059</text:p>
          </table:table-cell>
          <table:table-cell table:number-columns-repeated="1013"/>
        </table:table-row>
        <table:table-row table:style-name="ro9">
          <table:covered-table-cell table:style-name="ce49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1.4×10<text:span text:style-name="T3">−11</text:span><text:span text:style-name="T4">%)CD </text:span><text:span text:style-name="T4">(1.4×10</text:span><text:span text:style-name="T3">−11</text:span><text:span text:style-name="T4">%)CD </text:span><text:span text:style-name="T4">(1.4×10</text:span><text:span text:style-name="T3">−11</text:span><text:span text:style-name="T4">%)</text:span></text:p>
          </table:table-cell>
          <table:table-cell table:style-name="ce63" office:value-type="string">
            <text:p><text:span text:style-name="T3">206</text:span><text:span text:style-name="T4">Hg</text:span><text:span text:style-name="T3">206</text:span><text:span text:style-name="T4">Hg</text:span><text:span text:style-name="T3">2</text:span><text:span text:style-name="T3">06</text:span><text:span text:style-name="T4">Hg</text:span></text:p>
          </table:table-cell>
          <table:covered-table-cell table:style-name="ce43"/>
          <table:covered-table-cell table:style-name="ce45"/>
          <table:table-cell table:style-name="ce43"/>
          <table:table-cell table:number-columns-repeated="1013"/>
        </table:table-row>
        <table:table-row table:style-name="ro9">
          <table:covered-table-cell table:style-name="ce49"/>
          <table:covered-table-cell table:style-name="ce43"/>
          <table:covered-table-cell table:number-columns-repeated="2" table:style-name="ce57"/>
          <table:covered-table-cell table:number-columns-repeated="2" table:style-name="ce43"/>
          <table:covered-table-cell table:style-name="ce42"/>
          <table:table-cell table:style-name="ce42" office:value-type="string">
            <text:p><text:span text:style-name="T3">28</text:span><text:span text:style-name="T4">Mg</text:span><text:span text:style-name="T3">28</text:span><text:span text:style-name="T4">Mg</text:span><text:span text:style-name="T3">28</text:span><text:span text:style-name="T4">Mg</text:span></text:p>
          </table:table-cell>
          <table:covered-table-cell table:style-name="ce43"/>
          <table:covered-table-cell table:style-name="ce45"/>
          <table:table-cell table:style-name="ce43"/>
          <table:table-cell table:number-columns-repeated="1013"/>
        </table:table-row>
        <table:table-row table:style-name="ro9">
          <table:covered-table-cell table:style-name="ce49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3">
            <text:p>CD (9×10<text:span text:style-name="T3">−12</text:span><text:span text:style-name="T4">%)</text:span><text:span text:style-name="T4">CD </text:span><text:span text:style-name="T4">(9×10</text:span><text:span text:style-name="T3">−12</text:span><text:span text:style-name="T4">%)</text:span><text:span text:style-name="T4">CD </text:span><text:span text:style-name="T4">(9×10</text:span><text:span text:style-name="T3">−12</text:span><text:span text:style-name="T4">%)</text:span></text:p>
          </table:table-cell>
          <table:table-cell table:style-name="ce63" office:value-type="string">
            <text:p><text:span text:style-name="T3">184</text:span><text:span text:style-name="T4">Hf</text:span><text:span text:style-name="T3">184</text:span><text:span text:style-name="T4">Hf</text:span><text:span text:style-name="T3">18</text:span><text:span text:style-name="T3">4</text:span><text:span text:style-name="T4">Hf</text:span></text:p>
          </table:table-cell>
          <table:covered-table-cell table:style-name="ce43"/>
          <table:covered-table-cell table:style-name="ce45"/>
          <table:table-cell table:style-name="ce43"/>
          <table:table-cell table:number-columns-repeated="1013"/>
        </table:table-row>
        <table:table-row table:style-name="ro2">
          <table:covered-table-cell table:style-name="ce49"/>
          <table:covered-table-cell table:style-name="ce43"/>
          <table:covered-table-cell table:number-columns-repeated="2" table:style-name="ce57"/>
          <table:covered-table-cell table:number-columns-repeated="3" table:style-name="ce43"/>
          <table:table-cell table:style-name="ce43" office:value-type="string">
            <text:p><text:span text:style-name="T3">26</text:span><text:span text:style-name="T4">Ne</text:span><text:span text:style-name="T3">26</text:span><text:span text:style-name="T4">Ne</text:span></text:p>
          </table:table-cell>
          <table:covered-table-cell table:style-name="ce43"/>
          <table:covered-table-cell table:style-name="ce45"/>
          <table:table-cell table:style-name="ce43"/>
          <table:table-cell table:number-columns-repeated="1013"/>
        </table:table-row>
        <table:table-row table:style-name="ro2">
          <table:covered-table-cell table:style-name="ce48"/>
          <table:covered-table-cell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/text:p>
          </table:table-cell>
          <table:covered-table-cell table:style-name="ce42"/>
          <table:covered-table-cell table:style-name="ce46"/>
          <table:table-cell table:style-name="ce4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34m</text:span><text:span text:style-name="T4">U</text:span><text:span text:style-name="T3">234m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1421.32(10) keV</text:p>
          </table:table-cell>
          <table:covered-table-cell table:style-name="ce59"/>
          <table:covered-table-cell table:style-name="ce61"/>
          <table:table-cell table:style-name="ce41" office:value-type="string">
            <text:p>33.5(20) ms</text:p>
          </table:table-cell>
          <table:table-cell table:style-name="ce41" table:number-columns-repeated="2"/>
          <table:table-cell table:style-name="ce41" office:value-type="string">
            <text:p>6-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7" office:value-type="string" table:number-columns-spanned="1" table:number-rows-spanned="5">
            <text:p><text:span text:style-name="T6">235</text:span><text:span text:style-name="T7">U</text:span><text:span text:style-name="T6">[n 6][n 7][n </text:span><text:span text:style-name="T6">8]235</text:span><text:span text:style-name="T7">U</text:span><text:span text:style-name="T6">[n 6][n 7]</text:span><text:span text:style-name="T6">[n 8]</text:span></text:p>
          </table:table-cell>
          <table:table-cell table:style-name="ce63" office:value-type="string">
            <text:p>Actin Uranium</text:p>
          </table:table-cell>
          <table:table-cell table:style-name="ce55" office:value-type="float" office:value="92" table:number-columns-spanned="1" table:number-rows-spanned="5">
            <text:p>92</text:p>
          </table:table-cell>
          <table:table-cell table:style-name="ce55" office:value-type="float" office:value="143" table:number-columns-spanned="1" table:number-rows-spanned="5">
            <text:p>143</text:p>
          </table:table-cell>
          <table:table-cell table:style-name="ce41" office:value-type="string" table:number-columns-spanned="1" table:number-rows-spanned="5">
            <text:p>235.0439299(20)</text:p>
          </table:table-cell>
          <table:table-cell table:style-name="ce68" office:value-type="string" table:number-columns-spanned="1" table:number-rows-spanned="5">
            <text:p>7.04(1)×10<text:span text:style-name="T8">8</text:span><text:span text:style-name="T9"> y7.04(1</text:span><text:span text:style-name="T9">)×10</text:span><text:span text:style-name="T8">8</text:span><text:span text:style-name="T9"> y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1</text:span><text:span text:style-name="T4">Th</text:span><text:span text:style-name="T3">231</text:span><text:span text:style-name="T4">Th</text:span></text:p>
          </table:table-cell>
          <table:table-cell table:style-name="ce41" office:value-type="string" table:number-columns-spanned="1" table:number-rows-spanned="5">
            <text:p>7/2-</text:p>
          </table:table-cell>
          <table:table-cell table:style-name="ce41" office:value-type="string" table:number-columns-spanned="1" table:number-rows-spanned="5">
            <text:p>[0.007204(6)]</text:p>
          </table:table-cell>
          <table:table-cell table:style-name="ce63" office:value-type="string">
            <text:p>0.007198-</text:p>
          </table:table-cell>
          <table:table-cell table:number-columns-repeated="1013"/>
        </table:table-row>
        <table:table-row table:style-name="ro10">
          <table:covered-table-cell table:style-name="ce49"/>
          <table:table-cell table:style-name="ce43" office:value-type="string">
            <text:p>Actino-Uranium</text:p>
          </table:table-cell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>
            <text:p>SF (7×10<text:span text:style-name="T3">−9</text:span><text:span text:style-name="T4">%)</text:span><text:span text:style-name="T4">SF </text:span><text:span text:style-name="T4">(7×10</text:span><text:span text:style-name="T3">−9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2" table:style-name="ce43"/>
          <table:table-cell table:style-name="ce43" office:value-type="float" office:value="0.007207">
            <text:p>0.007207</text:p>
          </table:table-cell>
          <table:table-cell table:number-columns-repeated="1013"/>
        </table:table-row>
        <table:table-row table:style-name="ro2">
          <table:covered-table-cell table:style-name="ce49"/>
          <table:table-cell table:style-name="ce43"/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 table:number-columns-spanned="1" table:number-rows-spanned="3">
            <text:p>CD (8×10<text:span text:style-name="T3">−10</text:span><text:span text:style-name="T4">%)</text:span><text:span text:style-name="T4">CD </text:span><text:span text:style-name="T4">(8×10</text:span><text:span text:style-name="T3">−10</text:span><text:span text:style-name="T4">%)</text:span></text:p>
          </table:table-cell>
          <table:table-cell table:style-name="ce63" office:value-type="string">
            <text:p><text:span text:style-name="T3">186</text:span><text:span text:style-name="T4">Hf</text:span><text:span text:style-name="T3">186</text:span><text:span text:style-name="T4">Hf</text:span></text:p>
          </table:table-cell>
          <table:covered-table-cell table:number-columns-repeated="2" table:style-name="ce43"/>
          <table:table-cell table:style-name="ce43"/>
          <table:table-cell table:number-columns-repeated="1013"/>
        </table:table-row>
        <table:table-row table:style-name="ro2">
          <table:covered-table-cell table:style-name="ce49"/>
          <table:table-cell table:style-name="ce43"/>
          <table:covered-table-cell table:number-columns-repeated="2" table:style-name="ce57"/>
          <table:covered-table-cell table:style-name="ce43"/>
          <table:covered-table-cell table:style-name="ce69"/>
          <table:covered-table-cell table:style-name="ce43"/>
          <table:table-cell table:style-name="ce43" office:value-type="string">
            <text:p><text:span text:style-name="T3">25</text:span><text:span text:style-name="T4">Ne</text:span><text:span text:style-name="T3">25</text:span><text:span text:style-name="T4">Ne</text:span></text:p>
          </table:table-cell>
          <table:covered-table-cell table:number-columns-repeated="2" table:style-name="ce43"/>
          <table:table-cell table:style-name="ce43"/>
          <table:table-cell table:number-columns-repeated="1013"/>
        </table:table-row>
        <table:table-row table:style-name="ro2">
          <table:covered-table-cell table:style-name="ce48"/>
          <table:table-cell table:style-name="ce42"/>
          <table:covered-table-cell table:number-columns-repeated="2" table:style-name="ce56"/>
          <table:covered-table-cell table:style-name="ce42"/>
          <table:covered-table-cell table:style-name="ce70"/>
          <table:covered-table-cell table:style-name="ce42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/text:p>
          </table:table-cell>
          <table:covered-table-cell table:number-columns-repeated="2" table:style-name="ce42"/>
          <table:table-cell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35m</text:span><text:span text:style-name="T4">U</text:span><text:span text:style-name="T3">235m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0.0765(4) keV</text:p>
          </table:table-cell>
          <table:covered-table-cell table:style-name="ce59"/>
          <table:covered-table-cell table:style-name="ce61"/>
          <table:table-cell table:style-name="ce41" office:value-type="string">
            <text:p>~26 min</text:p>
          </table:table-cell>
          <table:table-cell table:style-name="ce44" office:value-type="string">
            <text:p><text:a xlink:href="http://en.wikipedia.org/wiki/Isomeric_transition">IT</text:a></text:p>
          </table:table-cell>
          <table:table-cell table:style-name="ce41" office:value-type="string">
            <text:p><text:span text:style-name="T3">235</text:span><text:span text:style-name="T4">U</text:span><text:span text:style-name="T3">235</text:span><text:span text:style-name="T4">U</text:span></text:p>
          </table:table-cell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4" office:value-type="string" table:number-columns-spanned="1" table:number-rows-spanned="2">
            <text:p><text:a xlink:href="http://en.wikipedia.org/wiki/Uranium-236">236U</text:a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44" table:number-columns-spanned="1" table:number-rows-spanned="2">
            <text:p>144</text:p>
          </table:table-cell>
          <table:table-cell table:style-name="ce41" office:value-type="string" table:number-columns-spanned="1" table:number-rows-spanned="2">
            <text:p>236.045568(2)</text:p>
          </table:table-cell>
          <table:table-cell table:style-name="ce41" office:value-type="string" table:number-columns-spanned="1" table:number-rows-spanned="2">
            <text:p>2.342(3)×10<text:span text:style-name="T3">7</text:span><text:span text:style-name="T4"> y2.342</text:span><text:span text:style-name="T4">(3)×10</text:span><text:span text:style-name="T3">7</text:span><text:span text:style-name="T4"> y</text:span></text:p>
          </table:table-cell>
          <table:table-cell table:style-name="ce41" office:value-type="string">
            <text:p>α</text:p>
          </table:table-cell>
          <table:table-cell table:style-name="ce64" office:value-type="string">
            <text:p><text:span text:style-name="T10">232</text:span><text:span text:style-name="T11">Th</text:span><text:span text:style-name="T10">232</text:span><text:span text:style-name="T11">Th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2">
          <table:covered-table-cell table:style-name="ce46"/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9.6×10<text:span text:style-name="T3">−8</text:span><text:span text:style-name="T4">%)SF </text:span><text:span text:style-name="T4">(9.6×10</text:span><text:span text:style-name="T3">−8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36m1</text:span><text:span text:style-name="T4">U</text:span><text:span text:style-name="T3">236m1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1052.89(19) keV</text:p>
          </table:table-cell>
          <table:covered-table-cell table:style-name="ce59"/>
          <table:covered-table-cell table:style-name="ce61"/>
          <table:table-cell table:style-name="ce41" office:value-type="string">
            <text:p>100(4) ns</text:p>
          </table:table-cell>
          <table:table-cell table:style-name="ce41" table:number-columns-repeated="2"/>
          <table:table-cell table:style-name="ce41" office:value-type="string">
            <text:p>(4)-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36m2</text:span><text:span text:style-name="T4">U</text:span><text:span text:style-name="T3">236m2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2750(10) keV</text:p>
          </table:table-cell>
          <table:covered-table-cell table:style-name="ce59"/>
          <table:covered-table-cell table:style-name="ce61"/>
          <table:table-cell table:style-name="ce41" office:value-type="string">
            <text:p>120(2) ns</text:p>
          </table:table-cell>
          <table:table-cell table:style-name="ce41" table:number-columns-repeated="2"/>
          <table:table-cell table:style-name="ce41" office:value-type="string">
            <text:p>(0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7</text:span><text:span text:style-name="T4">U</text:span><text:span text:style-name="T3">237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45">
            <text:p>145</text:p>
          </table:table-cell>
          <table:table-cell table:style-name="ce41" office:value-type="string">
            <text:p>237.0487302(20)</text:p>
          </table:table-cell>
          <table:table-cell table:style-name="ce41" office:value-type="string">
            <text:p>6.75(1) d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37</text:span><text:span text:style-name="T4">Np</text:span><text:span text:style-name="T3">237</text:span><text:span text:style-name="T4">Np</text:span></text:p>
          </table:table-cell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7" office:value-type="string" table:number-columns-spanned="1" table:number-rows-spanned="3">
            <text:p><text:span text:style-name="T6">238</text:span><text:span text:style-name="T7">U</text:span><text:span text:style-name="T6">[n 4][n 6][n </text:span><text:span text:style-name="T6">7]238</text:span><text:span text:style-name="T7">U</text:span><text:span text:style-name="T6">[n 4][n 6]</text:span><text:span text:style-name="T6">[n 7]</text:span></text:p>
          </table:table-cell>
          <table:table-cell table:style-name="ce41" office:value-type="string" table:number-columns-spanned="1" table:number-rows-spanned="3">
            <text:p>Uranium I</text:p>
          </table:table-cell>
          <table:table-cell table:style-name="ce55" office:value-type="float" office:value="92" table:number-columns-spanned="1" table:number-rows-spanned="3">
            <text:p>92</text:p>
          </table:table-cell>
          <table:table-cell table:style-name="ce55" office:value-type="float" office:value="146" table:number-columns-spanned="1" table:number-rows-spanned="3">
            <text:p>146</text:p>
          </table:table-cell>
          <table:table-cell table:style-name="ce41" office:value-type="string" table:number-columns-spanned="1" table:number-rows-spanned="3">
            <text:p>238.0507882(20)</text:p>
          </table:table-cell>
          <table:table-cell table:style-name="ce68" office:value-type="string" table:number-columns-spanned="1" table:number-rows-spanned="3">
            <text:p>4.468(3)×10<text:span text:style-name="T8">9</text:span><text:span text:style-name="T9"> y4.468</text:span><text:span text:style-name="T9">(3)×10</text:span><text:span text:style-name="T8">9</text:span><text:span text:style-name="T9"> y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4</text:span><text:span text:style-name="T4">Th</text:span><text:span text:style-name="T3">234</text:span><text:span text:style-name="T4">Th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1" office:value-type="string" table:number-columns-spanned="1" table:number-rows-spanned="3">
            <text:p>[0.992742(10)]</text:p>
          </table:table-cell>
          <table:table-cell table:style-name="ce63" office:value-type="string">
            <text:p>0.992739-</text:p>
          </table:table-cell>
          <table:table-cell table:number-columns-repeated="1013"/>
        </table:table-row>
        <table:table-row table:style-name="ro12">
          <table:covered-table-cell table:style-name="ce49"/>
          <table:covered-table-cell table:style-name="ce43"/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>
            <text:p>SF (5.45×10<text:span text:style-name="T3">−5</text:span><text:span text:style-name="T4">%)SF </text:span><text:span text:style-name="T4">(5.45×10</text:span><text:span text:style-name="T3">−5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2" table:style-name="ce43"/>
          <table:table-cell table:style-name="ce43" office:value-type="float" office:value="0.992752">
            <text:p>0.992752</text:p>
          </table:table-cell>
          <table:table-cell table:number-columns-repeated="1013"/>
        </table:table-row>
        <table:table-row table:style-name="ro13">
          <table:covered-table-cell table:style-name="ce48"/>
          <table:covered-table-cell table:style-name="ce42"/>
          <table:covered-table-cell table:number-columns-repeated="2" table:style-name="ce56"/>
          <table:covered-table-cell table:style-name="ce42"/>
          <table:covered-table-cell table:style-name="ce70"/>
          <table:table-cell table:style-name="ce41" office:value-type="string">
            <text:p>β<text:span text:style-name="T3">-</text:span><text:span text:style-name="T4">β</text:span><text:span text:style-name="T3">-</text:span><text:span text:style-name="T4"> (2.19×1</text:span><text:span text:style-name="T4">0</text:span><text:span text:style-name="T3">−10</text:span><text:span text:style-name="T4">%)</text:span></text:p>
          </table:table-cell>
          <table:table-cell table:style-name="ce41" office:value-type="string">
            <text:p><text:span text:style-name="T3">238</text:span><text:span text:style-name="T4">Pu</text:span></text:p>
          </table:table-cell>
          <table:covered-table-cell table:number-columns-repeated="2" table:style-name="ce42"/>
          <table:table-cell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38m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2557.9(5) keV</text:p>
          </table:table-cell>
          <table:covered-table-cell table:style-name="ce59"/>
          <table:covered-table-cell table:style-name="ce61"/>
          <table:table-cell table:style-name="ce41" office:value-type="string">
            <text:p>280(6) ns</text:p>
          </table:table-cell>
          <table:table-cell table:style-name="ce41" table:number-columns-repeated="2"/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9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47">
            <text:p>147</text:p>
          </table:table-cell>
          <table:table-cell table:style-name="ce41" office:value-type="string">
            <text:p>239.0542933(21)</text:p>
          </table:table-cell>
          <table:table-cell table:style-name="ce41" office:value-type="string">
            <text:p>23.45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9</text:span><text:span text:style-name="T4">Np</text:span></text:p>
          </table:table-cell>
          <table:table-cell table:style-name="ce41" office:value-type="string">
            <text:p>5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>
            <text:p><text:span text:style-name="T3">239m1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20(20)# keV</text:p>
          </table:table-cell>
          <table:covered-table-cell table:style-name="ce59"/>
          <table:covered-table-cell table:style-name="ce61"/>
          <table:table-cell table:style-name="ce41" office:value-type="string">
            <text:p>&gt;250 ns</text:p>
          </table:table-cell>
          <table:table-cell table:style-name="ce41" table:number-columns-repeated="2"/>
          <table:table-cell table:style-name="ce41" office:value-type="string">
            <text:p>(5/2+)</text:p>
          </table:table-cell>
          <table:table-cell table:style-name="ce41" table:number-columns-repeated="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39m2</text:span><text:span text:style-name="T4">U</text:span></text:p>
          </table:table-cell>
          <table:table-cell table:style-name="ce41"/>
          <table:table-cell table:style-name="ce41" office:value-type="string" table:number-columns-spanned="3" table:number-rows-spanned="1">
            <text:p>133.7990(10) keV</text:p>
          </table:table-cell>
          <table:covered-table-cell table:style-name="ce59"/>
          <table:covered-table-cell table:style-name="ce61"/>
          <table:table-cell table:style-name="ce41" office:value-type="string">
            <text:p>780(40) ns</text:p>
          </table:table-cell>
          <table:table-cell table:style-name="ce41" table:number-columns-repeated="2"/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40</text:span><text:span text:style-name="T4">U</text:span></text:p>
          </table:table-cell>
          <table:table-cell table:style-name="ce41" table:number-columns-spanned="1" table:number-rows-spanned="2"/>
          <table:table-cell table:style-name="ce55" office:value-type="float" office:value="92" table:number-columns-spanned="1" table:number-rows-spanned="2">
            <text:p>92</text:p>
          </table:table-cell>
          <table:table-cell table:style-name="ce55" office:value-type="float" office:value="148" table:number-columns-spanned="1" table:number-rows-spanned="2">
            <text:p>148</text:p>
          </table:table-cell>
          <table:table-cell table:style-name="ce41" office:value-type="string" table:number-columns-spanned="1" table:number-rows-spanned="2">
            <text:p>240.056592(6)</text:p>
          </table:table-cell>
          <table:table-cell table:style-name="ce41" office:value-type="string" table:number-columns-spanned="1" table:number-rows-spanned="2">
            <text:p>14.1(1) h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0</text:span><text:span text:style-name="T4">Np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0<text:span text:style-name="T3">−10</text:span><text:span text:style-name="T4">%)</text:span></text:p>
          </table:table-cell>
          <table:table-cell table:style-name="ce41" office:value-type="string">
            <text:p><text:span text:style-name="T3">236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41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49">
            <text:p>149</text:p>
          </table:table-cell>
          <table:table-cell table:style-name="ce41" office:value-type="string">
            <text:p>241.06033(32)#</text:p>
          </table:table-cell>
          <table:table-cell table:style-name="ce41" office:value-type="string">
            <text:p>5#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1</text:span><text:span text:style-name="T4">Np</text:span></text:p>
          </table:table-cell>
          <table:table-cell table:style-name="ce41" office:value-type="string">
            <text:p>7/2+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42</text:span><text:span text:style-name="T4">U</text:span></text:p>
          </table:table-cell>
          <table:table-cell table:style-name="ce41"/>
          <table:table-cell table:style-name="ce55" office:value-type="float" office:value="92">
            <text:p>92</text:p>
          </table:table-cell>
          <table:table-cell table:style-name="ce55" office:value-type="float" office:value="150">
            <text:p>150</text:p>
          </table:table-cell>
          <table:table-cell table:style-name="ce41" office:value-type="string">
            <text:p>242.06293(22)#</text:p>
          </table:table-cell>
          <table:table-cell table:style-name="ce41" office:value-type="string">
            <text:p>16.8(5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2</text:span><text:span text:style-name="T4">Np</text:span></text:p>
          </table:table-cell>
          <table:table-cell table:style-name="ce41" office:value-type="string">
            <text:p>0+</text:p>
          </table:table-cell>
          <table:table-cell table:style-name="ce65"/>
          <table:table-cell table:style-name="ce67"/>
          <table:table-cell table:number-columns-repeated="101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rium" table:style-name="ta4" table:print="false">
        <table:table-column table:style-name="co1" table:number-columns-repeated="1024" table:default-cell-style-name="Excel_20_Built-in_20_Normal"/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historic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1" office:value-type="string" table:number-columns-spanned="1" table:number-rows-spanned="4">
            <text:p><text:a xlink:href="http://en.wikipedia.org/wiki/Isotopes_of_thorium#cite_note-19">half-life[n 1]</text:a>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3"/>
        </table:table-row>
        <table:table-row table:style-name="ro12">
          <table:table-cell table:style-name="ce39" office:value-type="string">
            <text:p>symbol</text:p>
          </table:table-cell>
          <table:table-cell table:style-name="ce39" office:value-type="string">
            <text:p>name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52"/>
          <table:table-cell table:style-name="ce39" office:value-type="string">
            <text:p>mode(s)<text:span text:style-name="T6">[19][n 2]mode(s)</text:span><text:span text:style-name="T6">[19][n 2]mode(s)</text:span><text:span text:style-name="T6">[19][n 2]mode(s)</text:span><text:span text:style-name="T6">[19][n 2]</text:span></text:p>
          </table:table-cell>
          <table:table-cell table:style-name="ce52" office:value-type="string">
            <text:p><text:a xlink:href="http://en.wikipedia.org/wiki/Isotopes_of_thorium#cite_note-22">isotopes(s)[n 3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3"/>
        </table:table-row>
        <table:table-row table:style-name="ro9">
          <table:table-cell table:style-name="ce39" table:number-columns-repeated="2"/>
          <table:covered-table-cell table:number-columns-repeated="2" table:style-name="ce53"/>
          <table:table-cell table:style-name="ce40"/>
          <table:covered-table-cell table:style-name="ce52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3"/>
        </table:table-row>
        <table:table-row table:style-name="ro11">
          <table:table-cell table:style-name="ce40" table:number-columns-repeated="2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53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09</text:span><text:span text:style-name="T4">Th</text:span><text:span text:style-name="T3">209</text:span><text:span text:style-name="T4">Th</text:span><text:span text:style-name="T3">2</text:span><text:span text:style-name="T3">09</text:span><text:span text:style-name="T4">Th</text:span><text:span text:style-name="T3">209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19" table:number-columns-spanned="1" table:number-rows-spanned="2">
            <text:p>119</text:p>
          </table:table-cell>
          <table:table-cell table:style-name="ce41" office:value-type="string" table:number-columns-spanned="1" table:number-rows-spanned="2">
            <text:p>209.01772(11)</text:p>
          </table:table-cell>
          <table:table-cell table:style-name="ce63" office:value-type="string">
            <text:p>7(5) ms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office:value-type="string" table:number-columns-spanned="1" table:number-rows-spanned="2">
            <text:p>5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3.8(+69-15)]</text:p>
          </table:table-cell>
          <table:covered-table-cell table:number-columns-repeated="5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0</text:span><text:span text:style-name="T4">Th</text:span><text:span text:style-name="T3">210</text:span><text:span text:style-name="T4">Th</text:span><text:span text:style-name="T3">2</text:span><text:span text:style-name="T3">10</text:span><text:span text:style-name="T4">Th</text:span><text:span text:style-name="T3">210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0" table:number-columns-spanned="1" table:number-rows-spanned="2">
            <text:p>120</text:p>
          </table:table-cell>
          <table:table-cell table:style-name="ce41" office:value-type="string" table:number-columns-spanned="1" table:number-rows-spanned="2">
            <text:p>210.015075(27)</text:p>
          </table:table-cell>
          <table:table-cell table:style-name="ce63" office:value-type="string">
            <text:p>17(11) ms</text:p>
          </table:table-cell>
          <table:table-cell table:style-name="ce44" office:value-type="string">
            <text:p><text:a xlink:href="http://en.wikipedia.org/wiki/Alpha_decay">α</text:a></text:p>
          </table:table-cell>
          <table:table-cell table:style-name="ce41" office:value-type="string">
            <text:p><text:span text:style-name="T3">206</text:span><text:span text:style-name="T4">Ra</text:span><text:span text:style-name="T3">206</text:span><text:span text:style-name="T4">Ra</text:span><text:span text:style-name="T3">2</text:span><text:span text:style-name="T3">06</text:span><text:span text:style-name="T4">Ra</text:span><text:span text:style-name="T3">206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9(+17-4) ms]</text:p>
          </table:table-cell>
          <table:table-cell table:style-name="ce44" office:value-type="string">
            <text:p><text:a xlink:href="http://en.wikipedia.org/wiki/Beta_decay">β+ (rare)</text:a></text:p>
          </table:table-cell>
          <table:table-cell table:style-name="ce41" office:value-type="string">
            <text:p><text:span text:style-name="T3">210</text:span><text:span text:style-name="T4">Ac</text:span><text:span text:style-name="T3">210</text:span><text:span text:style-name="T4">Ac</text:span><text:span text:style-name="T3">2</text:span><text:span text:style-name="T3">10</text:span><text:span text:style-name="T4">Ac</text:span><text:span text:style-name="T3">210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1</text:span><text:span text:style-name="T4">Th</text:span><text:span text:style-name="T3">211</text:span><text:span text:style-name="T4">Th</text:span><text:span text:style-name="T3">2</text:span><text:span text:style-name="T3">11</text:span><text:span text:style-name="T4">Th</text:span><text:span text:style-name="T3">211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1" table:number-columns-spanned="1" table:number-rows-spanned="2">
            <text:p>121</text:p>
          </table:table-cell>
          <table:table-cell table:style-name="ce41" office:value-type="string" table:number-columns-spanned="1" table:number-rows-spanned="2">
            <text:p>211.01493(8)</text:p>
          </table:table-cell>
          <table:table-cell table:style-name="ce63" office:value-type="string">
            <text:p>48(20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7</text:span><text:span text:style-name="T4">Ra</text:span><text:span text:style-name="T3">207</text:span><text:span text:style-name="T4">Ra</text:span><text:span text:style-name="T3">2</text:span><text:span text:style-name="T3">07</text:span><text:span text:style-name="T4">Ra</text:span><text:span text:style-name="T3">207</text:span><text:span text:style-name="T4">Ra</text:span></text:p>
          </table:table-cell>
          <table:table-cell table:style-name="ce41" office:value-type="string" table:number-columns-spanned="1" table:number-rows-spanned="2">
            <text:p>5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0.04(+3-1) s]</text:p>
          </table:table-cell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</text:span></text:p>
          </table:table-cell>
          <table:table-cell table:style-name="ce41" office:value-type="string">
            <text:p><text:span text:style-name="T3">211</text:span><text:span text:style-name="T4">Ac</text:span><text:span text:style-name="T3">211</text:span><text:span text:style-name="T4">Ac</text:span><text:span text:style-name="T3">2</text:span><text:span text:style-name="T3">11</text:span><text:span text:style-name="T4">Ac</text:span><text:span text:style-name="T3">211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2</text:span><text:span text:style-name="T4">Th</text:span><text:span text:style-name="T3">212</text:span><text:span text:style-name="T4">Th</text:span><text:span text:style-name="T3">2</text:span><text:span text:style-name="T3">12</text:span><text:span text:style-name="T4">Th</text:span><text:span text:style-name="T3">212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2" table:number-columns-spanned="1" table:number-rows-spanned="2">
            <text:p>122</text:p>
          </table:table-cell>
          <table:table-cell table:style-name="ce41" office:value-type="string" table:number-columns-spanned="1" table:number-rows-spanned="2">
            <text:p>212.01298(2)</text:p>
          </table:table-cell>
          <table:table-cell table:style-name="ce63" office:value-type="string">
            <text:p>36(15) ms</text:p>
          </table:table-cell>
          <table:table-cell table:style-name="ce41" office:value-type="string">
            <text:p>α (99.7%)</text:p>
          </table:table-cell>
          <table:table-cell table:style-name="ce41" office:value-type="string">
            <text:p><text:span text:style-name="T3">208</text:span><text:span text:style-name="T4">Ra</text:span><text:span text:style-name="T3">208</text:span><text:span text:style-name="T4">Ra</text:span><text:span text:style-name="T3">2</text:span><text:span text:style-name="T3">08</text:span><text:span text:style-name="T4">Ra</text:span><text:span text:style-name="T3">208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30(+20-10) ms]</text:p>
          </table:table-cell>
          <table:table-cell table:style-name="ce41" office:value-type="string">
            <text:p>β<text:span text:style-name="T3">+</text:span><text:span text:style-name="T4"> (.3%)β</text:span><text:span text:style-name="T3">+</text:span><text:span text:style-name="T4"> </text:span><text:span text:style-name="T4">(.3%)β</text:span><text:span text:style-name="T3">+</text:span><text:span text:style-name="T4"> (.3</text:span><text:span text:style-name="T4">%)β</text:span><text:span text:style-name="T3">+</text:span><text:span text:style-name="T4"> (.3%)</text:span></text:p>
          </table:table-cell>
          <table:table-cell table:style-name="ce41" office:value-type="string">
            <text:p><text:span text:style-name="T3">212</text:span><text:span text:style-name="T4">Ac</text:span><text:span text:style-name="T3">212</text:span><text:span text:style-name="T4">Ac</text:span><text:span text:style-name="T3">2</text:span><text:span text:style-name="T3">12</text:span><text:span text:style-name="T4">Ac</text:span><text:span text:style-name="T3">212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3</text:span><text:span text:style-name="T4">Th</text:span><text:span text:style-name="T3">213</text:span><text:span text:style-name="T4">Th</text:span><text:span text:style-name="T3">2</text:span><text:span text:style-name="T3">13</text:span><text:span text:style-name="T4">Th</text:span><text:span text:style-name="T3">213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3" table:number-columns-spanned="1" table:number-rows-spanned="2">
            <text:p>123</text:p>
          </table:table-cell>
          <table:table-cell table:style-name="ce41" office:value-type="string" table:number-columns-spanned="1" table:number-rows-spanned="2">
            <text:p>213.01301(8)</text:p>
          </table:table-cell>
          <table:table-cell table:style-name="ce41" office:value-type="string" table:number-columns-spanned="1" table:number-rows-spanned="2">
            <text:p>140(25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9</text:span><text:span text:style-name="T4">Ra</text:span><text:span text:style-name="T3">209</text:span><text:span text:style-name="T4">Ra</text:span><text:span text:style-name="T3">2</text:span><text:span text:style-name="T3">09</text:span><text:span text:style-name="T4">Ra</text:span><text:span text:style-name="T3">209</text:span><text:span text:style-name="T4">Ra</text:span></text:p>
          </table:table-cell>
          <table:table-cell table:style-name="ce41" office:value-type="string" table:number-columns-spanned="1" table:number-rows-spanned="2">
            <text:p>5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</text:span></text:p>
          </table:table-cell>
          <table:table-cell table:style-name="ce41" office:value-type="string">
            <text:p><text:span text:style-name="T3">213</text:span><text:span text:style-name="T4">Ac</text:span><text:span text:style-name="T3">213</text:span><text:span text:style-name="T4">Ac</text:span><text:span text:style-name="T3">2</text:span><text:span text:style-name="T3">13</text:span><text:span text:style-name="T4">Ac</text:span><text:span text:style-name="T3">213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4</text:span><text:span text:style-name="T4">Th</text:span><text:span text:style-name="T3">214</text:span><text:span text:style-name="T4">Th</text:span><text:span text:style-name="T3">2</text:span><text:span text:style-name="T3">14</text:span><text:span text:style-name="T4">Th</text:span><text:span text:style-name="T3">214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24">
            <text:p>124</text:p>
          </table:table-cell>
          <table:table-cell table:style-name="ce41" office:value-type="string">
            <text:p>214.011500(18)</text:p>
          </table:table-cell>
          <table:table-cell table:style-name="ce41" office:value-type="string">
            <text:p>100(25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0</text:span><text:span text:style-name="T4">Ra</text:span><text:span text:style-name="T3">210</text:span><text:span text:style-name="T4">Ra</text:span><text:span text:style-name="T3">2</text:span><text:span text:style-name="T3">10</text:span><text:span text:style-name="T4">Ra</text:span><text:span text:style-name="T3">210</text:span><text:span text:style-name="T4">Ra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5</text:span><text:span text:style-name="T4">Th</text:span><text:span text:style-name="T3">215</text:span><text:span text:style-name="T4">Th</text:span><text:span text:style-name="T3">2</text:span><text:span text:style-name="T3">15</text:span><text:span text:style-name="T4">Th</text:span><text:span text:style-name="T3">215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25">
            <text:p>125</text:p>
          </table:table-cell>
          <table:table-cell table:style-name="ce41" office:value-type="string">
            <text:p>215.011730(29)</text:p>
          </table:table-cell>
          <table:table-cell table:style-name="ce41" office:value-type="string">
            <text:p>1.2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1</text:span><text:span text:style-name="T4">Ra</text:span><text:span text:style-name="T3">211</text:span><text:span text:style-name="T4">Ra</text:span><text:span text:style-name="T3">2</text:span><text:span text:style-name="T3">11</text:span><text:span text:style-name="T4">Ra</text:span><text:span text:style-name="T3">211</text:span><text:span text:style-name="T4">Ra</text:span></text:p>
          </table:table-cell>
          <table:table-cell table:style-name="ce41" office:value-type="string">
            <text:p>(1/2-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6</text:span><text:span text:style-name="T4">Th</text:span><text:span text:style-name="T3">216</text:span><text:span text:style-name="T4">Th</text:span><text:span text:style-name="T3">2</text:span><text:span text:style-name="T3">16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6" table:number-columns-spanned="1" table:number-rows-spanned="2">
            <text:p>126</text:p>
          </table:table-cell>
          <table:table-cell table:style-name="ce41" office:value-type="string" table:number-columns-spanned="1" table:number-rows-spanned="2">
            <text:p>216.011062(14)</text:p>
          </table:table-cell>
          <table:table-cell table:style-name="ce41" office:value-type="string" table:number-columns-spanned="1" table:number-rows-spanned="2">
            <text:p>26.8(3) ms</text:p>
          </table:table-cell>
          <table:table-cell table:style-name="ce41" office:value-type="string">
            <text:p>α (99.99%)</text:p>
          </table:table-cell>
          <table:table-cell table:style-name="ce41" office:value-type="string">
            <text:p><text:span text:style-name="T3">212</text:span><text:span text:style-name="T4">Ra</text:span><text:span text:style-name="T3">212</text:span><text:span text:style-name="T4">Ra</text:span><text:span text:style-name="T3">2</text:span><text:span text:style-name="T3">12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006%)</text:span><text:span text:style-name="T4">β</text:span><text:span text:style-name="T3">+</text:span><text:span text:style-name="T4"> (.006%)</text:span><text:span text:style-name="T4">β</text:span><text:span text:style-name="T3">+</text:span><text:span text:style-name="T4"> (.006%)</text:span></text:p>
          </table:table-cell>
          <table:table-cell table:style-name="ce41" office:value-type="string">
            <text:p><text:span text:style-name="T3">216</text:span><text:span text:style-name="T4">Ac</text:span><text:span text:style-name="T3">216</text:span><text:span text:style-name="T4">Ac</text:span><text:span text:style-name="T3">2</text:span><text:span text:style-name="T3">16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6m1</text:span><text:span text:style-name="T4">Th</text:span><text:span text:style-name="T3">216m1</text:span><text:span text:style-name="T4">Th</text:span><text:span text:style-name="T3">216m1</text:span><text:span text:style-name="T4">Th</text:span></text:p>
          </table:table-cell>
          <table:table-cell table:style-name="ce41"/>
          <table:table-cell table:style-name="ce41" office:value-type="string" table:number-columns-spanned="3" table:number-rows-spanned="1">
            <text:p>2042(13) keV</text:p>
          </table:table-cell>
          <table:covered-table-cell table:style-name="ce59"/>
          <table:covered-table-cell table:style-name="ce61"/>
          <table:table-cell table:style-name="ce41" office:value-type="string">
            <text:p>137(4) µs</text:p>
          </table:table-cell>
          <table:table-cell table:style-name="ce41" table:number-columns-repeated="2"/>
          <table:table-cell table:style-name="ce41" office:value-type="string">
            <text:p>(8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6m2</text:span><text:span text:style-name="T4">Th</text:span><text:span text:style-name="T3">216m2</text:span><text:span text:style-name="T4">Th</text:span><text:span text:style-name="T3">216m2</text:span><text:span text:style-name="T4">Th</text:span></text:p>
          </table:table-cell>
          <table:table-cell table:style-name="ce41"/>
          <table:table-cell table:style-name="ce41" office:value-type="string" table:number-columns-spanned="3" table:number-rows-spanned="1">
            <text:p>2637(20) keV</text:p>
          </table:table-cell>
          <table:covered-table-cell table:style-name="ce59"/>
          <table:covered-table-cell table:style-name="ce61"/>
          <table:table-cell table:style-name="ce41" office:value-type="string">
            <text:p>615(55) ns</text:p>
          </table:table-cell>
          <table:table-cell table:style-name="ce41" table:number-columns-repeated="2"/>
          <table:table-cell table:style-name="ce41" office:value-type="string">
            <text:p>(11-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7</text:span><text:span text:style-name="T4">Th</text:span><text:span text:style-name="T3">217</text:span><text:span text:style-name="T4">Th</text:span><text:span text:style-name="T3">2</text:span><text:span text:style-name="T3">17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27">
            <text:p>127</text:p>
          </table:table-cell>
          <table:table-cell table:style-name="ce41" office:value-type="string">
            <text:p>217.013114(22)</text:p>
          </table:table-cell>
          <table:table-cell table:style-name="ce41" office:value-type="string">
            <text:p>240(5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3</text:span><text:span text:style-name="T4">Ra</text:span><text:span text:style-name="T3">213</text:span><text:span text:style-name="T4">Ra</text:span><text:span text:style-name="T3">2</text:span><text:span text:style-name="T3">13</text:span><text:span text:style-name="T4">Ra</text:span></text:p>
          </table:table-cell>
          <table:table-cell table:style-name="ce41" office:value-type="string">
            <text:p>(9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8</text:span><text:span text:style-name="T4">Th</text:span><text:span text:style-name="T3">218</text:span><text:span text:style-name="T4">Th</text:span><text:span text:style-name="T3">2</text:span><text:span text:style-name="T3">18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28">
            <text:p>128</text:p>
          </table:table-cell>
          <table:table-cell table:style-name="ce41" office:value-type="string">
            <text:p>218.013284(14)</text:p>
          </table:table-cell>
          <table:table-cell table:style-name="ce41" office:value-type="string">
            <text:p>109(13)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4</text:span><text:span text:style-name="T4">Ra</text:span><text:span text:style-name="T3">214</text:span><text:span text:style-name="T4">Ra</text:span><text:span text:style-name="T3">2</text:span><text:span text:style-name="T3">14</text:span><text:span text:style-name="T4">Ra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9</text:span><text:span text:style-name="T4">Th</text:span><text:span text:style-name="T3">219</text:span><text:span text:style-name="T4">Th</text:span><text:span text:style-name="T3">2</text:span><text:span text:style-name="T3">19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29" table:number-columns-spanned="1" table:number-rows-spanned="2">
            <text:p>129</text:p>
          </table:table-cell>
          <table:table-cell table:style-name="ce41" office:value-type="string" table:number-columns-spanned="1" table:number-rows-spanned="2">
            <text:p>219.01554(5)</text:p>
          </table:table-cell>
          <table:table-cell table:style-name="ce41" office:value-type="string" table:number-columns-spanned="1" table:number-rows-spanned="2">
            <text:p>1.05(3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5</text:span><text:span text:style-name="T4">Ra</text:span><text:span text:style-name="T3">215</text:span><text:span text:style-name="T4">Ra</text:span><text:span text:style-name="T3">2</text:span><text:span text:style-name="T3">15</text:span><text:span text:style-name="T4">Ra</text:span></text:p>
          </table:table-cell>
          <table:table-cell table:style-name="ce41" office:value-type="string" table:number-columns-spanned="1" table:number-rows-spanned="2">
            <text:p>9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0</text:span><text:span text:style-name="T3">−7</text:span><text:span text:style-name="T4">%)</text:span><text:span text:style-name="T4">β</text:span><text:span text:style-name="T3">+</text:span><text:span text:style-name="T4"> (10</text:span><text:span text:style-name="T3">−7</text:span><text:span text:style-name="T4">%)</text:span><text:span text:style-name="T4">β</text:span><text:span text:style-name="T3">+</text:span><text:span text:style-name="T4"> (10</text:span><text:span text:style-name="T3">−7</text:span><text:span text:style-name="T4">%)</text:span></text:p>
          </table:table-cell>
          <table:table-cell table:style-name="ce41" office:value-type="string">
            <text:p><text:span text:style-name="T3">219</text:span><text:span text:style-name="T4">Ac</text:span><text:span text:style-name="T3">219</text:span><text:span text:style-name="T4">Ac</text:span><text:span text:style-name="T3">2</text:span><text:span text:style-name="T3">19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0</text:span><text:span text:style-name="T4">Th</text:span><text:span text:style-name="T3">220</text:span><text:span text:style-name="T4">Th</text:span><text:span text:style-name="T3">2</text:span><text:span text:style-name="T3">20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30" table:number-columns-spanned="1" table:number-rows-spanned="2">
            <text:p>130</text:p>
          </table:table-cell>
          <table:table-cell table:style-name="ce41" office:value-type="string" table:number-columns-spanned="1" table:number-rows-spanned="2">
            <text:p>220.015748(24)</text:p>
          </table:table-cell>
          <table:table-cell table:style-name="ce41" office:value-type="string" table:number-columns-spanned="1" table:number-rows-spanned="2">
            <text:p>9.7(6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6</text:span><text:span text:style-name="T4">Ra</text:span><text:span text:style-name="T3">216</text:span><text:span text:style-name="T4">Ra</text:span><text:span text:style-name="T3">2</text:span><text:span text:style-name="T3">16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Electron_capture">EC (2×10−7%)</text:a></text:p>
          </table:table-cell>
          <table:table-cell table:style-name="ce41" office:value-type="string">
            <text:p><text:span text:style-name="T3">220</text:span><text:span text:style-name="T4">Ac</text:span><text:span text:style-name="T3">220</text:span><text:span text:style-name="T4">Ac</text:span><text:span text:style-name="T3">2</text:span><text:span text:style-name="T3">20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1</text:span><text:span text:style-name="T4">Th</text:span><text:span text:style-name="T3">221</text:span><text:span text:style-name="T4">Th</text:span><text:span text:style-name="T3">2</text:span><text:span text:style-name="T3">21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31">
            <text:p>131</text:p>
          </table:table-cell>
          <table:table-cell table:style-name="ce41" office:value-type="string">
            <text:p>221.018184(10)</text:p>
          </table:table-cell>
          <table:table-cell table:style-name="ce41" office:value-type="string">
            <text:p>1.73(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7</text:span><text:span text:style-name="T4">Ra</text:span><text:span text:style-name="T3">217</text:span><text:span text:style-name="T4">Ra</text:span><text:span text:style-name="T3">2</text:span><text:span text:style-name="T3">17</text:span><text:span text:style-name="T4">Ra</text:span></text:p>
          </table:table-cell>
          <table:table-cell table:style-name="ce41" office:value-type="string">
            <text:p>(7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2</text:span><text:span text:style-name="T4">Th</text:span><text:span text:style-name="T3">222</text:span><text:span text:style-name="T4">Th</text:span><text:span text:style-name="T3">2</text:span><text:span text:style-name="T3">22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32" table:number-columns-spanned="1" table:number-rows-spanned="2">
            <text:p>132</text:p>
          </table:table-cell>
          <table:table-cell table:style-name="ce41" office:value-type="string" table:number-columns-spanned="1" table:number-rows-spanned="2">
            <text:p>222.018468(13)</text:p>
          </table:table-cell>
          <table:table-cell table:style-name="ce41" office:value-type="string" table:number-columns-spanned="1" table:number-rows-spanned="2">
            <text:p>2.237(1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8</text:span><text:span text:style-name="T4">Ra</text:span><text:span text:style-name="T3">218</text:span><text:span text:style-name="T4">Ra</text:span><text:span text:style-name="T3">2</text:span><text:span text:style-name="T3">18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4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EC (1.3×10<text:span text:style-name="T3">−8</text:span><text:span text:style-name="T4">%)EC </text:span><text:span text:style-name="T4">(1.3×10</text:span><text:span text:style-name="T3">−8</text:span><text:span text:style-name="T4">%)EC </text:span><text:span text:style-name="T4">(1.3×10</text:span><text:span text:style-name="T3">−8</text:span><text:span text:style-name="T4">%)</text:span></text:p>
          </table:table-cell>
          <table:table-cell table:style-name="ce41" office:value-type="string">
            <text:p><text:span text:style-name="T3">222</text:span><text:span text:style-name="T4">Ac</text:span><text:span text:style-name="T3">222</text:span><text:span text:style-name="T4">Ac</text:span><text:span text:style-name="T3">2</text:span><text:span text:style-name="T3">22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3</text:span><text:span text:style-name="T4">Th</text:span><text:span text:style-name="T3">223</text:span><text:span text:style-name="T4">Th</text:span><text:span text:style-name="T3">2</text:span><text:span text:style-name="T3">23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33">
            <text:p>133</text:p>
          </table:table-cell>
          <table:table-cell table:style-name="ce41" office:value-type="string">
            <text:p>223.020811(10)</text:p>
          </table:table-cell>
          <table:table-cell table:style-name="ce41" office:value-type="string">
            <text:p>0.60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9</text:span><text:span text:style-name="T4">Ra</text:span><text:span text:style-name="T3">219</text:span><text:span text:style-name="T4">Ra</text:span><text:span text:style-name="T3">2</text:span><text:span text:style-name="T3">19</text:span><text:span text:style-name="T4">Ra</text:span></text:p>
          </table:table-cell>
          <table:table-cell table:style-name="ce41" office:value-type="string">
            <text:p>(5/2)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4</text:span><text:span text:style-name="T4">Th</text:span><text:span text:style-name="T3">224</text:span><text:span text:style-name="T4">Th</text:span><text:span text:style-name="T3">2</text:span><text:span text:style-name="T3">24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34" table:number-columns-spanned="1" table:number-rows-spanned="2">
            <text:p>134</text:p>
          </table:table-cell>
          <table:table-cell table:style-name="ce41" office:value-type="string" table:number-columns-spanned="1" table:number-rows-spanned="2">
            <text:p>224.021467(12)</text:p>
          </table:table-cell>
          <table:table-cell table:style-name="ce41" office:value-type="string" table:number-columns-spanned="1" table:number-rows-spanned="2">
            <text:p>1.05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0</text:span><text:span text:style-name="T4">Ra</text:span><text:span text:style-name="T3">220</text:span><text:span text:style-name="T4">Ra</text:span><text:span text:style-name="T3">2</text:span><text:span text:style-name="T3">20</text:span><text:span text:style-name="T4">Ra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24</text:span><text:span text:style-name="T4">Ra</text:span><text:span text:style-name="T3">224</text:span><text:span text:style-name="T4">Ra</text:span><text:span text:style-name="T3">2</text:span><text:span text:style-name="T3">24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25</text:span><text:span text:style-name="T4">Th</text:span><text:span text:style-name="T3">225</text:span><text:span text:style-name="T4">Th</text:span></text:p>
          </table:table-cell>
          <table:table-cell table:style-name="ce41" table:number-columns-spanned="1" table:number-rows-spanned="2"/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35" table:number-columns-spanned="1" table:number-rows-spanned="2">
            <text:p>135</text:p>
          </table:table-cell>
          <table:table-cell table:style-name="ce41" office:value-type="string" table:number-columns-spanned="1" table:number-rows-spanned="2">
            <text:p>225.023951(5)</text:p>
          </table:table-cell>
          <table:table-cell table:style-name="ce41" office:value-type="string" table:number-columns-spanned="1" table:number-rows-spanned="2">
            <text:p>8.72(4) min</text:p>
          </table:table-cell>
          <table:table-cell table:style-name="ce41" office:value-type="string">
            <text:p>α (90%)</text:p>
          </table:table-cell>
          <table:table-cell table:style-name="ce41" office:value-type="string">
            <text:p><text:span text:style-name="T3">221</text:span><text:span text:style-name="T4">Ra</text:span><text:span text:style-name="T3">221</text:span><text:span text:style-name="T4">Ra</text:span></text:p>
          </table:table-cell>
          <table:table-cell table:style-name="ce41" office:value-type="string" table:number-columns-spanned="1" table:number-rows-spanned="2">
            <text:p>(3/2)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EC (10%)</text:p>
          </table:table-cell>
          <table:table-cell table:style-name="ce41" office:value-type="string">
            <text:p><text:span text:style-name="T3">225</text:span><text:span text:style-name="T4">Ac</text:span><text:span text:style-name="T3">225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6</text:span><text:span text:style-name="T4">Th</text:span><text:span text:style-name="T3">226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36">
            <text:p>136</text:p>
          </table:table-cell>
          <table:table-cell table:style-name="ce41" office:value-type="string">
            <text:p>226.024903(5)</text:p>
          </table:table-cell>
          <table:table-cell table:style-name="ce41" office:value-type="string">
            <text:p>30.57(10) min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2</text:span><text:span text:style-name="T4">Ra</text:span><text:span text:style-name="T3">222</text:span><text:span text:style-name="T4">Ra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7</text:span><text:span text:style-name="T4">Th</text:span><text:span text:style-name="T3">227</text:span><text:span text:style-name="T4">Th</text:span></text:p>
          </table:table-cell>
          <table:table-cell table:style-name="ce41" office:value-type="string">
            <text:p>Radioactinium</text:p>
          </table:table-cell>
          <table:table-cell table:style-name="ce55" office:value-type="float" office:value="90">
            <text:p>90</text:p>
          </table:table-cell>
          <table:table-cell table:style-name="ce55" office:value-type="float" office:value="137">
            <text:p>137</text:p>
          </table:table-cell>
          <table:table-cell table:style-name="ce41" office:value-type="string">
            <text:p>227.0277041(27)</text:p>
          </table:table-cell>
          <table:table-cell table:style-name="ce41" office:value-type="string">
            <text:p>18.68(9)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3</text:span><text:span text:style-name="T4">Ra</text:span><text:span text:style-name="T3">223</text:span><text:span text:style-name="T4">Ra</text:span></text:p>
          </table:table-cell>
          <table:table-cell table:style-name="ce41" office:value-type="string">
            <text:p>1/2+</text:p>
          </table:table-cell>
          <table:table-cell table:style-name="ce44" office:value-type="string">
            <text:p><text:a xlink:href="http://en.wikipedia.org/wiki/Isotopes_of_thorium#cite_note-as-23">Trace[n 4]</text:a></text:p>
          </table:table-cell>
          <table:table-cell table:style-name="ce41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3">
            <text:p><text:span text:style-name="T3">228</text:span><text:span text:style-name="T4">Th</text:span><text:span text:style-name="T3">228</text:span><text:span text:style-name="T4">Th</text:span></text:p>
          </table:table-cell>
          <table:table-cell table:style-name="ce41" office:value-type="string" table:number-columns-spanned="1" table:number-rows-spanned="3">
            <text:p>Radiothorium</text:p>
          </table:table-cell>
          <table:table-cell table:style-name="ce55" office:value-type="float" office:value="90" table:number-columns-spanned="1" table:number-rows-spanned="3">
            <text:p>90</text:p>
          </table:table-cell>
          <table:table-cell table:style-name="ce55" office:value-type="float" office:value="138" table:number-columns-spanned="1" table:number-rows-spanned="3">
            <text:p>138</text:p>
          </table:table-cell>
          <table:table-cell table:style-name="ce41" office:value-type="string" table:number-columns-spanned="1" table:number-rows-spanned="3">
            <text:p>228.0287411(24)</text:p>
          </table:table-cell>
          <table:table-cell table:style-name="ce41" office:value-type="string" table:number-columns-spanned="1" table:number-rows-spanned="3">
            <text:p>1.9116(16) a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4</text:span><text:span text:style-name="T4">Ra</text:span><text:span text:style-name="T3">224</text:span><text:span text:style-name="T4">Ra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4" office:value-type="string" table:number-columns-spanned="1" table:number-rows-spanned="3">
            <text:p><text:a xlink:href="http://en.wikipedia.org/wiki/Isotopes_of_thorium#cite_note-24">Trace[n 5]</text:a></text:p>
          </table:table-cell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1.3×10−11%)</text:a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covered-table-cell table:style-name="ce46"/>
          <table:table-cell table:style-name="ce42" office:value-type="string">
            <text:p><text:span text:style-name="T3">20</text:span><text:span text:style-name="T4">O</text:span><text:span text:style-name="T3">20</text:span><text:span text:style-name="T4">O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13">
          <table:table-cell table:style-name="ce41" office:value-type="string">
            <text:p><text:span text:style-name="T3">229</text:span><text:span text:style-name="T4">Th</text:span><text:span text:style-name="T3">229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39">
            <text:p>139</text:p>
          </table:table-cell>
          <table:table-cell table:style-name="ce41" office:value-type="string">
            <text:p>229.031762(3)</text:p>
          </table:table-cell>
          <table:table-cell table:style-name="ce41" office:value-type="string">
            <text:p>7.34(16)×10<text:span text:style-name="T3">3</text:span><text:span text:style-name="T4"> a7.34(</text:span><text:span text:style-name="T4">16)×10</text:span><text:span text:style-name="T3">3</text:span><text:span text:style-name="T4"> 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5</text:span><text:span text:style-name="T4">Ra</text:span><text:span text:style-name="T3">225</text:span><text:span text:style-name="T4">Ra</text:span></text:p>
          </table:table-cell>
          <table:table-cell table:style-name="ce41" office:value-type="string">
            <text:p>5/2+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29m</text:span><text:span text:style-name="T4">Th</text:span><text:span text:style-name="T3">229m</text:span><text:span text:style-name="T4">T</text:span><text:span text:style-name="T4">h</text:span></text:p>
          </table:table-cell>
          <table:table-cell table:style-name="ce41"/>
          <table:table-cell table:style-name="ce41" office:value-type="string" table:number-columns-spanned="3" table:number-rows-spanned="1">
            <text:p>0.0076(5) keV</text:p>
          </table:table-cell>
          <table:covered-table-cell table:style-name="ce59"/>
          <table:covered-table-cell table:style-name="ce61"/>
          <table:table-cell table:style-name="ce41" office:value-type="string">
            <text:p>70(50) h</text:p>
          </table:table-cell>
          <table:table-cell table:style-name="ce44" office:value-type="string">
            <text:p><text:a xlink:href="http://en.wikipedia.org/wiki/Isomeric_transition">IT</text:a></text:p>
          </table:table-cell>
          <table:table-cell table:style-name="ce41" office:value-type="string">
            <text:p><text:span text:style-name="T3">229</text:span><text:span text:style-name="T4">Th</text:span><text:span text:style-name="T3">229</text:span><text:span text:style-name="T4">Th</text:span></text:p>
          </table:table-cell>
          <table:table-cell table:style-name="ce41" office:value-type="string">
            <text:p>3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4" office:value-type="string" table:number-columns-spanned="1" table:number-rows-spanned="4">
            <text:p><text:a xlink:href="http://en.wikipedia.org/wiki/Isotopes_of_thorium#cite_note-25">230Th[n 6]</text:a></text:p>
          </table:table-cell>
          <table:table-cell table:style-name="ce41" office:value-type="string" table:number-columns-spanned="1" table:number-rows-spanned="4">
            <text:p>Ionium</text:p>
          </table:table-cell>
          <table:table-cell table:style-name="ce55" office:value-type="float" office:value="90" table:number-columns-spanned="1" table:number-rows-spanned="4">
            <text:p>90</text:p>
          </table:table-cell>
          <table:table-cell table:style-name="ce55" office:value-type="float" office:value="140" table:number-columns-spanned="1" table:number-rows-spanned="4">
            <text:p>140</text:p>
          </table:table-cell>
          <table:table-cell table:style-name="ce41" office:value-type="string" table:number-columns-spanned="1" table:number-rows-spanned="4">
            <text:p>230.0331338(19)</text:p>
          </table:table-cell>
          <table:table-cell table:style-name="ce41" office:value-type="string" table:number-columns-spanned="1" table:number-rows-spanned="4">
            <text:p>7.538(30)×10<text:span text:style-name="T3">4</text:span><text:span text:style-name="T4"> a7.53</text:span><text:span text:style-name="T4">8(30)×10</text:span><text:span text:style-name="T3">4</text:span><text:span text:style-name="T4"> </text:span><text:span text:style-name="T4">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6</text:span><text:span text:style-name="T4">Ra</text:span><text:span text:style-name="T3">226</text:span><text:span text:style-name="T4">Ra</text:span></text:p>
          </table:table-cell>
          <table:table-cell table:style-name="ce41" office:value-type="string" table:number-columns-spanned="1" table:number-rows-spanned="4">
            <text:p>0+</text:p>
          </table:table-cell>
          <table:table-cell table:style-name="ce44" office:value-type="string" table:number-columns-spanned="1" table:number-rows-spanned="4">
            <text:p><text:a xlink:href="http://en.wikipedia.org/wiki/Isotopes_of_thorium#cite_note-us-26">Trace[n 7]</text:a></text:p>
          </table:table-cell>
          <table:table-cell table:style-name="ce41" table:number-columns-spanned="1" table:number-rows-spanned="4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5.6×10<text:span text:style-name="T3">−11</text:span><text:span text:style-name="T4">%)CD </text:span><text:span text:style-name="T4">(5.6×10</text:span><text:span text:style-name="T3">−11</text:span><text:span text:style-name="T4">%)</text:span></text:p>
          </table:table-cell>
          <table:table-cell table:style-name="ce63" office:value-type="string">
            <text:p><text:span text:style-name="T3">206</text:span><text:span text:style-name="T4">Hg</text:span><text:span text:style-name="T3">206</text:span><text:span text:style-name="T4">Hg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covered-table-cell table:style-name="ce42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1">
          <table:covered-table-cell table:style-name="ce46"/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Spontaneous_fission">SF (5×10−11%)</text:a></text:p>
          </table:table-cell>
          <table:table-cell table:style-name="ce41" office:value-type="string">
            <text:p>(Various)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31</text:span><text:span text:style-name="T4">Th</text:span><text:span text:style-name="T3">231</text:span><text:span text:style-name="T4">Th</text:span></text:p>
          </table:table-cell>
          <table:table-cell table:style-name="ce41" office:value-type="string" table:number-columns-spanned="1" table:number-rows-spanned="2">
            <text:p>Uranium Y</text:p>
          </table:table-cell>
          <table:table-cell table:style-name="ce55" office:value-type="float" office:value="90" table:number-columns-spanned="1" table:number-rows-spanned="2">
            <text:p>90</text:p>
          </table:table-cell>
          <table:table-cell table:style-name="ce55" office:value-type="float" office:value="141" table:number-columns-spanned="1" table:number-rows-spanned="2">
            <text:p>141</text:p>
          </table:table-cell>
          <table:table-cell table:style-name="ce41" office:value-type="string" table:number-columns-spanned="1" table:number-rows-spanned="2">
            <text:p>231.0363043(19)</text:p>
          </table:table-cell>
          <table:table-cell table:style-name="ce41" office:value-type="string" table:number-columns-spanned="1" table:number-rows-spanned="2">
            <text:p>25.52(1) h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31</text:span><text:span text:style-name="T4">Pa</text:span><text:span text:style-name="T3">231</text:span><text:span text:style-name="T4">Pa</text:span></text:p>
          </table:table-cell>
          <table:table-cell table:style-name="ce41" office:value-type="string" table:number-columns-spanned="1" table:number-rows-spanned="2">
            <text:p>5/2+</text:p>
          </table:table-cell>
          <table:table-cell table:style-name="ce44" office:value-type="string" table:number-columns-spanned="1" table:number-rows-spanned="2">
            <text:p><text:a xlink:href="http://en.wikipedia.org/wiki/Isotopes_of_thorium#cite_note-as-23">Trace[n 4]</text:a></text:p>
          </table:table-cell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0<text:span text:style-name="T3">−8</text:span><text:span text:style-name="T4">%)α </text:span><text:span text:style-name="T4">(10</text:span><text:span text:style-name="T3">−8</text:span><text:span text:style-name="T4">%)</text:span></text:p>
          </table:table-cell>
          <table:table-cell table:style-name="ce41" office:value-type="string">
            <text:p><text:span text:style-name="T3">227</text:span><text:span text:style-name="T4">Ra</text:span><text:span text:style-name="T3">227</text:span><text:span text:style-name="T4">Ra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4" office:value-type="string" table:number-columns-spanned="1" table:number-rows-spanned="6">
            <text:p><text:a xlink:href="http://en.wikipedia.org/wiki/Isotopes_of_thorium#cite_note-27">232Th[n 8]</text:a></text:p>
          </table:table-cell>
          <table:table-cell table:style-name="ce41" office:value-type="string" table:number-columns-spanned="1" table:number-rows-spanned="6">
            <text:p>Thorium</text:p>
          </table:table-cell>
          <table:table-cell table:style-name="ce55" office:value-type="float" office:value="90" table:number-columns-spanned="1" table:number-rows-spanned="6">
            <text:p>90</text:p>
          </table:table-cell>
          <table:table-cell table:style-name="ce55" office:value-type="float" office:value="142" table:number-columns-spanned="1" table:number-rows-spanned="6">
            <text:p>142</text:p>
          </table:table-cell>
          <table:table-cell table:style-name="ce41" office:value-type="string" table:number-columns-spanned="1" table:number-rows-spanned="6">
            <text:p>232.0380553(21)</text:p>
          </table:table-cell>
          <table:table-cell table:style-name="ce68" office:value-type="string" table:number-columns-spanned="1" table:number-rows-spanned="6">
            <text:p>1.405(6)×10<text:span text:style-name="T8">10</text:span><text:span text:style-name="T9"> a1.40</text:span><text:span text:style-name="T9">5(6)×10</text:span><text:span text:style-name="T8">10</text:span><text:span text:style-name="T9"> </text:span><text:span text:style-name="T9">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8</text:span><text:span text:style-name="T4">Ra</text:span><text:span text:style-name="T3">228</text:span><text:span text:style-name="T4">Ra</text:span></text:p>
          </table:table-cell>
          <table:table-cell table:style-name="ce41" office:value-type="string" table:number-columns-spanned="1" table:number-rows-spanned="6">
            <text:p>0+</text:p>
          </table:table-cell>
          <table:table-cell table:style-name="ce41" office:value-type="float" office:value="1" table:number-columns-spanned="1" table:number-rows-spanned="6">
            <text:p>1</text:p>
          </table:table-cell>
          <table:table-cell table:style-name="ce41" table:number-columns-spanned="1" table:number-rows-spanned="6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>
            <text:p>β<text:span text:style-name="T3">-</text:span><text:span text:style-name="T4">β</text:span><text:span text:style-name="T3">-</text:span><text:span text:style-name="T4"> (rare)</text:span></text:p>
          </table:table-cell>
          <table:table-cell table:style-name="ce41" office:value-type="string">
            <text:p><text:span text:style-name="T3">232</text:span><text:span text:style-name="T4">U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3">
          <table:covered-table-cell table:style-name="ce45"/>
          <table:covered-table-cell table:style-name="ce43"/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>
            <text:p>SF (1.1×10<text:span text:style-name="T3">−9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style-name="ce43"/>
          <table:covered-table-cell table:style-name="ce69"/>
          <table:table-cell table:style-name="ce41" office:value-type="string" table:number-columns-spanned="1" table:number-rows-spanned="3">
            <text:p>CD (2.78×10<text:span text:style-name="T3">−1</text:span><text:span text:style-name="T3">0</text:span><text:span text:style-name="T4">%)</text:span></text:p>
          </table:table-cell>
          <table:table-cell table:style-name="ce63" office:value-type="string">
            <text:p><text:span text:style-name="T3">182</text:span><text:span text:style-name="T4">Yb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style-name="ce43"/>
          <table:covered-table-cell table:style-name="ce69"/>
          <table:covered-table-cell table:style-name="ce43"/>
          <table:table-cell table:style-name="ce43" office:value-type="string">
            <text:p><text:span text:style-name="T3">26</text:span><text:span text:style-name="T4">Ne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style-name="ce46"/>
          <table:covered-table-cell table:style-name="ce42"/>
          <table:covered-table-cell table:number-columns-repeated="2" table:style-name="ce56"/>
          <table:covered-table-cell table:style-name="ce42"/>
          <table:covered-table-cell table:style-name="ce70"/>
          <table:covered-table-cell table:style-name="ce42"/>
          <table:table-cell table:style-name="ce42" office:value-type="string">
            <text:p><text:span text:style-name="T3">24</text:span><text:span text:style-name="T4">Ne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3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43">
            <text:p>143</text:p>
          </table:table-cell>
          <table:table-cell table:style-name="ce41" office:value-type="string">
            <text:p>233.0415818(21)</text:p>
          </table:table-cell>
          <table:table-cell table:style-name="ce41" office:value-type="string">
            <text:p>21.83(4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3</text:span><text:span text:style-name="T4">Pa</text:span></text:p>
          </table:table-cell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4</text:span><text:span text:style-name="T4">Th</text:span></text:p>
          </table:table-cell>
          <table:table-cell table:style-name="ce41" office:value-type="string">
            <text:p>Uranium X1</text:p>
          </table:table-cell>
          <table:table-cell table:style-name="ce55" office:value-type="float" office:value="90">
            <text:p>90</text:p>
          </table:table-cell>
          <table:table-cell table:style-name="ce55" office:value-type="float" office:value="144">
            <text:p>144</text:p>
          </table:table-cell>
          <table:table-cell table:style-name="ce41" office:value-type="string">
            <text:p>234.043601(4)</text:p>
          </table:table-cell>
          <table:table-cell table:style-name="ce41" office:value-type="string">
            <text:p>24.10(3) d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4m</text:span><text:span text:style-name="T4">Pa</text:span></text:p>
          </table:table-cell>
          <table:table-cell table:style-name="ce41" office:value-type="string">
            <text:p>0+</text:p>
          </table:table-cell>
          <table:table-cell table:style-name="ce44" office:value-type="string">
            <text:p><text:a xlink:href="http://en.wikipedia.org/wiki/Isotopes_of_thorium#cite_note-us-26">Trace[n 7]</text:a></text:p>
          </table:table-cell>
          <table:table-cell table:style-name="ce41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5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45">
            <text:p>145</text:p>
          </table:table-cell>
          <table:table-cell table:style-name="ce41" office:value-type="string">
            <text:p>235.04751(5)</text:p>
          </table:table-cell>
          <table:table-cell table:style-name="ce41" office:value-type="string">
            <text:p>7.2(1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5</text:span><text:span text:style-name="T4">Pa</text:span></text:p>
          </table:table-cell>
          <table:table-cell table:style-name="ce41" office:value-type="string">
            <text:p>(1/2+)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6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46">
            <text:p>146</text:p>
          </table:table-cell>
          <table:table-cell table:style-name="ce41" office:value-type="string">
            <text:p>236.04987(21)#</text:p>
          </table:table-cell>
          <table:table-cell table:style-name="ce41" office:value-type="string">
            <text:p>37.5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6</text:span><text:span text:style-name="T4">Pa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7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47">
            <text:p>147</text:p>
          </table:table-cell>
          <table:table-cell table:style-name="ce41" office:value-type="string">
            <text:p>237.05389(39)#</text:p>
          </table:table-cell>
          <table:table-cell table:style-name="ce41" office:value-type="string">
            <text:p>4.8(5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7</text:span><text:span text:style-name="T4">Pa</text:span></text:p>
          </table:table-cell>
          <table:table-cell table:style-name="ce41" office:value-type="string">
            <text:p>5/2+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8</text:span><text:span text:style-name="T4">Th</text:span></text:p>
          </table:table-cell>
          <table:table-cell table:style-name="ce41"/>
          <table:table-cell table:style-name="ce55" office:value-type="float" office:value="90">
            <text:p>90</text:p>
          </table:table-cell>
          <table:table-cell table:style-name="ce55" office:value-type="float" office:value="148">
            <text:p>148</text:p>
          </table:table-cell>
          <table:table-cell table:style-name="ce41" office:value-type="string">
            <text:p>238.0565(3)#</text:p>
          </table:table-cell>
          <table:table-cell table:style-name="ce41" office:value-type="string">
            <text:p>9.4(20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8</text:span><text:span text:style-name="T4">Pa</text:span></text:p>
          </table:table-cell>
          <table:table-cell table:style-name="ce41" office:value-type="string">
            <text:p>0+</text:p>
          </table:table-cell>
          <table:table-cell table:style-name="ce65"/>
          <table:table-cell table:style-name="ce67"/>
          <table:table-cell table:number-columns-repeated="101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actinium" table:style-name="ta5" table:print="false">
        <table:table-column table:style-name="co1" table:number-columns-repeated="1024" table:default-cell-style-name="Excel_20_Built-in_20_Normal"/>
        <table:table-row table:style-name="ro2">
          <table:table-cell table:style-name="ce37"/>
          <table:table-cell table:style-name="ce50" table:number-columns-repeated="9"/>
          <table:table-cell table:style-name="ce66"/>
          <table:table-cell table:number-columns-repeated="1013"/>
        </table:table-row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historic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4" office:value-type="string" table:number-columns-spanned="1" table:number-rows-spanned="4">
            <text:p>half-life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3"/>
        </table:table-row>
        <table:table-row table:style-name="ro10">
          <table:table-cell table:style-name="ce39" office:value-type="string">
            <text:p>symbol</text:p>
          </table:table-cell>
          <table:table-cell table:style-name="ce39" office:value-type="string">
            <text:p>name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39"/>
          <table:table-cell table:style-name="ce39" office:value-type="string">
            <text:p>mode(s)<text:span text:style-name="T6">[4]</text:span><text:span text:style-name="T6">[n 1]mode(s)[4][n </text:span><text:span text:style-name="T6">1]mode(s)[4][n </text:span><text:span text:style-name="T6">1]mode(s)[4][n 1]</text:span></text:p>
          </table:table-cell>
          <table:table-cell table:style-name="ce52" office:value-type="string">
            <text:p><text:a xlink:href="http://en.wikipedia.org/wiki/Isotopes_of_protactinium#cite_note-6">isotope(s)[n 2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3"/>
        </table:table-row>
        <table:table-row table:style-name="ro9">
          <table:table-cell table:style-name="ce39" table:number-columns-repeated="2"/>
          <table:covered-table-cell table:number-columns-repeated="2" table:style-name="ce53"/>
          <table:table-cell table:style-name="ce40"/>
          <table:covered-table-cell table:style-name="ce39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3"/>
        </table:table-row>
        <table:table-row table:style-name="ro11">
          <table:table-cell table:style-name="ce40" table:number-columns-repeated="2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40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12</text:span><text:span text:style-name="T4">Pa</text:span><text:span text:style-name="T3">212</text:span><text:span text:style-name="T4">Pa</text:span><text:span text:style-name="T3">2</text:span><text:span text:style-name="T3">12</text:span><text:span text:style-name="T4">Pa</text:span><text:span text:style-name="T3">212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21" table:number-columns-spanned="1" table:number-rows-spanned="2">
            <text:p>121</text:p>
          </table:table-cell>
          <table:table-cell table:style-name="ce41" office:value-type="string" table:number-columns-spanned="1" table:number-rows-spanned="2">
            <text:p>212.02320(8)</text:p>
          </table:table-cell>
          <table:table-cell table:style-name="ce63" office:value-type="string">
            <text:p>8(5) ms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office:value-type="string" table:number-columns-spanned="1" table:number-rows-spanned="2">
            <text:p>7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5.1(+61-19) ms]</text:p>
          </table:table-cell>
          <table:covered-table-cell table:number-columns-repeated="5"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13</text:span><text:span text:style-name="T4">Pa</text:span><text:span text:style-name="T3">213</text:span><text:span text:style-name="T4">Pa</text:span><text:span text:style-name="T3">2</text:span><text:span text:style-name="T3">13</text:span><text:span text:style-name="T4">Pa</text:span><text:span text:style-name="T3">213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22" table:number-columns-spanned="1" table:number-rows-spanned="2">
            <text:p>122</text:p>
          </table:table-cell>
          <table:table-cell table:style-name="ce41" office:value-type="string" table:number-columns-spanned="1" table:number-rows-spanned="2">
            <text:p>213.02111(8)</text:p>
          </table:table-cell>
          <table:table-cell table:style-name="ce63" office:value-type="string">
            <text:p>7(3) ms</text:p>
          </table:table-cell>
          <table:table-cell table:style-name="ce44" office:value-type="string" table:number-columns-spanned="1" table:number-rows-spanned="2">
            <text:p><text:a xlink:href="http://en.wikipedia.org/wiki/Alpha_decay">α</text:a></text:p>
          </table:table-cell>
          <table:table-cell table:style-name="ce41" office:value-type="string" table:number-columns-spanned="1" table:number-rows-spanned="2">
            <text:p><text:span text:style-name="T3">209</text:span><text:span text:style-name="T4">Ac</text:span><text:span text:style-name="T3">209</text:span><text:span text:style-name="T4">Ac</text:span><text:span text:style-name="T3">2</text:span><text:span text:style-name="T3">09</text:span><text:span text:style-name="T4">Ac</text:span><text:span text:style-name="T3">209</text:span><text:span text:style-name="T4">Ac</text:span></text:p>
          </table:table-cell>
          <table:table-cell table:style-name="ce41" office:value-type="string" table:number-columns-spanned="1" table:number-rows-spanned="2">
            <text:p>9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5.3(+40-16) ms]</text:p>
          </table:table-cell>
          <table:covered-table-cell table:style-name="ce46"/>
          <table:covered-table-cell table:number-columns-repeated="4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4</text:span><text:span text:style-name="T4">Pa</text:span><text:span text:style-name="T3">214</text:span><text:span text:style-name="T4">Pa</text:span><text:span text:style-name="T3">2</text:span><text:span text:style-name="T3">14</text:span><text:span text:style-name="T4">Pa</text:span><text:span text:style-name="T3">214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23">
            <text:p>123</text:p>
          </table:table-cell>
          <table:table-cell table:style-name="ce41" office:value-type="string">
            <text:p>214.02092(8)</text:p>
          </table:table-cell>
          <table:table-cell table:style-name="ce41" office:value-type="string">
            <text:p>17(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0</text:span><text:span text:style-name="T4">Ac</text:span><text:span text:style-name="T3">210</text:span><text:span text:style-name="T4">Ac</text:span><text:span text:style-name="T3">2</text:span><text:span text:style-name="T3">10</text:span><text:span text:style-name="T4">Ac</text:span><text:span text:style-name="T3">210</text:span><text:span text:style-name="T4">Ac</text:span></text:p>
          </table:table-cell>
          <table:table-cell table:style-name="ce41" table:number-columns-repeated="3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5</text:span><text:span text:style-name="T4">Pa</text:span><text:span text:style-name="T3">215</text:span><text:span text:style-name="T4">Pa</text:span><text:span text:style-name="T3">2</text:span><text:span text:style-name="T3">15</text:span><text:span text:style-name="T4">Pa</text:span><text:span text:style-name="T3">215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24">
            <text:p>124</text:p>
          </table:table-cell>
          <table:table-cell table:style-name="ce41" office:value-type="string">
            <text:p>215.01919(9)</text:p>
          </table:table-cell>
          <table:table-cell table:style-name="ce41" office:value-type="string">
            <text:p>14(2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1</text:span><text:span text:style-name="T4">Ac</text:span><text:span text:style-name="T3">211</text:span><text:span text:style-name="T4">Ac</text:span><text:span text:style-name="T3">2</text:span><text:span text:style-name="T3">11</text:span><text:span text:style-name="T4">Ac</text:span><text:span text:style-name="T3">211</text:span><text:span text:style-name="T4">Ac</text:span></text:p>
          </table:table-cell>
          <table:table-cell table:style-name="ce41" office:value-type="string">
            <text:p>9/2-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6</text:span><text:span text:style-name="T4">Pa</text:span><text:span text:style-name="T3">216</text:span><text:span text:style-name="T4">Pa</text:span><text:span text:style-name="T3">2</text:span><text:span text:style-name="T3">16</text:span><text:span text:style-name="T4">Pa</text:span><text:span text:style-name="T3">216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25" table:number-columns-spanned="1" table:number-rows-spanned="2">
            <text:p>125</text:p>
          </table:table-cell>
          <table:table-cell table:style-name="ce41" office:value-type="string" table:number-columns-spanned="1" table:number-rows-spanned="2">
            <text:p>216.01911(8)</text:p>
          </table:table-cell>
          <table:table-cell table:style-name="ce41" office:value-type="string" table:number-columns-spanned="1" table:number-rows-spanned="2">
            <text:p>105(12) ms</text:p>
          </table:table-cell>
          <table:table-cell table:style-name="ce41" office:value-type="string">
            <text:p>α (80%)</text:p>
          </table:table-cell>
          <table:table-cell table:style-name="ce41" office:value-type="string">
            <text:p><text:span text:style-name="T3">212</text:span><text:span text:style-name="T4">Ac</text:span><text:span text:style-name="T3">212</text:span><text:span text:style-name="T4">Ac</text:span><text:span text:style-name="T3">2</text:span><text:span text:style-name="T3">12</text:span><text:span text:style-name="T4">Ac</text:span><text:span text:style-name="T3">212</text:span><text:span text:style-name="T4">Ac</text:span>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Beta_decay">β+ (20%)</text:a></text:p>
          </table:table-cell>
          <table:table-cell table:style-name="ce41" office:value-type="string">
            <text:p><text:span text:style-name="T3">216</text:span><text:span text:style-name="T4">Th</text:span><text:span text:style-name="T3">216</text:span><text:span text:style-name="T4">Th</text:span><text:span text:style-name="T3">2</text:span><text:span text:style-name="T3">16</text:span><text:span text:style-name="T4">Th</text:span><text:span text:style-name="T3">216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7</text:span><text:span text:style-name="T4">Pa</text:span><text:span text:style-name="T3">217</text:span><text:span text:style-name="T4">Pa</text:span><text:span text:style-name="T3">2</text:span><text:span text:style-name="T3">17</text:span><text:span text:style-name="T4">Pa</text:span><text:span text:style-name="T3">217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26">
            <text:p>126</text:p>
          </table:table-cell>
          <table:table-cell table:style-name="ce41" office:value-type="string">
            <text:p>217.01832(6)</text:p>
          </table:table-cell>
          <table:table-cell table:style-name="ce41" office:value-type="string">
            <text:p>3.48(9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3</text:span><text:span text:style-name="T4">Ac</text:span><text:span text:style-name="T3">213</text:span><text:span text:style-name="T4">Ac</text:span><text:span text:style-name="T3">2</text:span><text:span text:style-name="T3">13</text:span><text:span text:style-name="T4">Ac</text:span><text:span text:style-name="T3">213</text:span><text:span text:style-name="T4">Ac</text:span></text:p>
          </table:table-cell>
          <table:table-cell table:style-name="ce41" office:value-type="string">
            <text:p>9/2-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7m</text:span><text:span text:style-name="T4">Pa</text:span><text:span text:style-name="T3">217m</text:span><text:span text:style-name="T4">P</text:span><text:span text:style-name="T4">a</text:span><text:span text:style-name="T3">217m</text:span><text:span text:style-name="T4">Pa</text:span><text:span text:style-name="T3">217m</text:span><text:span text:style-name="T4">Pa</text:span></text:p>
          </table:table-cell>
          <table:table-cell table:style-name="ce41" table:number-columns-spanned="1" table:number-rows-spanned="2"/>
          <table:table-cell table:style-name="ce41" office:value-type="string" table:number-columns-spanned="3" table:number-rows-spanned="2">
            <text:p>1860(7)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2">
            <text:p>1.08(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3</text:span><text:span text:style-name="T4">Ac</text:span><text:span text:style-name="T3">213</text:span><text:span text:style-name="T4">Ac</text:span><text:span text:style-name="T3">2</text:span><text:span text:style-name="T3">13</text:span><text:span text:style-name="T4">Ac</text:span><text:span text:style-name="T3">213</text:span><text:span text:style-name="T4">Ac</text:span></text:p>
          </table:table-cell>
          <table:table-cell table:style-name="ce41" office:value-type="string" table:number-columns-spanned="1" table:number-rows-spanned="2">
            <text:p>29/2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4" office:value-type="string">
            <text:p><text:a xlink:href="http://en.wikipedia.org/wiki/Isomeric_transition">IT (rare)</text:a></text:p>
          </table:table-cell>
          <table:table-cell table:style-name="ce41" office:value-type="string">
            <text:p><text:span text:style-name="T3">217</text:span><text:span text:style-name="T4">Pa</text:span><text:span text:style-name="T3">217</text:span><text:span text:style-name="T4">Pa</text:span><text:span text:style-name="T3">2</text:span><text:span text:style-name="T3">17</text:span><text:span text:style-name="T4">Pa</text:span><text:span text:style-name="T3">217</text:span><text:span text:style-name="T4">P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8</text:span><text:span text:style-name="T4">Pa</text:span><text:span text:style-name="T3">218</text:span><text:span text:style-name="T4">Pa</text:span><text:span text:style-name="T3">2</text:span><text:span text:style-name="T3">18</text:span><text:span text:style-name="T4">Pa</text:span><text:span text:style-name="T3">218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27">
            <text:p>127</text:p>
          </table:table-cell>
          <table:table-cell table:style-name="ce41" office:value-type="string">
            <text:p>218.020042(26)</text:p>
          </table:table-cell>
          <table:table-cell table:style-name="ce41" office:value-type="string">
            <text:p>0.113(1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4</text:span><text:span text:style-name="T4">Ac</text:span><text:span text:style-name="T3">214</text:span><text:span text:style-name="T4">Ac</text:span><text:span text:style-name="T3">2</text:span><text:span text:style-name="T3">14</text:span><text:span text:style-name="T4">Ac</text:span><text:span text:style-name="T3">214</text:span><text:span text:style-name="T4">Ac</text:span></text:p>
          </table:table-cell>
          <table:table-cell table:style-name="ce41" table:number-columns-repeated="3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9</text:span><text:span text:style-name="T4">Pa</text:span><text:span text:style-name="T3">219</text:span><text:span text:style-name="T4">Pa</text:span><text:span text:style-name="T3">2</text:span><text:span text:style-name="T3">19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28" table:number-columns-spanned="1" table:number-rows-spanned="2">
            <text:p>128</text:p>
          </table:table-cell>
          <table:table-cell table:style-name="ce41" office:value-type="string" table:number-columns-spanned="1" table:number-rows-spanned="2">
            <text:p>219.01988(6)</text:p>
          </table:table-cell>
          <table:table-cell table:style-name="ce41" office:value-type="string" table:number-columns-spanned="1" table:number-rows-spanned="2">
            <text:p>53(10)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5</text:span><text:span text:style-name="T4">Ac</text:span><text:span text:style-name="T3">215</text:span><text:span text:style-name="T4">Ac</text:span><text:span text:style-name="T3">2</text:span><text:span text:style-name="T3">15</text:span><text:span text:style-name="T4">Ac</text:span></text:p>
          </table:table-cell>
          <table:table-cell table:style-name="ce41" office:value-type="string" table:number-columns-spanned="1" table:number-rows-spanned="2">
            <text:p>9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5×10</text:span><text:span text:style-name="T3">−9</text:span><text:span text:style-name="T4">%)β</text:span><text:span text:style-name="T3">+</text:span><text:span text:style-name="T4"> (5×1</text:span><text:span text:style-name="T4">0</text:span><text:span text:style-name="T3">−9</text:span><text:span text:style-name="T4">%)β</text:span><text:span text:style-name="T3">+</text:span><text:span text:style-name="T4"> (5</text:span><text:span text:style-name="T4">×10</text:span><text:span text:style-name="T3">−9</text:span><text:span text:style-name="T4">%)</text:span></text:p>
          </table:table-cell>
          <table:table-cell table:style-name="ce41" office:value-type="string">
            <text:p><text:span text:style-name="T3">219</text:span><text:span text:style-name="T4">Th</text:span><text:span text:style-name="T3">219</text:span><text:span text:style-name="T4">Th</text:span><text:span text:style-name="T3">2</text:span><text:span text:style-name="T3">19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0</text:span><text:span text:style-name="T4">Pa</text:span><text:span text:style-name="T3">220</text:span><text:span text:style-name="T4">Pa</text:span><text:span text:style-name="T3">2</text:span><text:span text:style-name="T3">20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29">
            <text:p>129</text:p>
          </table:table-cell>
          <table:table-cell table:style-name="ce41" office:value-type="string">
            <text:p>220.02188(6)</text:p>
          </table:table-cell>
          <table:table-cell table:style-name="ce41" office:value-type="string">
            <text:p>780(160)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6</text:span><text:span text:style-name="T4">Ac</text:span><text:span text:style-name="T3">216</text:span><text:span text:style-name="T4">Ac</text:span><text:span text:style-name="T3">2</text:span><text:span text:style-name="T3">16</text:span><text:span text:style-name="T4">Ac</text:span></text:p>
          </table:table-cell>
          <table:table-cell table:style-name="ce41" office:value-type="string">
            <text:p>1-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1</text:span><text:span text:style-name="T4">Pa</text:span><text:span text:style-name="T3">221</text:span><text:span text:style-name="T4">Pa</text:span><text:span text:style-name="T3">2</text:span><text:span text:style-name="T3">21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30">
            <text:p>130</text:p>
          </table:table-cell>
          <table:table-cell table:style-name="ce41" office:value-type="string">
            <text:p>221.02188(6)</text:p>
          </table:table-cell>
          <table:table-cell table:style-name="ce41" office:value-type="string">
            <text:p>4.9(8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7</text:span><text:span text:style-name="T4">Ac</text:span><text:span text:style-name="T3">217</text:span><text:span text:style-name="T4">Ac</text:span><text:span text:style-name="T3">2</text:span><text:span text:style-name="T3">17</text:span><text:span text:style-name="T4">Ac</text:span></text:p>
          </table:table-cell>
          <table:table-cell table:style-name="ce41" office:value-type="string">
            <text:p>9/2-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2</text:span><text:span text:style-name="T4">Pa</text:span><text:span text:style-name="T3">222</text:span><text:span text:style-name="T4">Pa</text:span><text:span text:style-name="T3">2</text:span><text:span text:style-name="T3">22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31">
            <text:p>131</text:p>
          </table:table-cell>
          <table:table-cell table:style-name="ce41" office:value-type="string">
            <text:p>222.02374(8)#</text:p>
          </table:table-cell>
          <table:table-cell table:style-name="ce41" office:value-type="string">
            <text:p>3.2(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8</text:span><text:span text:style-name="T4">Ac</text:span><text:span text:style-name="T3">218</text:span><text:span text:style-name="T4">Ac</text:span><text:span text:style-name="T3">2</text:span><text:span text:style-name="T3">18</text:span><text:span text:style-name="T4">Ac</text:span></text:p>
          </table:table-cell>
          <table:table-cell table:style-name="ce41" table:number-columns-repeated="3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3</text:span><text:span text:style-name="T4">Pa</text:span><text:span text:style-name="T3">223</text:span><text:span text:style-name="T4">Pa</text:span><text:span text:style-name="T3">2</text:span><text:span text:style-name="T3">23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2" table:number-columns-spanned="1" table:number-rows-spanned="2">
            <text:p>132</text:p>
          </table:table-cell>
          <table:table-cell table:style-name="ce41" office:value-type="string" table:number-columns-spanned="1" table:number-rows-spanned="2">
            <text:p>223.02396(8)</text:p>
          </table:table-cell>
          <table:table-cell table:style-name="ce41" office:value-type="string" table:number-columns-spanned="1" table:number-rows-spanned="2">
            <text:p>5.1(6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9</text:span><text:span text:style-name="T4">Ac</text:span><text:span text:style-name="T3">219</text:span><text:span text:style-name="T4">Ac</text:span><text:span text:style-name="T3">2</text:span><text:span text:style-name="T3">19</text:span><text:span text:style-name="T4">Ac</text:span>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001%)</text:span><text:span text:style-name="T4">β</text:span><text:span text:style-name="T3">+</text:span><text:span text:style-name="T4"> (.001%)</text:span><text:span text:style-name="T4">β</text:span><text:span text:style-name="T3">+</text:span><text:span text:style-name="T4"> (.001%)</text:span></text:p>
          </table:table-cell>
          <table:table-cell table:style-name="ce41" office:value-type="string">
            <text:p><text:span text:style-name="T3">223</text:span><text:span text:style-name="T4">Th</text:span><text:span text:style-name="T3">223</text:span><text:span text:style-name="T4">Th</text:span><text:span text:style-name="T3">2</text:span><text:span text:style-name="T3">23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4</text:span><text:span text:style-name="T4">Pa</text:span><text:span text:style-name="T3">224</text:span><text:span text:style-name="T4">Pa</text:span><text:span text:style-name="T3">2</text:span><text:span text:style-name="T3">24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3" table:number-columns-spanned="1" table:number-rows-spanned="2">
            <text:p>133</text:p>
          </table:table-cell>
          <table:table-cell table:style-name="ce41" office:value-type="string" table:number-columns-spanned="1" table:number-rows-spanned="2">
            <text:p>224.025626(17)</text:p>
          </table:table-cell>
          <table:table-cell table:style-name="ce41" office:value-type="string" table:number-columns-spanned="1" table:number-rows-spanned="2">
            <text:p>844(19) ms</text:p>
          </table:table-cell>
          <table:table-cell table:style-name="ce41" office:value-type="string">
            <text:p>α (99.9%)</text:p>
          </table:table-cell>
          <table:table-cell table:style-name="ce41" office:value-type="string">
            <text:p><text:span text:style-name="T3">220</text:span><text:span text:style-name="T4">Ac</text:span><text:span text:style-name="T3">220</text:span><text:span text:style-name="T4">Ac</text:span><text:span text:style-name="T3">2</text:span><text:span text:style-name="T3">20</text:span><text:span text:style-name="T4">Ac</text:span></text:p>
          </table:table-cell>
          <table:table-cell table:style-name="ce41" office:value-type="string" table:number-columns-spanned="1" table:number-rows-spanned="2">
            <text:p>5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1%)β</text:span><text:span text:style-name="T3">+</text:span><text:span text:style-name="T4"> </text:span><text:span text:style-name="T4">(.1%)β</text:span><text:span text:style-name="T3">+</text:span><text:span text:style-name="T4"> (.1</text:span><text:span text:style-name="T4">%)</text:span></text:p>
          </table:table-cell>
          <table:table-cell table:style-name="ce41" office:value-type="string">
            <text:p><text:span text:style-name="T3">224</text:span><text:span text:style-name="T4">Th</text:span><text:span text:style-name="T3">224</text:span><text:span text:style-name="T4">Th</text:span><text:span text:style-name="T3">2</text:span><text:span text:style-name="T3">24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5</text:span><text:span text:style-name="T4">Pa</text:span><text:span text:style-name="T3">225</text:span><text:span text:style-name="T4">Pa</text:span><text:span text:style-name="T3">2</text:span><text:span text:style-name="T3">25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34">
            <text:p>134</text:p>
          </table:table-cell>
          <table:table-cell table:style-name="ce41" office:value-type="string">
            <text:p>225.02613(8)</text:p>
          </table:table-cell>
          <table:table-cell table:style-name="ce41" office:value-type="string">
            <text:p>1.7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1</text:span><text:span text:style-name="T4">Ac</text:span><text:span text:style-name="T3">221</text:span><text:span text:style-name="T4">Ac</text:span><text:span text:style-name="T3">2</text:span><text:span text:style-name="T3">21</text:span><text:span text:style-name="T4">Ac</text:span></text:p>
          </table:table-cell>
          <table:table-cell table:style-name="ce41" office:value-type="string">
            <text:p>5/2-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6</text:span><text:span text:style-name="T4">Pa</text:span><text:span text:style-name="T3">226</text:span><text:span text:style-name="T4">Pa</text:span><text:span text:style-name="T3">2</text:span><text:span text:style-name="T3">26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5" table:number-columns-spanned="1" table:number-rows-spanned="2">
            <text:p>135</text:p>
          </table:table-cell>
          <table:table-cell table:style-name="ce41" office:value-type="string" table:number-columns-spanned="1" table:number-rows-spanned="2">
            <text:p>226.027948(12)</text:p>
          </table:table-cell>
          <table:table-cell table:style-name="ce41" office:value-type="string" table:number-columns-spanned="1" table:number-rows-spanned="2">
            <text:p>1.8(2) min</text:p>
          </table:table-cell>
          <table:table-cell table:style-name="ce41" office:value-type="string">
            <text:p>α (74%)</text:p>
          </table:table-cell>
          <table:table-cell table:style-name="ce41" office:value-type="string">
            <text:p><text:span text:style-name="T3">222</text:span><text:span text:style-name="T4">Ac</text:span><text:span text:style-name="T3">222</text:span><text:span text:style-name="T4">Ac</text:span><text:span text:style-name="T3">2</text:span><text:span text:style-name="T3">22</text:span><text:span text:style-name="T4">Ac</text:span>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26%)β</text:span><text:span text:style-name="T3">+</text:span><text:span text:style-name="T4"> (26%)β</text:span><text:span text:style-name="T3">+</text:span><text:span text:style-name="T4"> (</text:span><text:span text:style-name="T4">26%)</text:span></text:p>
          </table:table-cell>
          <table:table-cell table:style-name="ce41" office:value-type="string">
            <text:p><text:span text:style-name="T3">226</text:span><text:span text:style-name="T4">Th</text:span><text:span text:style-name="T3">226</text:span><text:span text:style-name="T4">Th</text:span><text:span text:style-name="T3">2</text:span><text:span text:style-name="T3">26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7</text:span><text:span text:style-name="T4">Pa</text:span><text:span text:style-name="T3">227</text:span><text:span text:style-name="T4">Pa</text:span><text:span text:style-name="T3">2</text:span><text:span text:style-name="T3">27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6" table:number-columns-spanned="1" table:number-rows-spanned="2">
            <text:p>136</text:p>
          </table:table-cell>
          <table:table-cell table:style-name="ce41" office:value-type="string" table:number-columns-spanned="1" table:number-rows-spanned="2">
            <text:p>227.028805(8)</text:p>
          </table:table-cell>
          <table:table-cell table:style-name="ce41" office:value-type="string" table:number-columns-spanned="1" table:number-rows-spanned="2">
            <text:p>38.3(3) min</text:p>
          </table:table-cell>
          <table:table-cell table:style-name="ce41" office:value-type="string">
            <text:p>α (85%)</text:p>
          </table:table-cell>
          <table:table-cell table:style-name="ce41" office:value-type="string">
            <text:p><text:span text:style-name="T3">223</text:span><text:span text:style-name="T4">Ac</text:span><text:span text:style-name="T3">223</text:span><text:span text:style-name="T4">Ac</text:span><text:span text:style-name="T3">2</text:span><text:span text:style-name="T3">23</text:span><text:span text:style-name="T4">Ac</text:span></text:p>
          </table:table-cell>
          <table:table-cell table:style-name="ce41" office:value-type="string" table:number-columns-spanned="1" table:number-rows-spanned="2">
            <text:p>(5/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Electron_capture">EC (15%)</text:a></text:p>
          </table:table-cell>
          <table:table-cell table:style-name="ce41" office:value-type="string">
            <text:p><text:span text:style-name="T3">227</text:span><text:span text:style-name="T4">Th</text:span><text:span text:style-name="T3">227</text:span><text:span text:style-name="T4">Th</text:span><text:span text:style-name="T3">2</text:span><text:span text:style-name="T3">27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0">
          <table:table-cell table:style-name="ce41" office:value-type="string" table:number-columns-spanned="1" table:number-rows-spanned="2">
            <text:p><text:span text:style-name="T3">228</text:span><text:span text:style-name="T4">Pa</text:span><text:span text:style-name="T3">228</text:span><text:span text:style-name="T4">Pa</text:span><text:span text:style-name="T3">2</text:span><text:span text:style-name="T3">28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7" table:number-columns-spanned="1" table:number-rows-spanned="2">
            <text:p>137</text:p>
          </table:table-cell>
          <table:table-cell table:style-name="ce41" office:value-type="string" table:number-columns-spanned="1" table:number-rows-spanned="2">
            <text:p>228.031051(5)</text:p>
          </table:table-cell>
          <table:table-cell table:style-name="ce41" office:value-type="string" table:number-columns-spanned="1" table:number-rows-spanned="2">
            <text:p>22(1) h</text:p>
          </table:table-cell>
          <table:table-cell table:style-name="ce41" office:value-type="string">
            <text:p>β<text:span text:style-name="T3">+</text:span><text:span text:style-name="T4"> (98.15</text:span><text:span text:style-name="T4">%)β</text:span><text:span text:style-name="T3">+</text:span><text:span text:style-name="T4"> (98.1</text:span><text:span text:style-name="T4">5%)β</text:span><text:span text:style-name="T3">+</text:span><text:span text:style-name="T4"> (98.</text:span><text:span text:style-name="T4">15%)</text:span></text:p>
          </table:table-cell>
          <table:table-cell table:style-name="ce41" office:value-type="string">
            <text:p><text:span text:style-name="T3">228</text:span><text:span text:style-name="T4">Th</text:span><text:span text:style-name="T3">228</text:span><text:span text:style-name="T4">Th</text:span><text:span text:style-name="T3">2</text:span><text:span text:style-name="T3">28</text:span><text:span text:style-name="T4">Th</text:span></text:p>
          </table:table-cell>
          <table:table-cell table:style-name="ce41" office:value-type="string" table:number-columns-spanned="1" table:number-rows-spanned="2">
            <text:p>3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.85%)</text:p>
          </table:table-cell>
          <table:table-cell table:style-name="ce41" office:value-type="string">
            <text:p><text:span text:style-name="T3">224</text:span><text:span text:style-name="T4">Ac</text:span><text:span text:style-name="T3">224</text:span><text:span text:style-name="T4">Ac</text:span><text:span text:style-name="T3">2</text:span><text:span text:style-name="T3">24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9</text:span><text:span text:style-name="T4">Pa</text:span><text:span text:style-name="T3">229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38" table:number-columns-spanned="1" table:number-rows-spanned="2">
            <text:p>138</text:p>
          </table:table-cell>
          <table:table-cell table:style-name="ce41" office:value-type="string" table:number-columns-spanned="1" table:number-rows-spanned="2">
            <text:p>229.0320968(30)</text:p>
          </table:table-cell>
          <table:table-cell table:style-name="ce41" office:value-type="string" table:number-columns-spanned="1" table:number-rows-spanned="2">
            <text:p>1.50(5) d</text:p>
          </table:table-cell>
          <table:table-cell table:style-name="ce41" office:value-type="string">
            <text:p>EC (99.52%)</text:p>
          </table:table-cell>
          <table:table-cell table:style-name="ce41" office:value-type="string">
            <text:p><text:span text:style-name="T3">229</text:span><text:span text:style-name="T4">Th</text:span><text:span text:style-name="T3">229</text:span><text:span text:style-name="T4">Th</text:span></text:p>
          </table:table-cell>
          <table:table-cell table:style-name="ce41" office:value-type="string" table:number-columns-spanned="1" table:number-rows-spanned="2">
            <text:p>(5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48%)</text:p>
          </table:table-cell>
          <table:table-cell table:style-name="ce41" office:value-type="string">
            <text:p><text:span text:style-name="T3">225</text:span><text:span text:style-name="T4">Ac</text:span><text:span text:style-name="T3">225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29m</text:span><text:span text:style-name="T4">Pa</text:span><text:span text:style-name="T3">229m</text:span><text:span text:style-name="T4">P</text:span><text:span text:style-name="T4">a</text:span></text:p>
          </table:table-cell>
          <table:table-cell table:style-name="ce41"/>
          <table:table-cell table:style-name="ce41" office:value-type="string" table:number-columns-spanned="3" table:number-rows-spanned="1">
            <text:p>11.6(3) keV</text:p>
          </table:table-cell>
          <table:covered-table-cell table:style-name="ce59"/>
          <table:covered-table-cell table:style-name="ce61"/>
          <table:table-cell table:style-name="ce41" office:value-type="string">
            <text:p>420(30) ns</text:p>
          </table:table-cell>
          <table:table-cell table:style-name="ce41" table:number-columns-repeated="2"/>
          <table:table-cell table:style-name="ce41" office:value-type="string">
            <text:p>3/2-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30</text:span><text:span text:style-name="T4">Pa</text:span><text:span text:style-name="T3">230</text:span><text:span text:style-name="T4">Pa</text:span></text:p>
          </table:table-cell>
          <table:table-cell table:style-name="ce41" table:number-columns-spanned="1" table:number-rows-spanned="3"/>
          <table:table-cell table:style-name="ce55" office:value-type="float" office:value="91" table:number-columns-spanned="1" table:number-rows-spanned="3">
            <text:p>91</text:p>
          </table:table-cell>
          <table:table-cell table:style-name="ce55" office:value-type="float" office:value="139" table:number-columns-spanned="1" table:number-rows-spanned="3">
            <text:p>139</text:p>
          </table:table-cell>
          <table:table-cell table:style-name="ce41" office:value-type="string" table:number-columns-spanned="1" table:number-rows-spanned="3">
            <text:p>230.034541(4)</text:p>
          </table:table-cell>
          <table:table-cell table:style-name="ce41" office:value-type="string" table:number-columns-spanned="1" table:number-rows-spanned="3">
            <text:p>17.4(5) d</text:p>
          </table:table-cell>
          <table:table-cell table:style-name="ce41" office:value-type="string">
            <text:p>β<text:span text:style-name="T3">+</text:span><text:span text:style-name="T4"> (91.6%)</text:span><text:span text:style-name="T4">β</text:span><text:span text:style-name="T3">+</text:span><text:span text:style-name="T4"> (91.6%)</text:span></text:p>
          </table:table-cell>
          <table:table-cell table:style-name="ce41" office:value-type="string">
            <text:p><text:span text:style-name="T3">230</text:span><text:span text:style-name="T4">Th</text:span><text:span text:style-name="T3">230</text:span><text:span text:style-name="T4">Th</text:span></text:p>
          </table:table-cell>
          <table:table-cell table:style-name="ce41" office:value-type="string" table:number-columns-spanned="1" table:number-rows-spanned="3">
            <text:p>(2-)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β<text:span text:style-name="T3">-</text:span><text:span text:style-name="T4"> (8.4%)β</text:span><text:span text:style-name="T3">-</text:span><text:span text:style-name="T4"> (8.4%)</text:span></text:p>
          </table:table-cell>
          <table:table-cell table:style-name="ce41" office:value-type="string">
            <text:p><text:span text:style-name="T3">230</text:span><text:span text:style-name="T4">U</text:span><text:span text:style-name="T3">230</text:span><text:span text:style-name="T4">U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00319%)</text:p>
          </table:table-cell>
          <table:table-cell table:style-name="ce41" office:value-type="string">
            <text:p><text:span text:style-name="T3">226</text:span><text:span text:style-name="T4">Ac</text:span><text:span text:style-name="T3">226</text:span><text:span text:style-name="T4">A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6">
            <text:p><text:span text:style-name="T3">231</text:span><text:span text:style-name="T4">Pa</text:span><text:span text:style-name="T3">231</text:span><text:span text:style-name="T4">Pa</text:span></text:p>
          </table:table-cell>
          <table:table-cell table:style-name="ce41" office:value-type="string" table:number-columns-spanned="1" table:number-rows-spanned="6">
            <text:p>Protoactinium</text:p>
          </table:table-cell>
          <table:table-cell table:style-name="ce55" office:value-type="float" office:value="91" table:number-columns-spanned="1" table:number-rows-spanned="6">
            <text:p>91</text:p>
          </table:table-cell>
          <table:table-cell table:style-name="ce55" office:value-type="float" office:value="140" table:number-columns-spanned="1" table:number-rows-spanned="6">
            <text:p>140</text:p>
          </table:table-cell>
          <table:table-cell table:style-name="ce41" office:value-type="string" table:number-columns-spanned="1" table:number-rows-spanned="6">
            <text:p>231.0358840(24)</text:p>
          </table:table-cell>
          <table:table-cell table:style-name="ce41" office:value-type="string" table:number-columns-spanned="1" table:number-rows-spanned="6">
            <text:p>3.276(11)×10<text:span text:style-name="T3">4</text:span><text:span text:style-name="T4"> a3.27</text:span><text:span text:style-name="T4">6(11)×10</text:span><text:span text:style-name="T3">4</text:span><text:span text:style-name="T4"> </text:span><text:span text:style-name="T4">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7</text:span><text:span text:style-name="T4">Ac</text:span><text:span text:style-name="T3">227</text:span><text:span text:style-name="T4">Ac</text:span></text:p>
          </table:table-cell>
          <table:table-cell table:style-name="ce41" office:value-type="string" table:number-columns-spanned="1" table:number-rows-spanned="6">
            <text:p>3/2-</text:p>
          </table:table-cell>
          <table:table-cell table:style-name="ce44" office:value-type="string" table:number-columns-spanned="1" table:number-rows-spanned="6">
            <text:p><text:a xlink:href="http://en.wikipedia.org/wiki/Isotopes_of_protactinium#cite_note-7">1.0000[n 3]</text:a></text:p>
          </table:table-cell>
          <table:table-cell table:style-name="ce41" table:number-columns-spanned="1" table:number-rows-spanned="6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1.34×10−9%)</text:a></text:p>
          </table:table-cell>
          <table:table-cell table:style-name="ce63" office:value-type="string">
            <text:p><text:span text:style-name="T3">207</text:span><text:span text:style-name="T4">Tl</text:span><text:span text:style-name="T3">207</text:span><text:span text:style-name="T4">Tl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covered-table-cell table:style-name="ce46"/>
          <table:table-cell table:style-name="ce42" office:value-type="string">
            <text:p><text:span text:style-name="T3">24</text:span><text:span text:style-name="T4">Ne</text:span><text:span text:style-name="T3">24</text:span><text:span text:style-name="T4">Ne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1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>
            <text:p><text:a xlink:href="http://en.wikipedia.org/wiki/Spontaneous_fission">SF (3×10−10%)</text:a></text:p>
          </table:table-cell>
          <table:table-cell table:style-name="ce41" office:value-type="string">
            <text:p>(various)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10<text:span text:style-name="T3">−12</text:span><text:span text:style-name="T4">%)C</text:span><text:span text:style-name="T4">D (10</text:span><text:span text:style-name="T3">−12</text:span><text:span text:style-name="T4">%)</text:span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23</text:span><text:span text:style-name="T4">F</text:span><text:span text:style-name="T3">23</text:span><text:span text:style-name="T4">F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32</text:span><text:span text:style-name="T4">Pa</text:span><text:span text:style-name="T3">232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41" table:number-columns-spanned="1" table:number-rows-spanned="2">
            <text:p>141</text:p>
          </table:table-cell>
          <table:table-cell table:style-name="ce41" office:value-type="string" table:number-columns-spanned="1" table:number-rows-spanned="2">
            <text:p>232.038592(8)</text:p>
          </table:table-cell>
          <table:table-cell table:style-name="ce41" office:value-type="string" table:number-columns-spanned="1" table:number-rows-spanned="2">
            <text:p>1.31(2) d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32</text:span><text:span text:style-name="T4">U</text:span><text:span text:style-name="T3">232</text:span><text:span text:style-name="T4">U</text:span></text:p>
          </table:table-cell>
          <table:table-cell table:style-name="ce41" office:value-type="string" table:number-columns-spanned="1" table:number-rows-spanned="2">
            <text:p>(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EC (.003%)</text:p>
          </table:table-cell>
          <table:table-cell table:style-name="ce64" office:value-type="string">
            <text:p><text:span text:style-name="T10">232</text:span><text:span text:style-name="T11">Th</text:span><text:span text:style-name="T10">232</text:span><text:span text:style-name="T11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3</text:span><text:span text:style-name="T4">Pa</text:span><text:span text:style-name="T3">233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42">
            <text:p>142</text:p>
          </table:table-cell>
          <table:table-cell table:style-name="ce41" office:value-type="string">
            <text:p>233.0402473(23)</text:p>
          </table:table-cell>
          <table:table-cell table:style-name="ce41" office:value-type="string">
            <text:p>26.975(13) d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33</text:span><text:span text:style-name="T4">U</text:span><text:span text:style-name="T3">233</text:span><text:span text:style-name="T4">U</text:span></text:p>
          </table:table-cell>
          <table:table-cell table:style-name="ce41" office:value-type="string">
            <text:p>3/2-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34</text:span><text:span text:style-name="T4">Pa</text:span><text:span text:style-name="T3">234</text:span><text:span text:style-name="T4">Pa</text:span></text:p>
          </table:table-cell>
          <table:table-cell table:style-name="ce41" office:value-type="string" table:number-columns-spanned="1" table:number-rows-spanned="2">
            <text:p>Uranium Z</text:p>
          </table:table-cell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43" table:number-columns-spanned="1" table:number-rows-spanned="2">
            <text:p>143</text:p>
          </table:table-cell>
          <table:table-cell table:style-name="ce41" office:value-type="string" table:number-columns-spanned="1" table:number-rows-spanned="2">
            <text:p>234.043308(5)</text:p>
          </table:table-cell>
          <table:table-cell table:style-name="ce41" office:value-type="string" table:number-columns-spanned="1" table:number-rows-spanned="2">
            <text:p>6.70(5) h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34</text:span><text:span text:style-name="T4">U</text:span><text:span text:style-name="T3">234</text:span><text:span text:style-name="T4">U</text:span></text:p>
          </table:table-cell>
          <table:table-cell table:style-name="ce41" office:value-type="string" table:number-columns-spanned="1" table:number-rows-spanned="2">
            <text:p>4+</text:p>
          </table:table-cell>
          <table:table-cell table:style-name="ce44" office:value-type="string" table:number-columns-spanned="1" table:number-rows-spanned="2">
            <text:p><text:a xlink:href="http://en.wikipedia.org/wiki/Isotopes_of_protactinium#cite_note-us-8">Trace[n 4]</text:a></text:p>
          </table:table-cell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3×10<text:span text:style-name="T3">−10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17">
          <table:table-cell table:style-name="ce41" office:value-type="string" table:number-columns-spanned="1" table:number-rows-spanned="3">
            <text:p><text:span text:style-name="T3">234m</text:span><text:span text:style-name="T4">Pa</text:span></text:p>
          </table:table-cell>
          <table:table-cell table:style-name="ce63" office:value-type="string">
            <text:p>Uranium X<text:span text:style-name="T12">2</text:span></text:p>
          </table:table-cell>
          <table:table-cell table:style-name="ce41" office:value-type="string" table:number-columns-spanned="3" table:number-rows-spanned="3">
            <text:p>78(3)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3">
            <text:p>1.17(3) min</text:p>
          </table:table-cell>
          <table:table-cell table:style-name="ce41" office:value-type="string">
            <text:p>β<text:span text:style-name="T3">-</text:span><text:span text:style-name="T4"> (99.83%</text:span><text:span text:style-name="T4">)</text:span></text:p>
          </table:table-cell>
          <table:table-cell table:style-name="ce41" office:value-type="string">
            <text:p><text:span text:style-name="T3">234</text:span><text:span text:style-name="T4">U</text:span></text:p>
          </table:table-cell>
          <table:table-cell table:style-name="ce41" office:value-type="string" table:number-columns-spanned="1" table:number-rows-spanned="3">
            <text:p>(0-)</text:p>
          </table:table-cell>
          <table:table-cell table:style-name="ce44" office:value-type="string" table:number-columns-spanned="1" table:number-rows-spanned="3">
            <text:p><text:a xlink:href="http://en.wikipedia.org/wiki/Isotopes_of_protactinium#cite_note-us-8">Trace[n 4]</text:a></text:p>
          </table:table-cell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style-name="ce43"/>
          <table:table-cell table:style-name="ce43" office:value-type="string">
            <text:p>Brevium</text:p>
          </table:table-cell>
          <table:covered-table-cell table:style-name="ce72"/>
          <table:covered-table-cell table:style-name="ce75"/>
          <table:covered-table-cell table:style-name="ce78"/>
          <table:covered-table-cell table:style-name="ce43"/>
          <table:table-cell table:style-name="ce41" office:value-type="string">
            <text:p>IT (.16%)</text:p>
          </table:table-cell>
          <table:table-cell table:style-name="ce41" office:value-type="string">
            <text:p><text:span text:style-name="T3">234</text:span><text:span text:style-name="T4">Pa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9">
          <table:covered-table-cell table:style-name="ce42"/>
          <table:table-cell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1" office:value-type="string">
            <text:p>SF (10<text:span text:style-name="T3">−10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5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44">
            <text:p>144</text:p>
          </table:table-cell>
          <table:table-cell table:style-name="ce41" office:value-type="string">
            <text:p>235.04544(5)</text:p>
          </table:table-cell>
          <table:table-cell table:style-name="ce41" office:value-type="string">
            <text:p>24.44(11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64" office:value-type="string">
            <text:p><text:span text:style-name="T10">235</text:span><text:span text:style-name="T11">U</text:span></text:p>
          </table:table-cell>
          <table:table-cell table:style-name="ce41" office:value-type="string">
            <text:p>(3/2-)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36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45" table:number-columns-spanned="1" table:number-rows-spanned="2">
            <text:p>145</text:p>
          </table:table-cell>
          <table:table-cell table:style-name="ce41" office:value-type="string" table:number-columns-spanned="1" table:number-rows-spanned="2">
            <text:p>236.04868(21)</text:p>
          </table:table-cell>
          <table:table-cell table:style-name="ce41" office:value-type="string" table:number-columns-spanned="1" table:number-rows-spanned="2">
            <text:p>9.1(1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6</text:span><text:span text:style-name="T4">U</text:span></text:p>
          </table:table-cell>
          <table:table-cell table:style-name="ce41" office:value-type="string" table:number-columns-spanned="1" table:number-rows-spanned="2">
            <text:p>1(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, SF </text:span><text:span text:style-name="T4">(6×10</text:span><text:span text:style-name="T3">−8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7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46">
            <text:p>146</text:p>
          </table:table-cell>
          <table:table-cell table:style-name="ce41" office:value-type="string">
            <text:p>237.05115(11)</text:p>
          </table:table-cell>
          <table:table-cell table:style-name="ce41" office:value-type="string">
            <text:p>8.7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7</text:span><text:span text:style-name="T4">U</text:span></text:p>
          </table:table-cell>
          <table:table-cell table:style-name="ce41" office:value-type="string">
            <text:p>(1/2+)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38</text:span><text:span text:style-name="T4">Pa</text:span></text:p>
          </table:table-cell>
          <table:table-cell table:style-name="ce41" table:number-columns-spanned="1" table:number-rows-spanned="2"/>
          <table:table-cell table:style-name="ce55" office:value-type="float" office:value="91" table:number-columns-spanned="1" table:number-rows-spanned="2">
            <text:p>91</text:p>
          </table:table-cell>
          <table:table-cell table:style-name="ce55" office:value-type="float" office:value="147" table:number-columns-spanned="1" table:number-rows-spanned="2">
            <text:p>147</text:p>
          </table:table-cell>
          <table:table-cell table:style-name="ce41" office:value-type="string" table:number-columns-spanned="1" table:number-rows-spanned="2">
            <text:p>238.05450(6)</text:p>
          </table:table-cell>
          <table:table-cell table:style-name="ce41" office:value-type="string" table:number-columns-spanned="1" table:number-rows-spanned="2">
            <text:p>2.27(9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64" office:value-type="string">
            <text:p><text:span text:style-name="T10">238</text:span><text:span text:style-name="T11">U</text:span></text:p>
          </table:table-cell>
          <table:table-cell table:style-name="ce41" office:value-type="string" table:number-columns-spanned="1" table:number-rows-spanned="2">
            <text:p>(3-)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, SF </text:span><text:span text:style-name="T4">(2.6×10</text:span><text:span text:style-name="T3">−6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9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48">
            <text:p>148</text:p>
          </table:table-cell>
          <table:table-cell table:style-name="ce41" office:value-type="string">
            <text:p>239.05726(21)#</text:p>
          </table:table-cell>
          <table:table-cell table:style-name="ce41" office:value-type="string">
            <text:p>1.8(5) h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9</text:span><text:span text:style-name="T4">U</text:span></text:p>
          </table:table-cell>
          <table:table-cell table:style-name="ce41" office:value-type="string">
            <text:p>(3/2)(-#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40</text:span><text:span text:style-name="T4">Pa</text:span></text:p>
          </table:table-cell>
          <table:table-cell table:style-name="ce41"/>
          <table:table-cell table:style-name="ce55" office:value-type="float" office:value="91">
            <text:p>91</text:p>
          </table:table-cell>
          <table:table-cell table:style-name="ce55" office:value-type="float" office:value="149">
            <text:p>149</text:p>
          </table:table-cell>
          <table:table-cell table:style-name="ce41" office:value-type="string">
            <text:p>240.06098(32)#</text:p>
          </table:table-cell>
          <table:table-cell table:style-name="ce41" office:value-type="string">
            <text:p>2#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40</text:span><text:span text:style-name="T4">U</text:span></text:p>
          </table:table-cell>
          <table:table-cell table:style-name="ce65" table:number-columns-repeated="2"/>
          <table:table-cell table:style-name="ce67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nium" table:style-name="ta6" table:print="false">
        <table:table-column table:style-name="co1" table:number-columns-repeated="1024" table:default-cell-style-name="Excel_20_Built-in_20_Normal"/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historic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4" office:value-type="string" table:number-columns-spanned="1" table:number-rows-spanned="4">
            <text:p>half-life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3"/>
        </table:table-row>
        <table:table-row table:style-name="ro12">
          <table:table-cell table:style-name="ce39" office:value-type="string">
            <text:p>symbol</text:p>
          </table:table-cell>
          <table:table-cell table:style-name="ce39" office:value-type="string">
            <text:p>name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39"/>
          <table:table-cell table:style-name="ce39" office:value-type="string">
            <text:p>mode(s)<text:span text:style-name="T6">[2]</text:span><text:span text:style-name="T6">[n 1]mode(s)[2][n </text:span><text:span text:style-name="T6">1]mode(s)[2][n </text:span><text:span text:style-name="T6">1]mode(s)[2][n </text:span><text:span text:style-name="T6">1]mode(s)[2][n 1]</text:span></text:p>
          </table:table-cell>
          <table:table-cell table:style-name="ce52" office:value-type="string">
            <text:p><text:a xlink:href="http://en.wikipedia.org/wiki/Isotopes_of_actinium#cite_note-4">isotope(s)[n 2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3"/>
        </table:table-row>
        <table:table-row table:style-name="ro9">
          <table:table-cell table:style-name="ce39" table:number-columns-repeated="2"/>
          <table:covered-table-cell table:number-columns-repeated="2" table:style-name="ce53"/>
          <table:table-cell table:style-name="ce40"/>
          <table:covered-table-cell table:style-name="ce39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3"/>
        </table:table-row>
        <table:table-row table:style-name="ro11">
          <table:table-cell table:style-name="ce40" table:number-columns-repeated="2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40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3"/>
        </table:table-row>
        <table:table-row table:style-name="ro13">
          <table:table-cell table:style-name="ce41" office:value-type="string">
            <text:p><text:span text:style-name="T3">206</text:span><text:span text:style-name="T4">Ac</text:span><text:span text:style-name="T3">206</text:span><text:span text:style-name="T4">Ac</text:span><text:span text:style-name="T3">2</text:span><text:span text:style-name="T3">06</text:span><text:span text:style-name="T4">Ac</text:span><text:span text:style-name="T3">206</text:span><text:span text:style-name="T4">Ac</text:span><text:span text:style-name="T3">20</text:span><text:span text:style-name="T3">6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17">
            <text:p>117</text:p>
          </table:table-cell>
          <table:table-cell table:style-name="ce41" office:value-type="string">
            <text:p>206.01450(8)</text:p>
          </table:table-cell>
          <table:table-cell table:style-name="ce41" office:value-type="string">
            <text:p>25(7) ms</text:p>
          </table:table-cell>
          <table:table-cell table:style-name="ce41" table:number-columns-repeated="2"/>
          <table:table-cell table:style-name="ce41" office:value-type="string">
            <text:p>(3+)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06m1</text:span><text:span text:style-name="T4">Ac</text:span><text:span text:style-name="T3">206m1</text:span><text:span text:style-name="T4">Ac</text:span><text:span text:style-name="T3">206m1</text:span><text:span text:style-name="T4">Ac</text:span><text:span text:style-name="T3">20</text:span><text:span text:style-name="T3">6m1</text:span><text:span text:style-name="T4">Ac</text:span><text:span text:style-name="T3">206m1</text:span><text:span text:style-name="T4">A</text:span><text:span text:style-name="T4">c</text:span></text:p>
          </table:table-cell>
          <table:table-cell table:style-name="ce41"/>
          <table:table-cell table:style-name="ce41" office:value-type="string" table:number-columns-spanned="3" table:number-rows-spanned="1">
            <text:p>80(50) keV</text:p>
          </table:table-cell>
          <table:covered-table-cell table:style-name="ce59"/>
          <table:covered-table-cell table:style-name="ce61"/>
          <table:table-cell table:style-name="ce41" office:value-type="string">
            <text:p>15(6) ms</text:p>
          </table:table-cell>
          <table:table-cell table:style-name="ce41" table:number-columns-repeated="5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06m2</text:span><text:span text:style-name="T4">Ac</text:span><text:span text:style-name="T3">206m2</text:span><text:span text:style-name="T4">Ac</text:span><text:span text:style-name="T3">206m2</text:span><text:span text:style-name="T4">Ac</text:span><text:span text:style-name="T3">20</text:span><text:span text:style-name="T3">6m2</text:span><text:span text:style-name="T4">Ac</text:span><text:span text:style-name="T3">206m2</text:span><text:span text:style-name="T4">A</text:span><text:span text:style-name="T4">c</text:span></text:p>
          </table:table-cell>
          <table:table-cell table:style-name="ce41"/>
          <table:table-cell table:style-name="ce41" office:value-type="string" table:number-columns-spanned="3" table:number-rows-spanned="1">
            <text:p>290(110)# keV</text:p>
          </table:table-cell>
          <table:covered-table-cell table:style-name="ce59"/>
          <table:covered-table-cell table:style-name="ce61"/>
          <table:table-cell table:style-name="ce41" office:value-type="string">
            <text:p>41(16) ms</text:p>
          </table:table-cell>
          <table:table-cell table:style-name="ce41" table:number-columns-repeated="2"/>
          <table:table-cell table:style-name="ce41" office:value-type="string">
            <text:p>(10-)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07</text:span><text:span text:style-name="T4">Ac</text:span><text:span text:style-name="T3">207</text:span><text:span text:style-name="T4">Ac</text:span><text:span text:style-name="T3">2</text:span><text:span text:style-name="T3">07</text:span><text:span text:style-name="T4">Ac</text:span><text:span text:style-name="T3">207</text:span><text:span text:style-name="T4">Ac</text:span><text:span text:style-name="T3">20</text:span><text:span text:style-name="T3">7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18" table:number-columns-spanned="1" table:number-rows-spanned="2">
            <text:p>118</text:p>
          </table:table-cell>
          <table:table-cell table:style-name="ce41" office:value-type="string" table:number-columns-spanned="1" table:number-rows-spanned="2">
            <text:p>207.01195(6)</text:p>
          </table:table-cell>
          <table:table-cell table:style-name="ce63" office:value-type="string">
            <text:p>31(8) ms</text:p>
          </table:table-cell>
          <table:table-cell table:style-name="ce44" office:value-type="string" table:number-columns-spanned="1" table:number-rows-spanned="2">
            <text:p><text:a xlink:href="http://en.wikipedia.org/wiki/Alpha_decay">α</text:a></text:p>
          </table:table-cell>
          <table:table-cell table:style-name="ce41" office:value-type="string" table:number-columns-spanned="1" table:number-rows-spanned="2">
            <text:p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/text:p>
          </table:table-cell>
          <table:table-cell table:style-name="ce41" office:value-type="string" table:number-columns-spanned="1" table:number-rows-spanned="2">
            <text:p>9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27(+11-6) ms]</text:p>
          </table:table-cell>
          <table:covered-table-cell table:style-name="ce46"/>
          <table:covered-table-cell table:number-columns-repeated="4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8</text:span><text:span text:style-name="T4">Ac</text:span><text:span text:style-name="T3">208</text:span><text:span text:style-name="T4">Ac</text:span><text:span text:style-name="T3">2</text:span><text:span text:style-name="T3">08</text:span><text:span text:style-name="T4">Ac</text:span><text:span text:style-name="T3">208</text:span><text:span text:style-name="T4">Ac</text:span><text:span text:style-name="T3">20</text:span><text:span text:style-name="T3">8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19" table:number-columns-spanned="1" table:number-rows-spanned="2">
            <text:p>119</text:p>
          </table:table-cell>
          <table:table-cell table:style-name="ce41" office:value-type="string" table:number-columns-spanned="1" table:number-rows-spanned="2">
            <text:p>208.01155(6)</text:p>
          </table:table-cell>
          <table:table-cell table:style-name="ce63" office:value-type="string">
            <text:p>97(16) ms</text:p>
          </table:table-cell>
          <table:table-cell table:style-name="ce41" office:value-type="string">
            <text:p>α (99%)</text:p>
          </table:table-cell>
          <table:table-cell table:style-name="ce41" office:value-type="string">
            <text:p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/text:p>
          </table:table-cell>
          <table:table-cell table:style-name="ce41" office:value-type="string" table:number-columns-spanned="1" table:number-rows-spanned="2">
            <text:p>(3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95(+24-16) ms]</text:p>
          </table:table-cell>
          <table:table-cell table:style-name="ce41" office:value-type="string">
            <text:p>β<text:span text:style-name="T3">+</text:span><text:span text:style-name="T4"> (1%)β</text:span><text:span text:style-name="T3">+</text:span><text:span text:style-name="T4"> </text:span><text:span text:style-name="T4">(1%)β</text:span><text:span text:style-name="T3">+</text:span><text:span text:style-name="T4"> (1</text:span><text:span text:style-name="T4">%)β</text:span><text:span text:style-name="T3">+</text:span><text:span text:style-name="T4"> (1%)</text:span><text:span text:style-name="T4">β</text:span><text:span text:style-name="T3">+</text:span><text:span text:style-name="T4"> (1%)</text:span></text:p>
          </table:table-cell>
          <table:table-cell table:style-name="ce41" office:value-type="string">
            <text:p><text:span text:style-name="T3">208</text:span><text:span text:style-name="T4">Ra</text:span><text:span text:style-name="T3">208</text:span><text:span text:style-name="T4">Ra</text:span><text:span text:style-name="T3">2</text:span><text:span text:style-name="T3">08</text:span><text:span text:style-name="T4">Ra</text:span><text:span text:style-name="T3">208</text:span><text:span text:style-name="T4">Ra</text:span><text:span text:style-name="T3">20</text:span><text:span text:style-name="T3">8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3">
            <text:p><text:span text:style-name="T3">208m</text:span><text:span text:style-name="T4">Ac</text:span><text:span text:style-name="T3">208m</text:span><text:span text:style-name="T4">A</text:span><text:span text:style-name="T4">c</text:span><text:span text:style-name="T3">208m</text:span><text:span text:style-name="T4">Ac</text:span><text:span text:style-name="T3">208m</text:span><text:span text:style-name="T4">Ac</text:span><text:span text:style-name="T3">208m</text:span><text:span text:style-name="T4">Ac</text:span></text:p>
          </table:table-cell>
          <table:table-cell table:style-name="ce41" table:number-columns-spanned="1" table:number-rows-spanned="3"/>
          <table:table-cell table:style-name="ce41" office:value-type="string" table:number-columns-spanned="3" table:number-rows-spanned="3">
            <text:p>506(26) keV</text:p>
          </table:table-cell>
          <table:covered-table-cell table:style-name="ce73"/>
          <table:covered-table-cell table:style-name="ce76"/>
          <table:table-cell table:style-name="ce63" office:value-type="string">
            <text:p>28(7) ms</text:p>
          </table:table-cell>
          <table:table-cell table:style-name="ce41" office:value-type="string">
            <text:p>α (89%)</text:p>
          </table:table-cell>
          <table:table-cell table:style-name="ce41" office:value-type="string">
            <text:p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/text:p>
          </table:table-cell>
          <table:table-cell table:style-name="ce41" office:value-type="string" table:number-columns-spanned="1" table:number-rows-spanned="3">
            <text:p>(10-)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13">
          <table:covered-table-cell table:number-columns-repeated="2" table:style-name="ce43"/>
          <table:covered-table-cell table:style-name="ce72"/>
          <table:covered-table-cell table:style-name="ce75"/>
          <table:covered-table-cell table:style-name="ce78"/>
          <table:table-cell table:style-name="ce43" office:value-type="string">
            <text:p>[25(+9-5) ms]</text:p>
          </table:table-cell>
          <table:table-cell table:style-name="ce44" office:value-type="string">
            <text:p><text:a xlink:href="http://en.wikipedia.org/wiki/Isomeric_transition">IT (10%)</text:a></text:p>
          </table:table-cell>
          <table:table-cell table:style-name="ce41" office:value-type="string">
            <text:p><text:span text:style-name="T3">208</text:span><text:span text:style-name="T4">Ac</text:span><text:span text:style-name="T3">208</text:span><text:span text:style-name="T4">Ac</text:span><text:span text:style-name="T3">2</text:span><text:span text:style-name="T3">08</text:span><text:span text:style-name="T4">Ac</text:span><text:span text:style-name="T3">208</text:span><text:span text:style-name="T4">Ac</text:span><text:span text:style-name="T3">20</text:span><text:span text:style-name="T3">8</text:span><text:span text:style-name="T4">Ac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table-cell table:style-name="ce42"/>
          <table:table-cell table:style-name="ce41" office:value-type="string">
            <text:p>β<text:span text:style-name="T3">+</text:span><text:span text:style-name="T4"> (1%)β</text:span><text:span text:style-name="T3">+</text:span><text:span text:style-name="T4"> </text:span><text:span text:style-name="T4">(1%)β</text:span><text:span text:style-name="T3">+</text:span><text:span text:style-name="T4"> (1</text:span><text:span text:style-name="T4">%)β</text:span><text:span text:style-name="T3">+</text:span><text:span text:style-name="T4"> (1%)</text:span><text:span text:style-name="T4">β</text:span><text:span text:style-name="T3">+</text:span><text:span text:style-name="T4"> (1%)</text:span></text:p>
          </table:table-cell>
          <table:table-cell table:style-name="ce41" office:value-type="string">
            <text:p><text:span text:style-name="T3">208</text:span><text:span text:style-name="T4">Ra</text:span><text:span text:style-name="T3">208</text:span><text:span text:style-name="T4">Ra</text:span><text:span text:style-name="T3">2</text:span><text:span text:style-name="T3">08</text:span><text:span text:style-name="T4">Ra</text:span><text:span text:style-name="T3">208</text:span><text:span text:style-name="T4">Ra</text:span><text:span text:style-name="T3">20</text:span><text:span text:style-name="T3">8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9</text:span><text:span text:style-name="T4">Ac</text:span><text:span text:style-name="T3">209</text:span><text:span text:style-name="T4">Ac</text:span><text:span text:style-name="T3">2</text:span><text:span text:style-name="T3">09</text:span><text:span text:style-name="T4">Ac</text:span><text:span text:style-name="T3">209</text:span><text:span text:style-name="T4">Ac</text:span><text:span text:style-name="T3">20</text:span><text:span text:style-name="T3">9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0" table:number-columns-spanned="1" table:number-rows-spanned="2">
            <text:p>120</text:p>
          </table:table-cell>
          <table:table-cell table:style-name="ce41" office:value-type="string" table:number-columns-spanned="1" table:number-rows-spanned="2">
            <text:p>209.00949(5)</text:p>
          </table:table-cell>
          <table:table-cell table:style-name="ce41" office:value-type="string" table:number-columns-spanned="1" table:number-rows-spanned="2">
            <text:p>92(11) ms</text:p>
          </table:table-cell>
          <table:table-cell table:style-name="ce41" office:value-type="string">
            <text:p>α (99%)</text:p>
          </table:table-cell>
          <table:table-cell table:style-name="ce41" office:value-type="string">
            <text:p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/text:p>
          </table:table-cell>
          <table:table-cell table:style-name="ce41" office:value-type="string" table:number-columns-spanned="1" table:number-rows-spanned="2">
            <text:p>(9/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%)β</text:span><text:span text:style-name="T3">+</text:span><text:span text:style-name="T4"> </text:span><text:span text:style-name="T4">(1%)β</text:span><text:span text:style-name="T3">+</text:span><text:span text:style-name="T4"> (1</text:span><text:span text:style-name="T4">%)β</text:span><text:span text:style-name="T3">+</text:span><text:span text:style-name="T4"> (1%)</text:span><text:span text:style-name="T4">β</text:span><text:span text:style-name="T3">+</text:span><text:span text:style-name="T4"> (1%)</text:span></text:p>
          </table:table-cell>
          <table:table-cell table:style-name="ce41" office:value-type="string">
            <text:p><text:span text:style-name="T3">209</text:span><text:span text:style-name="T4">Ra</text:span><text:span text:style-name="T3">209</text:span><text:span text:style-name="T4">Ra</text:span><text:span text:style-name="T3">2</text:span><text:span text:style-name="T3">09</text:span><text:span text:style-name="T4">Ra</text:span><text:span text:style-name="T3">209</text:span><text:span text:style-name="T4">Ra</text:span><text:span text:style-name="T3">20</text:span><text:span text:style-name="T3">9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0</text:span><text:span text:style-name="T4">Ac</text:span><text:span text:style-name="T3">210</text:span><text:span text:style-name="T4">Ac</text:span><text:span text:style-name="T3">2</text:span><text:span text:style-name="T3">10</text:span><text:span text:style-name="T4">Ac</text:span><text:span text:style-name="T3">210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1" table:number-columns-spanned="1" table:number-rows-spanned="2">
            <text:p>121</text:p>
          </table:table-cell>
          <table:table-cell table:style-name="ce41" office:value-type="string" table:number-columns-spanned="1" table:number-rows-spanned="2">
            <text:p>210.00944(6)</text:p>
          </table:table-cell>
          <table:table-cell table:style-name="ce41" office:value-type="string" table:number-columns-spanned="1" table:number-rows-spanned="2">
            <text:p>350(40) ms</text:p>
          </table:table-cell>
          <table:table-cell table:style-name="ce41" office:value-type="string">
            <text:p>α (96%)</text:p>
          </table:table-cell>
          <table:table-cell table:style-name="ce41" office:value-type="string">
            <text:p><text:span text:style-name="T3">206</text:span><text:span text:style-name="T4">Fr</text:span><text:span text:style-name="T3">206</text:span><text:span text:style-name="T4">Fr</text:span><text:span text:style-name="T3">206</text:span><text:span text:style-name="T4">Fr</text:span><text:span text:style-name="T3">206</text:span><text:span text:style-name="T4">Fr</text:span></text:p>
          </table:table-cell>
          <table:table-cell table:style-name="ce41" office:value-type="string" table:number-columns-spanned="1" table:number-rows-spanned="2">
            <text:p>7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4%)β</text:span><text:span text:style-name="T3">+</text:span><text:span text:style-name="T4"> </text:span><text:span text:style-name="T4">(4%)β</text:span><text:span text:style-name="T3">+</text:span><text:span text:style-name="T4"> (4</text:span><text:span text:style-name="T4">%)β</text:span><text:span text:style-name="T3">+</text:span><text:span text:style-name="T4"> (4%)</text:span></text:p>
          </table:table-cell>
          <table:table-cell table:style-name="ce41" office:value-type="string">
            <text:p><text:span text:style-name="T3">210</text:span><text:span text:style-name="T4">Ra</text:span><text:span text:style-name="T3">210</text:span><text:span text:style-name="T4">Ra</text:span><text:span text:style-name="T3">2</text:span><text:span text:style-name="T3">10</text:span><text:span text:style-name="T4">Ra</text:span><text:span text:style-name="T3">210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1</text:span><text:span text:style-name="T4">Ac</text:span><text:span text:style-name="T3">211</text:span><text:span text:style-name="T4">Ac</text:span><text:span text:style-name="T3">2</text:span><text:span text:style-name="T3">11</text:span><text:span text:style-name="T4">Ac</text:span><text:span text:style-name="T3">211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2" table:number-columns-spanned="1" table:number-rows-spanned="2">
            <text:p>122</text:p>
          </table:table-cell>
          <table:table-cell table:style-name="ce41" office:value-type="string" table:number-columns-spanned="1" table:number-rows-spanned="2">
            <text:p>211.00773(8)</text:p>
          </table:table-cell>
          <table:table-cell table:style-name="ce41" office:value-type="string" table:number-columns-spanned="1" table:number-rows-spanned="2">
            <text:p>213(25) ms</text:p>
          </table:table-cell>
          <table:table-cell table:style-name="ce41" office:value-type="string">
            <text:p>α (99.8%)</text:p>
          </table:table-cell>
          <table:table-cell table:style-name="ce41" office:value-type="string">
            <text:p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/text:p>
          </table:table-cell>
          <table:table-cell table:style-name="ce41" office:value-type="string" table:number-columns-spanned="1" table:number-rows-spanned="2">
            <text:p>9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2%)β</text:span><text:span text:style-name="T3">+</text:span><text:span text:style-name="T4"> </text:span><text:span text:style-name="T4">(.2%)β</text:span><text:span text:style-name="T3">+</text:span><text:span text:style-name="T4"> (.2</text:span><text:span text:style-name="T4">%)β</text:span><text:span text:style-name="T3">+</text:span><text:span text:style-name="T4"> (.2%)</text:span></text:p>
          </table:table-cell>
          <table:table-cell table:style-name="ce41" office:value-type="string">
            <text:p><text:span text:style-name="T3">211</text:span><text:span text:style-name="T4">Ra</text:span><text:span text:style-name="T3">211</text:span><text:span text:style-name="T4">Ra</text:span><text:span text:style-name="T3">2</text:span><text:span text:style-name="T3">11</text:span><text:span text:style-name="T4">Ra</text:span><text:span text:style-name="T3">211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2</text:span><text:span text:style-name="T4">Ac</text:span><text:span text:style-name="T3">212</text:span><text:span text:style-name="T4">Ac</text:span><text:span text:style-name="T3">2</text:span><text:span text:style-name="T3">12</text:span><text:span text:style-name="T4">Ac</text:span><text:span text:style-name="T3">212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3" table:number-columns-spanned="1" table:number-rows-spanned="2">
            <text:p>123</text:p>
          </table:table-cell>
          <table:table-cell table:style-name="ce41" office:value-type="string" table:number-columns-spanned="1" table:number-rows-spanned="2">
            <text:p>212.00781(7)</text:p>
          </table:table-cell>
          <table:table-cell table:style-name="ce41" office:value-type="string" table:number-columns-spanned="1" table:number-rows-spanned="2">
            <text:p>920(50) ms</text:p>
          </table:table-cell>
          <table:table-cell table:style-name="ce41" office:value-type="string">
            <text:p>α (97%)</text:p>
          </table:table-cell>
          <table:table-cell table:style-name="ce41" office:value-type="string">
            <text:p><text:span text:style-name="T3">208</text:span><text:span text:style-name="T4">Fr</text:span><text:span text:style-name="T3">208</text:span><text:span text:style-name="T4">Fr</text:span><text:span text:style-name="T3">208</text:span><text:span text:style-name="T4">Fr</text:span><text:span text:style-name="T3">208</text:span><text:span text:style-name="T4">Fr</text:span></text:p>
          </table:table-cell>
          <table:table-cell table:style-name="ce41" office:value-type="string" table:number-columns-spanned="1" table:number-rows-spanned="2">
            <text:p>6+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3%)β</text:span><text:span text:style-name="T3">+</text:span><text:span text:style-name="T4"> </text:span><text:span text:style-name="T4">(3%)β</text:span><text:span text:style-name="T3">+</text:span><text:span text:style-name="T4"> (3</text:span><text:span text:style-name="T4">%)β</text:span><text:span text:style-name="T3">+</text:span><text:span text:style-name="T4"> (3%)</text:span></text:p>
          </table:table-cell>
          <table:table-cell table:style-name="ce41" office:value-type="string">
            <text:p><text:span text:style-name="T3">212</text:span><text:span text:style-name="T4">Ra</text:span><text:span text:style-name="T3">212</text:span><text:span text:style-name="T4">Ra</text:span><text:span text:style-name="T3">2</text:span><text:span text:style-name="T3">12</text:span><text:span text:style-name="T4">Ra</text:span><text:span text:style-name="T3">212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3</text:span><text:span text:style-name="T4">Ac</text:span><text:span text:style-name="T3">213</text:span><text:span text:style-name="T4">Ac</text:span><text:span text:style-name="T3">2</text:span><text:span text:style-name="T3">13</text:span><text:span text:style-name="T4">Ac</text:span><text:span text:style-name="T3">213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4" table:number-columns-spanned="1" table:number-rows-spanned="2">
            <text:p>124</text:p>
          </table:table-cell>
          <table:table-cell table:style-name="ce41" office:value-type="string" table:number-columns-spanned="1" table:number-rows-spanned="2">
            <text:p>213.00661(6)</text:p>
          </table:table-cell>
          <table:table-cell table:style-name="ce41" office:value-type="string" table:number-columns-spanned="1" table:number-rows-spanned="2">
            <text:p>731(17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9</text:span><text:span text:style-name="T4">Fr</text:span><text:span text:style-name="T3">209</text:span><text:span text:style-name="T4">Fr</text:span><text:span text:style-name="T3">209</text:span><text:span text:style-name="T4">Fr</text:span><text:span text:style-name="T3">209</text:span><text:span text:style-name="T4">Fr</text:span></text:p>
          </table:table-cell>
          <table:table-cell table:style-name="ce41" office:value-type="string" table:number-columns-spanned="1" table:number-rows-spanned="2">
            <text:p>(9/2-)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</text:span></text:p>
          </table:table-cell>
          <table:table-cell table:style-name="ce41" office:value-type="string">
            <text:p><text:span text:style-name="T3">213</text:span><text:span text:style-name="T4">Ra</text:span><text:span text:style-name="T3">213</text:span><text:span text:style-name="T4">Ra</text:span><text:span text:style-name="T3">2</text:span><text:span text:style-name="T3">13</text:span><text:span text:style-name="T4">Ra</text:span><text:span text:style-name="T3">213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4</text:span><text:span text:style-name="T4">Ac</text:span><text:span text:style-name="T3">214</text:span><text:span text:style-name="T4">Ac</text:span><text:span text:style-name="T3">2</text:span><text:span text:style-name="T3">14</text:span><text:span text:style-name="T4">Ac</text:span><text:span text:style-name="T3">214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5" table:number-columns-spanned="1" table:number-rows-spanned="2">
            <text:p>125</text:p>
          </table:table-cell>
          <table:table-cell table:style-name="ce41" office:value-type="string" table:number-columns-spanned="1" table:number-rows-spanned="2">
            <text:p>214.006902(24)</text:p>
          </table:table-cell>
          <table:table-cell table:style-name="ce41" office:value-type="string" table:number-columns-spanned="1" table:number-rows-spanned="2">
            <text:p>8.2(2) s</text:p>
          </table:table-cell>
          <table:table-cell table:style-name="ce41" office:value-type="string">
            <text:p>α (89%)</text:p>
          </table:table-cell>
          <table:table-cell table:style-name="ce41" office:value-type="string">
            <text:p><text:span text:style-name="T3">210</text:span><text:span text:style-name="T4">Fr</text:span><text:span text:style-name="T3">210</text:span><text:span text:style-name="T4">Fr</text:span><text:span text:style-name="T3">210</text:span><text:span text:style-name="T4">Fr</text:span><text:span text:style-name="T3">210</text:span><text:span text:style-name="T4">Fr</text:span></text:p>
          </table:table-cell>
          <table:table-cell table:style-name="ce41" office:value-type="string" table:number-columns-spanned="1" table:number-rows-spanned="2">
            <text:p>(5+)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1%)β</text:span><text:span text:style-name="T3">+</text:span><text:span text:style-name="T4"> (11%)β</text:span><text:span text:style-name="T3">+</text:span><text:span text:style-name="T4"> (</text:span><text:span text:style-name="T4">11%)β</text:span><text:span text:style-name="T3">+</text:span><text:span text:style-name="T4"> (1</text:span><text:span text:style-name="T4">1%)</text:span></text:p>
          </table:table-cell>
          <table:table-cell table:style-name="ce41" office:value-type="string">
            <text:p><text:span text:style-name="T3">214</text:span><text:span text:style-name="T4">Ra</text:span><text:span text:style-name="T3">214</text:span><text:span text:style-name="T4">Ra</text:span><text:span text:style-name="T3">2</text:span><text:span text:style-name="T3">14</text:span><text:span text:style-name="T4">Ra</text:span><text:span text:style-name="T3">214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5</text:span><text:span text:style-name="T4">Ac</text:span><text:span text:style-name="T3">215</text:span><text:span text:style-name="T4">Ac</text:span><text:span text:style-name="T3">2</text:span><text:span text:style-name="T3">15</text:span><text:span text:style-name="T4">Ac</text:span><text:span text:style-name="T3">215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6" table:number-columns-spanned="1" table:number-rows-spanned="2">
            <text:p>126</text:p>
          </table:table-cell>
          <table:table-cell table:style-name="ce41" office:value-type="string" table:number-columns-spanned="1" table:number-rows-spanned="2">
            <text:p>215.006454(23)</text:p>
          </table:table-cell>
          <table:table-cell table:style-name="ce41" office:value-type="string" table:number-columns-spanned="1" table:number-rows-spanned="2">
            <text:p>0.17(1) s</text:p>
          </table:table-cell>
          <table:table-cell table:style-name="ce41" office:value-type="string">
            <text:p>α (99.91%)</text:p>
          </table:table-cell>
          <table:table-cell table:style-name="ce41" office:value-type="string">
            <text:p><text:span text:style-name="T3">211</text:span><text:span text:style-name="T4">Fr</text:span><text:span text:style-name="T3">211</text:span><text:span text:style-name="T4">Fr</text:span><text:span text:style-name="T3">211</text:span><text:span text:style-name="T4">Fr</text:span><text:span text:style-name="T3">211</text:span><text:span text:style-name="T4">Fr</text:span></text:p>
          </table:table-cell>
          <table:table-cell table:style-name="ce41" office:value-type="string" table:number-columns-spanned="1" table:number-rows-spanned="2">
            <text:p>9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09%)β</text:span><text:span text:style-name="T3">+</text:span><text:span text:style-name="T4"> (.09%)β</text:span><text:span text:style-name="T3">+</text:span><text:span text:style-name="T4"> </text:span><text:span text:style-name="T4">(.09%)β</text:span><text:span text:style-name="T3">+</text:span><text:span text:style-name="T4"> (.</text:span><text:span text:style-name="T4">09%)</text:span></text:p>
          </table:table-cell>
          <table:table-cell table:style-name="ce41" office:value-type="string">
            <text:p><text:span text:style-name="T3">215</text:span><text:span text:style-name="T4">Ra</text:span><text:span text:style-name="T3">215</text:span><text:span text:style-name="T4">Ra</text:span><text:span text:style-name="T3">2</text:span><text:span text:style-name="T3">15</text:span><text:span text:style-name="T4">Ra</text:span><text:span text:style-name="T3">215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6</text:span><text:span text:style-name="T4">Ac</text:span><text:span text:style-name="T3">216</text:span><text:span text:style-name="T4">Ac</text:span><text:span text:style-name="T3">2</text:span><text:span text:style-name="T3">16</text:span><text:span text:style-name="T4">Ac</text:span><text:span text:style-name="T3">216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7" table:number-columns-spanned="1" table:number-rows-spanned="2">
            <text:p>127</text:p>
          </table:table-cell>
          <table:table-cell table:style-name="ce41" office:value-type="string" table:number-columns-spanned="1" table:number-rows-spanned="2">
            <text:p>216.008720(29)</text:p>
          </table:table-cell>
          <table:table-cell table:style-name="ce41" office:value-type="string" table:number-columns-spanned="1" table:number-rows-spanned="2">
            <text:p>0.440(16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2</text:span><text:span text:style-name="T4">Fr</text:span><text:span text:style-name="T3">212</text:span><text:span text:style-name="T4">Fr</text:span><text:span text:style-name="T3">212</text:span><text:span text:style-name="T4">Fr</text:span><text:span text:style-name="T3">212</text:span><text:span text:style-name="T4">Fr</text:span></text:p>
          </table:table-cell>
          <table:table-cell table:style-name="ce41" office:value-type="string" table:number-columns-spanned="1" table:number-rows-spanned="2">
            <text:p>(1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6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7×10</text:span><text:span text:style-name="T3">−5</text:span><text:span text:style-name="T4">%)β</text:span><text:span text:style-name="T3">+</text:span><text:span text:style-name="T4"> (7×1</text:span><text:span text:style-name="T4">0</text:span><text:span text:style-name="T3">−5</text:span><text:span text:style-name="T4">%)β</text:span><text:span text:style-name="T3">+</text:span><text:span text:style-name="T4"> (7</text:span><text:span text:style-name="T4">×10</text:span><text:span text:style-name="T3">−5</text:span><text:span text:style-name="T4">%)β</text:span><text:span text:style-name="T3">+</text:span><text:span text:style-name="T4"> </text:span><text:span text:style-name="T4">(7×10</text:span><text:span text:style-name="T3">−5</text:span><text:span text:style-name="T4">%)</text:span></text:p>
          </table:table-cell>
          <table:table-cell table:style-name="ce41" office:value-type="string">
            <text:p><text:span text:style-name="T3">216</text:span><text:span text:style-name="T4">Ra</text:span><text:span text:style-name="T3">216</text:span><text:span text:style-name="T4">Ra</text:span><text:span text:style-name="T3">2</text:span><text:span text:style-name="T3">16</text:span><text:span text:style-name="T4">Ra</text:span><text:span text:style-name="T3">216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16m</text:span><text:span text:style-name="T4">Ac</text:span><text:span text:style-name="T3">216m</text:span><text:span text:style-name="T4">A</text:span><text:span text:style-name="T4">c</text:span><text:span text:style-name="T3">216m</text:span><text:span text:style-name="T4">Ac</text:span><text:span text:style-name="T3">216m</text:span><text:span text:style-name="T4">Ac</text:span></text:p>
          </table:table-cell>
          <table:table-cell table:style-name="ce41"/>
          <table:table-cell table:style-name="ce41" office:value-type="string" table:number-columns-spanned="3" table:number-rows-spanned="1">
            <text:p>44(7) keV</text:p>
          </table:table-cell>
          <table:covered-table-cell table:style-name="ce59"/>
          <table:covered-table-cell table:style-name="ce61"/>
          <table:table-cell table:style-name="ce41" office:value-type="string">
            <text:p>443(7) µs</text:p>
          </table:table-cell>
          <table:table-cell table:style-name="ce41" table:number-columns-repeated="2"/>
          <table:table-cell table:style-name="ce41" office:value-type="string">
            <text:p>(9-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7</text:span><text:span text:style-name="T4">Ac</text:span><text:span text:style-name="T3">217</text:span><text:span text:style-name="T4">Ac</text:span><text:span text:style-name="T3">2</text:span><text:span text:style-name="T3">17</text:span><text:span text:style-name="T4">Ac</text:span><text:span text:style-name="T3">217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28" table:number-columns-spanned="1" table:number-rows-spanned="2">
            <text:p>128</text:p>
          </table:table-cell>
          <table:table-cell table:style-name="ce41" office:value-type="string" table:number-columns-spanned="1" table:number-rows-spanned="2">
            <text:p>217.009347(14)</text:p>
          </table:table-cell>
          <table:table-cell table:style-name="ce41" office:value-type="string" table:number-columns-spanned="1" table:number-rows-spanned="2">
            <text:p>69(4) ns</text:p>
          </table:table-cell>
          <table:table-cell table:style-name="ce41" office:value-type="string">
            <text:p>α (98%)</text:p>
          </table:table-cell>
          <table:table-cell table:style-name="ce41" office:value-type="string">
            <text:p><text:span text:style-name="T3">213</text:span><text:span text:style-name="T4">Fr</text:span><text:span text:style-name="T3">213</text:span><text:span text:style-name="T4">Fr</text:span><text:span text:style-name="T3">213</text:span><text:span text:style-name="T4">Fr</text:span><text:span text:style-name="T3">213</text:span><text:span text:style-name="T4">Fr</text:span></text:p>
          </table:table-cell>
          <table:table-cell table:style-name="ce41" office:value-type="string" table:number-columns-spanned="1" table:number-rows-spanned="2">
            <text:p>9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2%)β</text:span><text:span text:style-name="T3">+</text:span><text:span text:style-name="T4"> </text:span><text:span text:style-name="T4">(2%)β</text:span><text:span text:style-name="T3">+</text:span><text:span text:style-name="T4"> (2</text:span><text:span text:style-name="T4">%)</text:span></text:p>
          </table:table-cell>
          <table:table-cell table:style-name="ce41" office:value-type="string">
            <text:p><text:span text:style-name="T3">217</text:span><text:span text:style-name="T4">Ra</text:span><text:span text:style-name="T3">217</text:span><text:span text:style-name="T4">Ra</text:span><text:span text:style-name="T3">2</text:span><text:span text:style-name="T3">17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17m</text:span><text:span text:style-name="T4">Ac</text:span><text:span text:style-name="T3">217m</text:span><text:span text:style-name="T4">A</text:span><text:span text:style-name="T4">c</text:span><text:span text:style-name="T3">217m</text:span><text:span text:style-name="T4">Ac</text:span></text:p>
          </table:table-cell>
          <table:table-cell table:style-name="ce41"/>
          <table:table-cell table:style-name="ce41" office:value-type="string" table:number-columns-spanned="3" table:number-rows-spanned="1">
            <text:p>2012(20) keV</text:p>
          </table:table-cell>
          <table:covered-table-cell table:style-name="ce59"/>
          <table:covered-table-cell table:style-name="ce61"/>
          <table:table-cell table:style-name="ce41" office:value-type="string">
            <text:p>740(40) ns</text:p>
          </table:table-cell>
          <table:table-cell table:style-name="ce41" table:number-columns-repeated="2"/>
          <table:table-cell table:style-name="ce41" office:value-type="string">
            <text:p>(29/2)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8</text:span><text:span text:style-name="T4">Ac</text:span><text:span text:style-name="T3">218</text:span><text:span text:style-name="T4">Ac</text:span><text:span text:style-name="T3">2</text:span><text:span text:style-name="T3">18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29">
            <text:p>129</text:p>
          </table:table-cell>
          <table:table-cell table:style-name="ce41" office:value-type="string">
            <text:p>218.01164(5)</text:p>
          </table:table-cell>
          <table:table-cell table:style-name="ce41" office:value-type="string">
            <text:p>1.08(9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4</text:span><text:span text:style-name="T4">Fr</text:span><text:span text:style-name="T3">214</text:span><text:span text:style-name="T4">Fr</text:span><text:span text:style-name="T3">214</text:span><text:span text:style-name="T4">Fr</text:span></text:p>
          </table:table-cell>
          <table:table-cell table:style-name="ce41" office:value-type="string">
            <text:p>(1-)#</text:p>
          </table:table-cell>
          <table:table-cell table:style-name="ce41" table:number-columns-repeated="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18m</text:span><text:span text:style-name="T4">Ac</text:span><text:span text:style-name="T3">218m</text:span><text:span text:style-name="T4">A</text:span><text:span text:style-name="T4">c</text:span><text:span text:style-name="T3">218m</text:span><text:span text:style-name="T4">Ac</text:span></text:p>
          </table:table-cell>
          <table:table-cell table:style-name="ce41"/>
          <table:table-cell table:style-name="ce41" office:value-type="string" table:number-columns-spanned="3" table:number-rows-spanned="1">
            <text:p>584(50)# keV</text:p>
          </table:table-cell>
          <table:covered-table-cell table:style-name="ce59"/>
          <table:covered-table-cell table:style-name="ce61"/>
          <table:table-cell table:style-name="ce41" office:value-type="string">
            <text:p>103(11) ns</text:p>
          </table:table-cell>
          <table:table-cell table:style-name="ce41" table:number-columns-repeated="2"/>
          <table:table-cell table:style-name="ce41" office:value-type="string">
            <text:p>(11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9</text:span><text:span text:style-name="T4">Ac</text:span><text:span text:style-name="T3">219</text:span><text:span text:style-name="T4">Ac</text:span><text:span text:style-name="T3">2</text:span><text:span text:style-name="T3">19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30" table:number-columns-spanned="1" table:number-rows-spanned="2">
            <text:p>130</text:p>
          </table:table-cell>
          <table:table-cell table:style-name="ce41" office:value-type="string" table:number-columns-spanned="1" table:number-rows-spanned="2">
            <text:p>219.01242(5)</text:p>
          </table:table-cell>
          <table:table-cell table:style-name="ce41" office:value-type="string" table:number-columns-spanned="1" table:number-rows-spanned="2">
            <text:p>11.8(15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5</text:span><text:span text:style-name="T4">Fr</text:span><text:span text:style-name="T3">215</text:span><text:span text:style-name="T4">Fr</text:span><text:span text:style-name="T3">215</text:span><text:span text:style-name="T4">Fr</text:span></text:p>
          </table:table-cell>
          <table:table-cell table:style-name="ce41" office:value-type="string" table:number-columns-spanned="1" table:number-rows-spanned="2">
            <text:p>9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text:span text:style-name="T4">β</text:span><text:span text:style-name="T3">+</text:span><text:span text:style-name="T4"> (10</text:span><text:span text:style-name="T3">−6</text:span><text:span text:style-name="T4">%)</text:span></text:p>
          </table:table-cell>
          <table:table-cell table:style-name="ce41" office:value-type="string">
            <text:p><text:span text:style-name="T3">219</text:span><text:span text:style-name="T4">Ra</text:span><text:span text:style-name="T3">219</text:span><text:span text:style-name="T4">Ra</text:span><text:span text:style-name="T3">2</text:span><text:span text:style-name="T3">19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0</text:span><text:span text:style-name="T4">Ac</text:span><text:span text:style-name="T3">220</text:span><text:span text:style-name="T4">Ac</text:span><text:span text:style-name="T3">2</text:span><text:span text:style-name="T3">20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31" table:number-columns-spanned="1" table:number-rows-spanned="2">
            <text:p>131</text:p>
          </table:table-cell>
          <table:table-cell table:style-name="ce41" office:value-type="string" table:number-columns-spanned="1" table:number-rows-spanned="2">
            <text:p>220.014763(16)</text:p>
          </table:table-cell>
          <table:table-cell table:style-name="ce41" office:value-type="string" table:number-columns-spanned="1" table:number-rows-spanned="2">
            <text:p>26.36(19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6</text:span><text:span text:style-name="T4">Fr</text:span><text:span text:style-name="T3">216</text:span><text:span text:style-name="T4">Fr</text:span><text:span text:style-name="T3">216</text:span><text:span text:style-name="T4">Fr</text:span></text:p>
          </table:table-cell>
          <table:table-cell table:style-name="ce41" office:value-type="string" table:number-columns-spanned="1" table:number-rows-spanned="2">
            <text:p>(3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5×10</text:span><text:span text:style-name="T3">−4</text:span><text:span text:style-name="T4">%)β</text:span><text:span text:style-name="T3">+</text:span><text:span text:style-name="T4"> (5×1</text:span><text:span text:style-name="T4">0</text:span><text:span text:style-name="T3">−4</text:span><text:span text:style-name="T4">%)β</text:span><text:span text:style-name="T3">+</text:span><text:span text:style-name="T4"> (5</text:span><text:span text:style-name="T4">×10</text:span><text:span text:style-name="T3">−4</text:span><text:span text:style-name="T4">%)</text:span></text:p>
          </table:table-cell>
          <table:table-cell table:style-name="ce41" office:value-type="string">
            <text:p><text:span text:style-name="T3">220</text:span><text:span text:style-name="T4">Ra</text:span><text:span text:style-name="T3">220</text:span><text:span text:style-name="T4">Ra</text:span><text:span text:style-name="T3">2</text:span><text:span text:style-name="T3">20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1</text:span><text:span text:style-name="T4">Ac</text:span><text:span text:style-name="T3">221</text:span><text:span text:style-name="T4">Ac</text:span><text:span text:style-name="T3">2</text:span><text:span text:style-name="T3">21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32">
            <text:p>132</text:p>
          </table:table-cell>
          <table:table-cell table:style-name="ce41" office:value-type="string">
            <text:p>221.01559(5)</text:p>
          </table:table-cell>
          <table:table-cell table:style-name="ce41" office:value-type="string">
            <text:p>52(2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7</text:span><text:span text:style-name="T4">Fr</text:span><text:span text:style-name="T3">217</text:span><text:span text:style-name="T4">Fr</text:span><text:span text:style-name="T3">217</text:span><text:span text:style-name="T4">Fr</text:span></text:p>
          </table:table-cell>
          <table:table-cell table:style-name="ce41" office:value-type="string">
            <text:p>9/2-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22</text:span><text:span text:style-name="T4">Ac</text:span><text:span text:style-name="T3">222</text:span><text:span text:style-name="T4">Ac</text:span><text:span text:style-name="T3">2</text:span><text:span text:style-name="T3">22</text:span><text:span text:style-name="T4">Ac</text:span></text:p>
          </table:table-cell>
          <table:table-cell table:style-name="ce41" table:number-columns-spanned="1" table:number-rows-spanned="2"/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33" table:number-columns-spanned="1" table:number-rows-spanned="2">
            <text:p>133</text:p>
          </table:table-cell>
          <table:table-cell table:style-name="ce41" office:value-type="string" table:number-columns-spanned="1" table:number-rows-spanned="2">
            <text:p>222.017844(6)</text:p>
          </table:table-cell>
          <table:table-cell table:style-name="ce41" office:value-type="string" table:number-columns-spanned="1" table:number-rows-spanned="2">
            <text:p>5.0(5) s</text:p>
          </table:table-cell>
          <table:table-cell table:style-name="ce41" office:value-type="string">
            <text:p>α (99%)</text:p>
          </table:table-cell>
          <table:table-cell table:style-name="ce41" office:value-type="string">
            <text:p><text:span text:style-name="T3">218</text:span><text:span text:style-name="T4">Fr</text:span><text:span text:style-name="T3">218</text:span><text:span text:style-name="T4">Fr</text:span><text:span text:style-name="T3">218</text:span><text:span text:style-name="T4">Fr</text:span></text:p>
          </table:table-cell>
          <table:table-cell table:style-name="ce41" office:value-type="string" table:number-columns-spanned="1" table:number-rows-spanned="2">
            <text:p>1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%)β</text:span><text:span text:style-name="T3">+</text:span><text:span text:style-name="T4"> </text:span><text:span text:style-name="T4">(1%)β</text:span><text:span text:style-name="T3">+</text:span><text:span text:style-name="T4"> (1</text:span><text:span text:style-name="T4">%)</text:span></text:p>
          </table:table-cell>
          <table:table-cell table:style-name="ce41" office:value-type="string">
            <text:p><text:span text:style-name="T3">222</text:span><text:span text:style-name="T4">Ra</text:span><text:span text:style-name="T3">222</text:span><text:span text:style-name="T4">Ra</text:span><text:span text:style-name="T3">2</text:span><text:span text:style-name="T3">22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22m</text:span><text:span text:style-name="T4">Ac</text:span><text:span text:style-name="T3">222m</text:span><text:span text:style-name="T4">A</text:span><text:span text:style-name="T4">c</text:span><text:span text:style-name="T3">222m</text:span><text:span text:style-name="T4">Ac</text:span></text:p>
          </table:table-cell>
          <table:table-cell table:style-name="ce41" table:number-columns-spanned="1" table:number-rows-spanned="3"/>
          <table:table-cell table:style-name="ce41" office:value-type="string" table:number-columns-spanned="3" table:number-rows-spanned="3">
            <text:p>200(150)#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3">
            <text:p>1.05(7) min</text:p>
          </table:table-cell>
          <table:table-cell table:style-name="ce41" office:value-type="string">
            <text:p>α (88.6%)</text:p>
          </table:table-cell>
          <table:table-cell table:style-name="ce41" office:value-type="string">
            <text:p><text:span text:style-name="T3">218</text:span><text:span text:style-name="T4">Fr</text:span><text:span text:style-name="T3">218</text:span><text:span text:style-name="T4">Fr</text:span><text:span text:style-name="T3">218</text:span><text:span text:style-name="T4">Fr</text:span></text:p>
          </table:table-cell>
          <table:table-cell table:style-name="ce41" office:value-type="string" table:number-columns-spanned="1" table:number-rows-spanned="3">
            <text:p>high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style-name="ce72"/>
          <table:covered-table-cell table:style-name="ce75"/>
          <table:covered-table-cell table:style-name="ce78"/>
          <table:covered-table-cell table:style-name="ce43"/>
          <table:table-cell table:style-name="ce41" office:value-type="string">
            <text:p>IT (10%)</text:p>
          </table:table-cell>
          <table:table-cell table:style-name="ce41" office:value-type="string">
            <text:p><text:span text:style-name="T3">222</text:span><text:span text:style-name="T4">Ac</text:span><text:span text:style-name="T3">222</text:span><text:span text:style-name="T4">Ac</text:span><text:span text:style-name="T3">2</text:span><text:span text:style-name="T3">22</text:span><text:span text:style-name="T4">Ac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1" office:value-type="string">
            <text:p>β<text:span text:style-name="T3">+</text:span><text:span text:style-name="T4"> (1.4%)β</text:span><text:span text:style-name="T3">+</text:span><text:span text:style-name="T4"> (1.4%)β</text:span><text:span text:style-name="T3">+</text:span><text:span text:style-name="T4"> </text:span><text:span text:style-name="T4">(1.4%)</text:span></text:p>
          </table:table-cell>
          <table:table-cell table:style-name="ce41" office:value-type="string">
            <text:p><text:span text:style-name="T3">222</text:span><text:span text:style-name="T4">Ra</text:span><text:span text:style-name="T3">222</text:span><text:span text:style-name="T4">Ra</text:span><text:span text:style-name="T3">2</text:span><text:span text:style-name="T3">22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4">
            <text:p><text:span text:style-name="T3">223</text:span><text:span text:style-name="T4">Ac</text:span><text:span text:style-name="T3">223</text:span><text:span text:style-name="T4">Ac</text:span><text:span text:style-name="T3">2</text:span><text:span text:style-name="T3">23</text:span><text:span text:style-name="T4">Ac</text:span></text:p>
          </table:table-cell>
          <table:table-cell table:style-name="ce41" table:number-columns-spanned="1" table:number-rows-spanned="4"/>
          <table:table-cell table:style-name="ce55" office:value-type="float" office:value="89" table:number-columns-spanned="1" table:number-rows-spanned="4">
            <text:p>89</text:p>
          </table:table-cell>
          <table:table-cell table:style-name="ce55" office:value-type="float" office:value="134" table:number-columns-spanned="1" table:number-rows-spanned="4">
            <text:p>134</text:p>
          </table:table-cell>
          <table:table-cell table:style-name="ce41" office:value-type="string" table:number-columns-spanned="1" table:number-rows-spanned="4">
            <text:p>223.019137(8)</text:p>
          </table:table-cell>
          <table:table-cell table:style-name="ce41" office:value-type="string" table:number-columns-spanned="1" table:number-rows-spanned="4">
            <text:p>2.10(5) min</text:p>
          </table:table-cell>
          <table:table-cell table:style-name="ce41" office:value-type="string">
            <text:p>α (99%)</text:p>
          </table:table-cell>
          <table:table-cell table:style-name="ce41" office:value-type="string">
            <text:p><text:span text:style-name="T3">219</text:span><text:span text:style-name="T4">Fr</text:span><text:span text:style-name="T3">219</text:span><text:span text:style-name="T4">Fr</text:span><text:span text:style-name="T3">219</text:span><text:span text:style-name="T4">Fr</text:span></text:p>
          </table:table-cell>
          <table:table-cell table:style-name="ce41" office:value-type="string" table:number-columns-spanned="1" table:number-rows-spanned="4">
            <text:p>(5/2-)</text:p>
          </table:table-cell>
          <table:table-cell table:style-name="ce41" table:number-columns-spanned="1" table:number-rows-spanned="4"/>
          <table:table-cell table:style-name="ce41" table:number-columns-spanned="1" table:number-rows-spanned="4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>
            <text:p><text:a xlink:href="http://en.wikipedia.org/wiki/Electron_capture">EC (1%)</text:a></text:p>
          </table:table-cell>
          <table:table-cell table:style-name="ce41" office:value-type="string">
            <text:p><text:span text:style-name="T3">223</text:span><text:span text:style-name="T4">Ra</text:span><text:span text:style-name="T3">223</text:span><text:span text:style-name="T4">Ra</text:span><text:span text:style-name="T3">2</text:span><text:span text:style-name="T3">23</text:span><text:span text:style-name="T4">Ra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3.2×10−9%)</text:a></text:p>
          </table:table-cell>
          <table:table-cell table:style-name="ce79" office:value-type="string">
            <text:p><text:span text:style-name="T10">209</text:span><text:span text:style-name="T11">Bi</text:span><text:span text:style-name="T10">209</text:span><text:span text:style-name="T11">Bi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covered-table-cell table:style-name="ce46"/>
          <table:table-cell table:style-name="ce46" office:value-type="string">
            <text:p><text:a xlink:href="http://en.wikipedia.org/wiki/Carbon-14">14C</text:a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24</text:span><text:span text:style-name="T4">Ac</text:span><text:span text:style-name="T3">224</text:span><text:span text:style-name="T4">Ac</text:span></text:p>
          </table:table-cell>
          <table:table-cell table:style-name="ce41" table:number-columns-spanned="1" table:number-rows-spanned="3"/>
          <table:table-cell table:style-name="ce55" office:value-type="float" office:value="89" table:number-columns-spanned="1" table:number-rows-spanned="3">
            <text:p>89</text:p>
          </table:table-cell>
          <table:table-cell table:style-name="ce55" office:value-type="float" office:value="135" table:number-columns-spanned="1" table:number-rows-spanned="3">
            <text:p>135</text:p>
          </table:table-cell>
          <table:table-cell table:style-name="ce41" office:value-type="string" table:number-columns-spanned="1" table:number-rows-spanned="3">
            <text:p>224.021723(4)</text:p>
          </table:table-cell>
          <table:table-cell table:style-name="ce41" office:value-type="string" table:number-columns-spanned="1" table:number-rows-spanned="3">
            <text:p>2.78(17) h</text:p>
          </table:table-cell>
          <table:table-cell table:style-name="ce41" office:value-type="string">
            <text:p>β<text:span text:style-name="T3">+</text:span><text:span text:style-name="T4"> (90.9%)</text:span><text:span text:style-name="T4">β</text:span><text:span text:style-name="T3">+</text:span><text:span text:style-name="T4"> (90.9%)</text:span></text:p>
          </table:table-cell>
          <table:table-cell table:style-name="ce41" office:value-type="string">
            <text:p><text:span text:style-name="T3">224</text:span><text:span text:style-name="T4">Ra</text:span><text:span text:style-name="T3">224</text:span><text:span text:style-name="T4">Ra</text:span></text:p>
          </table:table-cell>
          <table:table-cell table:style-name="ce41" office:value-type="string" table:number-columns-spanned="1" table:number-rows-spanned="3">
            <text:p>0-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α (9.1%)</text:p>
          </table:table-cell>
          <table:table-cell table:style-name="ce41" office:value-type="string">
            <text:p><text:span text:style-name="T3">220</text:span><text:span text:style-name="T4">Fr</text:span><text:span text:style-name="T3">220</text:span><text:span text:style-name="T4">Fr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 (1.6%)β</text:span><text:span text:style-name="T3">-</text:span><text:span text:style-name="T4"> (1.6%)</text:span></text:p>
          </table:table-cell>
          <table:table-cell table:style-name="ce41" office:value-type="string">
            <text:p><text:span text:style-name="T3">224</text:span><text:span text:style-name="T4">Th</text:span><text:span text:style-name="T3">224</text:span><text:span text:style-name="T4">Th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2">
          <table:table-cell table:style-name="ce44" office:value-type="string" table:number-columns-spanned="1" table:number-rows-spanned="3">
            <text:p><text:a xlink:href="http://en.wikipedia.org/wiki/Isotopes_of_actinium#cite_note-5">225Ac[n 3]</text:a></text:p>
          </table:table-cell>
          <table:table-cell table:style-name="ce41" table:number-columns-spanned="1" table:number-rows-spanned="3"/>
          <table:table-cell table:style-name="ce55" office:value-type="float" office:value="89" table:number-columns-spanned="1" table:number-rows-spanned="3">
            <text:p>89</text:p>
          </table:table-cell>
          <table:table-cell table:style-name="ce55" office:value-type="float" office:value="136" table:number-columns-spanned="1" table:number-rows-spanned="3">
            <text:p>136</text:p>
          </table:table-cell>
          <table:table-cell table:style-name="ce41" office:value-type="string" table:number-columns-spanned="1" table:number-rows-spanned="3">
            <text:p>225.023230(5)</text:p>
          </table:table-cell>
          <table:table-cell table:style-name="ce41" office:value-type="string" table:number-columns-spanned="1" table:number-rows-spanned="3">
            <text:p>10.0(1)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1</text:span><text:span text:style-name="T4">Fr</text:span><text:span text:style-name="T3">221</text:span><text:span text:style-name="T4">Fr</text:span></text:p>
          </table:table-cell>
          <table:table-cell table:style-name="ce41" office:value-type="string" table:number-columns-spanned="1" table:number-rows-spanned="3">
            <text:p>(3/2-)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style-name="ce45"/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6×10<text:span text:style-name="T3">−10</text:span><text:span text:style-name="T4">%)</text:span><text:span text:style-name="T4">CD </text:span><text:span text:style-name="T4">(6×10</text:span><text:span text:style-name="T3">−10</text:span><text:span text:style-name="T4">%)</text:span></text:p>
          </table:table-cell>
          <table:table-cell table:style-name="ce63" office:value-type="string">
            <text:p><text:span text:style-name="T3">211</text:span><text:span text:style-name="T4">Bi</text:span><text:span text:style-name="T3">211</text:span><text:span text:style-name="T4">Bi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style-name="ce46"/>
          <table:covered-table-cell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14</text:span><text:span text:style-name="T4">C</text:span><text:span text:style-name="T3">14</text:span><text:span text:style-name="T4">C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26</text:span><text:span text:style-name="T4">Ac</text:span><text:span text:style-name="T3">226</text:span><text:span text:style-name="T4">Ac</text:span></text:p>
          </table:table-cell>
          <table:table-cell table:style-name="ce41" table:number-columns-spanned="1" table:number-rows-spanned="3"/>
          <table:table-cell table:style-name="ce55" office:value-type="float" office:value="89" table:number-columns-spanned="1" table:number-rows-spanned="3">
            <text:p>89</text:p>
          </table:table-cell>
          <table:table-cell table:style-name="ce55" office:value-type="float" office:value="137" table:number-columns-spanned="1" table:number-rows-spanned="3">
            <text:p>137</text:p>
          </table:table-cell>
          <table:table-cell table:style-name="ce41" office:value-type="string" table:number-columns-spanned="1" table:number-rows-spanned="3">
            <text:p>226.026098(4)</text:p>
          </table:table-cell>
          <table:table-cell table:style-name="ce41" office:value-type="string" table:number-columns-spanned="1" table:number-rows-spanned="3">
            <text:p>29.37(12) h</text:p>
          </table:table-cell>
          <table:table-cell table:style-name="ce41" office:value-type="string">
            <text:p>β<text:span text:style-name="T3">-</text:span><text:span text:style-name="T4"> (83%)β</text:span><text:span text:style-name="T3">-</text:span><text:span text:style-name="T4"> </text:span><text:span text:style-name="T4">(83%)</text:span></text:p>
          </table:table-cell>
          <table:table-cell table:style-name="ce41" office:value-type="string">
            <text:p><text:span text:style-name="T3">226</text:span><text:span text:style-name="T4">Th</text:span><text:span text:style-name="T3">226</text:span><text:span text:style-name="T4">Th</text:span></text:p>
          </table:table-cell>
          <table:table-cell table:style-name="ce41" office:value-type="string" table:number-columns-spanned="1" table:number-rows-spanned="3">
            <text:p>(1)(-#)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EC (17%)</text:p>
          </table:table-cell>
          <table:table-cell table:style-name="ce41" office:value-type="string">
            <text:p><text:span text:style-name="T3">226</text:span><text:span text:style-name="T4">Ra</text:span><text:span text:style-name="T3">226</text:span><text:span text:style-name="T4">Ra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006%)</text:p>
          </table:table-cell>
          <table:table-cell table:style-name="ce41" office:value-type="string">
            <text:p><text:span text:style-name="T3">222</text:span><text:span text:style-name="T4">Fr</text:span><text:span text:style-name="T3">222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27</text:span><text:span text:style-name="T4">Ac</text:span><text:span text:style-name="T3">227</text:span><text:span text:style-name="T4">Ac</text:span></text:p>
          </table:table-cell>
          <table:table-cell table:style-name="ce44" office:value-type="string" table:number-columns-spanned="1" table:number-rows-spanned="2">
            <text:p><text:a xlink:href="http://en.wikipedia.org/wiki/Isotopes_of_actinium#cite_note-6">Actinium[n 4]</text:a></text:p>
          </table:table-cell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38" table:number-columns-spanned="1" table:number-rows-spanned="2">
            <text:p>138</text:p>
          </table:table-cell>
          <table:table-cell table:style-name="ce41" office:value-type="string" table:number-columns-spanned="1" table:number-rows-spanned="2">
            <text:p>227.0277521(26)</text:p>
          </table:table-cell>
          <table:table-cell table:style-name="ce41" office:value-type="string" table:number-columns-spanned="1" table:number-rows-spanned="2">
            <text:p>21.772(3) a</text:p>
          </table:table-cell>
          <table:table-cell table:style-name="ce41" office:value-type="string">
            <text:p>β<text:span text:style-name="T3">-</text:span><text:span text:style-name="T4"> (98.61%</text:span><text:span text:style-name="T4">)β</text:span><text:span text:style-name="T3">-</text:span><text:span text:style-name="T4"> (98.61</text:span><text:span text:style-name="T4">%)</text:span></text:p>
          </table:table-cell>
          <table:table-cell table:style-name="ce41" office:value-type="string">
            <text:p><text:span text:style-name="T3">227</text:span><text:span text:style-name="T4">Th</text:span><text:span text:style-name="T3">227</text:span><text:span text:style-name="T4">Th</text:span></text:p>
          </table:table-cell>
          <table:table-cell table:style-name="ce41" office:value-type="string" table:number-columns-spanned="1" table:number-rows-spanned="2">
            <text:p>3/2-</text:p>
          </table:table-cell>
          <table:table-cell table:style-name="ce44" office:value-type="string" table:number-columns-spanned="1" table:number-rows-spanned="2">
            <text:p><text:a xlink:href="http://en.wikipedia.org/wiki/Isotopes_of_actinium#cite_note-7">Trace[n 5]</text:a></text:p>
          </table:table-cell>
          <table:table-cell table:style-name="ce41" table:number-columns-spanned="1" table:number-rows-spanned="2"/>
          <table:table-cell table:number-columns-repeated="1013"/>
        </table:table-row>
        <table:table-row table:style-name="ro2">
          <table:covered-table-cell table:style-name="ce42"/>
          <table:covered-table-cell table:style-name="ce46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.38%)</text:p>
          </table:table-cell>
          <table:table-cell table:style-name="ce41" office:value-type="string">
            <text:p><text:span text:style-name="T3">223</text:span><text:span text:style-name="T4">Fr</text:span><text:span text:style-name="T3">223</text:span><text:span text:style-name="T4">Fr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28</text:span><text:span text:style-name="T4">Ac</text:span><text:span text:style-name="T3">228</text:span><text:span text:style-name="T4">Ac</text:span></text:p>
          </table:table-cell>
          <table:table-cell table:style-name="ce41" office:value-type="string" table:number-columns-spanned="1" table:number-rows-spanned="2">
            <text:p>Mesothorium 2</text:p>
          </table:table-cell>
          <table:table-cell table:style-name="ce55" office:value-type="float" office:value="89" table:number-columns-spanned="1" table:number-rows-spanned="2">
            <text:p>89</text:p>
          </table:table-cell>
          <table:table-cell table:style-name="ce55" office:value-type="float" office:value="139" table:number-columns-spanned="1" table:number-rows-spanned="2">
            <text:p>139</text:p>
          </table:table-cell>
          <table:table-cell table:style-name="ce41" office:value-type="string" table:number-columns-spanned="1" table:number-rows-spanned="2">
            <text:p>228.0310211(27)</text:p>
          </table:table-cell>
          <table:table-cell table:style-name="ce41" office:value-type="string" table:number-columns-spanned="1" table:number-rows-spanned="2">
            <text:p>6.15(2) h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28</text:span><text:span text:style-name="T4">Th</text:span><text:span text:style-name="T3">228</text:span><text:span text:style-name="T4">Th</text:span></text:p>
          </table:table-cell>
          <table:table-cell table:style-name="ce41" office:value-type="string" table:number-columns-spanned="1" table:number-rows-spanned="2">
            <text:p>3+</text:p>
          </table:table-cell>
          <table:table-cell table:style-name="ce44" office:value-type="string" table:number-columns-spanned="1" table:number-rows-spanned="2">
            <text:p><text:a xlink:href="http://en.wikipedia.org/wiki/Isotopes_of_actinium#cite_note-8">Trace[n 6]</text:a></text:p>
          </table:table-cell>
          <table:table-cell table:style-name="ce41" table:number-columns-spanned="1" table:number-rows-spanned="2"/>
          <table:table-cell table:number-columns-repeated="1013"/>
        </table:table-row>
        <table:table-row table:style-name="ro12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5.5×10<text:span text:style-name="T3">−6</text:span><text:span text:style-name="T4">%)α </text:span><text:span text:style-name="T4">(5.5×10</text:span><text:span text:style-name="T3">−6</text:span><text:span text:style-name="T4">%)</text:span></text:p>
          </table:table-cell>
          <table:table-cell table:style-name="ce41" office:value-type="string">
            <text:p><text:span text:style-name="T3">224</text:span><text:span text:style-name="T4">Fr</text:span><text:span text:style-name="T3">224</text:span><text:span text:style-name="T4">Fr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9</text:span><text:span text:style-name="T4">Ac</text:span><text:span text:style-name="T3">229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0">
            <text:p>140</text:p>
          </table:table-cell>
          <table:table-cell table:style-name="ce41" office:value-type="string">
            <text:p>229.03302(4)</text:p>
          </table:table-cell>
          <table:table-cell table:style-name="ce41" office:value-type="string">
            <text:p>62.7(5) min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29</text:span><text:span text:style-name="T4">Th</text:span><text:span text:style-name="T3">229</text:span><text:span text:style-name="T4">Th</text:span></text:p>
          </table:table-cell>
          <table:table-cell table:style-name="ce41" office:value-type="string">
            <text:p>(3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0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1">
            <text:p>141</text:p>
          </table:table-cell>
          <table:table-cell table:style-name="ce41" office:value-type="string">
            <text:p>230.03629(32)</text:p>
          </table:table-cell>
          <table:table-cell table:style-name="ce41" office:value-type="string">
            <text:p>122(3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0</text:span><text:span text:style-name="T4">Th</text:span></text:p>
          </table:table-cell>
          <table:table-cell table:style-name="ce41" office:value-type="string">
            <text:p>(1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1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2">
            <text:p>142</text:p>
          </table:table-cell>
          <table:table-cell table:style-name="ce41" office:value-type="string">
            <text:p>231.03856(11)</text:p>
          </table:table-cell>
          <table:table-cell table:style-name="ce41" office:value-type="string">
            <text:p>7.5(1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1</text:span><text:span text:style-name="T4">Th</text:span></text:p>
          </table:table-cell>
          <table:table-cell table:style-name="ce41" office:value-type="string">
            <text:p>(1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2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3">
            <text:p>143</text:p>
          </table:table-cell>
          <table:table-cell table:style-name="ce41" office:value-type="string">
            <text:p>232.04203(11)</text:p>
          </table:table-cell>
          <table:table-cell table:style-name="ce41" office:value-type="string">
            <text:p>119(5) s</text:p>
          </table:table-cell>
          <table:table-cell table:style-name="ce41" office:value-type="string">
            <text:p>β<text:span text:style-name="T3">-</text:span></text:p>
          </table:table-cell>
          <table:table-cell table:style-name="ce64" office:value-type="string">
            <text:p><text:span text:style-name="T10">232</text:span><text:span text:style-name="T11">Th</text:span></text:p>
          </table:table-cell>
          <table:table-cell table:style-name="ce41" office:value-type="string">
            <text:p>(1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3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4">
            <text:p>144</text:p>
          </table:table-cell>
          <table:table-cell table:style-name="ce41" office:value-type="string">
            <text:p>233.04455(32)#</text:p>
          </table:table-cell>
          <table:table-cell table:style-name="ce41" office:value-type="string">
            <text:p>145(10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3</text:span><text:span text:style-name="T4">Th</text:span></text:p>
          </table:table-cell>
          <table:table-cell table:style-name="ce41" office:value-type="string">
            <text:p>(1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4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5">
            <text:p>145</text:p>
          </table:table-cell>
          <table:table-cell table:style-name="ce41" office:value-type="string">
            <text:p>234.04842(43)#</text:p>
          </table:table-cell>
          <table:table-cell table:style-name="ce41" office:value-type="string">
            <text:p>44(7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4</text:span><text:span text:style-name="T4">Th</text:span></text:p>
          </table:table-cell>
          <table:table-cell table:style-name="ce41" table:number-columns-repeated="3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5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6">
            <text:p>146</text:p>
          </table:table-cell>
          <table:table-cell table:style-name="ce41" office:value-type="string">
            <text:p>235.05123(38)#</text:p>
          </table:table-cell>
          <table:table-cell table:style-name="ce41" office:value-type="string">
            <text:p>40#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5</text:span><text:span text:style-name="T4">Th</text:span></text:p>
          </table:table-cell>
          <table:table-cell table:style-name="ce41" office:value-type="string">
            <text:p>1/2+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6</text:span><text:span text:style-name="T4">Ac</text:span></text:p>
          </table:table-cell>
          <table:table-cell table:style-name="ce41"/>
          <table:table-cell table:style-name="ce55" office:value-type="float" office:value="89">
            <text:p>89</text:p>
          </table:table-cell>
          <table:table-cell table:style-name="ce55" office:value-type="float" office:value="147">
            <text:p>147</text:p>
          </table:table-cell>
          <table:table-cell table:style-name="ce41" office:value-type="string">
            <text:p>236.05530(54)#</text:p>
          </table:table-cell>
          <table:table-cell table:style-name="ce41" office:value-type="string">
            <text:p>2#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6</text:span><text:span text:style-name="T4">Th</text:span></text:p>
          </table:table-cell>
          <table:table-cell table:style-name="ce65" table:number-columns-repeated="2"/>
          <table:table-cell table:style-name="ce67"/>
          <table:table-cell table:number-columns-repeated="101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on" table:style-name="ta7" table:print="false">
        <table:table-column table:style-name="co1" table:number-columns-repeated="1024" table:default-cell-style-name="Excel_20_Built-in_20_Normal"/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historic</text:p>
          </table:table-cell>
          <table:table-cell table:style-name="ce51" office:value-type="string" table:number-columns-spanned="1" table:number-rows-spanned="3">
            <text:p><text:a xlink:href="http://en.wikipedia.org/wiki/Proton">Z(p)</text:a></text:p>
          </table:table-cell>
          <table:table-cell table:style-name="ce51" office:value-type="string" table:number-columns-spanned="1" table:number-rows-spanned="3">
            <text:p><text:a xlink:href="http://en.wikipedia.org/wiki/Neutron">N(n)</text:a></text:p>
          </table:table-cell>
          <table:table-cell table:style-name="ce38"/>
          <table:table-cell table:style-name="ce54" office:value-type="string" table:number-columns-spanned="1" table:number-rows-spanned="4">
            <text:p>half-life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38" office:value-type="string">
            <text:p>nuclear</text:p>
          </table:table-cell>
          <table:table-cell table:style-name="ce38" office:value-type="string">
            <text:p>representative</text:p>
          </table:table-cell>
          <table:table-cell table:style-name="ce38" office:value-type="string">
            <text:p>range of natural</text:p>
          </table:table-cell>
          <table:table-cell table:number-columns-repeated="1013"/>
        </table:table-row>
        <table:table-row table:style-name="ro12">
          <table:table-cell table:style-name="ce39" office:value-type="string">
            <text:p>symbol</text:p>
          </table:table-cell>
          <table:table-cell table:style-name="ce39" office:value-type="string">
            <text:p>name</text:p>
          </table:table-cell>
          <table:covered-table-cell table:number-columns-repeated="2" table:style-name="ce52"/>
          <table:table-cell table:style-name="ce39" office:value-type="string">
            <text:p>isotopic mass (u)</text:p>
          </table:table-cell>
          <table:covered-table-cell table:style-name="ce39"/>
          <table:table-cell table:style-name="ce39" office:value-type="string">
            <text:p>mode(s)<text:span text:style-name="T6">[1]</text:span><text:span text:style-name="T6">[n 1]mode(s)[1][n </text:span><text:span text:style-name="T6">1]mode(s)[1][n </text:span><text:span text:style-name="T6">1]mode(s)[1][n </text:span><text:span text:style-name="T6">1]mode(s)[1][n 1]</text:span></text:p>
          </table:table-cell>
          <table:table-cell table:style-name="ce52" office:value-type="string">
            <text:p><text:a xlink:href="http://en.wikipedia.org/wiki/Isotopes_of_radium#cite_note-3">isotope(s)[n 2]</text:a></text:p>
          </table:table-cell>
          <table:table-cell table:style-name="ce39" office:value-type="string">
            <text:p>spin</text:p>
          </table:table-cell>
          <table:table-cell table:style-name="ce39" office:value-type="string">
            <text:p>isotopic</text:p>
          </table:table-cell>
          <table:table-cell table:style-name="ce39" office:value-type="string">
            <text:p>variation</text:p>
          </table:table-cell>
          <table:table-cell table:number-columns-repeated="1013"/>
        </table:table-row>
        <table:table-row table:style-name="ro9">
          <table:table-cell table:style-name="ce39" table:number-columns-repeated="2"/>
          <table:covered-table-cell table:number-columns-repeated="2" table:style-name="ce53"/>
          <table:table-cell table:style-name="ce40"/>
          <table:covered-table-cell table:style-name="ce39"/>
          <table:table-cell table:style-name="ce39" table:number-columns-repeated="3"/>
          <table:table-cell table:style-name="ce39" office:value-type="string">
            <text:p>composition</text:p>
          </table:table-cell>
          <table:table-cell table:style-name="ce39" office:value-type="string">
            <text:p>(mole fraction)</text:p>
          </table:table-cell>
          <table:table-cell table:number-columns-repeated="1013"/>
        </table:table-row>
        <table:table-row table:style-name="ro11">
          <table:table-cell table:style-name="ce40" table:number-columns-repeated="2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40"/>
          <table:table-cell table:style-name="ce40" table:number-columns-repeated="3"/>
          <table:table-cell table:style-name="ce40" office:value-type="string">
            <text:p>(mole fraction)</text:p>
          </table:table-cell>
          <table:table-cell table:style-name="ce40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02</text:span><text:span text:style-name="T4">Ra</text:span><text:span text:style-name="T3">202</text:span><text:span text:style-name="T4">Ra</text:span><text:span text:style-name="T3">2</text:span><text:span text:style-name="T3">02</text:span><text:span text:style-name="T4">Ra</text:span><text:span text:style-name="T3">202</text:span><text:span text:style-name="T4">Ra</text:span><text:span text:style-name="T3">20</text:span><text:span text:style-name="T3">2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14" table:number-columns-spanned="1" table:number-rows-spanned="2">
            <text:p>114</text:p>
          </table:table-cell>
          <table:table-cell table:style-name="ce41" office:value-type="string" table:number-columns-spanned="1" table:number-rows-spanned="2">
            <text:p>202.00989(7)</text:p>
          </table:table-cell>
          <table:table-cell table:style-name="ce63" office:value-type="string">
            <text:p>2.6(21) ms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0.7(+33-3) ms]</text:p>
          </table:table-cell>
          <table:covered-table-cell table:number-columns-repeated="5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3</text:span><text:span text:style-name="T4">Ra</text:span><text:span text:style-name="T3">203</text:span><text:span text:style-name="T4">Ra</text:span><text:span text:style-name="T3">2</text:span><text:span text:style-name="T3">03</text:span><text:span text:style-name="T4">Ra</text:span><text:span text:style-name="T3">203</text:span><text:span text:style-name="T4">Ra</text:span><text:span text:style-name="T3">20</text:span><text:span text:style-name="T3">3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15" table:number-columns-spanned="1" table:number-rows-spanned="2">
            <text:p>115</text:p>
          </table:table-cell>
          <table:table-cell table:style-name="ce41" office:value-type="string" table:number-columns-spanned="1" table:number-rows-spanned="2">
            <text:p>203.00927(9)</text:p>
          </table:table-cell>
          <table:table-cell table:style-name="ce41" office:value-type="string" table:number-columns-spanned="1" table:number-rows-spanned="2">
            <text:p>4(3) ms</text:p>
          </table:table-cell>
          <table:table-cell table:style-name="ce44" office:value-type="string">
            <text:p><text:a xlink:href="http://en.wikipedia.org/wiki/Alpha_decay">α</text:a></text:p>
          </table:table-cell>
          <table:table-cell table:style-name="ce41" office:value-type="string">
            <text:p><text:span text:style-name="T3">199</text:span><text:span text:style-name="T4">Rn</text:span><text:span text:style-name="T3">199</text:span><text:span text:style-name="T4">Rn</text:span><text:span text:style-name="T3">1</text:span><text:span text:style-name="T3">99</text:span><text:span text:style-name="T4">Rn</text:span><text:span text:style-name="T3">199</text:span><text:span text:style-name="T4">Rn</text:span><text:span text:style-name="T3">19</text:span><text:span text:style-name="T3">9</text:span><text:span text:style-name="T4">Rn</text:span></text:p>
          </table:table-cell>
          <table:table-cell table:style-name="ce41" office:value-type="string" table:number-columns-spanned="1" table:number-rows-spanned="2">
            <text:p>(3/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Beta_decay">β+ (rare)</text:a></text:p>
          </table:table-cell>
          <table:table-cell table:style-name="ce41" office:value-type="string">
            <text:p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3m</text:span><text:span text:style-name="T4">Ra</text:span><text:span text:style-name="T3">203m</text:span><text:span text:style-name="T4">Ra</text:span><text:span text:style-name="T3">203m</text:span><text:span text:style-name="T4">Ra</text:span><text:span text:style-name="T3">20</text:span><text:span text:style-name="T3">3m</text:span><text:span text:style-name="T4">Ra</text:span><text:span text:style-name="T3">203m</text:span><text:span text:style-name="T4">Ra</text:span></text:p>
          </table:table-cell>
          <table:table-cell table:style-name="ce41" table:number-columns-spanned="1" table:number-rows-spanned="2"/>
          <table:table-cell table:style-name="ce41" office:value-type="string" table:number-columns-spanned="3" table:number-rows-spanned="2">
            <text:p>220(90)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2">
            <text:p>41(17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199</text:span><text:span text:style-name="T4">Rn</text:span><text:span text:style-name="T3">199</text:span><text:span text:style-name="T4">Rn</text:span><text:span text:style-name="T3">1</text:span><text:span text:style-name="T3">99</text:span><text:span text:style-name="T4">Rn</text:span><text:span text:style-name="T3">199</text:span><text:span text:style-name="T4">Rn</text:span><text:span text:style-name="T3">19</text:span><text:span text:style-name="T3">9</text:span><text:span text:style-name="T4">Rn</text:span></text:p>
          </table:table-cell>
          <table:table-cell table:style-name="ce41" office:value-type="string" table:number-columns-spanned="1" table:number-rows-spanned="2">
            <text:p>(13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text:span text:style-name="T3">203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4</text:span><text:span text:style-name="T4">Ra</text:span><text:span text:style-name="T3">204</text:span><text:span text:style-name="T4">Ra</text:span><text:span text:style-name="T3">2</text:span><text:span text:style-name="T3">04</text:span><text:span text:style-name="T4">Ra</text:span><text:span text:style-name="T3">204</text:span><text:span text:style-name="T4">Ra</text:span><text:span text:style-name="T3">20</text:span><text:span text:style-name="T3">4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16" table:number-columns-spanned="1" table:number-rows-spanned="2">
            <text:p>116</text:p>
          </table:table-cell>
          <table:table-cell table:style-name="ce41" office:value-type="string" table:number-columns-spanned="1" table:number-rows-spanned="2">
            <text:p>204.006500(17)</text:p>
          </table:table-cell>
          <table:table-cell table:style-name="ce63" office:value-type="string">
            <text:p>60(11) ms</text:p>
          </table:table-cell>
          <table:table-cell table:style-name="ce41" office:value-type="string">
            <text:p>α (99.7%)</text:p>
          </table:table-cell>
          <table:table-cell table:style-name="ce41" office:value-type="string">
            <text:p><text:span text:style-name="T3">200</text:span><text:span text:style-name="T4">Rn</text:span><text:span text:style-name="T3">200</text:span><text:span text:style-name="T4">Rn</text:span><text:span text:style-name="T3">2</text:span><text:span text:style-name="T3">00</text:span><text:span text:style-name="T4">Rn</text:span><text:span text:style-name="T3">200</text:span><text:span text:style-name="T4">Rn</text:span><text:span text:style-name="T3">20</text:span><text:span text:style-name="T3">0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59(+12-9) ms]</text:p>
          </table:table-cell>
          <table:table-cell table:style-name="ce41" office:value-type="string">
            <text:p>β<text:span text:style-name="T3">+</text:span><text:span text:style-name="T4"> (.3%)β</text:span><text:span text:style-name="T3">+</text:span><text:span text:style-name="T4"> </text:span><text:span text:style-name="T4">(.3%)β</text:span><text:span text:style-name="T3">+</text:span><text:span text:style-name="T4"> (.3</text:span><text:span text:style-name="T4">%)β</text:span><text:span text:style-name="T3">+</text:span><text:span text:style-name="T4"> (.3%)</text:span><text:span text:style-name="T4">β</text:span><text:span text:style-name="T3">+</text:span><text:span text:style-name="T4"> (.3%)</text:span></text:p>
          </table:table-cell>
          <table:table-cell table:style-name="ce41" office:value-type="string">
            <text:p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text:span text:style-name="T3">204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5</text:span><text:span text:style-name="T4">Ra</text:span><text:span text:style-name="T3">205</text:span><text:span text:style-name="T4">Ra</text:span><text:span text:style-name="T3">2</text:span><text:span text:style-name="T3">05</text:span><text:span text:style-name="T4">Ra</text:span><text:span text:style-name="T3">205</text:span><text:span text:style-name="T4">Ra</text:span><text:span text:style-name="T3">20</text:span><text:span text:style-name="T3">5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17" table:number-columns-spanned="1" table:number-rows-spanned="2">
            <text:p>117</text:p>
          </table:table-cell>
          <table:table-cell table:style-name="ce41" office:value-type="string" table:number-columns-spanned="1" table:number-rows-spanned="2">
            <text:p>205.00627(9)</text:p>
          </table:table-cell>
          <table:table-cell table:style-name="ce63" office:value-type="string">
            <text:p>220(40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1</text:span><text:span text:style-name="T4">Rn</text:span><text:span text:style-name="T3">201</text:span><text:span text:style-name="T4">Rn</text:span><text:span text:style-name="T3">2</text:span><text:span text:style-name="T3">01</text:span><text:span text:style-name="T4">Rn</text:span><text:span text:style-name="T3">201</text:span><text:span text:style-name="T4">Rn</text:span><text:span text:style-name="T3">20</text:span><text:span text:style-name="T3">1</text:span><text:span text:style-name="T4">Rn</text:span></text:p>
          </table:table-cell>
          <table:table-cell table:style-name="ce41" office:value-type="string" table:number-columns-spanned="1" table:number-rows-spanned="2">
            <text:p>(3/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style-name="ce42"/>
          <table:table-cell table:style-name="ce42" office:value-type="string">
            <text:p>[210(+60-40) ms]</text:p>
          </table:table-cell>
          <table:table-cell table:style-name="ce41" office:value-type="string">
            <text:p>β<text:span text:style-name="T3">+</text:span><text:span text:style-name="T4"> (rare)β</text:span><text:span text:style-name="T3">+</text:span><text:span text:style-name="T4"> (rare)β</text:span><text:span text:style-name="T3">+</text:span><text:span text:style-name="T4"> (r</text:span><text:span text:style-name="T4">are)β</text:span><text:span text:style-name="T3">+</text:span><text:span text:style-name="T4"> (rar</text:span><text:span text:style-name="T4">e)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text:span text:style-name="T3">205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3">
          <table:table-cell table:style-name="ce41" office:value-type="string" table:number-columns-spanned="1" table:number-rows-spanned="2">
            <text:p><text:span text:style-name="T3">205m</text:span><text:span text:style-name="T4">Ra</text:span><text:span text:style-name="T3">205m</text:span><text:span text:style-name="T4">Ra</text:span><text:span text:style-name="T3">205m</text:span><text:span text:style-name="T4">Ra</text:span><text:span text:style-name="T3">20</text:span><text:span text:style-name="T3">5m</text:span><text:span text:style-name="T4">Ra</text:span><text:span text:style-name="T3">205m</text:span><text:span text:style-name="T4">Ra</text:span></text:p>
          </table:table-cell>
          <table:table-cell table:style-name="ce41" table:number-columns-spanned="1" table:number-rows-spanned="2"/>
          <table:table-cell table:style-name="ce41" office:value-type="string" table:number-columns-spanned="3" table:number-rows-spanned="2">
            <text:p>310(110)# keV</text:p>
          </table:table-cell>
          <table:covered-table-cell table:style-name="ce73"/>
          <table:covered-table-cell table:style-name="ce76"/>
          <table:table-cell table:style-name="ce63" office:value-type="string">
            <text:p>180(50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1</text:span><text:span text:style-name="T4">Rn</text:span><text:span text:style-name="T3">201</text:span><text:span text:style-name="T4">Rn</text:span><text:span text:style-name="T3">2</text:span><text:span text:style-name="T3">01</text:span><text:span text:style-name="T4">Rn</text:span><text:span text:style-name="T3">201</text:span><text:span text:style-name="T4">Rn</text:span><text:span text:style-name="T3">20</text:span><text:span text:style-name="T3">1</text:span><text:span text:style-name="T4">Rn</text:span></text:p>
          </table:table-cell>
          <table:table-cell table:style-name="ce41" office:value-type="string" table:number-columns-spanned="1" table:number-rows-spanned="2">
            <text:p>(13/2+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table-cell table:style-name="ce42" office:value-type="string">
            <text:p>[170(+60-40) ms]</text:p>
          </table:table-cell>
          <table:table-cell table:style-name="ce44" office:value-type="string">
            <text:p><text:a xlink:href="http://en.wikipedia.org/wiki/Isomeric_transition">IT (rare)</text:a></text:p>
          </table:table-cell>
          <table:table-cell table:style-name="ce41" office:value-type="string">
            <text:p><text:span text:style-name="T3">205</text:span><text:span text:style-name="T4">Ra</text:span><text:span text:style-name="T3">205</text:span><text:span text:style-name="T4">Ra</text:span><text:span text:style-name="T3">2</text:span><text:span text:style-name="T3">05</text:span><text:span text:style-name="T4">Ra</text:span><text:span text:style-name="T3">205</text:span><text:span text:style-name="T4">Ra</text:span><text:span text:style-name="T3">20</text:span><text:span text:style-name="T3">5</text:span><text:span text:style-name="T4">Ra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06</text:span><text:span text:style-name="T4">Ra</text:span><text:span text:style-name="T3">206</text:span><text:span text:style-name="T4">Ra</text:span><text:span text:style-name="T3">2</text:span><text:span text:style-name="T3">06</text:span><text:span text:style-name="T4">Ra</text:span><text:span text:style-name="T3">206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18">
            <text:p>118</text:p>
          </table:table-cell>
          <table:table-cell table:style-name="ce41" office:value-type="string">
            <text:p>206.003827(19)</text:p>
          </table:table-cell>
          <table:table-cell table:style-name="ce41" office:value-type="string">
            <text:p>0.24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02</text:span><text:span text:style-name="T4">Rn</text:span><text:span text:style-name="T3">202</text:span><text:span text:style-name="T4">Rn</text:span><text:span text:style-name="T3">2</text:span><text:span text:style-name="T3">02</text:span><text:span text:style-name="T4">Rn</text:span><text:span text:style-name="T3">202</text:span><text:span text:style-name="T4">Rn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07</text:span><text:span text:style-name="T4">Ra</text:span><text:span text:style-name="T3">207</text:span><text:span text:style-name="T4">Ra</text:span><text:span text:style-name="T3">2</text:span><text:span text:style-name="T3">07</text:span><text:span text:style-name="T4">Ra</text:span><text:span text:style-name="T3">207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19" table:number-columns-spanned="1" table:number-rows-spanned="2">
            <text:p>119</text:p>
          </table:table-cell>
          <table:table-cell table:style-name="ce41" office:value-type="string" table:number-columns-spanned="1" table:number-rows-spanned="2">
            <text:p>207.00380(6)</text:p>
          </table:table-cell>
          <table:table-cell table:style-name="ce41" office:value-type="string" table:number-columns-spanned="1" table:number-rows-spanned="2">
            <text:p>1.3(2) s</text:p>
          </table:table-cell>
          <table:table-cell table:style-name="ce41" office:value-type="string">
            <text:p>α (90%)</text:p>
          </table:table-cell>
          <table:table-cell table:style-name="ce41" office:value-type="string">
            <text:p><text:span text:style-name="T3">203</text:span><text:span text:style-name="T4">Rn</text:span><text:span text:style-name="T3">203</text:span><text:span text:style-name="T4">Rn</text:span><text:span text:style-name="T3">2</text:span><text:span text:style-name="T3">03</text:span><text:span text:style-name="T4">Rn</text:span><text:span text:style-name="T3">203</text:span><text:span text:style-name="T4">Rn</text:span></text:p>
          </table:table-cell>
          <table:table-cell table:style-name="ce41" office:value-type="string" table:number-columns-spanned="1" table:number-rows-spanned="2">
            <text:p>(5/2-,3/2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0%)β</text:span><text:span text:style-name="T3">+</text:span><text:span text:style-name="T4"> (10%)β</text:span><text:span text:style-name="T3">+</text:span><text:span text:style-name="T4"> (</text:span><text:span text:style-name="T4">10%)β</text:span><text:span text:style-name="T3">+</text:span><text:span text:style-name="T4"> (1</text:span><text:span text:style-name="T4">0%)</text:span></text:p>
          </table:table-cell>
          <table:table-cell table:style-name="ce41" office:value-type="string">
            <text:p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3">
            <text:p><text:span text:style-name="T3">207m</text:span><text:span text:style-name="T4">Ra</text:span><text:span text:style-name="T3">207m</text:span><text:span text:style-name="T4">Ra</text:span><text:span text:style-name="T3">207m</text:span><text:span text:style-name="T4">Ra</text:span><text:span text:style-name="T3">20</text:span><text:span text:style-name="T3">7m</text:span><text:span text:style-name="T4">Ra</text:span></text:p>
          </table:table-cell>
          <table:table-cell table:style-name="ce41" table:number-columns-spanned="1" table:number-rows-spanned="3"/>
          <table:table-cell table:style-name="ce41" office:value-type="string" table:number-columns-spanned="3" table:number-rows-spanned="3">
            <text:p>560(50)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3">
            <text:p>57(8) ms</text:p>
          </table:table-cell>
          <table:table-cell table:style-name="ce41" office:value-type="string">
            <text:p>IT (85%)</text:p>
          </table:table-cell>
          <table:table-cell table:style-name="ce41" office:value-type="string">
            <text:p><text:span text:style-name="T3">207</text:span><text:span text:style-name="T4">Ra</text:span><text:span text:style-name="T3">207</text:span><text:span text:style-name="T4">Ra</text:span><text:span text:style-name="T3">2</text:span><text:span text:style-name="T3">07</text:span><text:span text:style-name="T4">Ra</text:span><text:span text:style-name="T3">207</text:span><text:span text:style-name="T4">Ra</text:span></text:p>
          </table:table-cell>
          <table:table-cell table:style-name="ce41" office:value-type="string" table:number-columns-spanned="1" table:number-rows-spanned="3">
            <text:p>(13/2+)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9">
          <table:covered-table-cell table:number-columns-repeated="2" table:style-name="ce43"/>
          <table:covered-table-cell table:style-name="ce72"/>
          <table:covered-table-cell table:style-name="ce75"/>
          <table:covered-table-cell table:style-name="ce78"/>
          <table:covered-table-cell table:style-name="ce43"/>
          <table:table-cell table:style-name="ce41" office:value-type="string">
            <text:p>α (15%)</text:p>
          </table:table-cell>
          <table:table-cell table:style-name="ce41" office:value-type="string">
            <text:p><text:span text:style-name="T3">203</text:span><text:span text:style-name="T4">Rn</text:span><text:span text:style-name="T3">203</text:span><text:span text:style-name="T4">Rn</text:span><text:span text:style-name="T3">2</text:span><text:span text:style-name="T3">03</text:span><text:span text:style-name="T4">Rn</text:span><text:span text:style-name="T3">203</text:span><text:span text:style-name="T4">Rn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1" office:value-type="string">
            <text:p>β<text:span text:style-name="T3">+</text:span><text:span text:style-name="T4"> (.55%)β</text:span><text:span text:style-name="T3">+</text:span><text:span text:style-name="T4"> (.55%)β</text:span><text:span text:style-name="T3">+</text:span><text:span text:style-name="T4"> </text:span><text:span text:style-name="T4">(.55%)β</text:span><text:span text:style-name="T3">+</text:span><text:span text:style-name="T4"> (.</text:span><text:span text:style-name="T4">55%)</text:span></text:p>
          </table:table-cell>
          <table:table-cell table:style-name="ce41" office:value-type="string">
            <text:p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text:span text:style-name="T3">207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08</text:span><text:span text:style-name="T4">Ra</text:span><text:span text:style-name="T3">208</text:span><text:span text:style-name="T4">Ra</text:span><text:span text:style-name="T3">2</text:span><text:span text:style-name="T3">08</text:span><text:span text:style-name="T4">Ra</text:span><text:span text:style-name="T3">208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0" table:number-columns-spanned="1" table:number-rows-spanned="2">
            <text:p>120</text:p>
          </table:table-cell>
          <table:table-cell table:style-name="ce41" office:value-type="string" table:number-columns-spanned="1" table:number-rows-spanned="2">
            <text:p>208.001840(17)</text:p>
          </table:table-cell>
          <table:table-cell table:style-name="ce41" office:value-type="string" table:number-columns-spanned="1" table:number-rows-spanned="2">
            <text:p>1.3(2) s</text:p>
          </table:table-cell>
          <table:table-cell table:style-name="ce41" office:value-type="string">
            <text:p>α (95%)</text:p>
          </table:table-cell>
          <table:table-cell table:style-name="ce41" office:value-type="string">
            <text:p><text:span text:style-name="T3">204</text:span><text:span text:style-name="T4">Rn</text:span><text:span text:style-name="T3">204</text:span><text:span text:style-name="T4">Rn</text:span><text:span text:style-name="T3">2</text:span><text:span text:style-name="T3">04</text:span><text:span text:style-name="T4">Rn</text:span><text:span text:style-name="T3">204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5%)β</text:span><text:span text:style-name="T3">+</text:span><text:span text:style-name="T4"> </text:span><text:span text:style-name="T4">(5%)β</text:span><text:span text:style-name="T3">+</text:span><text:span text:style-name="T4"> (5</text:span><text:span text:style-name="T4">%)β</text:span><text:span text:style-name="T3">+</text:span><text:span text:style-name="T4"> (5%)</text:span></text:p>
          </table:table-cell>
          <table:table-cell table:style-name="ce41" office:value-type="string">
            <text:p><text:span text:style-name="T3">208</text:span><text:span text:style-name="T4">Fr</text:span><text:span text:style-name="T3">208</text:span><text:span text:style-name="T4">Fr</text:span><text:span text:style-name="T3">208</text:span><text:span text:style-name="T4">Fr</text:span><text:span text:style-name="T3">208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08m</text:span><text:span text:style-name="T4">Ra</text:span><text:span text:style-name="T3">208m</text:span><text:span text:style-name="T4">Ra</text:span><text:span text:style-name="T3">208m</text:span><text:span text:style-name="T4">Ra</text:span><text:span text:style-name="T3">20</text:span><text:span text:style-name="T3">8m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1800(200) keV</text:p>
          </table:table-cell>
          <table:covered-table-cell table:style-name="ce59"/>
          <table:covered-table-cell table:style-name="ce61"/>
          <table:table-cell table:style-name="ce41" office:value-type="string">
            <text:p>270 ns</text:p>
          </table:table-cell>
          <table:table-cell table:style-name="ce41" table:number-columns-repeated="2"/>
          <table:table-cell table:style-name="ce41" office:value-type="string">
            <text:p>(8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09</text:span><text:span text:style-name="T4">Ra</text:span><text:span text:style-name="T3">209</text:span><text:span text:style-name="T4">Ra</text:span><text:span text:style-name="T3">2</text:span><text:span text:style-name="T3">09</text:span><text:span text:style-name="T4">Ra</text:span><text:span text:style-name="T3">209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1" table:number-columns-spanned="1" table:number-rows-spanned="2">
            <text:p>121</text:p>
          </table:table-cell>
          <table:table-cell table:style-name="ce41" office:value-type="string" table:number-columns-spanned="1" table:number-rows-spanned="2">
            <text:p>209.00199(5)</text:p>
          </table:table-cell>
          <table:table-cell table:style-name="ce41" office:value-type="string" table:number-columns-spanned="1" table:number-rows-spanned="2">
            <text:p>4.6(2) s</text:p>
          </table:table-cell>
          <table:table-cell table:style-name="ce41" office:value-type="string">
            <text:p>α (90%)</text:p>
          </table:table-cell>
          <table:table-cell table:style-name="ce41" office:value-type="string">
            <text:p><text:span text:style-name="T3">205</text:span><text:span text:style-name="T4">Rn</text:span><text:span text:style-name="T3">205</text:span><text:span text:style-name="T4">Rn</text:span><text:span text:style-name="T3">2</text:span><text:span text:style-name="T3">05</text:span><text:span text:style-name="T4">Rn</text:span><text:span text:style-name="T3">205</text:span><text:span text:style-name="T4">Rn</text:span></text:p>
          </table:table-cell>
          <table:table-cell table:style-name="ce41" office:value-type="string" table:number-columns-spanned="1" table:number-rows-spanned="2">
            <text:p>5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0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0%)β</text:span><text:span text:style-name="T3">+</text:span><text:span text:style-name="T4"> (10%)β</text:span><text:span text:style-name="T3">+</text:span><text:span text:style-name="T4"> (</text:span><text:span text:style-name="T4">10%)β</text:span><text:span text:style-name="T3">+</text:span><text:span text:style-name="T4"> (1</text:span><text:span text:style-name="T4">0%)</text:span></text:p>
          </table:table-cell>
          <table:table-cell table:style-name="ce41" office:value-type="string">
            <text:p><text:span text:style-name="T3">209</text:span><text:span text:style-name="T4">Fr</text:span><text:span text:style-name="T3">209</text:span><text:span text:style-name="T4">Fr</text:span><text:span text:style-name="T3">209</text:span><text:span text:style-name="T4">Fr</text:span><text:span text:style-name="T3">209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0</text:span><text:span text:style-name="T4">Ra</text:span><text:span text:style-name="T3">210</text:span><text:span text:style-name="T4">Ra</text:span><text:span text:style-name="T3">2</text:span><text:span text:style-name="T3">10</text:span><text:span text:style-name="T4">Ra</text:span><text:span text:style-name="T3">210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2" table:number-columns-spanned="1" table:number-rows-spanned="2">
            <text:p>122</text:p>
          </table:table-cell>
          <table:table-cell table:style-name="ce41" office:value-type="string" table:number-columns-spanned="1" table:number-rows-spanned="2">
            <text:p>210.000495(16)</text:p>
          </table:table-cell>
          <table:table-cell table:style-name="ce41" office:value-type="string" table:number-columns-spanned="1" table:number-rows-spanned="2">
            <text:p>3.7(2) s</text:p>
          </table:table-cell>
          <table:table-cell table:style-name="ce41" office:value-type="string">
            <text:p>α (96%)</text:p>
          </table:table-cell>
          <table:table-cell table:style-name="ce41" office:value-type="string">
            <text:p><text:span text:style-name="T3">206</text:span><text:span text:style-name="T4">Rn</text:span><text:span text:style-name="T3">206</text:span><text:span text:style-name="T4">Rn</text:span><text:span text:style-name="T3">2</text:span><text:span text:style-name="T3">06</text:span><text:span text:style-name="T4">Rn</text:span><text:span text:style-name="T3">206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4%)β</text:span><text:span text:style-name="T3">+</text:span><text:span text:style-name="T4"> </text:span><text:span text:style-name="T4">(4%)β</text:span><text:span text:style-name="T3">+</text:span><text:span text:style-name="T4"> (4</text:span><text:span text:style-name="T4">%)β</text:span><text:span text:style-name="T3">+</text:span><text:span text:style-name="T4"> (4%)</text:span></text:p>
          </table:table-cell>
          <table:table-cell table:style-name="ce41" office:value-type="string">
            <text:p><text:span text:style-name="T3">210</text:span><text:span text:style-name="T4">Fr</text:span><text:span text:style-name="T3">210</text:span><text:span text:style-name="T4">Fr</text:span><text:span text:style-name="T3">210</text:span><text:span text:style-name="T4">Fr</text:span><text:span text:style-name="T3">210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10m</text:span><text:span text:style-name="T4">Ra</text:span><text:span text:style-name="T3">210m</text:span><text:span text:style-name="T4">Ra</text:span><text:span text:style-name="T3">210m</text:span><text:span text:style-name="T4">Ra</text:span><text:span text:style-name="T3">21</text:span><text:span text:style-name="T3">0m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1800(200) keV</text:p>
          </table:table-cell>
          <table:covered-table-cell table:style-name="ce59"/>
          <table:covered-table-cell table:style-name="ce61"/>
          <table:table-cell table:style-name="ce41" office:value-type="string">
            <text:p>2.24 µs</text:p>
          </table:table-cell>
          <table:table-cell table:style-name="ce41" table:number-columns-repeated="2"/>
          <table:table-cell table:style-name="ce41" office:value-type="string">
            <text:p>(8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1</text:span><text:span text:style-name="T4">Ra</text:span><text:span text:style-name="T3">211</text:span><text:span text:style-name="T4">Ra</text:span><text:span text:style-name="T3">2</text:span><text:span text:style-name="T3">11</text:span><text:span text:style-name="T4">Ra</text:span><text:span text:style-name="T3">211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3" table:number-columns-spanned="1" table:number-rows-spanned="2">
            <text:p>123</text:p>
          </table:table-cell>
          <table:table-cell table:style-name="ce41" office:value-type="string" table:number-columns-spanned="1" table:number-rows-spanned="2">
            <text:p>211.000898(28)</text:p>
          </table:table-cell>
          <table:table-cell table:style-name="ce41" office:value-type="string" table:number-columns-spanned="1" table:number-rows-spanned="2">
            <text:p>13(2) s</text:p>
          </table:table-cell>
          <table:table-cell table:style-name="ce41" office:value-type="string">
            <text:p>α (97%)</text:p>
          </table:table-cell>
          <table:table-cell table:style-name="ce41" office:value-type="string">
            <text:p><text:span text:style-name="T3">207</text:span><text:span text:style-name="T4">Rn</text:span><text:span text:style-name="T3">207</text:span><text:span text:style-name="T4">Rn</text:span><text:span text:style-name="T3">2</text:span><text:span text:style-name="T3">07</text:span><text:span text:style-name="T4">Rn</text:span><text:span text:style-name="T3">207</text:span><text:span text:style-name="T4">Rn</text:span></text:p>
          </table:table-cell>
          <table:table-cell table:style-name="ce41" office:value-type="string" table:number-columns-spanned="1" table:number-rows-spanned="2">
            <text:p>5/2(-)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3%)β</text:span><text:span text:style-name="T3">+</text:span><text:span text:style-name="T4"> </text:span><text:span text:style-name="T4">(3%)β</text:span><text:span text:style-name="T3">+</text:span><text:span text:style-name="T4"> (3</text:span><text:span text:style-name="T4">%)β</text:span><text:span text:style-name="T3">+</text:span><text:span text:style-name="T4"> (3%)</text:span></text:p>
          </table:table-cell>
          <table:table-cell table:style-name="ce41" office:value-type="string">
            <text:p><text:span text:style-name="T3">211</text:span><text:span text:style-name="T4">Fr</text:span><text:span text:style-name="T3">211</text:span><text:span text:style-name="T4">Fr</text:span><text:span text:style-name="T3">211</text:span><text:span text:style-name="T4">Fr</text:span><text:span text:style-name="T3">211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2</text:span><text:span text:style-name="T4">Ra</text:span><text:span text:style-name="T3">212</text:span><text:span text:style-name="T4">Ra</text:span><text:span text:style-name="T3">2</text:span><text:span text:style-name="T3">12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4" table:number-columns-spanned="1" table:number-rows-spanned="2">
            <text:p>124</text:p>
          </table:table-cell>
          <table:table-cell table:style-name="ce41" office:value-type="string" table:number-columns-spanned="1" table:number-rows-spanned="2">
            <text:p>211.999794(12)</text:p>
          </table:table-cell>
          <table:table-cell table:style-name="ce41" office:value-type="string" table:number-columns-spanned="1" table:number-rows-spanned="2">
            <text:p>13.0(2) s</text:p>
          </table:table-cell>
          <table:table-cell table:style-name="ce41" office:value-type="string">
            <text:p>α (85%)</text:p>
          </table:table-cell>
          <table:table-cell table:style-name="ce41" office:value-type="string">
            <text:p><text:span text:style-name="T3">208</text:span><text:span text:style-name="T4">Rn</text:span><text:span text:style-name="T3">208</text:span><text:span text:style-name="T4">Rn</text:span><text:span text:style-name="T3">2</text:span><text:span text:style-name="T3">08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15%)β</text:span><text:span text:style-name="T3">+</text:span><text:span text:style-name="T4"> (15%)β</text:span><text:span text:style-name="T3">+</text:span><text:span text:style-name="T4"> (</text:span><text:span text:style-name="T4">15%)</text:span></text:p>
          </table:table-cell>
          <table:table-cell table:style-name="ce41" office:value-type="string">
            <text:p><text:span text:style-name="T3">212</text:span><text:span text:style-name="T4">Fr</text:span><text:span text:style-name="T3">212</text:span><text:span text:style-name="T4">Fr</text:span><text:span text:style-name="T3">212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2m1</text:span><text:span text:style-name="T4">Ra</text:span><text:span text:style-name="T3">212m1</text:span><text:span text:style-name="T4">Ra</text:span><text:span text:style-name="T3">212m1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1958.4(5) keV</text:p>
          </table:table-cell>
          <table:covered-table-cell table:style-name="ce59"/>
          <table:covered-table-cell table:style-name="ce61"/>
          <table:table-cell table:style-name="ce41" office:value-type="string">
            <text:p>10.9(4) µs</text:p>
          </table:table-cell>
          <table:table-cell table:style-name="ce41" table:number-columns-repeated="2"/>
          <table:table-cell table:style-name="ce41" office:value-type="string">
            <text:p>(8)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2m2</text:span><text:span text:style-name="T4">Ra</text:span><text:span text:style-name="T3">212m2</text:span><text:span text:style-name="T4">Ra</text:span><text:span text:style-name="T3">212m2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2613.4(5) keV</text:p>
          </table:table-cell>
          <table:covered-table-cell table:style-name="ce59"/>
          <table:covered-table-cell table:style-name="ce61"/>
          <table:table-cell table:style-name="ce41" office:value-type="string">
            <text:p>0.85(13) µs</text:p>
          </table:table-cell>
          <table:table-cell table:style-name="ce41" table:number-columns-repeated="2"/>
          <table:table-cell table:style-name="ce41" office:value-type="string">
            <text:p>(11)-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3</text:span><text:span text:style-name="T4">Ra</text:span><text:span text:style-name="T3">213</text:span><text:span text:style-name="T4">Ra</text:span><text:span text:style-name="T3">2</text:span><text:span text:style-name="T3">13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5" table:number-columns-spanned="1" table:number-rows-spanned="2">
            <text:p>125</text:p>
          </table:table-cell>
          <table:table-cell table:style-name="ce41" office:value-type="string" table:number-columns-spanned="1" table:number-rows-spanned="2">
            <text:p>213.000384(22)</text:p>
          </table:table-cell>
          <table:table-cell table:style-name="ce41" office:value-type="string" table:number-columns-spanned="1" table:number-rows-spanned="2">
            <text:p>2.74(6) min</text:p>
          </table:table-cell>
          <table:table-cell table:style-name="ce41" office:value-type="string">
            <text:p>α (80%)</text:p>
          </table:table-cell>
          <table:table-cell table:style-name="ce41" office:value-type="string">
            <text:p><text:span text:style-name="T3">209</text:span><text:span text:style-name="T4">Rn</text:span><text:span text:style-name="T3">209</text:span><text:span text:style-name="T4">Rn</text:span><text:span text:style-name="T3">2</text:span><text:span text:style-name="T3">09</text:span><text:span text:style-name="T4">Rn</text:span></text:p>
          </table:table-cell>
          <table:table-cell table:style-name="ce41" office:value-type="string" table:number-columns-spanned="1" table:number-rows-spanned="2">
            <text:p>1/2-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20%)β</text:span><text:span text:style-name="T3">+</text:span><text:span text:style-name="T4"> (20%)β</text:span><text:span text:style-name="T3">+</text:span><text:span text:style-name="T4"> (</text:span><text:span text:style-name="T4">20%)</text:span></text:p>
          </table:table-cell>
          <table:table-cell table:style-name="ce41" office:value-type="string">
            <text:p><text:span text:style-name="T3">213</text:span><text:span text:style-name="T4">Fr</text:span><text:span text:style-name="T3">213</text:span><text:span text:style-name="T4">Fr</text:span><text:span text:style-name="T3">213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3m</text:span><text:span text:style-name="T4">Ra</text:span><text:span text:style-name="T3">213m</text:span><text:span text:style-name="T4">Ra</text:span><text:span text:style-name="T3">213m</text:span><text:span text:style-name="T4">Ra</text:span></text:p>
          </table:table-cell>
          <table:table-cell table:style-name="ce41" table:number-columns-spanned="1" table:number-rows-spanned="2"/>
          <table:table-cell table:style-name="ce41" office:value-type="string" table:number-columns-spanned="3" table:number-rows-spanned="2">
            <text:p>1769(6) keV</text:p>
          </table:table-cell>
          <table:covered-table-cell table:style-name="ce73"/>
          <table:covered-table-cell table:style-name="ce76"/>
          <table:table-cell table:style-name="ce41" office:value-type="string" table:number-columns-spanned="1" table:number-rows-spanned="2">
            <text:p>2.1(1) ms</text:p>
          </table:table-cell>
          <table:table-cell table:style-name="ce41" office:value-type="string">
            <text:p>IT (99%)</text:p>
          </table:table-cell>
          <table:table-cell table:style-name="ce41" office:value-type="string">
            <text:p><text:span text:style-name="T3">213</text:span><text:span text:style-name="T4">Ra</text:span><text:span text:style-name="T3">213</text:span><text:span text:style-name="T4">Ra</text:span><text:span text:style-name="T3">2</text:span><text:span text:style-name="T3">13</text:span><text:span text:style-name="T4">Ra</text:span></text:p>
          </table:table-cell>
          <table:table-cell table:style-name="ce41" office:value-type="string" table:number-columns-spanned="1" table:number-rows-spanned="2">
            <text:p>17/2-#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style-name="ce71"/>
          <table:covered-table-cell table:style-name="ce74"/>
          <table:covered-table-cell table:style-name="ce77"/>
          <table:covered-table-cell table:style-name="ce42"/>
          <table:table-cell table:style-name="ce41" office:value-type="string">
            <text:p>α (1%)</text:p>
          </table:table-cell>
          <table:table-cell table:style-name="ce41" office:value-type="string">
            <text:p><text:span text:style-name="T3">209</text:span><text:span text:style-name="T4">Rn</text:span><text:span text:style-name="T3">209</text:span><text:span text:style-name="T4">Rn</text:span><text:span text:style-name="T3">2</text:span><text:span text:style-name="T3">09</text:span><text:span text:style-name="T4">Rn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4</text:span><text:span text:style-name="T4">Ra</text:span><text:span text:style-name="T3">214</text:span><text:span text:style-name="T4">Ra</text:span><text:span text:style-name="T3">2</text:span><text:span text:style-name="T3">14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6" table:number-columns-spanned="1" table:number-rows-spanned="2">
            <text:p>126</text:p>
          </table:table-cell>
          <table:table-cell table:style-name="ce41" office:value-type="string" table:number-columns-spanned="1" table:number-rows-spanned="2">
            <text:p>214.000108(10)</text:p>
          </table:table-cell>
          <table:table-cell table:style-name="ce41" office:value-type="string" table:number-columns-spanned="1" table:number-rows-spanned="2">
            <text:p>2.46(3) s</text:p>
          </table:table-cell>
          <table:table-cell table:style-name="ce41" office:value-type="string">
            <text:p>α (99.94%)</text:p>
          </table:table-cell>
          <table:table-cell table:style-name="ce41" office:value-type="string">
            <text:p><text:span text:style-name="T3">210</text:span><text:span text:style-name="T4">Rn</text:span><text:span text:style-name="T3">210</text:span><text:span text:style-name="T4">Rn</text:span><text:span text:style-name="T3">2</text:span><text:span text:style-name="T3">10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13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 (.06%)β</text:span><text:span text:style-name="T3">+</text:span><text:span text:style-name="T4"> (.06%)β</text:span><text:span text:style-name="T3">+</text:span><text:span text:style-name="T4"> </text:span><text:span text:style-name="T4">(.06%)</text:span></text:p>
          </table:table-cell>
          <table:table-cell table:style-name="ce41" office:value-type="string">
            <text:p><text:span text:style-name="T3">214</text:span><text:span text:style-name="T4">Fr</text:span><text:span text:style-name="T3">214</text:span><text:span text:style-name="T4">Fr</text:span><text:span text:style-name="T3">214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5</text:span><text:span text:style-name="T4">Ra</text:span><text:span text:style-name="T3">215</text:span><text:span text:style-name="T4">Ra</text:span><text:span text:style-name="T3">2</text:span><text:span text:style-name="T3">15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27">
            <text:p>127</text:p>
          </table:table-cell>
          <table:table-cell table:style-name="ce41" office:value-type="string">
            <text:p>215.002720(8)</text:p>
          </table:table-cell>
          <table:table-cell table:style-name="ce41" office:value-type="string">
            <text:p>1.55(7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1</text:span><text:span text:style-name="T4">Rn</text:span><text:span text:style-name="T3">211</text:span><text:span text:style-name="T4">Rn</text:span><text:span text:style-name="T3">2</text:span><text:span text:style-name="T3">11</text:span><text:span text:style-name="T4">Rn</text:span></text:p>
          </table:table-cell>
          <table:table-cell table:style-name="ce41" office:value-type="string">
            <text:p>(9/2+)#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15m1</text:span><text:span text:style-name="T4">Ra</text:span><text:span text:style-name="T3">215m1</text:span><text:span text:style-name="T4">Ra</text:span><text:span text:style-name="T3">215m1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1877.8(5) keV</text:p>
          </table:table-cell>
          <table:covered-table-cell table:style-name="ce59"/>
          <table:covered-table-cell table:style-name="ce61"/>
          <table:table-cell table:style-name="ce41" office:value-type="string">
            <text:p>7.1(2) µs</text:p>
          </table:table-cell>
          <table:table-cell table:style-name="ce41" table:number-columns-repeated="2"/>
          <table:table-cell table:style-name="ce41" office:value-type="string">
            <text:p>(25/2+)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15m2</text:span><text:span text:style-name="T4">Ra</text:span><text:span text:style-name="T3">215m2</text:span><text:span text:style-name="T4">Ra</text:span><text:span text:style-name="T3">215m2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2246.9(5) keV</text:p>
          </table:table-cell>
          <table:covered-table-cell table:style-name="ce59"/>
          <table:covered-table-cell table:style-name="ce61"/>
          <table:table-cell table:style-name="ce41" office:value-type="string">
            <text:p>1.39(7) µs</text:p>
          </table:table-cell>
          <table:table-cell table:style-name="ce41" table:number-columns-repeated="2"/>
          <table:table-cell table:style-name="ce41" office:value-type="string">
            <text:p>(29/2-)</text:p>
          </table:table-cell>
          <table:table-cell table:style-name="ce41" table:number-columns-repeated="2"/>
          <table:table-cell table:number-columns-repeated="1013"/>
        </table:table-row>
        <table:table-row table:style-name="ro11">
          <table:table-cell table:style-name="ce41" office:value-type="string">
            <text:p><text:span text:style-name="T3">215m3</text:span><text:span text:style-name="T4">Ra</text:span><text:span text:style-name="T3">215m3</text:span><text:span text:style-name="T4">Ra</text:span><text:span text:style-name="T3">215m3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3756.6(6)+X keV</text:p>
          </table:table-cell>
          <table:covered-table-cell table:style-name="ce59"/>
          <table:covered-table-cell table:style-name="ce61"/>
          <table:table-cell table:style-name="ce41" office:value-type="string">
            <text:p>0.555(10) µs</text:p>
          </table:table-cell>
          <table:table-cell table:style-name="ce41" table:number-columns-repeated="2"/>
          <table:table-cell table:style-name="ce41" office:value-type="string">
            <text:p>(43/2-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 table:number-columns-spanned="1" table:number-rows-spanned="2">
            <text:p><text:span text:style-name="T3">216</text:span><text:span text:style-name="T4">Ra</text:span><text:span text:style-name="T3">216</text:span><text:span text:style-name="T4">Ra</text:span><text:span text:style-name="T3">2</text:span><text:span text:style-name="T3">16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28" table:number-columns-spanned="1" table:number-rows-spanned="2">
            <text:p>128</text:p>
          </table:table-cell>
          <table:table-cell table:style-name="ce41" office:value-type="string" table:number-columns-spanned="1" table:number-rows-spanned="2">
            <text:p>216.003533(9)</text:p>
          </table:table-cell>
          <table:table-cell table:style-name="ce41" office:value-type="string" table:number-columns-spanned="1" table:number-rows-spanned="2">
            <text:p>182(10) n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2</text:span><text:span text:style-name="T4">Rn</text:span><text:span text:style-name="T3">212</text:span><text:span text:style-name="T4">Rn</text:span><text:span text:style-name="T3">2</text:span><text:span text:style-name="T3">12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Electron_capture">EC (1×10−8%)</text:a></text:p>
          </table:table-cell>
          <table:table-cell table:style-name="ce41" office:value-type="string">
            <text:p><text:span text:style-name="T3">216</text:span><text:span text:style-name="T4">Fr</text:span><text:span text:style-name="T3">216</text:span><text:span text:style-name="T4">Fr</text:span><text:span text:style-name="T3">216</text:span><text:span text:style-name="T4">Fr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7</text:span><text:span text:style-name="T4">Ra</text:span><text:span text:style-name="T3">217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29">
            <text:p>129</text:p>
          </table:table-cell>
          <table:table-cell table:style-name="ce41" office:value-type="string">
            <text:p>217.006320(9)</text:p>
          </table:table-cell>
          <table:table-cell table:style-name="ce41" office:value-type="string">
            <text:p>1.63(17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3</text:span><text:span text:style-name="T4">Rn</text:span><text:span text:style-name="T3">213</text:span><text:span text:style-name="T4">Rn</text:span></text:p>
          </table:table-cell>
          <table:table-cell table:style-name="ce41" office:value-type="string">
            <text:p>(9/2+)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2">
            <text:p><text:span text:style-name="T3">218</text:span><text:span text:style-name="T4">Ra</text:span><text:span text:style-name="T3">218</text:span><text:span text:style-name="T4">Ra</text:span></text:p>
          </table:table-cell>
          <table:table-cell table:style-name="ce41" table:number-columns-spanned="1" table:number-rows-spanned="2"/>
          <table:table-cell table:style-name="ce55" office:value-type="float" office:value="88" table:number-columns-spanned="1" table:number-rows-spanned="2">
            <text:p>88</text:p>
          </table:table-cell>
          <table:table-cell table:style-name="ce55" office:value-type="float" office:value="130" table:number-columns-spanned="1" table:number-rows-spanned="2">
            <text:p>130</text:p>
          </table:table-cell>
          <table:table-cell table:style-name="ce41" office:value-type="string" table:number-columns-spanned="1" table:number-rows-spanned="2">
            <text:p>218.007140(12)</text:p>
          </table:table-cell>
          <table:table-cell table:style-name="ce41" office:value-type="string" table:number-columns-spanned="1" table:number-rows-spanned="2">
            <text:p>25.2(3) µ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4</text:span><text:span text:style-name="T4">Rn</text:span><text:span text:style-name="T3">214</text:span><text:span text:style-name="T4">Rn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number-columns-repeated="1013"/>
        </table:table-row>
        <table:table-row table:style-name="ro9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18</text:span><text:span text:style-name="T4">Rn</text:span><text:span text:style-name="T3">218</text:span><text:span text:style-name="T4">Rn</text:span></text:p>
          </table:table-cell>
          <table:covered-table-cell table:number-columns-repeated="3"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19</text:span><text:span text:style-name="T4">Ra</text:span><text:span text:style-name="T3">219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31">
            <text:p>131</text:p>
          </table:table-cell>
          <table:table-cell table:style-name="ce41" office:value-type="string">
            <text:p>219.010085(9)</text:p>
          </table:table-cell>
          <table:table-cell table:style-name="ce41" office:value-type="string">
            <text:p>10(3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5</text:span><text:span text:style-name="T4">Rn</text:span><text:span text:style-name="T3">215</text:span><text:span text:style-name="T4">Rn</text:span></text:p>
          </table:table-cell>
          <table:table-cell table:style-name="ce41" office:value-type="string">
            <text:p>(7/2)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0</text:span><text:span text:style-name="T4">Ra</text:span><text:span text:style-name="T3">220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32">
            <text:p>132</text:p>
          </table:table-cell>
          <table:table-cell table:style-name="ce41" office:value-type="string">
            <text:p>220.011028(10)</text:p>
          </table:table-cell>
          <table:table-cell table:style-name="ce41" office:value-type="string">
            <text:p>17.9(14) m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6</text:span><text:span text:style-name="T4">Rn</text:span><text:span text:style-name="T3">216</text:span><text:span text:style-name="T4">Rn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3">
            <text:p><text:span text:style-name="T3">221</text:span><text:span text:style-name="T4">Ra</text:span><text:span text:style-name="T3">221</text:span><text:span text:style-name="T4">Ra</text:span></text:p>
          </table:table-cell>
          <table:table-cell table:style-name="ce41" table:number-columns-spanned="1" table:number-rows-spanned="3"/>
          <table:table-cell table:style-name="ce55" office:value-type="float" office:value="88" table:number-columns-spanned="1" table:number-rows-spanned="3">
            <text:p>88</text:p>
          </table:table-cell>
          <table:table-cell table:style-name="ce55" office:value-type="float" office:value="133" table:number-columns-spanned="1" table:number-rows-spanned="3">
            <text:p>133</text:p>
          </table:table-cell>
          <table:table-cell table:style-name="ce41" office:value-type="string" table:number-columns-spanned="1" table:number-rows-spanned="3">
            <text:p>221.013917(5)</text:p>
          </table:table-cell>
          <table:table-cell table:style-name="ce41" office:value-type="string" table:number-columns-spanned="1" table:number-rows-spanned="3">
            <text:p>28(2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7</text:span><text:span text:style-name="T4">Rn</text:span><text:span text:style-name="T3">217</text:span><text:span text:style-name="T4">Rn</text:span></text:p>
          </table:table-cell>
          <table:table-cell table:style-name="ce41" office:value-type="string" table:number-columns-spanned="1" table:number-rows-spanned="3">
            <text:p>5/2+</text:p>
          </table:table-cell>
          <table:table-cell table:style-name="ce41" table:number-columns-spanned="1" table:number-rows-spanned="3"/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4" office:value-type="string" table:number-columns-spanned="1" table:number-rows-spanned="2">
            <text:p><text:a xlink:href="http://en.wikipedia.org/wiki/Cluster_decay">CD (1.2×10−10%)</text:a></text:p>
          </table:table-cell>
          <table:table-cell table:style-name="ce62" office:value-type="string">
            <text:p><text:span text:style-name="T8">207</text:span><text:span text:style-name="T9">Pb</text:span><text:span text:style-name="T8">207</text:span><text:span text:style-name="T9">Pb</text:span></text:p>
          </table:table-cell>
          <table:covered-table-cell table:number-columns-repeated="3" table:style-name="ce43"/>
          <table:table-cell table:number-columns-repeated="1013"/>
        </table:table-row>
        <table:table-row table:style-name="ro1">
          <table:covered-table-cell table:number-columns-repeated="2" table:style-name="ce42"/>
          <table:covered-table-cell table:number-columns-repeated="2" table:style-name="ce56"/>
          <table:covered-table-cell table:number-columns-repeated="2" table:style-name="ce42"/>
          <table:covered-table-cell table:style-name="ce46"/>
          <table:table-cell table:style-name="ce46" office:value-type="string">
            <text:p><text:a xlink:href="http://en.wikipedia.org/wiki/Carbon-14">14C</text:a></text:p>
          </table:table-cell>
          <table:covered-table-cell table:number-columns-repeated="3"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3">
            <text:p><text:span text:style-name="T3">222</text:span><text:span text:style-name="T4">Ra</text:span><text:span text:style-name="T3">222</text:span><text:span text:style-name="T4">Ra</text:span></text:p>
          </table:table-cell>
          <table:table-cell table:style-name="ce41" table:number-columns-spanned="1" table:number-rows-spanned="3"/>
          <table:table-cell table:style-name="ce55" office:value-type="float" office:value="88" table:number-columns-spanned="1" table:number-rows-spanned="3">
            <text:p>88</text:p>
          </table:table-cell>
          <table:table-cell table:style-name="ce55" office:value-type="float" office:value="134" table:number-columns-spanned="1" table:number-rows-spanned="3">
            <text:p>134</text:p>
          </table:table-cell>
          <table:table-cell table:style-name="ce41" office:value-type="string" table:number-columns-spanned="1" table:number-rows-spanned="3">
            <text:p>222.015375(5)</text:p>
          </table:table-cell>
          <table:table-cell table:style-name="ce41" office:value-type="string" table:number-columns-spanned="1" table:number-rows-spanned="3">
            <text:p>38.0(5) s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8</text:span><text:span text:style-name="T4">Rn</text:span><text:span text:style-name="T3">218</text:span><text:span text:style-name="T4">Rn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4" office:value-type="string" table:number-columns-spanned="1" table:number-rows-spanned="3">
            <text:p><text:a xlink:href="http://en.wikipedia.org/wiki/Isotopes_of_radium#cite_note-4">Trace[n 3]</text:a></text:p>
          </table:table-cell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3×10<text:span text:style-name="T3">−8</text:span><text:span text:style-name="T4">%)</text:span><text:span text:style-name="T4">CD </text:span><text:span text:style-name="T4">(3×10</text:span><text:span text:style-name="T3">−8</text:span><text:span text:style-name="T4">%)</text:span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14</text:span><text:span text:style-name="T4">C</text:span><text:span text:style-name="T3">14</text:span><text:span text:style-name="T4">C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3">
            <text:p><text:span text:style-name="T3">223</text:span><text:span text:style-name="T4">Ra</text:span><text:span text:style-name="T3">223</text:span><text:span text:style-name="T4">Ra</text:span></text:p>
          </table:table-cell>
          <table:table-cell table:style-name="ce41" office:value-type="string" table:number-columns-spanned="1" table:number-rows-spanned="3">
            <text:p>Actinium X</text:p>
          </table:table-cell>
          <table:table-cell table:style-name="ce55" office:value-type="float" office:value="88" table:number-columns-spanned="1" table:number-rows-spanned="3">
            <text:p>88</text:p>
          </table:table-cell>
          <table:table-cell table:style-name="ce55" office:value-type="float" office:value="135" table:number-columns-spanned="1" table:number-rows-spanned="3">
            <text:p>135</text:p>
          </table:table-cell>
          <table:table-cell table:style-name="ce41" office:value-type="string" table:number-columns-spanned="1" table:number-rows-spanned="3">
            <text:p>223.0185022(27)</text:p>
          </table:table-cell>
          <table:table-cell table:style-name="ce41" office:value-type="string" table:number-columns-spanned="1" table:number-rows-spanned="3">
            <text:p>11.43(5)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19</text:span><text:span text:style-name="T4">Rn</text:span><text:span text:style-name="T3">219</text:span><text:span text:style-name="T4">Rn</text:span></text:p>
          </table:table-cell>
          <table:table-cell table:style-name="ce41" office:value-type="string" table:number-columns-spanned="1" table:number-rows-spanned="3">
            <text:p>3/2+</text:p>
          </table:table-cell>
          <table:table-cell table:style-name="ce44" office:value-type="string" table:number-columns-spanned="1" table:number-rows-spanned="3">
            <text:p><text:a xlink:href="http://en.wikipedia.org/wiki/Isotopes_of_radium#cite_note-5">Trace[n 4]</text:a></text:p>
          </table:table-cell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6.4×10<text:span text:style-name="T3">−8</text:span><text:span text:style-name="T4">%)CD </text:span><text:span text:style-name="T4">(6.4×10</text:span><text:span text:style-name="T3">−8</text:span><text:span text:style-name="T4">%)</text:span></text:p>
          </table:table-cell>
          <table:table-cell table:style-name="ce63" office:value-type="string">
            <text:p><text:span text:style-name="T3">209</text:span><text:span text:style-name="T4">Pb</text:span><text:span text:style-name="T3">209</text:span><text:span text:style-name="T4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14</text:span><text:span text:style-name="T4">C</text:span><text:span text:style-name="T3">14</text:span><text:span text:style-name="T4">C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3">
            <text:p><text:span text:style-name="T3">224</text:span><text:span text:style-name="T4">Ra</text:span><text:span text:style-name="T3">224</text:span><text:span text:style-name="T4">Ra</text:span></text:p>
          </table:table-cell>
          <table:table-cell table:style-name="ce41" office:value-type="string" table:number-columns-spanned="1" table:number-rows-spanned="3">
            <text:p>Thorium X</text:p>
          </table:table-cell>
          <table:table-cell table:style-name="ce55" office:value-type="float" office:value="88" table:number-columns-spanned="1" table:number-rows-spanned="3">
            <text:p>88</text:p>
          </table:table-cell>
          <table:table-cell table:style-name="ce55" office:value-type="float" office:value="136" table:number-columns-spanned="1" table:number-rows-spanned="3">
            <text:p>136</text:p>
          </table:table-cell>
          <table:table-cell table:style-name="ce41" office:value-type="string" table:number-columns-spanned="1" table:number-rows-spanned="3">
            <text:p>224.0202118(24)</text:p>
          </table:table-cell>
          <table:table-cell table:style-name="ce41" office:value-type="string" table:number-columns-spanned="1" table:number-rows-spanned="3">
            <text:p>3.6319(23)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0</text:span><text:span text:style-name="T4">Rn</text:span><text:span text:style-name="T3">220</text:span><text:span text:style-name="T4">Rn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style-name="ce44" office:value-type="string" table:number-columns-spanned="1" table:number-rows-spanned="3">
            <text:p><text:a xlink:href="http://en.wikipedia.org/wiki/Isotopes_of_radium#cite_note-ths-6">Trace[n 5]</text:a></text:p>
          </table:table-cell>
          <table:table-cell table:style-name="ce41" table:number-columns-spanned="1" table:number-rows-spanned="3"/>
          <table:table-cell table:number-columns-repeated="1013"/>
        </table:table-row>
        <table:table-row table:style-name="ro2">
          <table:covered-table-cell table:number-columns-repeated="2"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4.3×10<text:span text:style-name="T3">−9</text:span><text:span text:style-name="T4">%)CD </text:span><text:span text:style-name="T4">(4.3×10</text:span><text:span text:style-name="T3">−9</text:span><text:span text:style-name="T4">%)</text:span></text:p>
          </table:table-cell>
          <table:table-cell table:style-name="ce63" office:value-type="string">
            <text:p><text:span text:style-name="T3">210</text:span><text:span text:style-name="T4">Pb</text:span><text:span text:style-name="T3">210</text:span><text:span text:style-name="T4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number-columns-repeated="2" table:style-name="ce42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14</text:span><text:span text:style-name="T4">C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5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37">
            <text:p>137</text:p>
          </table:table-cell>
          <table:table-cell table:style-name="ce41" office:value-type="string">
            <text:p>225.023612(3)</text:p>
          </table:table-cell>
          <table:table-cell table:style-name="ce41" office:value-type="string">
            <text:p>14.9(2) d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25</text:span><text:span text:style-name="T4">Ac</text:span></text:p>
          </table:table-cell>
          <table:table-cell table:style-name="ce41" office:value-type="string">
            <text:p>1/2+</text:p>
          </table:table-cell>
          <table:table-cell table:style-name="ce41" table:number-columns-repeated="2"/>
          <table:table-cell table:number-columns-repeated="1013"/>
        </table:table-row>
        <table:table-row table:style-name="ro2">
          <table:table-cell table:style-name="ce41" office:value-type="string" table:number-columns-spanned="1" table:number-rows-spanned="4">
            <text:p><text:span text:style-name="T3">226</text:span><text:span text:style-name="T4">Ra</text:span></text:p>
          </table:table-cell>
          <table:table-cell table:style-name="ce44" office:value-type="string" table:number-columns-spanned="1" table:number-rows-spanned="4">
            <text:p><text:a xlink:href="http://en.wikipedia.org/wiki/Isotopes_of_radium#cite_note-7">Radium[n 6]</text:a></text:p>
          </table:table-cell>
          <table:table-cell table:style-name="ce55" office:value-type="float" office:value="88" table:number-columns-spanned="1" table:number-rows-spanned="4">
            <text:p>88</text:p>
          </table:table-cell>
          <table:table-cell table:style-name="ce55" office:value-type="float" office:value="138" table:number-columns-spanned="1" table:number-rows-spanned="4">
            <text:p>138</text:p>
          </table:table-cell>
          <table:table-cell table:style-name="ce41" office:value-type="string" table:number-columns-spanned="1" table:number-rows-spanned="4">
            <text:p>226.0254098(25)</text:p>
          </table:table-cell>
          <table:table-cell table:style-name="ce41" office:value-type="string" table:number-columns-spanned="1" table:number-rows-spanned="4">
            <text:p>1600(7) y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22</text:span><text:span text:style-name="T4">Rn</text:span></text:p>
          </table:table-cell>
          <table:table-cell table:style-name="ce41" office:value-type="string" table:number-columns-spanned="1" table:number-rows-spanned="4">
            <text:p>0+</text:p>
          </table:table-cell>
          <table:table-cell table:style-name="ce44" office:value-type="string" table:number-columns-spanned="1" table:number-rows-spanned="4">
            <text:p><text:a xlink:href="http://en.wikipedia.org/wiki/Isotopes_of_radium#cite_note-8">Trace[n 7]</text:a></text:p>
          </table:table-cell>
          <table:table-cell table:style-name="ce41" table:number-columns-spanned="1" table:number-rows-spanned="4"/>
          <table:table-cell table:number-columns-repeated="1013"/>
        </table:table-row>
        <table:table-row table:style-name="ro2">
          <table:covered-table-cell table:style-name="ce43"/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β<text:span text:style-name="T3">-</text:span><text:span text:style-name="T4">β</text:span><text:span text:style-name="T3">-</text:span><text:span text:style-name="T4"> (rare)</text:span></text:p>
          </table:table-cell>
          <table:table-cell table:style-name="ce41" office:value-type="string">
            <text:p><text:span text:style-name="T3">226</text:span><text:span text:style-name="T4">Th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style-name="ce43"/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 table:number-columns-spanned="1" table:number-rows-spanned="2">
            <text:p>CD (2.6×10<text:span text:style-name="T3">−9</text:span><text:span text:style-name="T4">%)</text:span></text:p>
          </table:table-cell>
          <table:table-cell table:style-name="ce63" office:value-type="string">
            <text:p><text:span text:style-name="T3">212</text:span><text:span text:style-name="T4">Pb</text:span></text:p>
          </table:table-cell>
          <table:covered-table-cell table:style-name="ce43"/>
          <table:covered-table-cell table:style-name="ce45"/>
          <table:covered-table-cell table:style-name="ce43"/>
          <table:table-cell table:number-columns-repeated="1013"/>
        </table:table-row>
        <table:table-row table:style-name="ro2">
          <table:covered-table-cell table:style-name="ce42"/>
          <table:covered-table-cell table:style-name="ce46"/>
          <table:covered-table-cell table:number-columns-repeated="2" table:style-name="ce56"/>
          <table:covered-table-cell table:number-columns-repeated="3" table:style-name="ce42"/>
          <table:table-cell table:style-name="ce42" office:value-type="string">
            <text:p><text:span text:style-name="T3">14</text:span><text:span text:style-name="T4">C</text:span></text:p>
          </table:table-cell>
          <table:covered-table-cell table:style-name="ce42"/>
          <table:covered-table-cell table:style-name="ce46"/>
          <table:covered-table-cell table:style-name="ce4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7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39">
            <text:p>139</text:p>
          </table:table-cell>
          <table:table-cell table:style-name="ce41" office:value-type="string">
            <text:p>227.0291778(25)</text:p>
          </table:table-cell>
          <table:table-cell table:style-name="ce41" office:value-type="string">
            <text:p>42.2(5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27</text:span><text:span text:style-name="T4">Ac</text:span></text:p>
          </table:table-cell>
          <table:table-cell table:style-name="ce41" office:value-type="string">
            <text:p>3/2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8</text:span><text:span text:style-name="T4">Ra</text:span></text:p>
          </table:table-cell>
          <table:table-cell table:style-name="ce41" office:value-type="string">
            <text:p>Mesothorium 1</text:p>
          </table:table-cell>
          <table:table-cell table:style-name="ce55" office:value-type="float" office:value="88">
            <text:p>88</text:p>
          </table:table-cell>
          <table:table-cell table:style-name="ce55" office:value-type="float" office:value="140">
            <text:p>140</text:p>
          </table:table-cell>
          <table:table-cell table:style-name="ce41" office:value-type="string">
            <text:p>228.0310703(26)</text:p>
          </table:table-cell>
          <table:table-cell table:style-name="ce41" office:value-type="string">
            <text:p>5.75(3) y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28</text:span><text:span text:style-name="T4">Ac</text:span></text:p>
          </table:table-cell>
          <table:table-cell table:style-name="ce41" office:value-type="string">
            <text:p>0+</text:p>
          </table:table-cell>
          <table:table-cell table:style-name="ce44" office:value-type="string">
            <text:p><text:a xlink:href="http://en.wikipedia.org/wiki/Isotopes_of_radium#cite_note-ths-6">Trace[n 5]</text:a></text:p>
          </table:table-cell>
          <table:table-cell table:style-name="ce41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29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1">
            <text:p>141</text:p>
          </table:table-cell>
          <table:table-cell table:style-name="ce41" office:value-type="string">
            <text:p>229.034958(20)</text:p>
          </table:table-cell>
          <table:table-cell table:style-name="ce41" office:value-type="string">
            <text:p>4.0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29</text:span><text:span text:style-name="T4">Ac</text:span></text:p>
          </table:table-cell>
          <table:table-cell table:style-name="ce41" office:value-type="string">
            <text:p>5/2(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0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2">
            <text:p>142</text:p>
          </table:table-cell>
          <table:table-cell table:style-name="ce41" office:value-type="string">
            <text:p>230.037056(13)</text:p>
          </table:table-cell>
          <table:table-cell table:style-name="ce41" office:value-type="string">
            <text:p>93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0</text:span><text:span text:style-name="T4">Ac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1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3">
            <text:p>143</text:p>
          </table:table-cell>
          <table:table-cell table:style-name="ce41" office:value-type="string">
            <text:p>231.04122(32)#</text:p>
          </table:table-cell>
          <table:table-cell table:style-name="ce41" office:value-type="string">
            <text:p>103(3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1</text:span><text:span text:style-name="T4">Ac</text:span></text:p>
          </table:table-cell>
          <table:table-cell table:style-name="ce41" office:value-type="string">
            <text:p>(5/2+)</text:p>
          </table:table-cell>
          <table:table-cell table:style-name="ce41" table:number-columns-repeated="2"/>
          <table:table-cell table:number-columns-repeated="1013"/>
        </table:table-row>
        <table:table-row table:style-name="ro15">
          <table:table-cell table:style-name="ce41" office:value-type="string">
            <text:p><text:span text:style-name="T3">231m</text:span><text:span text:style-name="T4">Ra</text:span></text:p>
          </table:table-cell>
          <table:table-cell table:style-name="ce41"/>
          <table:table-cell table:style-name="ce41" office:value-type="string" table:number-columns-spanned="3" table:number-rows-spanned="1">
            <text:p>66.21(9) keV</text:p>
          </table:table-cell>
          <table:covered-table-cell table:style-name="ce59"/>
          <table:covered-table-cell table:style-name="ce61"/>
          <table:table-cell table:style-name="ce41" office:value-type="string">
            <text:p>~53 µs</text:p>
          </table:table-cell>
          <table:table-cell table:style-name="ce41" table:number-columns-repeated="2"/>
          <table:table-cell table:style-name="ce41" office:value-type="string">
            <text:p>(1/2+)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2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4">
            <text:p>144</text:p>
          </table:table-cell>
          <table:table-cell table:style-name="ce41" office:value-type="string">
            <text:p>232.04364(30)#</text:p>
          </table:table-cell>
          <table:table-cell table:style-name="ce41" office:value-type="string">
            <text:p>250(50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2</text:span><text:span text:style-name="T4">Ac</text:span></text:p>
          </table:table-cell>
          <table:table-cell table:style-name="ce41" office:value-type="string">
            <text:p>0+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3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5">
            <text:p>145</text:p>
          </table:table-cell>
          <table:table-cell table:style-name="ce41" office:value-type="string">
            <text:p>233.04806(50)#</text:p>
          </table:table-cell>
          <table:table-cell table:style-name="ce41" office:value-type="string">
            <text:p>30(5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3</text:span><text:span text:style-name="T4">Ac</text:span></text:p>
          </table:table-cell>
          <table:table-cell table:style-name="ce41" office:value-type="string">
            <text:p>1/2+#</text:p>
          </table:table-cell>
          <table:table-cell table:style-name="ce41" table:number-columns-repeated="2"/>
          <table:table-cell table:number-columns-repeated="1013"/>
        </table:table-row>
        <table:table-row table:style-name="ro9">
          <table:table-cell table:style-name="ce41" office:value-type="string">
            <text:p><text:span text:style-name="T3">234</text:span><text:span text:style-name="T4">Ra</text:span></text:p>
          </table:table-cell>
          <table:table-cell table:style-name="ce41"/>
          <table:table-cell table:style-name="ce55" office:value-type="float" office:value="88">
            <text:p>88</text:p>
          </table:table-cell>
          <table:table-cell table:style-name="ce55" office:value-type="float" office:value="146">
            <text:p>146</text:p>
          </table:table-cell>
          <table:table-cell table:style-name="ce41" office:value-type="string">
            <text:p>234.05070(53)#</text:p>
          </table:table-cell>
          <table:table-cell table:style-name="ce41" office:value-type="string">
            <text:p>30(10) s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34</text:span><text:span text:style-name="T4">Ac</text:span></text:p>
          </table:table-cell>
          <table:table-cell table:style-name="ce41" office:value-type="string">
            <text:p>0+</text:p>
          </table:table-cell>
          <table:table-cell table:style-name="ce65"/>
          <table:table-cell table:style-name="ce67"/>
          <table:table-cell table:number-columns-repeated="101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ium" table:style-name="ta8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9">
          <table:table-cell table:style-name="ce38" office:value-type="string">
            <text:p>nuclide</text:p>
          </table:table-cell>
          <table:table-cell table:style-name="ce38" office:value-type="string">
            <text:p>Z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isotopic mass</text:p>
          </table:table-cell>
          <table:table-cell table:style-name="ce51" office:value-type="string" table:number-columns-spanned="1" table:number-rows-spanned="3">
            <text:p><text:a xlink:href="http://en.wikipedia.org/wiki/Half-life">half-life</text:a></text:p>
          </table:table-cell>
          <table:table-cell table:style-name="ce38" office:value-type="string">
            <text:p>decay</text:p>
          </table:table-cell>
          <table:table-cell table:style-name="ce38" office:value-type="string">
            <text:p>daughter</text:p>
          </table:table-cell>
          <table:table-cell table:style-name="ce51" office:value-type="string" table:number-columns-spanned="1" table:number-rows-spanned="3">
            <text:p><text:a xlink:href="http://en.wikipedia.org/wiki/Nuclear_spin">spin</text:a></text:p>
          </table:table-cell>
          <table:table-cell table:number-columns-repeated="1016"/>
        </table:table-row>
        <table:table-row table:style-name="ro10">
          <table:table-cell table:style-name="ce39" office:value-type="string">
            <text:p>symbol</text:p>
          </table:table-cell>
          <table:table-cell table:style-name="ce53" office:value-type="string">
            <text:p><text:a xlink:href="http://en.wikipedia.org/wiki/Proton">(p)</text:a></text:p>
          </table:table-cell>
          <table:table-cell table:style-name="ce53" office:value-type="string">
            <text:p><text:a xlink:href="http://en.wikipedia.org/wiki/Neutron">(n)</text:a></text:p>
          </table:table-cell>
          <table:table-cell table:style-name="ce40" office:value-type="string">
            <text:p>(u)</text:p>
          </table:table-cell>
          <table:covered-table-cell table:style-name="ce52"/>
          <table:table-cell table:style-name="ce39" office:value-type="string">
            <text:p>mode(s)<text:span text:style-name="T6">[5]</text:span><text:span text:style-name="T6">[n 1]mode(s)[5][n </text:span><text:span text:style-name="T6">1]mode(s)[5][n </text:span><text:span text:style-name="T6">1]mode(s)[5][n 1]</text:span></text:p>
          </table:table-cell>
          <table:table-cell table:style-name="ce52" office:value-type="string">
            <text:p><text:a xlink:href="http://en.wikipedia.org/wiki/Isotopes_of_curium#cite_note-7">isotopes[n 2]</text:a></text:p>
          </table:table-cell>
          <table:covered-table-cell table:style-name="ce52"/>
          <table:table-cell table:number-columns-repeated="1016"/>
        </table:table-row>
        <table:table-row table:style-name="ro15">
          <table:table-cell table:style-name="ce40"/>
          <table:table-cell table:style-name="ce54" office:value-type="string" table:number-columns-spanned="3" table:number-rows-spanned="1">
            <text:p>excitation energy</text:p>
          </table:table-cell>
          <table:covered-table-cell table:style-name="ce58"/>
          <table:covered-table-cell table:style-name="ce60"/>
          <table:covered-table-cell table:style-name="ce53"/>
          <table:table-cell table:style-name="ce40" table:number-columns-repeated="2"/>
          <table:covered-table-cell table:style-name="ce53"/>
          <table:table-cell table:number-columns-repeated="1016"/>
        </table:table-row>
        <table:table-row table:style-name="ro13">
          <table:table-cell table:style-name="ce41" office:value-type="string">
            <text:p><text:span text:style-name="T3">232</text:span><text:span text:style-name="T4">Cm</text:span><text:span text:style-name="T3">232</text:span><text:span text:style-name="T4">C</text:span><text:span text:style-name="T4">m</text:span><text:span text:style-name="T3">232</text:span><text:span text:style-name="T4">Cm</text:span><text:span text:style-name="T3">232</text:span><text:span text:style-name="T4">Cm</text:span></text:p>
          </table:table-cell>
          <table:table-cell table:style-name="ce55" office:value-type="float" office:value="96">
            <text:p>96</text:p>
          </table:table-cell>
          <table:table-cell table:style-name="ce55" office:value-type="float" office:value="136">
            <text:p>136</text:p>
          </table:table-cell>
          <table:table-cell table:style-name="ce41"/>
          <table:table-cell table:style-name="ce41" office:value-type="string">
            <text:p>1? min</text:p>
          </table:table-cell>
          <table:table-cell table:style-name="ce41" table:number-columns-repeated="2"/>
          <table:table-cell table:style-name="ce41" office:value-type="string">
            <text:p>0+</text:p>
          </table:table-cell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3</text:span><text:span text:style-name="T4">Cm</text:span><text:span text:style-name="T3">233</text:span><text:span text:style-name="T4">C</text:span><text:span text:style-name="T4">m</text:span><text:span text:style-name="T3">233</text:span><text:span text:style-name="T4">Cm</text:span><text:span text:style-name="T3">233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37" table:number-columns-spanned="1" table:number-rows-spanned="2">
            <text:p>137</text:p>
          </table:table-cell>
          <table:table-cell table:style-name="ce41" office:value-type="string" table:number-columns-spanned="1" table:number-rows-spanned="2">
            <text:p>233.05077(8)</text:p>
          </table:table-cell>
          <table:table-cell table:style-name="ce41" office:value-type="string" table:number-columns-spanned="1" table:number-rows-spanned="2">
            <text:p>1# min</text:p>
          </table:table-cell>
          <table:table-cell table:style-name="ce44" office:value-type="string">
            <text:p><text:a xlink:href="http://en.wikipedia.org/wiki/Beta_decay">β+</text:a></text:p>
          </table:table-cell>
          <table:table-cell table:style-name="ce41" office:value-type="string">
            <text:p><text:span text:style-name="T3">233</text:span><text:span text:style-name="T4">Am</text:span><text:span text:style-name="T3">233</text:span><text:span text:style-name="T4">A</text:span><text:span text:style-name="T4">m</text:span><text:span text:style-name="T3">233</text:span><text:span text:style-name="T4">Am</text:span><text:span text:style-name="T3">233</text:span><text:span text:style-name="T4">Am</text:span></text:p>
          </table:table-cell>
          <table:table-cell table:style-name="ce41" office:value-type="string" table:number-columns-spanned="1" table:number-rows-spanned="2">
            <text:p>3/2+#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Alpha_decay">α</text:a></text:p>
          </table:table-cell>
          <table:table-cell table:style-name="ce41" office:value-type="string">
            <text:p><text:span text:style-name="T3">229</text:span><text:span text:style-name="T4">Pu</text:span><text:span text:style-name="T3">229</text:span><text:span text:style-name="T4">Pu</text:span><text:span text:style-name="T3">2</text:span><text:span text:style-name="T3">29</text:span><text:span text:style-name="T4">Pu</text:span><text:span text:style-name="T3">229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4</text:span><text:span text:style-name="T4">Cm</text:span><text:span text:style-name="T3">234</text:span><text:span text:style-name="T4">C</text:span><text:span text:style-name="T4">m</text:span><text:span text:style-name="T3">234</text:span><text:span text:style-name="T4">Cm</text:span><text:span text:style-name="T3">234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38" table:number-columns-spanned="1" table:number-rows-spanned="2">
            <text:p>138</text:p>
          </table:table-cell>
          <table:table-cell table:style-name="ce41" office:value-type="string" table:number-columns-spanned="1" table:number-rows-spanned="2">
            <text:p>234.05016(2)</text:p>
          </table:table-cell>
          <table:table-cell table:style-name="ce41" office:value-type="string" table:number-columns-spanned="1" table:number-rows-spanned="2">
            <text:p>51(12) s</text:p>
          </table:table-cell>
          <table:table-cell table:style-name="ce41" office:value-type="string">
            <text:p>β<text:span text:style-name="T3">+β+β+β+</text:span></text:p>
          </table:table-cell>
          <table:table-cell table:style-name="ce41" office:value-type="string">
            <text:p><text:span text:style-name="T3">234</text:span><text:span text:style-name="T4">Am</text:span><text:span text:style-name="T3">234</text:span><text:span text:style-name="T4">A</text:span><text:span text:style-name="T4">m</text:span><text:span text:style-name="T3">234</text:span><text:span text:style-name="T4">Am</text:span><text:span text:style-name="T3">234</text:span><text:span text:style-name="T4">Am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</text:p>
          </table:table-cell>
          <table:table-cell table:style-name="ce41" office:value-type="string">
            <text:p><text:span text:style-name="T3">230</text:span><text:span text:style-name="T4">Pu</text:span><text:span text:style-name="T3">230</text:span><text:span text:style-name="T4">Pu</text:span><text:span text:style-name="T3">2</text:span><text:span text:style-name="T3">30</text:span><text:span text:style-name="T4">Pu</text:span><text:span text:style-name="T3">230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5</text:span><text:span text:style-name="T4">Cm</text:span><text:span text:style-name="T3">235</text:span><text:span text:style-name="T4">C</text:span><text:span text:style-name="T4">m</text:span><text:span text:style-name="T3">235</text:span><text:span text:style-name="T4">Cm</text:span><text:span text:style-name="T3">235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39" table:number-columns-spanned="1" table:number-rows-spanned="2">
            <text:p>139</text:p>
          </table:table-cell>
          <table:table-cell table:style-name="ce41" office:value-type="string" table:number-columns-spanned="1" table:number-rows-spanned="2">
            <text:p>235.05143(22)#</text:p>
          </table:table-cell>
          <table:table-cell table:style-name="ce41" office:value-type="string" table:number-columns-spanned="1" table:number-rows-spanned="2">
            <text:p>5# min</text:p>
          </table:table-cell>
          <table:table-cell table:style-name="ce41" office:value-type="string">
            <text:p>β<text:span text:style-name="T3">+β+β+β+</text:span></text:p>
          </table:table-cell>
          <table:table-cell table:style-name="ce41" office:value-type="string">
            <text:p><text:span text:style-name="T3">235</text:span><text:span text:style-name="T4">Am</text:span><text:span text:style-name="T3">235</text:span><text:span text:style-name="T4">A</text:span><text:span text:style-name="T4">m</text:span><text:span text:style-name="T3">235</text:span><text:span text:style-name="T4">Am</text:span><text:span text:style-name="T3">235</text:span><text:span text:style-name="T4">Am</text:span></text:p>
          </table:table-cell>
          <table:table-cell table:style-name="ce41" office:value-type="string" table:number-columns-spanned="1" table:number-rows-spanned="2">
            <text:p>5/2+#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</text:p>
          </table:table-cell>
          <table:table-cell table:style-name="ce41" office:value-type="string">
            <text:p><text:span text:style-name="T3">231</text:span><text:span text:style-name="T4">Pu</text:span><text:span text:style-name="T3">231</text:span><text:span text:style-name="T4">Pu</text:span><text:span text:style-name="T3">2</text:span><text:span text:style-name="T3">31</text:span><text:span text:style-name="T4">Pu</text:span><text:span text:style-name="T3">231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6</text:span><text:span text:style-name="T4">Cm</text:span><text:span text:style-name="T3">236</text:span><text:span text:style-name="T4">C</text:span><text:span text:style-name="T4">m</text:span><text:span text:style-name="T3">236</text:span><text:span text:style-name="T4">Cm</text:span><text:span text:style-name="T3">236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0" table:number-columns-spanned="1" table:number-rows-spanned="2">
            <text:p>140</text:p>
          </table:table-cell>
          <table:table-cell table:style-name="ce41" office:value-type="string" table:number-columns-spanned="1" table:number-rows-spanned="2">
            <text:p>236.05141(22)#</text:p>
          </table:table-cell>
          <table:table-cell table:style-name="ce41" office:value-type="string" table:number-columns-spanned="1" table:number-rows-spanned="2">
            <text:p>10# min</text:p>
          </table:table-cell>
          <table:table-cell table:style-name="ce41" office:value-type="string">
            <text:p>β<text:span text:style-name="T3">+β+β+β+</text:span></text:p>
          </table:table-cell>
          <table:table-cell table:style-name="ce41" office:value-type="string">
            <text:p><text:span text:style-name="T3">236</text:span><text:span text:style-name="T4">Am</text:span><text:span text:style-name="T3">236</text:span><text:span text:style-name="T4">A</text:span><text:span text:style-name="T4">m</text:span><text:span text:style-name="T3">236</text:span><text:span text:style-name="T4">Am</text:span><text:span text:style-name="T3">236</text:span><text:span text:style-name="T4">Am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</text:p>
          </table:table-cell>
          <table:table-cell table:style-name="ce41" office:value-type="string">
            <text:p><text:span text:style-name="T3">232</text:span><text:span text:style-name="T4">Pu</text:span><text:span text:style-name="T3">232</text:span><text:span text:style-name="T4">Pu</text:span><text:span text:style-name="T3">2</text:span><text:span text:style-name="T3">32</text:span><text:span text:style-name="T4">Pu</text:span><text:span text:style-name="T3">232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7</text:span><text:span text:style-name="T4">Cm</text:span><text:span text:style-name="T3">237</text:span><text:span text:style-name="T4">C</text:span><text:span text:style-name="T4">m</text:span><text:span text:style-name="T3">237</text:span><text:span text:style-name="T4">Cm</text:span><text:span text:style-name="T3">237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1" table:number-columns-spanned="1" table:number-rows-spanned="2">
            <text:p>141</text:p>
          </table:table-cell>
          <table:table-cell table:style-name="ce41" office:value-type="string" table:number-columns-spanned="1" table:number-rows-spanned="2">
            <text:p>237.05290(22)#</text:p>
          </table:table-cell>
          <table:table-cell table:style-name="ce41" office:value-type="string" table:number-columns-spanned="1" table:number-rows-spanned="2">
            <text:p>20# min</text:p>
          </table:table-cell>
          <table:table-cell table:style-name="ce41" office:value-type="string">
            <text:p>β<text:span text:style-name="T3">+β+β+β+</text:span></text:p>
          </table:table-cell>
          <table:table-cell table:style-name="ce41" office:value-type="string">
            <text:p><text:span text:style-name="T3">237</text:span><text:span text:style-name="T4">Am</text:span><text:span text:style-name="T3">237</text:span><text:span text:style-name="T4">A</text:span><text:span text:style-name="T4">m</text:span><text:span text:style-name="T3">237</text:span><text:span text:style-name="T4">Am</text:span><text:span text:style-name="T3">237</text:span><text:span text:style-name="T4">Am</text:span></text:p>
          </table:table-cell>
          <table:table-cell table:style-name="ce41" office:value-type="string" table:number-columns-spanned="1" table:number-rows-spanned="2">
            <text:p>5/2+#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</text:p>
          </table:table-cell>
          <table:table-cell table:style-name="ce41" office:value-type="string">
            <text:p><text:span text:style-name="T3">233</text:span><text:span text:style-name="T4">Pu</text:span><text:span text:style-name="T3">233</text:span><text:span text:style-name="T4">Pu</text:span><text:span text:style-name="T3">2</text:span><text:span text:style-name="T3">33</text:span><text:span text:style-name="T4">Pu</text:span><text:span text:style-name="T3">233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8</text:span><text:span text:style-name="T4">Cm</text:span><text:span text:style-name="T3">238</text:span><text:span text:style-name="T4">C</text:span><text:span text:style-name="T4">m</text:span><text:span text:style-name="T3">238</text:span><text:span text:style-name="T4">Cm</text:span><text:span text:style-name="T3">238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2" table:number-columns-spanned="1" table:number-rows-spanned="2">
            <text:p>142</text:p>
          </table:table-cell>
          <table:table-cell table:style-name="ce41" office:value-type="string" table:number-columns-spanned="1" table:number-rows-spanned="2">
            <text:p>238.05303(4)</text:p>
          </table:table-cell>
          <table:table-cell table:style-name="ce41" office:value-type="string" table:number-columns-spanned="1" table:number-rows-spanned="2">
            <text:p>2.4(1) h</text:p>
          </table:table-cell>
          <table:table-cell table:style-name="ce44" office:value-type="string">
            <text:p><text:a xlink:href="http://en.wikipedia.org/wiki/Electron_capture">EC (90%)</text:a></text:p>
          </table:table-cell>
          <table:table-cell table:style-name="ce41" office:value-type="string">
            <text:p><text:span text:style-name="T3">238</text:span><text:span text:style-name="T4">Am</text:span><text:span text:style-name="T3">238</text:span><text:span text:style-name="T4">A</text:span><text:span text:style-name="T4">m</text:span><text:span text:style-name="T3">238</text:span><text:span text:style-name="T4">Am</text:span><text:span text:style-name="T3">238</text:span><text:span text:style-name="T4">Am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0%)</text:p>
          </table:table-cell>
          <table:table-cell table:style-name="ce41" office:value-type="string">
            <text:p><text:span text:style-name="T3">234</text:span><text:span text:style-name="T4">Pu</text:span><text:span text:style-name="T3">234</text:span><text:span text:style-name="T4">Pu</text:span><text:span text:style-name="T3">2</text:span><text:span text:style-name="T3">34</text:span><text:span text:style-name="T4">Pu</text:span><text:span text:style-name="T3">234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 table:number-columns-spanned="1" table:number-rows-spanned="2">
            <text:p><text:span text:style-name="T3">239</text:span><text:span text:style-name="T4">Cm</text:span><text:span text:style-name="T3">239</text:span><text:span text:style-name="T4">C</text:span><text:span text:style-name="T4">m</text:span><text:span text:style-name="T3">239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3" table:number-columns-spanned="1" table:number-rows-spanned="2">
            <text:p>143</text:p>
          </table:table-cell>
          <table:table-cell table:style-name="ce41" office:value-type="string" table:number-columns-spanned="1" table:number-rows-spanned="2">
            <text:p>239.05496(11)#</text:p>
          </table:table-cell>
          <table:table-cell table:style-name="ce41" office:value-type="string" table:number-columns-spanned="1" table:number-rows-spanned="2">
            <text:p>~2.9 h</text:p>
          </table:table-cell>
          <table:table-cell table:style-name="ce41" office:value-type="string">
            <text:p>β<text:span text:style-name="T3">+</text:span><text:span text:style-name="T4"> (99.9%)</text:span><text:span text:style-name="T4">β</text:span><text:span text:style-name="T3">+</text:span><text:span text:style-name="T4"> (99.9%)</text:span><text:span text:style-name="T4">β</text:span><text:span text:style-name="T3">+</text:span><text:span text:style-name="T4"> (99.9%)</text:span></text:p>
          </table:table-cell>
          <table:table-cell table:style-name="ce41" office:value-type="string">
            <text:p><text:span text:style-name="T3">239</text:span><text:span text:style-name="T4">Am</text:span><text:span text:style-name="T3">239</text:span><text:span text:style-name="T4">A</text:span><text:span text:style-name="T4">m</text:span><text:span text:style-name="T3">239</text:span><text:span text:style-name="T4">Am</text:span></text:p>
          </table:table-cell>
          <table:table-cell table:style-name="ce41" office:value-type="string" table:number-columns-spanned="1" table:number-rows-spanned="2">
            <text:p>(7/2-)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.1%)</text:p>
          </table:table-cell>
          <table:table-cell table:style-name="ce41" office:value-type="string">
            <text:p><text:span text:style-name="T3">235</text:span><text:span text:style-name="T4">Pu</text:span><text:span text:style-name="T3">235</text:span><text:span text:style-name="T4">Pu</text:span><text:span text:style-name="T3">2</text:span><text:span text:style-name="T3">35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1" office:value-type="string" table:number-columns-spanned="1" table:number-rows-spanned="3">
            <text:p><text:span text:style-name="T3">240</text:span><text:span text:style-name="T4">Cm</text:span><text:span text:style-name="T3">240</text:span><text:span text:style-name="T4">C</text:span><text:span text:style-name="T4">m</text:span><text:span text:style-name="T3">240</text:span><text:span text:style-name="T4">Cm</text:span></text:p>
          </table:table-cell>
          <table:table-cell table:style-name="ce55" office:value-type="float" office:value="96" table:number-columns-spanned="1" table:number-rows-spanned="3">
            <text:p>96</text:p>
          </table:table-cell>
          <table:table-cell table:style-name="ce55" office:value-type="float" office:value="144" table:number-columns-spanned="1" table:number-rows-spanned="3">
            <text:p>144</text:p>
          </table:table-cell>
          <table:table-cell table:style-name="ce41" office:value-type="string" table:number-columns-spanned="1" table:number-rows-spanned="3">
            <text:p>240.0555295(25)</text:p>
          </table:table-cell>
          <table:table-cell table:style-name="ce41" office:value-type="string" table:number-columns-spanned="1" table:number-rows-spanned="3">
            <text:p>27(1) d</text:p>
          </table:table-cell>
          <table:table-cell table:style-name="ce41" office:value-type="string">
            <text:p>α (99.5%)</text:p>
          </table:table-cell>
          <table:table-cell table:style-name="ce41" office:value-type="string">
            <text:p><text:span text:style-name="T3">236</text:span><text:span text:style-name="T4">Pu</text:span><text:span text:style-name="T3">236</text:span><text:span text:style-name="T4">Pu</text:span><text:span text:style-name="T3">2</text:span><text:span text:style-name="T3">36</text:span><text:span text:style-name="T4">Pu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number-columns-repeated="1016"/>
        </table:table-row>
        <table:table-row table:style-name="ro9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EC (.5%)</text:p>
          </table:table-cell>
          <table:table-cell table:style-name="ce41" office:value-type="string">
            <text:p><text:span text:style-name="T3">240</text:span><text:span text:style-name="T4">Am</text:span><text:span text:style-name="T3">240</text:span><text:span text:style-name="T4">A</text:span><text:span text:style-name="T4">m</text:span><text:span text:style-name="T3">240</text:span><text:span text:style-name="T4">Am</text:span></text:p>
          </table:table-cell>
          <table:covered-table-cell table:style-name="ce43"/>
          <table:table-cell table:number-columns-repeated="1016"/>
        </table:table-row>
        <table:table-row table:style-name="ro1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4" office:value-type="string">
            <text:p><text:a xlink:href="http://en.wikipedia.org/wiki/Spontaneous_fission">SF (3.9×10−6%)</text:a></text:p>
          </table:table-cell>
          <table:table-cell table:style-name="ce41" office:value-type="string">
            <text:p>(various)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1" office:value-type="string" table:number-columns-spanned="1" table:number-rows-spanned="2">
            <text:p><text:span text:style-name="T3">241</text:span><text:span text:style-name="T4">Cm</text:span><text:span text:style-name="T3">241</text:span><text:span text:style-name="T4">C</text:span><text:span text:style-name="T4">m</text:span><text:span text:style-name="T3">241</text:span><text:span text:style-name="T4">C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5" table:number-columns-spanned="1" table:number-rows-spanned="2">
            <text:p>145</text:p>
          </table:table-cell>
          <table:table-cell table:style-name="ce41" office:value-type="string" table:number-columns-spanned="1" table:number-rows-spanned="2">
            <text:p>241.0576530(23)</text:p>
          </table:table-cell>
          <table:table-cell table:style-name="ce41" office:value-type="string" table:number-columns-spanned="1" table:number-rows-spanned="2">
            <text:p>32.8(2) d</text:p>
          </table:table-cell>
          <table:table-cell table:style-name="ce41" office:value-type="string">
            <text:p>EC (99%)</text:p>
          </table:table-cell>
          <table:table-cell table:style-name="ce41" office:value-type="string">
            <text:p><text:span text:style-name="T3">241</text:span><text:span text:style-name="T4">Am</text:span><text:span text:style-name="T3">241</text:span><text:span text:style-name="T4">A</text:span><text:span text:style-name="T4">m</text:span><text:span text:style-name="T3">241</text:span><text:span text:style-name="T4">Am</text:span></text:p>
          </table:table-cell>
          <table:table-cell table:style-name="ce41" office:value-type="string" table:number-columns-spanned="1" table:number-rows-spanned="2">
            <text:p>1/2+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α (1%)</text:p>
          </table:table-cell>
          <table:table-cell table:style-name="ce41" office:value-type="string">
            <text:p><text:span text:style-name="T3">237</text:span><text:span text:style-name="T4">Pu</text:span><text:span text:style-name="T3">237</text:span><text:span text:style-name="T4">Pu</text:span><text:span text:style-name="T3">2</text:span><text:span text:style-name="T3">37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4" office:value-type="string" table:number-columns-spanned="1" table:number-rows-spanned="5">
            <text:p><text:a xlink:href="http://en.wikipedia.org/wiki/Isotopes_of_curium#cite_note-c-8">242Cm[n 3]</text:a></text:p>
          </table:table-cell>
          <table:table-cell table:style-name="ce55" office:value-type="float" office:value="96" table:number-columns-spanned="1" table:number-rows-spanned="5">
            <text:p>96</text:p>
          </table:table-cell>
          <table:table-cell table:style-name="ce55" office:value-type="float" office:value="146" table:number-columns-spanned="1" table:number-rows-spanned="5">
            <text:p>146</text:p>
          </table:table-cell>
          <table:table-cell table:style-name="ce41" office:value-type="string" table:number-columns-spanned="1" table:number-rows-spanned="5">
            <text:p>242.0588358(20)</text:p>
          </table:table-cell>
          <table:table-cell table:style-name="ce41" office:value-type="string" table:number-columns-spanned="1" table:number-rows-spanned="5">
            <text:p>162.8(2) d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38</text:span><text:span text:style-name="T4">Pu</text:span><text:span text:style-name="T3">238</text:span><text:span text:style-name="T4">Pu</text:span><text:span text:style-name="T3">2</text:span><text:span text:style-name="T3">38</text:span><text:span text:style-name="T4">Pu</text:span></text:p>
          </table:table-cell>
          <table:table-cell table:style-name="ce41" office:value-type="string" table:number-columns-spanned="1" table:number-rows-spanned="5">
            <text:p>0+</text:p>
          </table:table-cell>
          <table:table-cell table:number-columns-repeated="1016"/>
        </table:table-row>
        <table:table-row table:style-name="ro14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6.33×10<text:span text:style-name="T3">−6</text:span><text:span text:style-name="T4">%)SF </text:span><text:span text:style-name="T4">(6.33×10</text:span><text:span text:style-name="T3">−6</text:span><text:span text:style-name="T4">%)SF </text:span><text:span text:style-name="T4">(6.33×10</text:span><text:span text:style-name="T3">−6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3"/>
          <table:table-cell table:number-columns-repeated="1016"/>
        </table:table-row>
        <table:table-row table:style-name="ro9">
          <table:covered-table-cell table:style-name="ce45"/>
          <table:covered-table-cell table:number-columns-repeated="2" table:style-name="ce57"/>
          <table:covered-table-cell table:number-columns-repeated="2" table:style-name="ce43"/>
          <table:table-cell table:style-name="ce47" office:value-type="string" table:number-columns-spanned="1" table:number-rows-spanned="2">
            <text:p>CD<text:span text:style-name="T4"> (10</text:span><text:span text:style-name="T3">−14</text:span><text:span text:style-name="T4">%)</text:span><text:span text:style-name="T6">[n </text:span><text:span text:style-name="T6">4]CD</text:span><text:span text:style-name="T4"> (10</text:span><text:span text:style-name="T3">−14</text:span><text:span text:style-name="T4">%)</text:span><text:span text:style-name="T6">[n </text:span><text:span text:style-name="T6">4]CD</text:span><text:span text:style-name="T4"> (10</text:span><text:span text:style-name="T3">−14</text:span><text:span text:style-name="T4">%)</text:span><text:span text:style-name="T6">[n 4]</text:span></text:p>
          </table:table-cell>
          <table:table-cell table:style-name="ce62" office:value-type="string">
            <text:p><text:span text:style-name="T8">208</text:span><text:span text:style-name="T9">Pb</text:span><text:span text:style-name="T8">208</text:span><text:span text:style-name="T9">Pb</text:span><text:span text:style-name="T8">2</text:span><text:span text:style-name="T8">08</text:span><text:span text:style-name="T9">Pb</text:span></text:p>
          </table:table-cell>
          <table:covered-table-cell table:style-name="ce43"/>
          <table:table-cell table:number-columns-repeated="1016"/>
        </table:table-row>
        <table:table-row table:style-name="ro2">
          <table:covered-table-cell table:style-name="ce45"/>
          <table:covered-table-cell table:number-columns-repeated="2" table:style-name="ce57"/>
          <table:covered-table-cell table:number-columns-repeated="2" table:style-name="ce43"/>
          <table:covered-table-cell table:style-name="ce48"/>
          <table:table-cell table:style-name="ce42" office:value-type="string">
            <text:p><text:span text:style-name="T3">34</text:span><text:span text:style-name="T4">Si</text:span><text:span text:style-name="T3">34</text:span><text:span text:style-name="T4">Si</text:span><text:span text:style-name="T3">34</text:span><text:span text:style-name="T4">Si</text:span></text:p>
          </table:table-cell>
          <table:covered-table-cell table:style-name="ce43"/>
          <table:table-cell table:number-columns-repeated="1016"/>
        </table:table-row>
        <table:table-row table:style-name="ro13">
          <table:covered-table-cell table:style-name="ce46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text:span text:style-name="T4">β</text:span><text:span text:style-name="T3">+</text:span><text:span text:style-name="T4">β</text:span><text:span text:style-name="T3">+</text:span><text:span text:style-name="T4"> (rare)</text:span></text:p>
          </table:table-cell>
          <table:table-cell table:style-name="ce41" office:value-type="string">
            <text:p><text:span text:style-name="T3">242</text:span><text:span text:style-name="T4">Pu</text:span><text:span text:style-name="T3">242</text:span><text:span text:style-name="T4">Pu</text:span><text:span text:style-name="T3">2</text:span><text:span text:style-name="T3">42</text:span><text:span text:style-name="T4">Pu</text:span>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1" office:value-type="string" table:number-columns-spanned="1" table:number-rows-spanned="3">
            <text:p><text:span text:style-name="T3">243</text:span><text:span text:style-name="T4">Cm</text:span><text:span text:style-name="T3">243</text:span><text:span text:style-name="T4">C</text:span><text:span text:style-name="T4">m</text:span><text:span text:style-name="T3">243</text:span><text:span text:style-name="T4">Cm</text:span></text:p>
          </table:table-cell>
          <table:table-cell table:style-name="ce55" office:value-type="float" office:value="96" table:number-columns-spanned="1" table:number-rows-spanned="3">
            <text:p>96</text:p>
          </table:table-cell>
          <table:table-cell table:style-name="ce55" office:value-type="float" office:value="147" table:number-columns-spanned="1" table:number-rows-spanned="3">
            <text:p>147</text:p>
          </table:table-cell>
          <table:table-cell table:style-name="ce41" office:value-type="string" table:number-columns-spanned="1" table:number-rows-spanned="3">
            <text:p>243.0613891(22)</text:p>
          </table:table-cell>
          <table:table-cell table:style-name="ce41" office:value-type="string" table:number-columns-spanned="1" table:number-rows-spanned="3">
            <text:p>29.1(1) a</text:p>
          </table:table-cell>
          <table:table-cell table:style-name="ce41" office:value-type="string">
            <text:p>α (99.71%)</text:p>
          </table:table-cell>
          <table:table-cell table:style-name="ce41" office:value-type="string">
            <text:p><text:span text:style-name="T3">239</text:span><text:span text:style-name="T4">Pu</text:span><text:span text:style-name="T3">239</text:span><text:span text:style-name="T4">Pu</text:span><text:span text:style-name="T3">2</text:span><text:span text:style-name="T3">39</text:span><text:span text:style-name="T4">Pu</text:span></text:p>
          </table:table-cell>
          <table:table-cell table:style-name="ce41" office:value-type="string" table:number-columns-spanned="1" table:number-rows-spanned="3">
            <text:p>5/2+</text:p>
          </table:table-cell>
          <table:table-cell table:number-columns-repeated="1016"/>
        </table:table-row>
        <table:table-row table:style-name="ro9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EC (.29%)</text:p>
          </table:table-cell>
          <table:table-cell table:style-name="ce41" office:value-type="string">
            <text:p><text:span text:style-name="T3">243</text:span><text:span text:style-name="T4">Am</text:span><text:span text:style-name="T3">243</text:span><text:span text:style-name="T4">A</text:span><text:span text:style-name="T4">m</text:span><text:span text:style-name="T3">243</text:span><text:span text:style-name="T4">Am</text:span></text:p>
          </table:table-cell>
          <table:covered-table-cell table:style-name="ce43"/>
          <table:table-cell table:number-columns-repeated="1016"/>
        </table:table-row>
        <table:table-row table:style-name="ro14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5.3×10<text:span text:style-name="T3">−9</text:span><text:span text:style-name="T4">%)SF </text:span><text:span text:style-name="T4">(5.3×10</text:span><text:span text:style-name="T3">−9</text:span><text:span text:style-name="T4">%)SF </text:span><text:span text:style-name="T4">(5.3×10</text:span><text:span text:style-name="T3">−9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2"/>
          <table:table-cell table:number-columns-repeated="1016"/>
        </table:table-row>
        <table:table-row table:style-name="ro15">
          <table:table-cell table:style-name="ce41" office:value-type="string">
            <text:p><text:span text:style-name="T3">243m</text:span><text:span text:style-name="T4">Cm</text:span><text:span text:style-name="T3">243m</text:span><text:span text:style-name="T4">Cm</text:span><text:span text:style-name="T3">243m</text:span><text:span text:style-name="T4">Cm</text:span></text:p>
          </table:table-cell>
          <table:table-cell table:style-name="ce41" office:value-type="string" table:number-columns-spanned="3" table:number-rows-spanned="1">
            <text:p>87.4(1) keV</text:p>
          </table:table-cell>
          <table:covered-table-cell table:style-name="ce59"/>
          <table:covered-table-cell table:style-name="ce61"/>
          <table:table-cell table:style-name="ce41" office:value-type="string">
            <text:p>1.08(3) µs</text:p>
          </table:table-cell>
          <table:table-cell table:style-name="ce41" table:number-columns-repeated="2"/>
          <table:table-cell table:style-name="ce41" office:value-type="string">
            <text:p>1/2+</text:p>
          </table:table-cell>
          <table:table-cell table:number-columns-repeated="1016"/>
        </table:table-row>
        <table:table-row table:style-name="ro2">
          <table:table-cell table:style-name="ce44" office:value-type="string" table:number-columns-spanned="1" table:number-rows-spanned="2">
            <text:p><text:a xlink:href="http://en.wikipedia.org/wiki/Isotopes_of_curium#cite_note-c-8">244Cm[n 3]</text:a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8" table:number-columns-spanned="1" table:number-rows-spanned="2">
            <text:p>148</text:p>
          </table:table-cell>
          <table:table-cell table:style-name="ce41" office:value-type="string" table:number-columns-spanned="1" table:number-rows-spanned="2">
            <text:p>244.0627526(20)</text:p>
          </table:table-cell>
          <table:table-cell table:style-name="ce41" office:value-type="string" table:number-columns-spanned="1" table:number-rows-spanned="2">
            <text:p>18.10(2) a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40</text:span><text:span text:style-name="T4">Pu</text:span><text:span text:style-name="T3">240</text:span><text:span text:style-name="T4">Pu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number-columns-repeated="1016"/>
        </table:table-row>
        <table:table-row table:style-name="ro12">
          <table:covered-table-cell table:style-name="ce46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1.34×10<text:span text:style-name="T3">−4</text:span><text:span text:style-name="T4">%)SF </text:span><text:span text:style-name="T4">(1.34×10</text:span><text:span text:style-name="T3">−4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2"/>
          <table:table-cell table:number-columns-repeated="1016"/>
        </table:table-row>
        <table:table-row table:style-name="ro15">
          <table:table-cell table:style-name="ce41" office:value-type="string">
            <text:p><text:span text:style-name="T3">244m</text:span><text:span text:style-name="T4">Cm</text:span><text:span text:style-name="T3">244m</text:span><text:span text:style-name="T4">Cm</text:span></text:p>
          </table:table-cell>
          <table:table-cell table:style-name="ce41" office:value-type="string" table:number-columns-spanned="3" table:number-rows-spanned="1">
            <text:p>1040.188(12) keV</text:p>
          </table:table-cell>
          <table:covered-table-cell table:style-name="ce59"/>
          <table:covered-table-cell table:style-name="ce61"/>
          <table:table-cell table:style-name="ce41" office:value-type="string">
            <text:p>34(2) ms</text:p>
          </table:table-cell>
          <table:table-cell table:style-name="ce44" office:value-type="string">
            <text:p><text:a xlink:href="http://en.wikipedia.org/wiki/Isomeric_transition">IT</text:a></text:p>
          </table:table-cell>
          <table:table-cell table:style-name="ce41" office:value-type="string">
            <text:p><text:span text:style-name="T3">244</text:span><text:span text:style-name="T4">Cm</text:span><text:span text:style-name="T3">244</text:span><text:span text:style-name="T4">C</text:span><text:span text:style-name="T4">m</text:span></text:p>
          </table:table-cell>
          <table:table-cell table:style-name="ce41" office:value-type="string">
            <text:p>6+</text:p>
          </table:table-cell>
          <table:table-cell table:number-columns-repeated="1016"/>
        </table:table-row>
        <table:table-row table:style-name="ro2">
          <table:table-cell table:style-name="ce41" office:value-type="string" table:number-columns-spanned="1" table:number-rows-spanned="2">
            <text:p><text:span text:style-name="T3">245</text:span><text:span text:style-name="T4">Cm</text:span><text:span text:style-name="T3">245</text:span><text:span text:style-name="T4">C</text:span><text:span text:style-name="T4">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49" table:number-columns-spanned="1" table:number-rows-spanned="2">
            <text:p>149</text:p>
          </table:table-cell>
          <table:table-cell table:style-name="ce41" office:value-type="string" table:number-columns-spanned="1" table:number-rows-spanned="2">
            <text:p>245.0654912(22)</text:p>
          </table:table-cell>
          <table:table-cell table:style-name="ce41" office:value-type="string" table:number-columns-spanned="1" table:number-rows-spanned="2">
            <text:p>8.5(1)×10<text:span text:style-name="T3">3</text:span><text:span text:style-name="T4"> a8.5(1)×1</text:span><text:span text:style-name="T4">0</text:span><text:span text:style-name="T3">3</text:span><text:span text:style-name="T4"> 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41</text:span><text:span text:style-name="T4">Pu</text:span><text:span text:style-name="T3">241</text:span><text:span text:style-name="T4">Pu</text:span></text:p>
          </table:table-cell>
          <table:table-cell table:style-name="ce41" office:value-type="string" table:number-columns-spanned="1" table:number-rows-spanned="2">
            <text:p>7/2+</text:p>
          </table:table-cell>
          <table:table-cell table:number-columns-repeated="1016"/>
        </table:table-row>
        <table:table-row table:style-name="ro12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6.1×10<text:span text:style-name="T3">−7</text:span><text:span text:style-name="T4">%)SF </text:span><text:span text:style-name="T4">(6.1×10</text:span><text:span text:style-name="T3">−7</text:span><text:span text:style-name="T4">%)</text:span></text:p>
          </table:table-cell>
          <table:table-cell table:style-name="ce41" office:value-type="string">
            <text:p>(various)</text:p>
          </table:table-cell>
          <table:covered-table-cell table:style-name="ce42"/>
          <table:table-cell table:number-columns-repeated="1016"/>
        </table:table-row>
        <table:table-row table:style-name="ro11">
          <table:table-cell table:style-name="ce41" office:value-type="string">
            <text:p><text:span text:style-name="T3">245m</text:span><text:span text:style-name="T4">Cm</text:span><text:span text:style-name="T3">245m</text:span><text:span text:style-name="T4">Cm</text:span></text:p>
          </table:table-cell>
          <table:table-cell table:style-name="ce41" office:value-type="string" table:number-columns-spanned="3" table:number-rows-spanned="1">
            <text:p>355.90(10) keV</text:p>
          </table:table-cell>
          <table:covered-table-cell table:style-name="ce59"/>
          <table:covered-table-cell table:style-name="ce61"/>
          <table:table-cell table:style-name="ce41" office:value-type="string">
            <text:p>290(20) ns</text:p>
          </table:table-cell>
          <table:table-cell table:style-name="ce41" table:number-columns-repeated="2"/>
          <table:table-cell table:style-name="ce41" office:value-type="string">
            <text:p>1/2+</text:p>
          </table:table-cell>
          <table:table-cell table:number-columns-repeated="1016"/>
        </table:table-row>
        <table:table-row table:style-name="ro9">
          <table:table-cell table:style-name="ce41" office:value-type="string" table:number-columns-spanned="1" table:number-rows-spanned="2">
            <text:p><text:span text:style-name="T3">246</text:span><text:span text:style-name="T4">Cm</text:span><text:span text:style-name="T3">246</text:span><text:span text:style-name="T4">C</text:span><text:span text:style-name="T4">m</text:span></text:p>
          </table:table-cell>
          <table:table-cell table:style-name="ce55" office:value-type="float" office:value="96" table:number-columns-spanned="1" table:number-rows-spanned="2">
            <text:p>96</text:p>
          </table:table-cell>
          <table:table-cell table:style-name="ce55" office:value-type="float" office:value="150" table:number-columns-spanned="1" table:number-rows-spanned="2">
            <text:p>150</text:p>
          </table:table-cell>
          <table:table-cell table:style-name="ce41" office:value-type="string" table:number-columns-spanned="1" table:number-rows-spanned="2">
            <text:p>246.0672237(22)</text:p>
          </table:table-cell>
          <table:table-cell table:style-name="ce41" office:value-type="string" table:number-columns-spanned="1" table:number-rows-spanned="2">
            <text:p>4.76(4)×10<text:span text:style-name="T3">3</text:span><text:span text:style-name="T4"> a4.76(4</text:span><text:span text:style-name="T4">)×10</text:span><text:span text:style-name="T3">3</text:span><text:span text:style-name="T4"> a</text:span></text:p>
          </table:table-cell>
          <table:table-cell table:style-name="ce41" office:value-type="string">
            <text:p>α (99.97%)</text:p>
          </table:table-cell>
          <table:table-cell table:style-name="ce41" office:value-type="string">
            <text:p><text:span text:style-name="T3">242</text:span><text:span text:style-name="T4">Pu</text:span><text:span text:style-name="T3">242</text:span><text:span text:style-name="T4">Pu</text:span></text:p>
          </table:table-cell>
          <table:table-cell table:style-name="ce41" office:value-type="string" table:number-columns-spanned="1" table:number-rows-spanned="2">
            <text:p>0+</text:p>
          </table:table-cell>
          <table:table-cell table:number-columns-repeated="1016"/>
        </table:table-row>
        <table:table-row table:style-name="ro9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SF (.0261%)</text:p>
          </table:table-cell>
          <table:table-cell table:style-name="ce41" office:value-type="string">
            <text:p>(various)</text:p>
          </table:table-cell>
          <table:covered-table-cell table:style-name="ce42"/>
          <table:table-cell table:number-columns-repeated="1016"/>
        </table:table-row>
        <table:table-row table:style-name="ro13">
          <table:table-cell table:style-name="ce41" office:value-type="string">
            <text:p><text:span text:style-name="T3">247</text:span><text:span text:style-name="T4">Cm</text:span><text:span text:style-name="T3">247</text:span><text:span text:style-name="T4">C</text:span><text:span text:style-name="T4">m</text:span></text:p>
          </table:table-cell>
          <table:table-cell table:style-name="ce55" office:value-type="float" office:value="96">
            <text:p>96</text:p>
          </table:table-cell>
          <table:table-cell table:style-name="ce55" office:value-type="float" office:value="151">
            <text:p>151</text:p>
          </table:table-cell>
          <table:table-cell table:style-name="ce41" office:value-type="string">
            <text:p>247.070354(5)</text:p>
          </table:table-cell>
          <table:table-cell table:style-name="ce41" office:value-type="string">
            <text:p>1.56(5)×10<text:span text:style-name="T3">7</text:span><text:span text:style-name="T4"> a1.56(5</text:span><text:span text:style-name="T4">)×10</text:span><text:span text:style-name="T3">7</text:span><text:span text:style-name="T4"> a</text:span></text:p>
          </table:table-cell>
          <table:table-cell table:style-name="ce41" office:value-type="string">
            <text:p>α</text:p>
          </table:table-cell>
          <table:table-cell table:style-name="ce41" office:value-type="string">
            <text:p><text:span text:style-name="T3">243</text:span><text:span text:style-name="T4">Pu</text:span><text:span text:style-name="T3">243</text:span><text:span text:style-name="T4">Pu</text:span></text:p>
          </table:table-cell>
          <table:table-cell table:style-name="ce41" office:value-type="string">
            <text:p>9/2-</text:p>
          </table:table-cell>
          <table:table-cell table:number-columns-repeated="1016"/>
        </table:table-row>
        <table:table-row table:style-name="ro9">
          <table:table-cell table:style-name="ce41" office:value-type="string" table:number-columns-spanned="1" table:number-rows-spanned="3">
            <text:p><text:span text:style-name="T3">248</text:span><text:span text:style-name="T4">Cm</text:span><text:span text:style-name="T3">248</text:span><text:span text:style-name="T4">C</text:span><text:span text:style-name="T4">m</text:span></text:p>
          </table:table-cell>
          <table:table-cell table:style-name="ce55" office:value-type="float" office:value="96" table:number-columns-spanned="1" table:number-rows-spanned="3">
            <text:p>96</text:p>
          </table:table-cell>
          <table:table-cell table:style-name="ce55" office:value-type="float" office:value="152" table:number-columns-spanned="1" table:number-rows-spanned="3">
            <text:p>152</text:p>
          </table:table-cell>
          <table:table-cell table:style-name="ce41" office:value-type="string" table:number-columns-spanned="1" table:number-rows-spanned="3">
            <text:p>248.072349(5)</text:p>
          </table:table-cell>
          <table:table-cell table:style-name="ce41" office:value-type="string" table:number-columns-spanned="1" table:number-rows-spanned="3">
            <text:p>3.48(6)×10<text:span text:style-name="T3">5</text:span><text:span text:style-name="T4"> a3.48(6</text:span><text:span text:style-name="T4">)×10</text:span><text:span text:style-name="T3">5</text:span><text:span text:style-name="T4"> a</text:span></text:p>
          </table:table-cell>
          <table:table-cell table:style-name="ce41" office:value-type="string">
            <text:p>α (91.74%)</text:p>
          </table:table-cell>
          <table:table-cell table:style-name="ce41" office:value-type="string">
            <text:p><text:span text:style-name="T3">244</text:span><text:span text:style-name="T4">Pu</text:span><text:span text:style-name="T3">244</text:span><text:span text:style-name="T4">Pu</text:span></text:p>
          </table:table-cell>
          <table:table-cell table:style-name="ce41" office:value-type="string" table:number-columns-spanned="1" table:number-rows-spanned="3">
            <text:p>0+</text:p>
          </table:table-cell>
          <table:table-cell table:number-columns-repeated="1016"/>
        </table:table-row>
        <table:table-row table:style-name="ro9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SF (8.26%)</text:p>
          </table:table-cell>
          <table:table-cell table:style-name="ce41" office:value-type="string">
            <text:p>(various)</text:p>
          </table:table-cell>
          <table:covered-table-cell table:style-name="ce43"/>
          <table:table-cell table:number-columns-repeated="1016"/>
        </table:table-row>
        <table:table-row table:style-name="ro13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β</text:span><text:span text:style-name="T3">-</text:span><text:span text:style-name="T4"> (rare)β</text:span><text:span text:style-name="T3">-</text:span><text:span text:style-name="T4">β</text:span><text:span text:style-name="T3">-</text:span><text:span text:style-name="T4"> (rare)</text:span></text:p>
          </table:table-cell>
          <table:table-cell table:style-name="ce41" office:value-type="string">
            <text:p><text:span text:style-name="T3">248</text:span><text:span text:style-name="T4">Cf</text:span><text:span text:style-name="T3">248</text:span><text:span text:style-name="T4">Cf</text:span>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1" office:value-type="string">
            <text:p><text:span text:style-name="T3">249</text:span><text:span text:style-name="T4">Cm</text:span><text:span text:style-name="T3">249</text:span><text:span text:style-name="T4">C</text:span><text:span text:style-name="T4">m</text:span></text:p>
          </table:table-cell>
          <table:table-cell table:style-name="ce55" office:value-type="float" office:value="96">
            <text:p>96</text:p>
          </table:table-cell>
          <table:table-cell table:style-name="ce55" office:value-type="float" office:value="153">
            <text:p>153</text:p>
          </table:table-cell>
          <table:table-cell table:style-name="ce41" office:value-type="string">
            <text:p>249.075953(5)</text:p>
          </table:table-cell>
          <table:table-cell table:style-name="ce41" office:value-type="string">
            <text:p>64.15(3) min</text:p>
          </table:table-cell>
          <table:table-cell table:style-name="ce41" office:value-type="string">
            <text:p>β<text:span text:style-name="T3">-β-</text:span></text:p>
          </table:table-cell>
          <table:table-cell table:style-name="ce41" office:value-type="string">
            <text:p><text:span text:style-name="T3">249</text:span><text:span text:style-name="T4">Bk</text:span><text:span text:style-name="T3">249</text:span><text:span text:style-name="T4">Bk</text:span></text:p>
          </table:table-cell>
          <table:table-cell table:style-name="ce41" office:value-type="string">
            <text:p>1/2(+)</text:p>
          </table:table-cell>
          <table:table-cell table:number-columns-repeated="1016"/>
        </table:table-row>
        <table:table-row table:style-name="ro15">
          <table:table-cell table:style-name="ce41" office:value-type="string">
            <text:p><text:span text:style-name="T3">249m</text:span><text:span text:style-name="T4">Cm</text:span><text:span text:style-name="T3">249m</text:span><text:span text:style-name="T4">Cm</text:span></text:p>
          </table:table-cell>
          <table:table-cell table:style-name="ce41" office:value-type="string" table:number-columns-spanned="3" table:number-rows-spanned="1">
            <text:p>48.758(17) keV</text:p>
          </table:table-cell>
          <table:covered-table-cell table:style-name="ce59"/>
          <table:covered-table-cell table:style-name="ce61"/>
          <table:table-cell table:style-name="ce41" office:value-type="string">
            <text:p>23 µs</text:p>
          </table:table-cell>
          <table:table-cell table:style-name="ce41" table:number-columns-repeated="2"/>
          <table:table-cell table:style-name="ce41" office:value-type="string">
            <text:p>(7/2+)</text:p>
          </table:table-cell>
          <table:table-cell table:number-columns-repeated="1016"/>
        </table:table-row>
        <table:table-row table:style-name="ro1">
          <table:table-cell table:style-name="ce41" office:value-type="string" table:number-columns-spanned="1" table:number-rows-spanned="3">
            <text:p><text:span text:style-name="T3">250</text:span><text:span text:style-name="T4">Cm</text:span><text:span text:style-name="T3">250</text:span><text:span text:style-name="T4">C</text:span><text:span text:style-name="T4">m</text:span></text:p>
          </table:table-cell>
          <table:table-cell table:style-name="ce55" office:value-type="float" office:value="96" table:number-columns-spanned="1" table:number-rows-spanned="3">
            <text:p>96</text:p>
          </table:table-cell>
          <table:table-cell table:style-name="ce55" office:value-type="float" office:value="154" table:number-columns-spanned="1" table:number-rows-spanned="3">
            <text:p>154</text:p>
          </table:table-cell>
          <table:table-cell table:style-name="ce41" office:value-type="string" table:number-columns-spanned="1" table:number-rows-spanned="3">
            <text:p>250.078357(12)</text:p>
          </table:table-cell>
          <table:table-cell table:style-name="ce41" office:value-type="string" table:number-columns-spanned="1" table:number-rows-spanned="3">
            <text:p>8,300# a</text:p>
          </table:table-cell>
          <table:table-cell table:style-name="ce44" office:value-type="string">
            <text:p><text:a xlink:href="http://en.wikipedia.org/wiki/Isotopes_of_curium#cite_note-10">SF (80%)[n 5]</text:a></text:p>
          </table:table-cell>
          <table:table-cell table:style-name="ce41" office:value-type="string">
            <text:p>(various)</text:p>
          </table:table-cell>
          <table:table-cell table:style-name="ce41" office:value-type="string" table:number-columns-spanned="1" table:number-rows-spanned="3">
            <text:p>0+</text:p>
          </table:table-cell>
          <table:table-cell table:number-columns-repeated="1016"/>
        </table:table-row>
        <table:table-row table:style-name="ro2">
          <table:covered-table-cell table:style-name="ce43"/>
          <table:covered-table-cell table:number-columns-repeated="2" table:style-name="ce57"/>
          <table:covered-table-cell table:number-columns-repeated="2" table:style-name="ce43"/>
          <table:table-cell table:style-name="ce41" office:value-type="string">
            <text:p>α (11%)</text:p>
          </table:table-cell>
          <table:table-cell table:style-name="ce41" office:value-type="string">
            <text:p><text:span text:style-name="T3">246</text:span><text:span text:style-name="T4">Pu</text:span><text:span text:style-name="T3">246</text:span><text:span text:style-name="T4">Pu</text:span></text:p>
          </table:table-cell>
          <table:covered-table-cell table:style-name="ce43"/>
          <table:table-cell table:number-columns-repeated="1016"/>
        </table:table-row>
        <table:table-row table:style-name="ro2">
          <table:covered-table-cell table:style-name="ce42"/>
          <table:covered-table-cell table:number-columns-repeated="2" table:style-name="ce56"/>
          <table:covered-table-cell table:number-columns-repeated="2" table:style-name="ce42"/>
          <table:table-cell table:style-name="ce41" office:value-type="string">
            <text:p>β<text:span text:style-name="T3">-</text:span><text:span text:style-name="T4"> (9%)</text:span></text:p>
          </table:table-cell>
          <table:table-cell table:style-name="ce41" office:value-type="string">
            <text:p><text:span text:style-name="T3">250</text:span><text:span text:style-name="T4">Bk</text:span></text:p>
          </table:table-cell>
          <table:covered-table-cell table:style-name="ce42"/>
          <table:table-cell table:number-columns-repeated="1016"/>
        </table:table-row>
        <table:table-row table:style-name="ro9">
          <table:table-cell table:style-name="ce41" office:value-type="string">
            <text:p><text:span text:style-name="T3">251</text:span><text:span text:style-name="T4">Cm</text:span></text:p>
          </table:table-cell>
          <table:table-cell table:style-name="ce55" office:value-type="float" office:value="96">
            <text:p>96</text:p>
          </table:table-cell>
          <table:table-cell table:style-name="ce55" office:value-type="float" office:value="155">
            <text:p>155</text:p>
          </table:table-cell>
          <table:table-cell table:style-name="ce41" office:value-type="string">
            <text:p>251.082285(24)</text:p>
          </table:table-cell>
          <table:table-cell table:style-name="ce41" office:value-type="string">
            <text:p>16.8(2) min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51</text:span><text:span text:style-name="T4">Bk</text:span></text:p>
          </table:table-cell>
          <table:table-cell table:style-name="ce41" office:value-type="string">
            <text:p>(1/2+)</text:p>
          </table:table-cell>
          <table:table-cell table:number-columns-repeated="1016"/>
        </table:table-row>
        <table:table-row table:style-name="ro9">
          <table:table-cell table:style-name="ce41" office:value-type="string">
            <text:p><text:span text:style-name="T3">252</text:span><text:span text:style-name="T4">Cm</text:span></text:p>
          </table:table-cell>
          <table:table-cell table:style-name="ce55" office:value-type="float" office:value="96">
            <text:p>96</text:p>
          </table:table-cell>
          <table:table-cell table:style-name="ce55" office:value-type="float" office:value="156">
            <text:p>156</text:p>
          </table:table-cell>
          <table:table-cell table:style-name="ce41" office:value-type="string">
            <text:p>252.08487(32)#</text:p>
          </table:table-cell>
          <table:table-cell table:style-name="ce41" office:value-type="string">
            <text:p>&lt;1 d</text:p>
          </table:table-cell>
          <table:table-cell table:style-name="ce41" office:value-type="string">
            <text:p>β<text:span text:style-name="T3">-</text:span></text:p>
          </table:table-cell>
          <table:table-cell table:style-name="ce41" office:value-type="string">
            <text:p><text:span text:style-name="T3">252</text:span><text:span text:style-name="T4">Bk</text:span></text:p>
          </table:table-cell>
          <table:table-cell table:style-name="ce41" office:value-type="string">
            <text:p>0+</text:p>
          </table:table-cell>
          <table:table-cell table:number-columns-repeated="1016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1/25/2013</text:date>, <text:time>22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ricium" style:display-name="PageStyle_Americ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tonium" style:display-name="PageStyle_Pluton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ranium" style:display-name="PageStyle_Uran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orium" style:display-name="PageStyle_Thor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actinium" style:display-name="PageStyle_Protactin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inium" style:display-name="PageStyle_Actin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on" style:display-name="PageStyle_Rad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rium" style:display-name="PageStyle_Curiu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2471" meta:object-count="0"/>
    <meta:generator>OpenOffice.org/3.4.1$Win32 OpenOffice.org_project/341m1$Build-9593</meta:generator>
  </office:meta>
</office:document-meta>
</file>